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12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886cm"/>
    </style:style>
    <style:style style:name="co9" style:family="table-column">
      <style:table-column-properties fo:break-before="auto" style:column-width="4.847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3.457cm"/>
    </style:style>
    <style:style style:name="co14" style:family="table-column">
      <style:table-column-properties fo:break-before="auto" style:column-width="3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fera completa" table:style-name="ta1">
        <table:shapes>
          <draw:frame draw:z-index="0" draw:style-name="gr1" draw:text-style-name="P1" svg:width="16.012cm" svg:height="9.004cm" svg:x="13.124cm" svg:y="0.744cm">
            <draw:object draw:notify-on-update-of-ranges="'Esfera completa'.A2:'Esfera completa'.A2 'Esfera completa'.A3:'Esfera completa'.A403 'Esfera completa'.B2:'Esfera completa'.B2 'Esfera completa'.B3:'Esfera completa'.B4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715cm" svg:y="10.778cm">
            <draw:object draw:notify-on-update-of-ranges="'Esfera completa'.A2:'Esfera completa'.A2 'Esfera completa'.A3:'Esfera completa'.A403 'Esfera completa'.C2:'Esfera completa'.C2 'Esfera completa'.C3:'Esfera completa'.C40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sfera completa sobre sustrato r0=1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itud de onda</text:p>
          </table:table-cell>
          <table:table-cell office:value-type="string" calcext:value-type="string">
            <text:p>Qext</text:p>
          </table:table-cell>
          <table:table-cell office:value-type="string" calcext:value-type="string">
            <text:p>imag(alpha)/Volum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00994265964505" calcext:value-type="float">
            <text:p>0.100994265964505</text:p>
          </table:table-cell>
          <table:table-cell office:value-type="float" office:value="1.60737366521886" calcext:value-type="float">
            <text:p>1.607373665218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00766424387224" calcext:value-type="float">
            <text:p>0.100766424387224</text:p>
          </table:table-cell>
          <table:table-cell office:value-type="float" office:value="1.60775682252696" calcext:value-type="float">
            <text:p>1.607756822526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00539677068585" calcext:value-type="float">
            <text:p>0.100539677068585</text:p>
          </table:table-cell>
          <table:table-cell office:value-type="float" office:value="1.60813935152398" calcext:value-type="float">
            <text:p>1.6081393515239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00314015782099" calcext:value-type="float">
            <text:p>0.100314015782099</text:p>
          </table:table-cell>
          <table:table-cell office:value-type="float" office:value="1.60852125091678" calcext:value-type="float">
            <text:p>1.6085212509167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00089432382663" calcext:value-type="float">
            <text:p>0.100089432382663</text:p>
          </table:table-cell>
          <table:table-cell office:value-type="float" office:value="1.60890251941125" calcext:value-type="float">
            <text:p>1.6089025194112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0998659188055623" calcext:value-type="float">
            <text:p>0.099865918805562</text:p>
          </table:table-cell>
          <table:table-cell office:value-type="float" office:value="1.60928315571231" calcext:value-type="float">
            <text:p>1.6092831557123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0996434670654754" calcext:value-type="float">
            <text:p>0.099643467065475</text:p>
          </table:table-cell>
          <table:table-cell office:value-type="float" office:value="1.60966315852392" calcext:value-type="float">
            <text:p>1.609663158523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099422069255502" calcext:value-type="float">
            <text:p>0.099422069255502</text:p>
          </table:table-cell>
          <table:table-cell office:value-type="float" office:value="1.61004252654906" calcext:value-type="float">
            <text:p>1.6100425265490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0992017175462005" calcext:value-type="float">
            <text:p>0.099201717546201</text:p>
          </table:table-cell>
          <table:table-cell office:value-type="float" office:value="1.61042125848975" calcext:value-type="float">
            <text:p>1.6104212584897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0989824041846422" calcext:value-type="float">
            <text:p>0.098982404184642</text:p>
          </table:table-cell>
          <table:table-cell office:value-type="float" office:value="1.61079935304706" calcext:value-type="float">
            <text:p>1.6107993530470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987641214934779" calcext:value-type="float">
            <text:p>0.098764121493478</text:p>
          </table:table-cell>
          <table:table-cell office:value-type="float" office:value="1.61117680892109" calcext:value-type="float">
            <text:p>1.6111768089210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0985468618700189" calcext:value-type="float">
            <text:p>0.098546861870019</text:p>
          </table:table-cell>
          <table:table-cell office:value-type="float" office:value="1.61155362481099" calcext:value-type="float">
            <text:p>1.61155362481099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0983306177853306" calcext:value-type="float">
            <text:p>0.098330617785331</text:p>
          </table:table-cell>
          <table:table-cell office:value-type="float" office:value="1.61192979941497" calcext:value-type="float">
            <text:p>1.6119297994149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0981153817833404" calcext:value-type="float">
            <text:p>0.09811538178334</text:p>
          </table:table-cell>
          <table:table-cell office:value-type="float" office:value="1.61230533143026" calcext:value-type="float">
            <text:p>1.61230533143026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0979329314461254" calcext:value-type="float">
            <text:p>0.097932931446125</text:p>
          </table:table-cell>
          <table:table-cell office:value-type="float" office:value="1.61320379857202" calcext:value-type="float">
            <text:p>1.613203798572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097765003106983" calcext:value-type="float">
            <text:p>0.097765003106983</text:p>
          </table:table-cell>
          <table:table-cell office:value-type="float" office:value="1.6143275387341" calcext:value-type="float">
            <text:p>1.614327538734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0975979517574459" calcext:value-type="float">
            <text:p>0.097597951757446</text:p>
          </table:table-cell>
          <table:table-cell office:value-type="float" office:value="1.61545243161555" calcext:value-type="float">
            <text:p>1.61545243161555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0974317711774216" calcext:value-type="float">
            <text:p>0.097431771177422</text:p>
          </table:table-cell>
          <table:table-cell office:value-type="float" office:value="1.61657847869612" calcext:value-type="float">
            <text:p>1.616578478696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0972664552064624" calcext:value-type="float">
            <text:p>0.097266455206462</text:p>
          </table:table-cell>
          <table:table-cell office:value-type="float" office:value="1.6177056814576" calcext:value-type="float">
            <text:p>1.6177056814576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0971019977430528" calcext:value-type="float">
            <text:p>0.097101997743053</text:p>
          </table:table-cell>
          <table:table-cell office:value-type="float" office:value="1.61883404138379" calcext:value-type="float">
            <text:p>1.6188340413837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0969383927439086" calcext:value-type="float">
            <text:p>0.096938392743909</text:p>
          </table:table-cell>
          <table:table-cell office:value-type="float" office:value="1.61996355996054" calcext:value-type="float">
            <text:p>1.619963559960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0967756342232855" calcext:value-type="float">
            <text:p>0.096775634223286</text:p>
          </table:table-cell>
          <table:table-cell office:value-type="float" office:value="1.62109423867573" calcext:value-type="float">
            <text:p>1.6210942386757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0966137162522972" calcext:value-type="float">
            <text:p>0.096613716252297</text:p>
          </table:table-cell>
          <table:table-cell office:value-type="float" office:value="1.62222607901926" calcext:value-type="float">
            <text:p>1.6222260790192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0964526329582434" calcext:value-type="float">
            <text:p>0.096452632958243</text:p>
          </table:table-cell>
          <table:table-cell office:value-type="float" office:value="1.62335908248308" calcext:value-type="float">
            <text:p>1.623359082483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0962923785239477" calcext:value-type="float">
            <text:p>0.096292378523948</text:p>
          </table:table-cell>
          <table:table-cell office:value-type="float" office:value="1.62449325056119" calcext:value-type="float">
            <text:p>1.6244932505611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0961329471871043" calcext:value-type="float">
            <text:p>0.096132947187104</text:p>
          </table:table-cell>
          <table:table-cell office:value-type="float" office:value="1.6256285847496" calcext:value-type="float">
            <text:p>1.625628584749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0959743332396338" calcext:value-type="float">
            <text:p>0.095974333239634</text:p>
          </table:table-cell>
          <table:table-cell office:value-type="float" office:value="1.62676508654639" calcext:value-type="float">
            <text:p>1.6267650865463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0958165310270488" calcext:value-type="float">
            <text:p>0.095816531027049</text:p>
          </table:table-cell>
          <table:table-cell office:value-type="float" office:value="1.62790275745167" calcext:value-type="float">
            <text:p>1.627902757451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0956595349478277" calcext:value-type="float">
            <text:p>0.095659534947828</text:p>
          </table:table-cell>
          <table:table-cell office:value-type="float" office:value="1.6290415989676" calcext:value-type="float">
            <text:p>1.629041598967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0955033394527977" calcext:value-type="float">
            <text:p>0.095503339452798</text:p>
          </table:table-cell>
          <table:table-cell office:value-type="float" office:value="1.63018161259839" calcext:value-type="float">
            <text:p>1.6301816125983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0953479390445258" calcext:value-type="float">
            <text:p>0.095347939044526</text:p>
          </table:table-cell>
          <table:table-cell office:value-type="float" office:value="1.63132279985031" calcext:value-type="float">
            <text:p>1.6313227998503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0953133293816302" calcext:value-type="float">
            <text:p>0.09531332938163</text:p>
          </table:table-cell>
          <table:table-cell office:value-type="float" office:value="1.63452305459389" calcext:value-type="float">
            <text:p>1.6345230545938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0953997586927851" calcext:value-type="float">
            <text:p>0.095399758692785</text:p>
          </table:table-cell>
          <table:table-cell office:value-type="float" office:value="1.63980106189892" calcext:value-type="float">
            <text:p>1.6398010618989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0954873119545916" calcext:value-type="float">
            <text:p>0.095487311954592</text:p>
          </table:table-cell>
          <table:table-cell office:value-type="float" office:value="1.64510531103919" calcext:value-type="float">
            <text:p>1.6451053110391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0955759921555428" calcext:value-type="float">
            <text:p>0.095575992155543</text:p>
          </table:table-cell>
          <table:table-cell office:value-type="float" office:value="1.65043598778265" calcext:value-type="float">
            <text:p>1.650435987782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0956658023588233" calcext:value-type="float">
            <text:p>0.095665802358823</text:p>
          </table:table-cell>
          <table:table-cell office:value-type="float" office:value="1.65579327966567" calcext:value-type="float">
            <text:p>1.6557932796656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0957567457026868" calcext:value-type="float">
            <text:p>0.095756745702687</text:p>
          </table:table-cell>
          <table:table-cell office:value-type="float" office:value="1.66117737601441" calcext:value-type="float">
            <text:p>1.6611773760144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0958488254008469" calcext:value-type="float">
            <text:p>0.095848825400847</text:p>
          </table:table-cell>
          <table:table-cell office:value-type="float" office:value="1.66658846796658" calcext:value-type="float">
            <text:p>1.6665884679665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0959420447428815" calcext:value-type="float">
            <text:p>0.095942044742882</text:p>
          </table:table-cell>
          <table:table-cell office:value-type="float" office:value="1.67202674849349" calcext:value-type="float">
            <text:p>1.6720267484934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0960364070946494" calcext:value-type="float">
            <text:p>0.096036407094649</text:p>
          </table:table-cell>
          <table:table-cell office:value-type="float" office:value="1.67749241242242" calcext:value-type="float">
            <text:p>1.6774924124224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0961319158987201" calcext:value-type="float">
            <text:p>0.09613191589872</text:p>
          </table:table-cell>
          <table:table-cell office:value-type="float" office:value="1.68298565645932" calcext:value-type="float">
            <text:p>1.6829856564593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0962285746748185" calcext:value-type="float">
            <text:p>0.096228574674819</text:p>
          </table:table-cell>
          <table:table-cell office:value-type="float" office:value="1.68850667921189" calcext:value-type="float">
            <text:p>1.6885066792118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0963263870202811" calcext:value-type="float">
            <text:p>0.096326387020281</text:p>
          </table:table-cell>
          <table:table-cell office:value-type="float" office:value="1.69405568121291" calcext:value-type="float">
            <text:p>1.6940556812129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0964253566105268" calcext:value-type="float">
            <text:p>0.096425356610527</text:p>
          </table:table-cell>
          <table:table-cell office:value-type="float" office:value="1.69963286494403" calcext:value-type="float">
            <text:p>1.6996328649440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0965254871995416" calcext:value-type="float">
            <text:p>0.096525487199542</text:p>
          </table:table-cell>
          <table:table-cell office:value-type="float" office:value="1.70523843485982" calcext:value-type="float">
            <text:p>1.7052384348598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0966267826203766" calcext:value-type="float">
            <text:p>0.096626782620377</text:p>
          </table:table-cell>
          <table:table-cell office:value-type="float" office:value="1.71087259741226" calcext:value-type="float">
            <text:p>1.710872597412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0967292467856603" calcext:value-type="float">
            <text:p>0.09672924678566</text:p>
          </table:table-cell>
          <table:table-cell office:value-type="float" office:value="1.71653556107554" calcext:value-type="float">
            <text:p>1.716535561075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0968328836881253" calcext:value-type="float">
            <text:p>0.096832883688125</text:p>
          </table:table-cell>
          <table:table-cell office:value-type="float" office:value="1.72222753637126" calcext:value-type="float">
            <text:p>1.7222275363712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0969376974011486" calcext:value-type="float">
            <text:p>0.096937697401149</text:p>
          </table:table-cell>
          <table:table-cell office:value-type="float" office:value="1.72794873589399" calcext:value-type="float">
            <text:p>1.727948735893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0970436920793073" calcext:value-type="float">
            <text:p>0.097043692079307</text:p>
          </table:table-cell>
          <table:table-cell office:value-type="float" office:value="1.73369937433725" calcext:value-type="float">
            <text:p>1.733699374337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971508719589481" calcext:value-type="float">
            <text:p>0.097150871958948</text:p>
          </table:table-cell>
          <table:table-cell office:value-type="float" office:value="1.73947966851987" calcext:value-type="float">
            <text:p>1.7394796685198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0972671026951325" calcext:value-type="float">
            <text:p>0.097267102695133</text:p>
          </table:table-cell>
          <table:table-cell office:value-type="float" office:value="1.74543090689124" calcext:value-type="float">
            <text:p>1.7454309068912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0974555460655794" calcext:value-type="float">
            <text:p>0.097455546065579</text:p>
          </table:table-cell>
          <table:table-cell office:value-type="float" office:value="1.75269010335043" calcext:value-type="float">
            <text:p>1.7526901033504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0976456759218038" calcext:value-type="float">
            <text:p>0.097645675921804</text:p>
          </table:table-cell>
          <table:table-cell office:value-type="float" office:value="1.75999469337762" calcext:value-type="float">
            <text:p>1.7599946933776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0978375014157092" calcext:value-type="float">
            <text:p>0.097837501415709</text:p>
          </table:table-cell>
          <table:table-cell office:value-type="float" office:value="1.76734504360299" calcext:value-type="float">
            <text:p>1.76734504360299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0980310318044258" calcext:value-type="float">
            <text:p>0.098031031804426</text:p>
          </table:table-cell>
          <table:table-cell office:value-type="float" office:value="1.77474152401832" calcext:value-type="float">
            <text:p>1.774741524018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0982262764507172" calcext:value-type="float">
            <text:p>0.098226276450717</text:p>
          </table:table-cell>
          <table:table-cell office:value-type="float" office:value="1.78218450800527" calcext:value-type="float">
            <text:p>1.7821845080052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0984232448233833" calcext:value-type="float">
            <text:p>0.098423244823383</text:p>
          </table:table-cell>
          <table:table-cell office:value-type="float" office:value="1.78967437236372" calcext:value-type="float">
            <text:p>1.7896743723637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0986219464976578" calcext:value-type="float">
            <text:p>0.098621946497658</text:p>
          </table:table-cell>
          <table:table-cell office:value-type="float" office:value="1.79721149734014" calcext:value-type="float">
            <text:p>1.7972114973401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0988223911556019" calcext:value-type="float">
            <text:p>0.098822391155602</text:p>
          </table:table-cell>
          <table:table-cell office:value-type="float" office:value="1.80479626665596" calcext:value-type="float">
            <text:p>1.8047962666559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0990245885864916" calcext:value-type="float">
            <text:p>0.099024588586492</text:p>
          </table:table-cell>
          <table:table-cell office:value-type="float" office:value="1.81242906753586" calcext:value-type="float">
            <text:p>1.8124290675358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0992285486871986" calcext:value-type="float">
            <text:p>0.099228548687199</text:p>
          </table:table-cell>
          <table:table-cell office:value-type="float" office:value="1.82011029073613" calcext:value-type="float">
            <text:p>1.8201102907361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0994342814625654" calcext:value-type="float">
            <text:p>0.099434281462565</text:p>
          </table:table-cell>
          <table:table-cell office:value-type="float" office:value="1.82784033057296" calcext:value-type="float">
            <text:p>1.8278403305729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0996417970257712" calcext:value-type="float">
            <text:p>0.099641797025771</text:p>
          </table:table-cell>
          <table:table-cell office:value-type="float" office:value="1.83561958495065" calcext:value-type="float">
            <text:p>1.8356195849506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0998511055986916" calcext:value-type="float">
            <text:p>0.099851105598692</text:p>
          </table:table-cell>
          <table:table-cell office:value-type="float" office:value="1.84344845538982" calcext:value-type="float">
            <text:p>1.8434484553898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00062217512248" calcext:value-type="float">
            <text:p>0.100062217512248</text:p>
          </table:table-cell>
          <table:table-cell office:value-type="float" office:value="1.85132734705549" calcext:value-type="float">
            <text:p>1.8513273470554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00275143206749" calcext:value-type="float">
            <text:p>0.100275143206749</text:p>
          </table:table-cell>
          <table:table-cell office:value-type="float" office:value="1.8592566687851" calcext:value-type="float">
            <text:p>1.859256668785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00489893232218" calcext:value-type="float">
            <text:p>0.100489893232218</text:p>
          </table:table-cell>
          <table:table-cell office:value-type="float" office:value="1.86723683311639" calcext:value-type="float">
            <text:p>1.8672368331163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00706478248717" calcext:value-type="float">
            <text:p>0.100706478248717</text:p>
          </table:table-cell>
          <table:table-cell office:value-type="float" office:value="1.87526825631518" calcext:value-type="float">
            <text:p>1.875268256315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00924909026649" calcext:value-type="float">
            <text:p>0.100924909026649</text:p>
          </table:table-cell>
          <table:table-cell office:value-type="float" office:value="1.88335135840303" calcext:value-type="float">
            <text:p>1.8833513584030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01145196447059" calcext:value-type="float">
            <text:p>0.101145196447059</text:p>
          </table:table-cell>
          <table:table-cell office:value-type="float" office:value="1.89148656318465" calcext:value-type="float">
            <text:p>1.8914865631846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01367351501908" calcext:value-type="float">
            <text:p>0.101367351501908</text:p>
          </table:table-cell>
          <table:table-cell office:value-type="float" office:value="1.89967429827524" calcext:value-type="float">
            <text:p>1.8996742982752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01858457308892" calcext:value-type="float">
            <text:p>0.101858457308892</text:p>
          </table:table-cell>
          <table:table-cell office:value-type="float" office:value="1.91293068321815" calcext:value-type="float">
            <text:p>1.912930683218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02532661245679" calcext:value-type="float">
            <text:p>0.102532661245679</text:p>
          </table:table-cell>
          <table:table-cell office:value-type="float" office:value="1.92967206910916" calcext:value-type="float">
            <text:p>1.929672069109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03212721001096" calcext:value-type="float">
            <text:p>0.103212721001096</text:p>
          </table:table-cell>
          <table:table-cell office:value-type="float" office:value="1.94657754636876" calcext:value-type="float">
            <text:p>1.946577546368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03898650295322" calcext:value-type="float">
            <text:p>0.103898650295322</text:p>
          </table:table-cell>
          <table:table-cell office:value-type="float" office:value="1.96364807329036" calcext:value-type="float">
            <text:p>1.9636480732903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04590459726118" calcext:value-type="float">
            <text:p>0.104590459726118</text:p>
          </table:table-cell>
          <table:table-cell office:value-type="float" office:value="1.98088455121419" calcext:value-type="float">
            <text:p>1.9808845512141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05288156516595" calcext:value-type="float">
            <text:p>0.105288156516595</text:p>
          </table:table-cell>
          <table:table-cell office:value-type="float" office:value="1.99828781911893" calcext:value-type="float">
            <text:p>1.9982878191189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05991744245912" calcext:value-type="float">
            <text:p>0.105991744245912</text:p>
          </table:table-cell>
          <table:table-cell office:value-type="float" office:value="2.01585864782843" calcext:value-type="float">
            <text:p>2.0158586478284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06701222561777" calcext:value-type="float">
            <text:p>0.106701222561777</text:p>
          </table:table-cell>
          <table:table-cell office:value-type="float" office:value="2.03359773380747" calcext:value-type="float">
            <text:p>2.0335977338074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0741658687354" calcext:value-type="float">
            <text:p>0.10741658687354</text:p>
          </table:table-cell>
          <table:table-cell office:value-type="float" office:value="2.05150569251807" calcext:value-type="float">
            <text:p>2.0515056925180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08137828024593" calcext:value-type="float">
            <text:p>0.108137828024593</text:p>
          </table:table-cell>
          <table:table-cell office:value-type="float" office:value="2.06958305130657" calcext:value-type="float">
            <text:p>2.06958305130657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08864931942702" calcext:value-type="float">
            <text:p>0.108864931942702</text:p>
          </table:table-cell>
          <table:table-cell office:value-type="float" office:value="2.08783024178927" calcext:value-type="float">
            <text:p>2.0878302417892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09597879266804" calcext:value-type="float">
            <text:p>0.109597879266804</text:p>
          </table:table-cell>
          <table:table-cell office:value-type="float" office:value="2.10624759170235" calcext:value-type="float">
            <text:p>2.1062475917023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10336644948717" calcext:value-type="float">
            <text:p>0.110336644948717</text:p>
          </table:table-cell>
          <table:table-cell office:value-type="float" office:value="2.12483531617941" calcext:value-type="float">
            <text:p>2.1248353161794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11081197828084" calcext:value-type="float">
            <text:p>0.111081197828084</text:p>
          </table:table-cell>
          <table:table-cell office:value-type="float" office:value="2.14359350841763" calcext:value-type="float">
            <text:p>2.1435935084176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11831500178795" calcext:value-type="float">
            <text:p>0.111831500178795</text:p>
          </table:table-cell>
          <table:table-cell office:value-type="float" office:value="2.16252212969074" calcext:value-type="float">
            <text:p>2.1625221296907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12587507224981" calcext:value-type="float">
            <text:p>0.112587507224981</text:p>
          </table:table-cell>
          <table:table-cell office:value-type="float" office:value="2.18162099866422" calcext:value-type="float">
            <text:p>2.1816209986642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13349166624585" calcext:value-type="float">
            <text:p>0.113349166624585</text:p>
          </table:table-cell>
          <table:table-cell office:value-type="float" office:value="2.20088977996526" calcext:value-type="float">
            <text:p>2.2008897799652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14116417918343" calcext:value-type="float">
            <text:p>0.114116417918343</text:p>
          </table:table-cell>
          <table:table-cell office:value-type="float" office:value="2.22032797195657" calcext:value-type="float">
            <text:p>2.22032797195657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1488919194191" calcext:value-type="float">
            <text:p>0.11488919194191</text:p>
          </table:table-cell>
          <table:table-cell office:value-type="float" office:value="2.2399348936601" calcext:value-type="float">
            <text:p>2.23993489366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15667410198702" calcext:value-type="float">
            <text:p>0.115667410198702</text:p>
          </table:table-cell>
          <table:table-cell office:value-type="float" office:value="2.25970967077271" calcext:value-type="float">
            <text:p>2.259709670772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16450984190846" calcext:value-type="float">
            <text:p>0.116450984190846</text:p>
          </table:table-cell>
          <table:table-cell office:value-type="float" office:value="2.27965122071239" calcext:value-type="float">
            <text:p>2.2796512207123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17239814705512" calcext:value-type="float">
            <text:p>0.117239814705512</text:p>
          </table:table-cell>
          <table:table-cell office:value-type="float" office:value="2.29975823662928" calcext:value-type="float">
            <text:p>2.2997582366292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18033791053682" calcext:value-type="float">
            <text:p>0.118033791053682</text:p>
          </table:table-cell>
          <table:table-cell office:value-type="float" office:value="2.32002917031157" calcext:value-type="float">
            <text:p>2.3200291703115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18832790258262" calcext:value-type="float">
            <text:p>0.118832790258262</text:p>
          </table:table-cell>
          <table:table-cell office:value-type="float" office:value="2.34046221391185" calcext:value-type="float">
            <text:p>2.3404622139118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19584758643526" calcext:value-type="float">
            <text:p>0.119584758643526</text:p>
          </table:table-cell>
          <table:table-cell office:value-type="float" office:value="2.36003067661449" calcext:value-type="float">
            <text:p>2.3600306766144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19832266622563" calcext:value-type="float">
            <text:p>0.119832266622563</text:p>
          </table:table-cell>
          <table:table-cell office:value-type="float" office:value="2.36968327367969" calcext:value-type="float">
            <text:p>2.3696832736796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20005665492588" calcext:value-type="float">
            <text:p>0.120005665492588</text:p>
          </table:table-cell>
          <table:table-cell office:value-type="float" office:value="2.37788711034114" calcext:value-type="float">
            <text:p>2.3778871103411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20101319320248" calcext:value-type="float">
            <text:p>0.120101319320248</text:p>
          </table:table-cell>
          <table:table-cell office:value-type="float" office:value="2.38456115054904" calcext:value-type="float">
            <text:p>2.3845611505490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0115610695121" calcext:value-type="float">
            <text:p>0.120115610695121</text:p>
          </table:table-cell>
          <table:table-cell office:value-type="float" office:value="2.38962414807879" calcext:value-type="float">
            <text:p>2.3896241480787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20044963855543" calcext:value-type="float">
            <text:p>0.120044963855543</text:p>
          </table:table-cell>
          <table:table-cell office:value-type="float" office:value="2.39299511120991" calcext:value-type="float">
            <text:p>2.3929951112099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19885869892987" calcext:value-type="float">
            <text:p>0.119885869892987</text:p>
          </table:table-cell>
          <table:table-cell office:value-type="float" office:value="2.39459381444277" calcext:value-type="float">
            <text:p>2.3945938144427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19634913961673" calcext:value-type="float">
            <text:p>0.119634913961673</text:p>
          </table:table-cell>
          <table:table-cell office:value-type="float" office:value="2.39434135636427" calcext:value-type="float">
            <text:p>2.3943413563642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19288804374086" calcext:value-type="float">
            <text:p>0.119288804374086</text:p>
          </table:table-cell>
          <table:table-cell office:value-type="float" office:value="2.3921607618289" calcext:value-type="float">
            <text:p>2.392160761828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18844403412667" calcext:value-type="float">
            <text:p>0.118844403412667</text:p>
          </table:table-cell>
          <table:table-cell office:value-type="float" office:value="2.38797762556907" calcext:value-type="float">
            <text:p>2.387977625569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18298759633634" calcext:value-type="float">
            <text:p>0.118298759633634</text:p>
          </table:table-cell>
          <table:table-cell office:value-type="float" office:value="2.38172079320261" calcext:value-type="float">
            <text:p>2.3817207932026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17649141381822" calcext:value-type="float">
            <text:p>0.117649141381822</text:p>
          </table:table-cell>
          <table:table-cell office:value-type="float" office:value="2.3733230743818" calcext:value-type="float">
            <text:p>2.37332307438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1689307117674" calcext:value-type="float">
            <text:p>0.11689307117674</text:p>
          </table:table-cell>
          <table:table-cell office:value-type="float" office:value="2.36272198155331" calcext:value-type="float">
            <text:p>2.3627219815533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16028360571362" calcext:value-type="float">
            <text:p>0.116028360571362</text:p>
          </table:table-cell>
          <table:table-cell office:value-type="float" office:value="2.34986048650113" calcext:value-type="float">
            <text:p>2.3498604865011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15053145028231" calcext:value-type="float">
            <text:p>0.115053145028231</text:p>
          </table:table-cell>
          <table:table-cell office:value-type="float" office:value="2.33468778556274" calcext:value-type="float">
            <text:p>2.334687785562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13965918304365" calcext:value-type="float">
            <text:p>0.113965918304365</text:p>
          </table:table-cell>
          <table:table-cell office:value-type="float" office:value="2.31716006318424" calcext:value-type="float">
            <text:p>2.3171600631842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12765565789447" calcext:value-type="float">
            <text:p>0.112765565789447</text:p>
          </table:table-cell>
          <table:table-cell office:value-type="float" office:value="2.29724124236095" calcext:value-type="float">
            <text:p>2.2972412423609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11451396203231" calcext:value-type="float">
            <text:p>0.111451396203231</text:p>
          </table:table-cell>
          <table:table-cell office:value-type="float" office:value="2.27490370954545" calcext:value-type="float">
            <text:p>2.27490370954545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10023171030322" calcext:value-type="float">
            <text:p>0.110023171030322</text:p>
          </table:table-cell>
          <table:table-cell office:value-type="float" office:value="2.25012900084952" calcext:value-type="float">
            <text:p>2.250129000849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08481131055971" calcext:value-type="float">
            <text:p>0.108481131055971</text:p>
          </table:table-cell>
          <table:table-cell office:value-type="float" office:value="2.22290843586877" calcext:value-type="float">
            <text:p>2.2229084358687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06826019367088" calcext:value-type="float">
            <text:p>0.106826019367088</text:p>
          </table:table-cell>
          <table:table-cell office:value-type="float" office:value="2.19324368527024" calcext:value-type="float">
            <text:p>2.1932436852702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05059100200392" calcext:value-type="float">
            <text:p>0.105059100200392</text:p>
          </table:table-cell>
          <table:table-cell office:value-type="float" office:value="2.16114725844303" calcext:value-type="float">
            <text:p>2.1611472584430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03182173055467" calcext:value-type="float">
            <text:p>0.103182173055467</text:p>
          </table:table-cell>
          <table:table-cell office:value-type="float" office:value="2.12664289805595" calcext:value-type="float">
            <text:p>2.1266428980559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0119758154539" calcext:value-type="float">
            <text:p>0.10119758154539</text:p>
          </table:table-cell>
          <table:table-cell office:value-type="float" office:value="2.08976586931324" calcext:value-type="float">
            <text:p>2.089765869313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991082165313307" calcext:value-type="float">
            <text:p>0.099108216531331</text:p>
          </table:table-cell>
          <table:table-cell office:value-type="float" office:value="2.05056313305781" calcext:value-type="float">
            <text:p>2.0505631330578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0968865626230425" calcext:value-type="float">
            <text:p>0.096886562623043</text:p>
          </table:table-cell>
          <table:table-cell office:value-type="float" office:value="2.00845179072332" calcext:value-type="float">
            <text:p>2.0084517907233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0943552769102639" calcext:value-type="float">
            <text:p>0.094355276910264</text:p>
          </table:table-cell>
          <table:table-cell office:value-type="float" office:value="1.95973268888304" calcext:value-type="float">
            <text:p>1.9597326888830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0918502280560629" calcext:value-type="float">
            <text:p>0.091850228056063</text:p>
          </table:table-cell>
          <table:table-cell office:value-type="float" office:value="1.91135812986567" calcext:value-type="float">
            <text:p>1.9113581298656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0893738398086414" calcext:value-type="float">
            <text:p>0.089373839808641</text:p>
          </table:table-cell>
          <table:table-cell office:value-type="float" office:value="1.86338177891295" calcext:value-type="float">
            <text:p>1.8633817789129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0869283310687883" calcext:value-type="float">
            <text:p>0.086928331068788</text:p>
          </table:table-cell>
          <table:table-cell office:value-type="float" office:value="1.81585340794284" calcext:value-type="float">
            <text:p>1.815853407942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0845157198218506" calcext:value-type="float">
            <text:p>0.084515719821851</text:p>
          </table:table-cell>
          <table:table-cell office:value-type="float" office:value="1.76881893708816" calcext:value-type="float">
            <text:p>1.76881893708816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0821378280294794" calcext:value-type="float">
            <text:p>0.082137828029479</text:p>
          </table:table-cell>
          <table:table-cell office:value-type="float" office:value="1.72232049729909" calcext:value-type="float">
            <text:p>1.72232049729909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0797962873510762" calcext:value-type="float">
            <text:p>0.079796287351076</text:p>
          </table:table-cell>
          <table:table-cell office:value-type="float" office:value="1.67639651154427" calcext:value-type="float">
            <text:p>1.6763965115442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0774925455689268" calcext:value-type="float">
            <text:p>0.077492545568927</text:p>
          </table:table-cell>
          <table:table-cell office:value-type="float" office:value="1.63108179218908" calcext:value-type="float">
            <text:p>1.6310817921890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0752278735964284" calcext:value-type="float">
            <text:p>0.075227873596428</text:p>
          </table:table-cell>
          <table:table-cell office:value-type="float" office:value="1.58640765220421" calcext:value-type="float">
            <text:p>1.58640765220421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0730033729553032" calcext:value-type="float">
            <text:p>0.073003372955303</text:p>
          </table:table-cell>
          <table:table-cell office:value-type="float" office:value="1.5424020279559" calcext:value-type="float">
            <text:p>1.5424020279559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0708199836150089" calcext:value-type="float">
            <text:p>0.070819983615009</text:p>
          </table:table-cell>
          <table:table-cell office:value-type="float" office:value="1.49908961144809" calcext:value-type="float">
            <text:p>1.4990896114480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0686784920954524" calcext:value-type="float">
            <text:p>0.068678492095452</text:p>
          </table:table-cell>
          <table:table-cell office:value-type="float" office:value="1.4564919900201" calcext:value-type="float">
            <text:p>1.456491990020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0665795397423799" calcext:value-type="float">
            <text:p>0.06657953974238</text:p>
          </table:table-cell>
          <table:table-cell office:value-type="float" office:value="1.41462779164754" calcext:value-type="float">
            <text:p>1.4146277916475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0645236310932638" calcext:value-type="float">
            <text:p>0.064523631093264</text:p>
          </table:table-cell>
          <table:table-cell office:value-type="float" office:value="1.37351283414525" calcext:value-type="float">
            <text:p>1.3735128341452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06251114225997" calcext:value-type="float">
            <text:p>0.06251114225997</text:p>
          </table:table-cell>
          <table:table-cell office:value-type="float" office:value="1.33316027672532" calcext:value-type="float">
            <text:p>1.333160276725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060542329262824" calcext:value-type="float">
            <text:p>0.060542329262824</text:p>
          </table:table-cell>
          <table:table-cell office:value-type="float" office:value="1.29358077251784" calcext:value-type="float">
            <text:p>1.2935807725178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0586173362587961" calcext:value-type="float">
            <text:p>0.058617336258796</text:p>
          </table:table-cell>
          <table:table-cell office:value-type="float" office:value="1.25478262081484" calcext:value-type="float">
            <text:p>1.2547826208148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0567362036142816" calcext:value-type="float">
            <text:p>0.056736203614282</text:p>
          </table:table-cell>
          <table:table-cell office:value-type="float" office:value="1.21677191794559" calcext:value-type="float">
            <text:p>1.21677191794559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0548988757803163" calcext:value-type="float">
            <text:p>0.054898875780316</text:p>
          </table:table-cell>
          <table:table-cell office:value-type="float" office:value="1.17955270583441" calcext:value-type="float">
            <text:p>1.1795527058344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531052089349603" calcext:value-type="float">
            <text:p>0.05310520893496</text:p>
          </table:table-cell>
          <table:table-cell office:value-type="float" office:value="1.1431271174266" calcext:value-type="float">
            <text:p>1.143127117426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513549783639868" calcext:value-type="float">
            <text:p>0.051354978363987</text:p>
          </table:table-cell>
          <table:table-cell office:value-type="float" office:value="1.10749551829529" calcext:value-type="float">
            <text:p>1.1074955182952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496478855568968" calcext:value-type="float">
            <text:p>0.049647885556897</text:p>
          </table:table-cell>
          <table:table-cell office:value-type="float" office:value="1.07265664385984" calcext:value-type="float">
            <text:p>1.0726566438598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479835650006402" calcext:value-type="float">
            <text:p>0.04798356500064</text:p>
          </table:table-cell>
          <table:table-cell office:value-type="float" office:value="1.03860773175515" calcext:value-type="float">
            <text:p>1.0386077317551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463615906582544" calcext:value-type="float">
            <text:p>0.046361590658254</text:p>
          </table:table-cell>
          <table:table-cell office:value-type="float" office:value="1.00534464899025" calcext:value-type="float">
            <text:p>1.0053446489902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44781482123958" calcext:value-type="float">
            <text:p>0.044781482123958</text:p>
          </table:table-cell>
          <table:table-cell office:value-type="float" office:value="0.972862013624764" calcext:value-type="float">
            <text:p>0.97286201362476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432427104500533" calcext:value-type="float">
            <text:p>0.043242710450053</text:p>
          </table:table-cell>
          <table:table-cell office:value-type="float" office:value="0.941153310771799" calcext:value-type="float">
            <text:p>0.94115331077179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417447036443472" calcext:value-type="float">
            <text:p>0.041744703644347</text:p>
          </table:table-cell>
          <table:table-cell office:value-type="float" office:value="0.910211002807864" calcext:value-type="float">
            <text:p>0.91021100280786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403961808329314" calcext:value-type="float">
            <text:p>0.040396180832931</text:p>
          </table:table-cell>
          <table:table-cell office:value-type="float" office:value="0.88241481800393" calcext:value-type="float">
            <text:p>0.8824148180039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392454255488865" calcext:value-type="float">
            <text:p>0.039245425548887</text:p>
          </table:table-cell>
          <table:table-cell office:value-type="float" office:value="0.858839227104408" calcext:value-type="float">
            <text:p>0.85883922710440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381252549612759" calcext:value-type="float">
            <text:p>0.038125254961276</text:p>
          </table:table-cell>
          <table:table-cell office:value-type="float" office:value="0.835842588458237" calcext:value-type="float">
            <text:p>0.835842588458237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370349274228561" calcext:value-type="float">
            <text:p>0.037034927422856</text:p>
          </table:table-cell>
          <table:table-cell office:value-type="float" office:value="0.813412263762806" calcext:value-type="float">
            <text:p>0.81341226376280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359737105992354" calcext:value-type="float">
            <text:p>0.035973710599235</text:p>
          </table:table-cell>
          <table:table-cell office:value-type="float" office:value="0.791535701590942" calcext:value-type="float">
            <text:p>0.79153570159094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349408822239743" calcext:value-type="float">
            <text:p>0.034940882223974</text:p>
          </table:table-cell>
          <table:table-cell office:value-type="float" office:value="0.77020045588831" calcext:value-type="float">
            <text:p>0.7702004558883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33935730754869" calcext:value-type="float">
            <text:p>0.033935730754869</text:p>
          </table:table-cell>
          <table:table-cell office:value-type="float" office:value="0.749394202468886" calcext:value-type="float">
            <text:p>0.749394202468886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329575559391913" calcext:value-type="float">
            <text:p>0.032957555939191</text:p>
          </table:table-cell>
          <table:table-cell office:value-type="float" office:value="0.729104753653042" calcext:value-type="float">
            <text:p>0.72910475365304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320056692952265" calcext:value-type="float">
            <text:p>0.032005669295227</text:p>
          </table:table-cell>
          <table:table-cell office:value-type="float" office:value="0.709320071185496" calcext:value-type="float">
            <text:p>0.70932007118549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310793945170011" calcext:value-type="float">
            <text:p>0.031079394517001</text:p>
          </table:table-cell>
          <table:table-cell office:value-type="float" office:value="0.6900282775629" calcext:value-type="float">
            <text:p>0.690028277562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301780678086778" calcext:value-type="float">
            <text:p>0.030178067808678</text:p>
          </table:table-cell>
          <table:table-cell office:value-type="float" office:value="0.671217665893709" calcext:value-type="float">
            <text:p>0.67121766589370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293010381546802" calcext:value-type="float">
            <text:p>0.02930103815468</text:p>
          </table:table-cell>
          <table:table-cell office:value-type="float" office:value="0.652876708405821" calcext:value-type="float">
            <text:p>0.65287670840582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284476675312146" calcext:value-type="float">
            <text:p>0.028447667531215</text:p>
          </table:table-cell>
          <table:table-cell office:value-type="float" office:value="0.634994063710624" calcext:value-type="float">
            <text:p>0.63499406371062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276173310644821" calcext:value-type="float">
            <text:p>0.027617331064482</text:p>
          </table:table-cell>
          <table:table-cell office:value-type="float" office:value="0.617558582925434" calcext:value-type="float">
            <text:p>0.61755858292543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268094171405053" calcext:value-type="float">
            <text:p>0.026809417140505</text:p>
          </table:table-cell>
          <table:table-cell office:value-type="float" office:value="0.600559314749855" calcext:value-type="float">
            <text:p>0.60055931474985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260233274711558" calcext:value-type="float">
            <text:p>0.026023327471156</text:p>
          </table:table-cell>
          <table:table-cell office:value-type="float" office:value="0.583985509585431" calcext:value-type="float">
            <text:p>0.58398550958543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25258477120636" calcext:value-type="float">
            <text:p>0.025258477120636</text:p>
          </table:table-cell>
          <table:table-cell office:value-type="float" office:value="0.56782662278209" calcext:value-type="float">
            <text:p>0.5678266227820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245142944963612" calcext:value-type="float">
            <text:p>0.024514294496361</text:p>
          </table:table-cell>
          <table:table-cell office:value-type="float" office:value="0.552072317089145" calcext:value-type="float">
            <text:p>0.55207231708914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23790221307893" calcext:value-type="float">
            <text:p>0.023790221307893</text:p>
          </table:table-cell>
          <table:table-cell office:value-type="float" office:value="0.536712464383386" calcext:value-type="float">
            <text:p>0.536712464383386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230857124972994" calcext:value-type="float">
            <text:p>0.023085712497299</text:p>
          </table:table-cell>
          <table:table-cell office:value-type="float" office:value="0.521737146741582" calcext:value-type="float">
            <text:p>0.52173714674158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224002361440544" calcext:value-type="float">
            <text:p>0.022400236144054</text:p>
          </table:table-cell>
          <table:table-cell office:value-type="float" office:value="0.507136656919971" calcext:value-type="float">
            <text:p>0.50713665691997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217332733473496" calcext:value-type="float">
            <text:p>0.02173327334735</text:p>
          </table:table-cell>
          <table:table-cell office:value-type="float" office:value="0.492901498298719" calcext:value-type="float">
            <text:p>0.49290149829871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210843180884554" calcext:value-type="float">
            <text:p>0.021084318088455</text:p>
          </table:table-cell>
          <table:table-cell office:value-type="float" office:value="0.479022384345059" calcext:value-type="float">
            <text:p>0.479022384345059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204528770755589" calcext:value-type="float">
            <text:p>0.020452877075559</text:p>
          </table:table-cell>
          <table:table-cell office:value-type="float" office:value="0.465490237644733" calcext:value-type="float">
            <text:p>0.465490237644733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198384695733042" calcext:value-type="float">
            <text:p>0.019838469573304</text:p>
          </table:table-cell>
          <table:table-cell office:value-type="float" office:value="0.452296188547636" calcext:value-type="float">
            <text:p>0.452296188547636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192406272190724" calcext:value-type="float">
            <text:p>0.019240627219072</text:p>
          </table:table-cell>
          <table:table-cell office:value-type="float" office:value="0.4394315734699" calcext:value-type="float">
            <text:p>0.439431573469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18658893827865" calcext:value-type="float">
            <text:p>0.018658893827865</text:p>
          </table:table-cell>
          <table:table-cell office:value-type="float" office:value="0.426887932891412" calcext:value-type="float">
            <text:p>0.4268879328914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180928251874945" calcext:value-type="float">
            <text:p>0.018092825187495</text:p>
          </table:table-cell>
          <table:table-cell office:value-type="float" office:value="0.41465700908457" calcext:value-type="float">
            <text:p>0.4146570090845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175419888456308" calcext:value-type="float">
            <text:p>0.017541988845631</text:p>
          </table:table-cell>
          <table:table-cell office:value-type="float" office:value="0.402730743607195" calcext:value-type="float">
            <text:p>0.402730743607195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170059638901166" calcext:value-type="float">
            <text:p>0.017005963890117</text:p>
          </table:table-cell>
          <table:table-cell office:value-type="float" office:value="0.391101274589802" calcext:value-type="float">
            <text:p>0.391101274589802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16484340723834" calcext:value-type="float">
            <text:p>0.016484340723834</text:p>
          </table:table-cell>
          <table:table-cell office:value-type="float" office:value="0.379760933844884" calcext:value-type="float">
            <text:p>0.37976093384488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159767208352831" calcext:value-type="float">
            <text:p>0.015976720835283</text:p>
          </table:table-cell>
          <table:table-cell office:value-type="float" office:value="0.368702243823514" calcext:value-type="float">
            <text:p>0.3687022438235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154827165659261" calcext:value-type="float">
            <text:p>0.015482716565926</text:p>
          </table:table-cell>
          <table:table-cell office:value-type="float" office:value="0.357917914442387" calcext:value-type="float">
            <text:p>0.35791791444238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150019508752448" calcext:value-type="float">
            <text:p>0.015001950875245</text:p>
          </table:table-cell>
          <table:table-cell office:value-type="float" office:value="0.347400839802374" calcext:value-type="float">
            <text:p>0.34740083980237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146203727341614" calcext:value-type="float">
            <text:p>0.014620372734161</text:p>
          </table:table-cell>
          <table:table-cell office:value-type="float" office:value="0.339146344063591" calcext:value-type="float">
            <text:p>0.33914634406359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142580242584306" calcext:value-type="float">
            <text:p>0.014258024258431</text:p>
          </table:table-cell>
          <table:table-cell office:value-type="float" office:value="0.331308315760194" calcext:value-type="float">
            <text:p>0.33130831576019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139048889150074" calcext:value-type="float">
            <text:p>0.013904888915007</text:p>
          </table:table-cell>
          <table:table-cell office:value-type="float" office:value="0.323655901330194" calcext:value-type="float">
            <text:p>0.323655901330194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13560703379742" calcext:value-type="float">
            <text:p>0.013560703379742</text:p>
          </table:table-cell>
          <table:table-cell office:value-type="float" office:value="0.316184060791926" calcext:value-type="float">
            <text:p>0.31618406079192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132252127162878" calcext:value-type="float">
            <text:p>0.013225212716288</text:p>
          </table:table-cell>
          <table:table-cell office:value-type="float" office:value="0.308887908159822" calcext:value-type="float">
            <text:p>0.3088879081598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128981700876887" calcext:value-type="float">
            <text:p>0.012898170087689</text:p>
          </table:table-cell>
          <table:table-cell office:value-type="float" office:value="0.301762706365464" calcext:value-type="float">
            <text:p>0.30176270636546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125793364781351" calcext:value-type="float">
            <text:p>0.012579336478135</text:p>
          </table:table-cell>
          <table:table-cell office:value-type="float" office:value="0.294803862348103" calcext:value-type="float">
            <text:p>0.29480386234810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122684804245578" calcext:value-type="float">
            <text:p>0.012268480424558</text:p>
          </table:table-cell>
          <table:table-cell office:value-type="float" office:value="0.288006922309693" calcext:value-type="float">
            <text:p>0.288006922309693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119653777577352" calcext:value-type="float">
            <text:p>0.011965377757735</text:p>
          </table:table-cell>
          <table:table-cell office:value-type="float" office:value="0.28136756712957" calcext:value-type="float">
            <text:p>0.2813675671295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116698113525967" calcext:value-type="float">
            <text:p>0.011669811352597</text:p>
          </table:table-cell>
          <table:table-cell office:value-type="float" office:value="0.274881607933921" calcext:value-type="float">
            <text:p>0.27488160793392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113815708874111" calcext:value-type="float">
            <text:p>0.011381570887411</text:p>
          </table:table-cell>
          <table:table-cell office:value-type="float" office:value="0.2685449818153" calcext:value-type="float">
            <text:p>0.2685449818153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111004526115581" calcext:value-type="float">
            <text:p>0.011100452611558</text:p>
          </table:table-cell>
          <table:table-cell office:value-type="float" office:value="0.262353747697492" calcext:value-type="float">
            <text:p>0.262353747697492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108262591215865" calcext:value-type="float">
            <text:p>0.010826259121587</text:p>
          </table:table-cell>
          <table:table-cell office:value-type="float" office:value="0.256304082341138" calcext:value-type="float">
            <text:p>0.25630408234113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105587991452721" calcext:value-type="float">
            <text:p>0.010558799145272</text:p>
          </table:table-cell>
          <table:table-cell office:value-type="float" office:value="0.250392276485595" calcext:value-type="float">
            <text:p>0.25039227648559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102978873333964" calcext:value-type="float">
            <text:p>0.010297887333396</text:p>
          </table:table-cell>
          <table:table-cell office:value-type="float" office:value="0.244614731122633" calcext:value-type="float">
            <text:p>0.244614731122633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10043344058973" calcext:value-type="float">
            <text:p>0.010043344058973</text:p>
          </table:table-cell>
          <table:table-cell office:value-type="float" office:value="0.238967953897646" calcext:value-type="float">
            <text:p>0.23896795389764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097949952236589" calcext:value-type="float">
            <text:p>0.009794995223659</text:p>
          </table:table-cell>
          <table:table-cell office:value-type="float" office:value="0.233448555634171" calcext:value-type="float">
            <text:p>0.23344855563417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95526720710952" calcext:value-type="float">
            <text:p>0.009552672071095</text:p>
          </table:table-cell>
          <table:table-cell office:value-type="float" office:value="0.228053246977604" calcext:value-type="float">
            <text:p>0.22805324697760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0931621100692787" calcext:value-type="float">
            <text:p>0.009316211006928</text:p>
          </table:table-cell>
          <table:table-cell office:value-type="float" office:value="0.222778835154114" calcext:value-type="float">
            <text:p>0.22277883515411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090854534252701" calcext:value-type="float">
            <text:p>0.00908545342527</text:p>
          </table:table-cell>
          <table:table-cell office:value-type="float" office:value="0.217622220840871" calcext:value-type="float">
            <text:p>0.21762222084087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0886024554137232" calcext:value-type="float">
            <text:p>0.008860245541372</text:p>
          </table:table-cell>
          <table:table-cell office:value-type="float" office:value="0.212580395143788" calcext:value-type="float">
            <text:p>0.21258039514378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0864043823027597" calcext:value-type="float">
            <text:p>0.008640438230276</text:p>
          </table:table-cell>
          <table:table-cell office:value-type="float" office:value="0.20765043667912" calcext:value-type="float">
            <text:p>0.207650436679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0842588687123274" calcext:value-type="float">
            <text:p>0.008425886871233</text:p>
          </table:table-cell>
          <table:table-cell office:value-type="float" office:value="0.202829508755331" calcext:value-type="float">
            <text:p>0.20282950875533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0821645119767971" calcext:value-type="float">
            <text:p>0.00821645119768</text:p>
          </table:table-cell>
          <table:table-cell office:value-type="float" office:value="0.198114856651784" calcext:value-type="float">
            <text:p>0.19811485665178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0801199515256701" calcext:value-type="float">
            <text:p>0.008011995152567</text:p>
          </table:table-cell>
          <table:table-cell office:value-type="float" office:value="0.193503804990881" calcext:value-type="float">
            <text:p>0.19350380499088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078123867488418" calcext:value-type="float">
            <text:p>0.007812386748842</text:p>
          </table:table-cell>
          <table:table-cell office:value-type="float" office:value="0.188993755200417" calcext:value-type="float">
            <text:p>0.1889937552004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0761749793489962" calcext:value-type="float">
            <text:p>0.0076174979349</text:p>
          </table:table-cell>
          <table:table-cell office:value-type="float" office:value="0.184582183062983" calcext:value-type="float">
            <text:p>0.18458218306298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0742720446482025" calcext:value-type="float">
            <text:p>0.00742720446482</text:p>
          </table:table-cell>
          <table:table-cell office:value-type="float" office:value="0.180266636349377" calcext:value-type="float">
            <text:p>0.18026663634937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0724138577321193" calcext:value-type="float">
            <text:p>0.007241385773212</text:p>
          </table:table-cell>
          <table:table-cell office:value-type="float" office:value="0.176044732533066" calcext:value-type="float">
            <text:p>0.176044732533066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0705992485449404" calcext:value-type="float">
            <text:p>0.007059924854494</text:p>
          </table:table-cell>
          <table:table-cell office:value-type="float" office:value="0.171914156582859" calcext:value-type="float">
            <text:p>0.17191415658285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0688270814645449" calcext:value-type="float">
            <text:p>0.006882708146454</text:p>
          </table:table-cell>
          <table:table-cell office:value-type="float" office:value="0.167872658831006" calcext:value-type="float">
            <text:p>0.16787265883100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067096254179239" calcext:value-type="float">
            <text:p>0.006709625417924</text:p>
          </table:table-cell>
          <table:table-cell office:value-type="float" office:value="0.163918052914094" calcext:value-type="float">
            <text:p>0.16391805291409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0654056966041447" calcext:value-type="float">
            <text:p>0.006540569660414</text:p>
          </table:table-cell>
          <table:table-cell office:value-type="float" office:value="0.160048213784121" calcext:value-type="float">
            <text:p>0.16004821378412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0637543698357683" calcext:value-type="float">
            <text:p>0.006375436983577</text:p>
          </table:table-cell>
          <table:table-cell office:value-type="float" office:value="0.156261075787299" calcext:value-type="float">
            <text:p>0.15626107578729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622055143103135" calcext:value-type="float">
            <text:p>0.006220551431031</text:p>
          </table:table-cell>
          <table:table-cell office:value-type="float" office:value="0.152712360264176" calcext:value-type="float">
            <text:p>0.15271236026417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609437301926214" calcext:value-type="float">
            <text:p>0.006094373019262</text:p>
          </table:table-cell>
          <table:table-cell office:value-type="float" office:value="0.149857211818994" calcext:value-type="float">
            <text:p>0.14985721181899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597065814241675" calcext:value-type="float">
            <text:p>0.005970658142417</text:p>
          </table:table-cell>
          <table:table-cell office:value-type="float" office:value="0.147052697376793" calcext:value-type="float">
            <text:p>0.14705269737679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584935292965202" calcext:value-type="float">
            <text:p>0.005849352929652</text:p>
          </table:table-cell>
          <table:table-cell office:value-type="float" office:value="0.144297782059693" calcext:value-type="float">
            <text:p>0.14429778205969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573040484721978" calcext:value-type="float">
            <text:p>0.00573040484722</text:p>
          </table:table-cell>
          <table:table-cell office:value-type="float" office:value="0.14159145545402" calcext:value-type="float">
            <text:p>0.1415914554540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561376266121269" calcext:value-type="float">
            <text:p>0.005613762661213</text:p>
          </table:table-cell>
          <table:table-cell office:value-type="float" office:value="0.138932730954329" calcext:value-type="float">
            <text:p>0.13893273095432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549937640145515" calcext:value-type="float">
            <text:p>0.005499376401455</text:p>
          </table:table-cell>
          <table:table-cell office:value-type="float" office:value="0.136320645126909" calcext:value-type="float">
            <text:p>0.13632064512690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538719732650159" calcext:value-type="float">
            <text:p>0.005387197326502</text:p>
          </table:table-cell>
          <table:table-cell office:value-type="float" office:value="0.133754257092171" calcext:value-type="float">
            <text:p>0.13375425709217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527717788970492" calcext:value-type="float">
            <text:p>0.005277177889705</text:p>
          </table:table-cell>
          <table:table-cell office:value-type="float" office:value="0.13123264792528" calcext:value-type="float">
            <text:p>0.1312326479252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516927170632008" calcext:value-type="float">
            <text:p>0.00516927170632</text:p>
          </table:table-cell>
          <table:table-cell office:value-type="float" office:value="0.128754920074486" calcext:value-type="float">
            <text:p>0.12875492007448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506343352160842" calcext:value-type="float">
            <text:p>0.005063433521608</text:p>
          </table:table-cell>
          <table:table-cell office:value-type="float" office:value="0.12632019679655" calcext:value-type="float">
            <text:p>0.1263201967965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495961917990952" calcext:value-type="float">
            <text:p>0.00495961917991</text:p>
          </table:table-cell>
          <table:table-cell office:value-type="float" office:value="0.123927621608748" calcext:value-type="float">
            <text:p>0.12392762160874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485778559464926" calcext:value-type="float">
            <text:p>0.004857785594649</text:p>
          </table:table-cell>
          <table:table-cell office:value-type="float" office:value="0.121576357756905" calcext:value-type="float">
            <text:p>0.12157635775690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47578907192527" calcext:value-type="float">
            <text:p>0.004757890719253</text:p>
          </table:table-cell>
          <table:table-cell office:value-type="float" office:value="0.119265587698969" calcext:value-type="float">
            <text:p>0.11926558769896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465989351893266" calcext:value-type="float">
            <text:p>0.004659893518933</text:p>
          </table:table-cell>
          <table:table-cell office:value-type="float" office:value="0.116994512603608" calcext:value-type="float">
            <text:p>0.11699451260360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456375394332501" calcext:value-type="float">
            <text:p>0.004563753943325</text:p>
          </table:table-cell>
          <table:table-cell office:value-type="float" office:value="0.114762351863378" calcext:value-type="float">
            <text:p>0.11476235186337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446943289994323" calcext:value-type="float">
            <text:p>0.004469432899943</text:p>
          </table:table-cell>
          <table:table-cell office:value-type="float" office:value="0.112568342621985" calcext:value-type="float">
            <text:p>0.11256834262198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437689222842549" calcext:value-type="float">
            <text:p>0.004376892228425</text:p>
          </table:table-cell>
          <table:table-cell office:value-type="float" office:value="0.110411739315205" calcext:value-type="float">
            <text:p>0.1104117393152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428609467554846" calcext:value-type="float">
            <text:p>0.004286094675548</text:p>
          </table:table-cell>
          <table:table-cell office:value-type="float" office:value="0.108291813225026" calcext:value-type="float">
            <text:p>0.10829181322502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41970038709831" calcext:value-type="float">
            <text:p>0.004197003870983</text:p>
          </table:table-cell>
          <table:table-cell office:value-type="float" office:value="0.106207852046602" calcext:value-type="float">
            <text:p>0.10620785204660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410958430376837" calcext:value-type="float">
            <text:p>0.004109584303768</text:p>
          </table:table-cell>
          <table:table-cell office:value-type="float" office:value="0.104159159467618" calcext:value-type="float">
            <text:p>0.10415915946761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402380129947969" calcext:value-type="float">
            <text:p>0.00402380129948</text:p>
          </table:table-cell>
          <table:table-cell office:value-type="float" office:value="0.10214505475967" calcext:value-type="float">
            <text:p>0.1021450547596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39396209980698" calcext:value-type="float">
            <text:p>0.00393962099807</text:p>
          </table:table-cell>
          <table:table-cell office:value-type="float" office:value="0.100164872381292" calcext:value-type="float">
            <text:p>0.10016487238129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385701033236044" calcext:value-type="float">
            <text:p>0.00385701033236</text:p>
          </table:table-cell>
          <table:table-cell office:value-type="float" office:value="0.0982179615922685" calcext:value-type="float">
            <text:p>0.09821796159226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377593700716399" calcext:value-type="float">
            <text:p>0.003775937007164</text:p>
          </table:table-cell>
          <table:table-cell office:value-type="float" office:value="0.0963036860788762" calcext:value-type="float">
            <text:p>0.09630368607887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36963694790149" calcext:value-type="float">
            <text:p>0.003696369479015</text:p>
          </table:table-cell>
          <table:table-cell office:value-type="float" office:value="0.0944214235897174" calcext:value-type="float">
            <text:p>0.094421423589717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361827693649153" calcext:value-type="float">
            <text:p>0.003618276936492</text:p>
          </table:table-cell>
          <table:table-cell office:value-type="float" office:value="0.0925705655818228" calcext:value-type="float">
            <text:p>0.09257056558182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354162928110952" calcext:value-type="float">
            <text:p>0.00354162928111</text:p>
          </table:table-cell>
          <table:table-cell office:value-type="float" office:value="0.0907505168766997" calcext:value-type="float">
            <text:p>0.090750516876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346639710876868" calcext:value-type="float">
            <text:p>0.003466397108769</text:p>
          </table:table-cell>
          <table:table-cell office:value-type="float" office:value="0.0889606953260234" calcext:value-type="float">
            <text:p>0.088960695326023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339255169173583" calcext:value-type="float">
            <text:p>0.003392551691736</text:p>
          </table:table-cell>
          <table:table-cell office:value-type="float" office:value="0.0872005314866765" calcext:value-type="float">
            <text:p>0.0872005314866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332006496114651" calcext:value-type="float">
            <text:p>0.003320064961147</text:p>
          </table:table-cell>
          <table:table-cell office:value-type="float" office:value="0.0854694683048442" calcext:value-type="float">
            <text:p>0.08546946830484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324890949000955" calcext:value-type="float">
            <text:p>0.00324890949001</text:p>
          </table:table-cell>
          <table:table-cell office:value-type="float" office:value="0.0837669608088966" calcext:value-type="float">
            <text:p>0.08376696080889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317905847669833" calcext:value-type="float">
            <text:p>0.003179058476698</text:p>
          </table:table-cell>
          <table:table-cell office:value-type="float" office:value="0.0820924758107824" calcext:value-type="float">
            <text:p>0.082092475810782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311048572891375" calcext:value-type="float">
            <text:p>0.003110485728914</text:p>
          </table:table-cell>
          <table:table-cell office:value-type="float" office:value="0.0804454916156808" calcext:value-type="float">
            <text:p>0.08044549161568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304316564810402" calcext:value-type="float">
            <text:p>0.003043165648104</text:p>
          </table:table-cell>
          <table:table-cell office:value-type="float" office:value="0.0788254977396568" calcext:value-type="float">
            <text:p>0.078825497739657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297707321432705" calcext:value-type="float">
            <text:p>0.002977073214327</text:p>
          </table:table-cell>
          <table:table-cell office:value-type="float" office:value="0.0772319946350803" calcext:value-type="float">
            <text:p>0.0772319946350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291218397154171" calcext:value-type="float">
            <text:p>0.002912183971542</text:p>
          </table:table-cell>
          <table:table-cell office:value-type="float" office:value="0.0756644934235737" calcext:value-type="float">
            <text:p>0.07566449342357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284847401331461" calcext:value-type="float">
            <text:p>0.002848474013315</text:p>
          </table:table-cell>
          <table:table-cell office:value-type="float" office:value="0.07412251563626" calcext:value-type="float">
            <text:p>0.0741225156362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278591996892949" calcext:value-type="float">
            <text:p>0.002785919968929</text:p>
          </table:table-cell>
          <table:table-cell office:value-type="float" office:value="0.0726055929610934" calcext:value-type="float">
            <text:p>0.07260559296109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272449898988696" calcext:value-type="float">
            <text:p>0.002724498989887</text:p>
          </table:table-cell>
          <table:table-cell office:value-type="float" office:value="0.0711132669970592" calcext:value-type="float">
            <text:p>0.0711132669970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266418873678238" calcext:value-type="float">
            <text:p>0.002664188736782</text:p>
          </table:table-cell>
          <table:table-cell office:value-type="float" office:value="0.0696450890150387" calcext:value-type="float">
            <text:p>0.069645089015039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260496736655034" calcext:value-type="float">
            <text:p>0.00260496736655</text:p>
          </table:table-cell>
          <table:table-cell office:value-type="float" office:value="0.0682006197251383" calcext:value-type="float">
            <text:p>0.06820061972513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254681352006454" calcext:value-type="float">
            <text:p>0.002546813520065</text:p>
          </table:table-cell>
          <table:table-cell office:value-type="float" office:value="0.0667794290502915" calcext:value-type="float">
            <text:p>0.066779429050292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250339227926906" calcext:value-type="float">
            <text:p>0.002503392279269</text:p>
          </table:table-cell>
          <table:table-cell office:value-type="float" office:value="0.06574049719772" calcext:value-type="float">
            <text:p>0.0657404971977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247422616852771" calcext:value-type="float">
            <text:p>0.002474226168528</text:p>
          </table:table-cell>
          <table:table-cell office:value-type="float" office:value="0.0650730249642655" calcext:value-type="float">
            <text:p>0.06507302496426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244546770029393" calcext:value-type="float">
            <text:p>0.002445467700294</text:p>
          </table:table-cell>
          <table:table-cell office:value-type="float" office:value="0.0644139691274393" calcext:value-type="float">
            <text:p>0.0644139691274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24171100439185" calcext:value-type="float">
            <text:p>0.002417110043919</text:p>
          </table:table-cell>
          <table:table-cell office:value-type="float" office:value="0.0637631981539201" calcext:value-type="float">
            <text:p>0.063763198153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238914650375615" calcext:value-type="float">
            <text:p>0.002389146503756</text:p>
          </table:table-cell>
          <table:table-cell office:value-type="float" office:value="0.0631205829900227" calcext:value-type="float">
            <text:p>0.06312058299002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236157051607309" calcext:value-type="float">
            <text:p>0.002361570516073</text:p>
          </table:table-cell>
          <table:table-cell office:value-type="float" office:value="0.0624859970067296" calcext:value-type="float">
            <text:p>0.06248599700673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233437564603535" calcext:value-type="float">
            <text:p>0.002334375646035</text:p>
          </table:table-cell>
          <table:table-cell office:value-type="float" office:value="0.061859315946127" calcext:value-type="float">
            <text:p>0.06185931594612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230755558477544" calcext:value-type="float">
            <text:p>0.002307555584775</text:p>
          </table:table-cell>
          <table:table-cell office:value-type="float" office:value="0.0612404178692015" calcext:value-type="float">
            <text:p>0.06124041786920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228110414653528" calcext:value-type="float">
            <text:p>0.002281104146535</text:p>
          </table:table-cell>
          <table:table-cell office:value-type="float" office:value="0.0606291831049611" calcext:value-type="float">
            <text:p>0.06062918310496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225501526588289" calcext:value-type="float">
            <text:p>0.002255015265883</text:p>
          </table:table-cell>
          <table:table-cell office:value-type="float" office:value="0.0600254942008404" calcext:value-type="float">
            <text:p>0.0600254942008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222928299500094" calcext:value-type="float">
            <text:p>0.002229282995001</text:p>
          </table:table-cell>
          <table:table-cell office:value-type="float" office:value="0.0594292358743551" calcext:value-type="float">
            <text:p>0.059429235874355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220390150104494" calcext:value-type="float">
            <text:p>0.002203901501045</text:p>
          </table:table-cell>
          <table:table-cell office:value-type="float" office:value="0.0588402949659688" calcext:value-type="float">
            <text:p>0.0588402949659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217886506356904" calcext:value-type="float">
            <text:p>0.002178865063569</text:p>
          </table:table-cell>
          <table:table-cell office:value-type="float" office:value="0.0582585603931378" calcext:value-type="float">
            <text:p>0.0582585603931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215416807201765" calcext:value-type="float">
            <text:p>0.002154168072018</text:p>
          </table:table-cell>
          <table:table-cell office:value-type="float" office:value="0.0576839231055024" calcext:value-type="float">
            <text:p>0.057683923105502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21298050232808" calcext:value-type="float">
            <text:p>0.002129805023281</text:p>
          </table:table-cell>
          <table:table-cell office:value-type="float" office:value="0.0571162760411893" calcext:value-type="float">
            <text:p>0.05711627604118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210577051931148" calcext:value-type="float">
            <text:p>0.002105770519311</text:p>
          </table:table-cell>
          <table:table-cell office:value-type="float" office:value="0.0565555140841967" calcext:value-type="float">
            <text:p>0.05655551408419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208205926480333" calcext:value-type="float">
            <text:p>0.002082059264803</text:p>
          </table:table-cell>
          <table:table-cell office:value-type="float" office:value="0.0560015340228299" calcext:value-type="float">
            <text:p>0.0560015340228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20586660649267" calcext:value-type="float">
            <text:p>0.002058666064927</text:p>
          </table:table-cell>
          <table:table-cell office:value-type="float" office:value="0.0554542345091597" calcext:value-type="float">
            <text:p>0.0554542345091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203558582312167" calcext:value-type="float">
            <text:p>0.002035585823122</text:p>
          </table:table-cell>
          <table:table-cell office:value-type="float" office:value="0.0549135160194728" calcext:value-type="float">
            <text:p>0.05491351601947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20128135389463" calcext:value-type="float">
            <text:p>0.002012813538946</text:p>
          </table:table-cell>
          <table:table-cell office:value-type="float" office:value="0.0543792808156897" calcext:value-type="float">
            <text:p>0.0543792808156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199034430597859" calcext:value-type="float">
            <text:p>0.001990344305979</text:p>
          </table:table-cell>
          <table:table-cell office:value-type="float" office:value="0.0538514329077211" calcext:value-type="float">
            <text:p>0.05385143290772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196817330977057" calcext:value-type="float">
            <text:p>0.001968173309771</text:p>
          </table:table-cell>
          <table:table-cell office:value-type="float" office:value="0.0533298780167367" calcext:value-type="float">
            <text:p>0.05332987801673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194629582585321" calcext:value-type="float">
            <text:p>0.001946295825853</text:p>
          </table:table-cell>
          <table:table-cell office:value-type="float" office:value="0.0528145235393243" calcext:value-type="float">
            <text:p>0.05281452353932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192470721779061" calcext:value-type="float">
            <text:p>0.001924707217791</text:p>
          </table:table-cell>
          <table:table-cell office:value-type="float" office:value="0.0523052785125112" calcext:value-type="float">
            <text:p>0.0523052785125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190340293528209" calcext:value-type="float">
            <text:p>0.001903402935282</text:p>
          </table:table-cell>
          <table:table-cell office:value-type="float" office:value="0.0518020535796262" calcext:value-type="float">
            <text:p>0.0518020535796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1882378512311" calcext:value-type="float">
            <text:p>0.001882378512311</text:p>
          </table:table-cell>
          <table:table-cell office:value-type="float" office:value="0.0513047609569802" calcext:value-type="float">
            <text:p>0.0513047609569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186162956533881" calcext:value-type="float">
            <text:p>0.001861629565339</text:p>
          </table:table-cell>
          <table:table-cell office:value-type="float" office:value="0.0508133144013414" calcext:value-type="float">
            <text:p>0.05081331440134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18411517915432" calcext:value-type="float">
            <text:p>0.001841151791543</text:p>
          </table:table-cell>
          <table:table-cell office:value-type="float" office:value="0.0503276291781834" calcext:value-type="float">
            <text:p>0.05032762917818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182094096709922" calcext:value-type="float">
            <text:p>0.001820940967099</text:p>
          </table:table-cell>
          <table:table-cell office:value-type="float" office:value="0.0498476220306888" calcext:value-type="float">
            <text:p>0.04984762203068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180099294550194" calcext:value-type="float">
            <text:p>0.001800992945502</text:p>
          </table:table-cell>
          <table:table-cell office:value-type="float" office:value="0.0493732111494835" calcext:value-type="float">
            <text:p>0.04937321114948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178130365592984" calcext:value-type="float">
            <text:p>0.00178130365593</text:p>
          </table:table-cell>
          <table:table-cell office:value-type="float" office:value="0.0489043161430851" calcext:value-type="float">
            <text:p>0.04890431614308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176186910164752" calcext:value-type="float">
            <text:p>0.001761869101648</text:p>
          </table:table-cell>
          <table:table-cell office:value-type="float" office:value="0.0484408580090457" calcext:value-type="float">
            <text:p>0.048440858009046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174268535844689" calcext:value-type="float">
            <text:p>0.001742685358447</text:p>
          </table:table-cell>
          <table:table-cell office:value-type="float" office:value="0.0479827591057702" calcext:value-type="float">
            <text:p>0.0479827591057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172374857312574" calcext:value-type="float">
            <text:p>0.001723748573126</text:p>
          </table:table-cell>
          <table:table-cell office:value-type="float" office:value="0.0475299431249926" calcext:value-type="float">
            <text:p>0.04752994312499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17050549620025" calcext:value-type="float">
            <text:p>0.001705054962003</text:p>
          </table:table-cell>
          <table:table-cell office:value-type="float" office:value="0.0470823350648918" calcext:value-type="float">
            <text:p>0.047082335064892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16866008094666" calcext:value-type="float">
            <text:p>0.001686600809467</text:p>
          </table:table-cell>
          <table:table-cell office:value-type="float" office:value="0.0466398612038335" calcext:value-type="float">
            <text:p>0.0466398612038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166838246656306" calcext:value-type="float">
            <text:p>0.001668382466563</text:p>
          </table:table-cell>
          <table:table-cell office:value-type="float" office:value="0.0462024490747166" calcext:value-type="float">
            <text:p>0.0462024490747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16503963496107" calcext:value-type="float">
            <text:p>0.001650396349611</text:p>
          </table:table-cell>
          <table:table-cell office:value-type="float" office:value="0.0457700274399124" calcext:value-type="float">
            <text:p>0.04577002743991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163263893885292" calcext:value-type="float">
            <text:p>0.001632638938853</text:p>
          </table:table-cell>
          <table:table-cell office:value-type="float" office:value="0.0453425262667798" calcext:value-type="float">
            <text:p>0.0453425262667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161510677714028" calcext:value-type="float">
            <text:p>0.00161510677714</text:p>
          </table:table-cell>
          <table:table-cell office:value-type="float" office:value="0.0449198767037409" calcext:value-type="float">
            <text:p>0.04491987670374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159779646864388" calcext:value-type="float">
            <text:p>0.001597796468644</text:p>
          </table:table-cell>
          <table:table-cell office:value-type="float" office:value="0.0445020110569033" calcext:value-type="float">
            <text:p>0.044502011056903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158070467759899" calcext:value-type="float">
            <text:p>0.001580704677599</text:p>
          </table:table-cell>
          <table:table-cell office:value-type="float" office:value="0.044088862767215" calcext:value-type="float">
            <text:p>0.04408886276721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156382812707786" calcext:value-type="float">
            <text:p>0.001563828127078</text:p>
          </table:table-cell>
          <table:table-cell office:value-type="float" office:value="0.0436803663881371" calcext:value-type="float">
            <text:p>0.04368036638813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154716359779114" calcext:value-type="float">
            <text:p>0.001547163597791</text:p>
          </table:table-cell>
          <table:table-cell office:value-type="float" office:value="0.0432764575638228" calcext:value-type="float">
            <text:p>0.04327645756382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153070792691703" calcext:value-type="float">
            <text:p>0.001530707926917</text:p>
          </table:table-cell>
          <table:table-cell office:value-type="float" office:value="0.0428770730077877" calcext:value-type="float">
            <text:p>0.04287707300778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151718813094188" calcext:value-type="float">
            <text:p>0.001517188130942</text:p>
          </table:table-cell>
          <table:table-cell office:value-type="float" office:value="0.0425587333502566" calcext:value-type="float">
            <text:p>0.0425587333502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150652744268184" calcext:value-type="float">
            <text:p>0.001506527442682</text:p>
          </table:table-cell>
          <table:table-cell office:value-type="float" office:value="0.0423196325802307" calcext:value-type="float">
            <text:p>0.0423196325802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14959695876651" calcext:value-type="float">
            <text:p>0.001495969587665</text:p>
          </table:table-cell>
          <table:table-cell office:value-type="float" office:value="0.042082576224144" calcext:value-type="float">
            <text:p>0.04208257622414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148551329462388" calcext:value-type="float">
            <text:p>0.001485513294624</text:p>
          </table:table-cell>
          <table:table-cell office:value-type="float" office:value="0.0418475407446568" calcext:value-type="float">
            <text:p>0.04184754074465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147515731154554" calcext:value-type="float">
            <text:p>0.001475157311546</text:p>
          </table:table-cell>
          <table:table-cell office:value-type="float" office:value="0.0416145029452929" calcext:value-type="float">
            <text:p>0.0416145029452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146490040532654" calcext:value-type="float">
            <text:p>0.001464900405327</text:p>
          </table:table-cell>
          <table:table-cell office:value-type="float" office:value="0.0413834399644946" calcext:value-type="float">
            <text:p>0.04138343996449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145474136143362" calcext:value-type="float">
            <text:p>0.001454741361434</text:p>
          </table:table-cell>
          <table:table-cell office:value-type="float" office:value="0.0411543292697982" calcext:value-type="float">
            <text:p>0.04115432926979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144467898357193" calcext:value-type="float">
            <text:p>0.001444678983572</text:p>
          </table:table-cell>
          <table:table-cell office:value-type="float" office:value="0.0409271486521278" calcext:value-type="float">
            <text:p>0.04092714865212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14347120933601" calcext:value-type="float">
            <text:p>0.00143471209336</text:p>
          </table:table-cell>
          <table:table-cell office:value-type="float" office:value="0.0407018762202057" calcext:value-type="float">
            <text:p>0.040701876220206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1424839530012" calcext:value-type="float">
            <text:p>0.001424839530012</text:p>
          </table:table-cell>
          <table:table-cell office:value-type="float" office:value="0.0404784903950744" calcext:value-type="float">
            <text:p>0.04047849039507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1415060150025" calcext:value-type="float">
            <text:p>0.001415060150025</text:p>
          </table:table-cell>
          <table:table-cell office:value-type="float" office:value="0.0402569699047297" calcext:value-type="float">
            <text:p>0.040256969904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140537282687473" calcext:value-type="float">
            <text:p>0.001405372826875</text:p>
          </table:table-cell>
          <table:table-cell office:value-type="float" office:value="0.0400372937788617" calcext:value-type="float">
            <text:p>0.040037293778862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1395776450716" calcext:value-type="float">
            <text:p>0.001395776450716</text:p>
          </table:table-cell>
          <table:table-cell office:value-type="float" office:value="0.0398194413437011" calcext:value-type="float">
            <text:p>0.03981944134370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138626992808981" calcext:value-type="float">
            <text:p>0.00138626992809</text:p>
          </table:table-cell>
          <table:table-cell office:value-type="float" office:value="0.0396033922169675" calcext:value-type="float">
            <text:p>0.03960339221696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137685218163643" calcext:value-type="float">
            <text:p>0.001376852181636</text:p>
          </table:table-cell>
          <table:table-cell office:value-type="float" office:value="0.03938912630292" calcext:value-type="float">
            <text:p>0.0393891263029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136752214981417" calcext:value-type="float">
            <text:p>0.001367522149814</text:p>
          </table:table-cell>
          <table:table-cell office:value-type="float" office:value="0.0391766237875046" calcext:value-type="float">
            <text:p>0.03917662378750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135827878662393" calcext:value-type="float">
            <text:p>0.001358278786624</text:p>
          </table:table-cell>
          <table:table-cell office:value-type="float" office:value="0.0389658651335977" calcext:value-type="float">
            <text:p>0.03896586513359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134912106133923" calcext:value-type="float">
            <text:p>0.001349121061339</text:p>
          </table:table-cell>
          <table:table-cell office:value-type="float" office:value="0.038756831076345" calcext:value-type="float">
            <text:p>0.03875683107634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3400479582418" calcext:value-type="float">
            <text:p>0.001340047958242</text:p>
          </table:table-cell>
          <table:table-cell office:value-type="float" office:value="0.0385495026185899" calcext:value-type="float">
            <text:p>0.0385495026185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33105847636228" calcext:value-type="float">
            <text:p>0.001331058476362</text:p>
          </table:table-cell>
          <table:table-cell office:value-type="float" office:value="0.0383438610263937" calcext:value-type="float">
            <text:p>0.03834386102639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3221516292263" calcext:value-type="float">
            <text:p>0.001322151629226</text:p>
          </table:table-cell>
          <table:table-cell office:value-type="float" office:value="0.0381398878246417" calcext:value-type="float">
            <text:p>0.03813988782464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31332644460549" calcext:value-type="float">
            <text:p>0.001313326444605</text:p>
          </table:table-cell>
          <table:table-cell office:value-type="float" office:value="0.0379375647927366" calcext:value-type="float">
            <text:p>0.03793756479273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30458196427352" calcext:value-type="float">
            <text:p>0.001304581964274</text:p>
          </table:table-cell>
          <table:table-cell office:value-type="float" office:value="0.0377368739603745" calcext:value-type="float">
            <text:p>0.03773687396037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29591724376694" calcext:value-type="float">
            <text:p>0.001295917243767</text:p>
          </table:table-cell>
          <table:table-cell office:value-type="float" office:value="0.0375377976034031" calcext:value-type="float">
            <text:p>0.037537797603403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28733135215074" calcext:value-type="float">
            <text:p>0.001287331352151</text:p>
          </table:table-cell>
          <table:table-cell office:value-type="float" office:value="0.0373403182397604" calcext:value-type="float">
            <text:p>0.0373403182397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27882337178861" calcext:value-type="float">
            <text:p>0.001278823371789</text:p>
          </table:table-cell>
          <table:table-cell office:value-type="float" office:value="0.0371444186254923" calcext:value-type="float">
            <text:p>0.03714441862549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27039239811759" calcext:value-type="float">
            <text:p>0.001270392398118</text:p>
          </table:table-cell>
          <table:table-cell office:value-type="float" office:value="0.0369500817508443" calcext:value-type="float">
            <text:p>0.03695008175084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26203753942728" calcext:value-type="float">
            <text:p>0.001262037539427</text:p>
          </table:table-cell>
          <table:table-cell office:value-type="float" office:value="0.0367572908364314" calcext:value-type="float">
            <text:p>0.03675729083643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125375791664328" calcext:value-type="float">
            <text:p>0.001253757916643</text:p>
          </table:table-cell>
          <table:table-cell office:value-type="float" office:value="0.0365660293294792" calcext:value-type="float">
            <text:p>0.03656602932947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124555266311488" calcext:value-type="float">
            <text:p>0.001245552663115</text:p>
          </table:table-cell>
          <table:table-cell office:value-type="float" office:value="0.0363762809001373" calcext:value-type="float">
            <text:p>0.036376280900137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123742092440686" calcext:value-type="float">
            <text:p>0.001237420924407</text:p>
          </table:table-cell>
          <table:table-cell office:value-type="float" office:value="0.0361880294378625" calcext:value-type="float">
            <text:p>0.03618802943786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122936185809539" calcext:value-type="float">
            <text:p>0.001229361858095</text:p>
          </table:table-cell>
          <table:table-cell office:value-type="float" office:value="0.0360012590478714" calcext:value-type="float">
            <text:p>0.03600125904787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122137463356782" calcext:value-type="float">
            <text:p>0.001221374633568</text:p>
          </table:table-cell>
          <table:table-cell office:value-type="float" office:value="0.0358159540476592" calcext:value-type="float">
            <text:p>0.0358159540476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121345843182636" calcext:value-type="float">
            <text:p>0.001213458431826</text:p>
          </table:table-cell>
          <table:table-cell office:value-type="float" office:value="0.0356320989635846" calcext:value-type="float">
            <text:p>0.03563209896358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120561244529551" calcext:value-type="float">
            <text:p>0.001205612445296</text:p>
          </table:table-cell>
          <table:table-cell office:value-type="float" office:value="0.0354496785275187" calcext:value-type="float">
            <text:p>0.0354496785275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19783587763323" calcext:value-type="float">
            <text:p>0.001197835877633</text:p>
          </table:table-cell>
          <table:table-cell office:value-type="float" office:value="0.0352686776735572" calcext:value-type="float">
            <text:p>0.03526867767355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119012794354571" calcext:value-type="float">
            <text:p>0.001190127943546</text:p>
          </table:table-cell>
          <table:table-cell office:value-type="float" office:value="0.0350890815347939" calcext:value-type="float">
            <text:p>0.0350890815347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118248786860566" calcext:value-type="float">
            <text:p>0.001182487868606</text:p>
          </table:table-cell>
          <table:table-cell office:value-type="float" office:value="0.0349108754401535" calcext:value-type="float">
            <text:p>0.03491087544015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117491488907404" calcext:value-type="float">
            <text:p>0.001174914889074</text:p>
          </table:table-cell>
          <table:table-cell office:value-type="float" office:value="0.0347340449112852" calcext:value-type="float">
            <text:p>0.034734044911285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116740825172528" calcext:value-type="float">
            <text:p>0.001167408251725</text:p>
          </table:table-cell>
          <table:table-cell office:value-type="float" office:value="0.0345585756595124" calcext:value-type="float">
            <text:p>0.03455857565951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115996721367566" calcext:value-type="float">
            <text:p>0.001159967213676</text:p>
          </table:table-cell>
          <table:table-cell office:value-type="float" office:value="0.0343844535828388" calcext:value-type="float">
            <text:p>0.03438445358283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115259104221505" calcext:value-type="float">
            <text:p>0.001152591042215</text:p>
          </table:table-cell>
          <table:table-cell office:value-type="float" office:value="0.0342116647630115" calcext:value-type="float">
            <text:p>0.03421166476301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114527901464178" calcext:value-type="float">
            <text:p>0.001145279014642</text:p>
          </table:table-cell>
          <table:table-cell office:value-type="float" office:value="0.0340401954626354" calcext:value-type="float">
            <text:p>0.03404019546263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113803041810057" calcext:value-type="float">
            <text:p>0.001138030418101</text:p>
          </table:table-cell>
          <table:table-cell office:value-type="float" office:value="0.033870032122343" calcext:value-type="float">
            <text:p>0.03387003212234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113084454942359" calcext:value-type="float">
            <text:p>0.001130844549424</text:p>
          </table:table-cell>
          <table:table-cell office:value-type="float" office:value="0.0337011613580149" calcext:value-type="float">
            <text:p>0.03370116135801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112372071497442" calcext:value-type="float">
            <text:p>0.001123720714974</text:p>
          </table:table-cell>
          <table:table-cell office:value-type="float" office:value="0.0335335699580509" calcext:value-type="float">
            <text:p>0.03353356995805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111665823049494" calcext:value-type="float">
            <text:p>0.001116658230495</text:p>
          </table:table-cell>
          <table:table-cell office:value-type="float" office:value="0.0333672448806917" calcext:value-type="float">
            <text:p>0.03336724488069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110965642095505" calcext:value-type="float">
            <text:p>0.001109656420955</text:p>
          </table:table-cell>
          <table:table-cell office:value-type="float" office:value="0.0332021732513877" calcext:value-type="float">
            <text:p>0.03320217325138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110271462040522" calcext:value-type="float">
            <text:p>0.001102714620405</text:p>
          </table:table-cell>
          <table:table-cell office:value-type="float" office:value="0.0330383423602167" calcext:value-type="float">
            <text:p>0.03303834236021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109583217183173" calcext:value-type="float">
            <text:p>0.001095832171832</text:p>
          </table:table-cell>
          <table:table-cell office:value-type="float" office:value="0.0328757396593486" calcext:value-type="float">
            <text:p>0.03287573965934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108900842701458" calcext:value-type="float">
            <text:p>0.001089008427015</text:p>
          </table:table-cell>
          <table:table-cell office:value-type="float" office:value="0.0327143527605539" calcext:value-type="float">
            <text:p>0.03271435276055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108224274638807" calcext:value-type="float">
            <text:p>0.001082242746388</text:p>
          </table:table-cell>
          <table:table-cell office:value-type="float" office:value="0.0325541694327589" calcext:value-type="float">
            <text:p>0.032554169432759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107656691809965" calcext:value-type="float">
            <text:p>0.0010765669181</text:p>
          </table:table-cell>
          <table:table-cell office:value-type="float" office:value="0.0324262741411672" calcext:value-type="float">
            <text:p>0.03242627414116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107093229599205" calcext:value-type="float">
            <text:p>0.001070932295992</text:p>
          </table:table-cell>
          <table:table-cell office:value-type="float" office:value="0.0322991699542266" calcext:value-type="float">
            <text:p>0.03229916995422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06533849192724" calcext:value-type="float">
            <text:p>0.001065338491927</text:p>
          </table:table-cell>
          <table:table-cell office:value-type="float" office:value="0.0321728500689303" calcext:value-type="float">
            <text:p>0.0321728500689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105978512231105" calcext:value-type="float">
            <text:p>0.001059785122311</text:p>
          </table:table-cell>
          <table:table-cell office:value-type="float" office:value="0.0320473077579001" calcext:value-type="float">
            <text:p>0.032047307757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105427180802906" calcext:value-type="float">
            <text:p>0.001054271808029</text:p>
          </table:table-cell>
          <table:table-cell office:value-type="float" office:value="0.0319225363683511" calcext:value-type="float">
            <text:p>0.03192253636835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104879817438365" calcext:value-type="float">
            <text:p>0.001048798174384</text:p>
          </table:table-cell>
          <table:table-cell office:value-type="float" office:value="0.0317985293210729" calcext:value-type="float">
            <text:p>0.03179852932107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104336385103202" calcext:value-type="float">
            <text:p>0.001043363851032</text:p>
          </table:table-cell>
          <table:table-cell office:value-type="float" office:value="0.0316752801094283" calcext:value-type="float">
            <text:p>0.03167528010942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103796847192536" calcext:value-type="float">
            <text:p>0.001037968471925</text:p>
          </table:table-cell>
          <table:table-cell office:value-type="float" office:value="0.0315527822983681" calcext:value-type="float">
            <text:p>0.03155278229836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103261167524882" calcext:value-type="float">
            <text:p>0.001032611675249</text:p>
          </table:table-cell>
          <table:table-cell office:value-type="float" office:value="0.0314310295234607" calcext:value-type="float">
            <text:p>0.03143102952346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102729310336264" calcext:value-type="float">
            <text:p>0.001027293103363</text:p>
          </table:table-cell>
          <table:table-cell office:value-type="float" office:value="0.0313100154899384" calcext:value-type="float">
            <text:p>0.03131001548993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102201240274418" calcext:value-type="float">
            <text:p>0.001022012402744</text:p>
          </table:table-cell>
          <table:table-cell office:value-type="float" office:value="0.0311897339717591" calcext:value-type="float">
            <text:p>0.03118973397175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101676922393085" calcext:value-type="float">
            <text:p>0.001016769223931</text:p>
          </table:table-cell>
          <table:table-cell office:value-type="float" office:value="0.0310701788106825" calcext:value-type="float">
            <text:p>0.03107017881068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101156322146401" calcext:value-type="float">
            <text:p>0.001011563221464</text:p>
          </table:table-cell>
          <table:table-cell office:value-type="float" office:value="0.0309513439153605" calcext:value-type="float">
            <text:p>0.030951343915361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100639405383381" calcext:value-type="float">
            <text:p>0.001006394053834</text:p>
          </table:table-cell>
          <table:table-cell office:value-type="float" office:value="0.0308332232604439" calcext:value-type="float">
            <text:p>0.03083322326044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100126138342489" calcext:value-type="float">
            <text:p>0.001001261383425</text:p>
          </table:table-cell>
          <table:table-cell office:value-type="float" office:value="0.0307158108857017" calcext:value-type="float">
            <text:p>0.03071581088570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0996164876462901" calcext:value-type="float">
            <text:p>0.000996164876463</text:p>
          </table:table-cell>
          <table:table-cell office:value-type="float" office:value="0.0305991008951544" calcext:value-type="float">
            <text:p>0.030599100895154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0991104202962004" calcext:value-type="float">
            <text:p>0.000991104202962</text:p>
          </table:table-cell>
          <table:table-cell office:value-type="float" office:value="0.0304830874562225" calcext:value-type="float">
            <text:p>0.03048308745622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0986079036673117" calcext:value-type="float">
            <text:p>0.000986079036673</text:p>
          </table:table-cell>
          <table:table-cell office:value-type="float" office:value="0.0303677647988863" calcext:value-type="float">
            <text:p>0.03036776479888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0981089055033035" calcext:value-type="float">
            <text:p>0.000981089055033</text:p>
          </table:table-cell>
          <table:table-cell office:value-type="float" office:value="0.0302531272148612" calcext:value-type="float">
            <text:p>0.03025312721486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0976133939114352" calcext:value-type="float">
            <text:p>0.000976133939114</text:p>
          </table:table-cell>
          <table:table-cell office:value-type="float" office:value="0.0301391690567836" calcext:value-type="float">
            <text:p>0.030139169056784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0971213373576172" calcext:value-type="float">
            <text:p>0.000971213373576</text:p>
          </table:table-cell>
          <table:table-cell office:value-type="float" office:value="0.0300258847374115" calcext:value-type="float">
            <text:p>0.0300258847374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0966327046615625" calcext:value-type="float">
            <text:p>0.000966327046616</text:p>
          </table:table-cell>
          <table:table-cell office:value-type="float" office:value="0.0299132687288364" calcext:value-type="float">
            <text:p>0.02991326872883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0961474649920142" calcext:value-type="float">
            <text:p>0.00096147464992</text:p>
          </table:table-cell>
          <table:table-cell office:value-type="float" office:value="0.0298013155617082" calcext:value-type="float">
            <text:p>0.02980131556170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956655878620469" calcext:value-type="float">
            <text:p>0.00095665587862</text:p>
          </table:table-cell>
          <table:table-cell office:value-type="float" office:value="0.0296900198244717" calcext:value-type="float">
            <text:p>0.02969001982447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0951870431244453" calcext:value-type="float">
            <text:p>0.000951870431244</text:p>
          </table:table-cell>
          <table:table-cell office:value-type="float" office:value="0.0295793761626148" calcext:value-type="float">
            <text:p>0.02957937616261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0947118009671527" calcext:value-type="float">
            <text:p>0.000947118009672</text:p>
          </table:table-cell>
          <table:table-cell office:value-type="float" office:value="0.0294693792779286" calcext:value-type="float">
            <text:p>0.02946937927792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0942398319087941" calcext:value-type="float">
            <text:p>0.000942398319088</text:p>
          </table:table-cell>
          <table:table-cell office:value-type="float" office:value="0.0293600239277794" calcext:value-type="float">
            <text:p>0.02936002392777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0937711067942663" calcext:value-type="float">
            <text:p>0.000937711067943</text:p>
          </table:table-cell>
          <table:table-cell office:value-type="float" office:value="0.0292513049243908" calcext:value-type="float">
            <text:p>0.02925130492439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0933055967903986" calcext:value-type="float">
            <text:p>0.000933055967904</text:p>
          </table:table-cell>
          <table:table-cell office:value-type="float" office:value="0.0291432171341375" calcext:value-type="float">
            <text:p>0.02914321713413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0928432733816814" calcext:value-type="float">
            <text:p>0.000928432733817</text:p>
          </table:table-cell>
          <table:table-cell office:value-type="float" office:value="0.0290357554768501" calcext:value-type="float">
            <text:p>0.0290357554768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0923841083660609" calcext:value-type="float">
            <text:p>0.000923841083661</text:p>
          </table:table-cell>
          <table:table-cell office:value-type="float" office:value="0.02892891492513" calcext:value-type="float">
            <text:p>0.0289289149251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0919280738507987" calcext:value-type="float">
            <text:p>0.000919280738508</text:p>
          </table:table-cell>
          <table:table-cell office:value-type="float" office:value="0.0288226905036747" calcext:value-type="float">
            <text:p>0.02882269050367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0914751422483963" calcext:value-type="float">
            <text:p>0.000914751422484</text:p>
          </table:table-cell>
          <table:table-cell office:value-type="float" office:value="0.0287170772886142" calcext:value-type="float">
            <text:p>0.028717077288614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0910252862725809" calcext:value-type="float">
            <text:p>0.000910252862726</text:p>
          </table:table-cell>
          <table:table-cell office:value-type="float" office:value="0.0286120704068563" calcext:value-type="float">
            <text:p>0.02861207040685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0905784789343561" calcext:value-type="float">
            <text:p>0.000905784789344</text:p>
          </table:table-cell>
          <table:table-cell office:value-type="float" office:value="0.0285076650354425" calcext:value-type="float">
            <text:p>0.02850766503544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0901346935381113" calcext:value-type="float">
            <text:p>0.000901346935381</text:p>
          </table:table-cell>
          <table:table-cell office:value-type="float" office:value="0.0284038564009138" calcext:value-type="float">
            <text:p>0.02840385640091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089693903677789" calcext:value-type="float">
            <text:p>0.000896939036778</text:p>
          </table:table-cell>
          <table:table-cell office:value-type="float" office:value="0.0283006397786851" calcext:value-type="float">
            <text:p>0.02830063977868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0892560832331163" calcext:value-type="float">
            <text:p>0.000892560832331</text:p>
          </table:table-cell>
          <table:table-cell office:value-type="float" office:value="0.0281980104924306" calcext:value-type="float">
            <text:p>0.02819801049243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0888212063658871" calcext:value-type="float">
            <text:p>0.000888212063659</text:p>
          </table:table-cell>
          <table:table-cell office:value-type="float" office:value="0.028095963913476" calcext:value-type="float">
            <text:p>0.02809596391347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0883892475163065" calcext:value-type="float">
            <text:p>0.000883892475163</text:p>
          </table:table-cell>
          <table:table-cell office:value-type="float" office:value="0.0279944954602025" calcext:value-type="float">
            <text:p>0.0279944954602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0879601813993879" calcext:value-type="float">
            <text:p>0.000879601813994</text:p>
          </table:table-cell>
          <table:table-cell office:value-type="float" office:value="0.0278936005974575" calcext:value-type="float">
            <text:p>0.02789360059745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0875339830014057" calcext:value-type="float">
            <text:p>0.000875339830014</text:p>
          </table:table-cell>
          <table:table-cell office:value-type="float" office:value="0.0277932748359753" calcext:value-type="float">
            <text:p>0.02779327483597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0871106275764011" calcext:value-type="float">
            <text:p>0.000871106275764</text:p>
          </table:table-cell>
          <table:table-cell office:value-type="float" office:value="0.0276935137318062" calcext:value-type="float">
            <text:p>0.02769351373180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086690090642741" calcext:value-type="float">
            <text:p>0.000866900906427</text:p>
          </table:table-cell>
          <table:table-cell office:value-type="float" office:value="0.0275943128857534" calcext:value-type="float">
            <text:p>0.027594312885753</text:p>
          </table:table-cell>
        </table:table-row>
      </table:table>
      <table:table table:name="ro=0.75" table:style-name="ta1"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sfera truncada ro=0.7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itud de onda</text:p>
          </table:table-cell>
          <table:table-cell office:value-type="string" calcext:value-type="string">
            <text:p>Qext</text:p>
          </table:table-cell>
          <table:table-cell office:value-type="string" calcext:value-type="string">
            <text:p>imag(alpha)/Volum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30378810808484" calcext:value-type="float">
            <text:p>0.130378810808484</text:p>
          </table:table-cell>
          <table:table-cell office:value-type="float" office:value="2.07504322146133" calcext:value-type="float">
            <text:p>2.0750432214613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30105084695674" calcext:value-type="float">
            <text:p>0.130105084695674</text:p>
          </table:table-cell>
          <table:table-cell office:value-type="float" office:value="2.07586345190829" calcext:value-type="float">
            <text:p>2.0758634519082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29832703042374" calcext:value-type="float">
            <text:p>0.129832703042374</text:p>
          </table:table-cell>
          <table:table-cell office:value-type="float" office:value="2.07668340464969" calcext:value-type="float">
            <text:p>2.0766834046496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29561655745049" calcext:value-type="float">
            <text:p>0.129561655745049</text:p>
          </table:table-cell>
          <table:table-cell office:value-type="float" office:value="2.07750307815974" calcext:value-type="float">
            <text:p>2.0775030781597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29291932799993" calcext:value-type="float">
            <text:p>0.129291932799993</text:p>
          </table:table-cell>
          <table:table-cell office:value-type="float" office:value="2.07832247090943" calcext:value-type="float">
            <text:p>2.0783224709094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29023524302103" calcext:value-type="float">
            <text:p>0.129023524302103</text:p>
          </table:table-cell>
          <table:table-cell office:value-type="float" office:value="2.07914158136646" calcext:value-type="float">
            <text:p>2.0791415813664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28756420443656" calcext:value-type="float">
            <text:p>0.128756420443656</text:p>
          </table:table-cell>
          <table:table-cell office:value-type="float" office:value="2.07996040799527" calcext:value-type="float">
            <text:p>2.0799604079952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28490611513122" calcext:value-type="float">
            <text:p>0.128490611513122</text:p>
          </table:table-cell>
          <table:table-cell office:value-type="float" office:value="2.08077894925699" calcext:value-type="float">
            <text:p>2.0807789492569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28226087893975" calcext:value-type="float">
            <text:p>0.128226087893975</text:p>
          </table:table-cell>
          <table:table-cell office:value-type="float" office:value="2.08159720360952" calcext:value-type="float">
            <text:p>2.0815972036095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2796284006354" calcext:value-type="float">
            <text:p>0.12796284006354</text:p>
          </table:table-cell>
          <table:table-cell office:value-type="float" office:value="2.08241516950742" calcext:value-type="float">
            <text:p>2.0824151695074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27700858591842" calcext:value-type="float">
            <text:p>0.127700858591842</text:p>
          </table:table-cell>
          <table:table-cell office:value-type="float" office:value="2.083232845402" calcext:value-type="float">
            <text:p>2.08323284540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27440134140482" calcext:value-type="float">
            <text:p>0.127440134140482</text:p>
          </table:table-cell>
          <table:table-cell office:value-type="float" office:value="2.08405022974126" calcext:value-type="float">
            <text:p>2.0840502297412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27180657461524" calcext:value-type="float">
            <text:p>0.127180657461524</text:p>
          </table:table-cell>
          <table:table-cell office:value-type="float" office:value="2.08486732096991" calcext:value-type="float">
            <text:p>2.0848673209699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26922419396398" calcext:value-type="float">
            <text:p>0.126922419396398</text:p>
          </table:table-cell>
          <table:table-cell office:value-type="float" office:value="2.08568411752933" calcext:value-type="float">
            <text:p>2.0856841175293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26687338819508" calcext:value-type="float">
            <text:p>0.126687338819508</text:p>
          </table:table-cell>
          <table:table-cell office:value-type="float" office:value="2.08686182672924" calcext:value-type="float">
            <text:p>2.086861826729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26462818240454" calcext:value-type="float">
            <text:p>0.126462818240454</text:p>
          </table:table-cell>
          <table:table-cell office:value-type="float" office:value="2.08819519893114" calcext:value-type="float">
            <text:p>2.088195198931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2623944135178" calcext:value-type="float">
            <text:p>0.12623944135178</text:p>
          </table:table-cell>
          <table:table-cell office:value-type="float" office:value="2.08952963484671" calcext:value-type="float">
            <text:p>2.089529634846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26017199958526" calcext:value-type="float">
            <text:p>0.126017199958526</text:p>
          </table:table-cell>
          <table:table-cell office:value-type="float" office:value="2.09086513502391" calcext:value-type="float">
            <text:p>2.0908651350239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25796085944043" calcext:value-type="float">
            <text:p>0.125796085944043</text:p>
          </table:table-cell>
          <table:table-cell office:value-type="float" office:value="2.09220170000897" calcext:value-type="float">
            <text:p>2.0922017000089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25576091269067" calcext:value-type="float">
            <text:p>0.125576091269067</text:p>
          </table:table-cell>
          <table:table-cell office:value-type="float" office:value="2.09353933034635" calcext:value-type="float">
            <text:p>2.093539330346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2535720797079" calcext:value-type="float">
            <text:p>0.12535720797079</text:p>
          </table:table-cell>
          <table:table-cell office:value-type="float" office:value="2.09487802657875" calcext:value-type="float">
            <text:p>2.094878026578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25139428161955" calcext:value-type="float">
            <text:p>0.125139428161955</text:p>
          </table:table-cell>
          <table:table-cell office:value-type="float" office:value="2.09621778924709" calcext:value-type="float">
            <text:p>2.0962177892470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24922744029959" calcext:value-type="float">
            <text:p>0.124922744029959</text:p>
          </table:table-cell>
          <table:table-cell office:value-type="float" office:value="2.0975586188905" calcext:value-type="float">
            <text:p>2.097558618890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2470714783597" calcext:value-type="float">
            <text:p>0.12470714783597</text:p>
          </table:table-cell>
          <table:table-cell office:value-type="float" office:value="2.09890051604631" calcext:value-type="float">
            <text:p>2.0989005160463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24492631914055" calcext:value-type="float">
            <text:p>0.124492631914055</text:p>
          </table:table-cell>
          <table:table-cell office:value-type="float" office:value="2.10024348125002" calcext:value-type="float">
            <text:p>2.1002434812500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24279188670325" calcext:value-type="float">
            <text:p>0.124279188670325</text:p>
          </table:table-cell>
          <table:table-cell office:value-type="float" office:value="2.10158751503533" calcext:value-type="float">
            <text:p>2.1015875150353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24066810582086" calcext:value-type="float">
            <text:p>0.124066810582086</text:p>
          </table:table-cell>
          <table:table-cell office:value-type="float" office:value="2.10293261793408" calcext:value-type="float">
            <text:p>2.1029326179340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23855490197004" calcext:value-type="float">
            <text:p>0.123855490197004</text:p>
          </table:table-cell>
          <table:table-cell office:value-type="float" office:value="2.10427879047628" calcext:value-type="float">
            <text:p>2.104278790476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23645220132286" calcext:value-type="float">
            <text:p>0.123645220132286</text:p>
          </table:table-cell>
          <table:table-cell office:value-type="float" office:value="2.10562603319006" calcext:value-type="float">
            <text:p>2.1056260331900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23435993073865" calcext:value-type="float">
            <text:p>0.123435993073865</text:p>
          </table:table-cell>
          <table:table-cell office:value-type="float" office:value="2.10697434660169" calcext:value-type="float">
            <text:p>2.106974346601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23227801775603" calcext:value-type="float">
            <text:p>0.123227801775603</text:p>
          </table:table-cell>
          <table:table-cell office:value-type="float" office:value="2.10832373123556" calcext:value-type="float">
            <text:p>2.10832373123556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2318208474626" calcext:value-type="float">
            <text:p>0.12318208474626</text:p>
          </table:table-cell>
          <table:table-cell office:value-type="float" office:value="2.11244281085313" calcext:value-type="float">
            <text:p>2.1124428108531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23299187571756" calcext:value-type="float">
            <text:p>0.123299187571756</text:p>
          </table:table-cell>
          <table:table-cell office:value-type="float" office:value="2.11935691957605" calcext:value-type="float">
            <text:p>2.1193569195760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23417784235484" calcext:value-type="float">
            <text:p>0.123417784235484</text:p>
          </table:table-cell>
          <table:table-cell office:value-type="float" office:value="2.12630608367147" calcext:value-type="float">
            <text:p>2.12630608367147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2353787876176" calcext:value-type="float">
            <text:p>0.12353787876176</text:p>
          </table:table-cell>
          <table:table-cell office:value-type="float" office:value="2.13329055094632" calcext:value-type="float">
            <text:p>2.1332905509463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23659475267487" calcext:value-type="float">
            <text:p>0.123659475267487</text:p>
          </table:table-cell>
          <table:table-cell office:value-type="float" office:value="2.14031057145055" calcext:value-type="float">
            <text:p>2.1403105714505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23782577962483" calcext:value-type="float">
            <text:p>0.123782577962483</text:p>
          </table:table-cell>
          <table:table-cell office:value-type="float" office:value="2.14736639750119" calcext:value-type="float">
            <text:p>2.1473663975011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23907191149813" calcext:value-type="float">
            <text:p>0.123907191149813</text:p>
          </table:table-cell>
          <table:table-cell office:value-type="float" office:value="2.15445828370667" calcext:value-type="float">
            <text:p>2.1544582837066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24033319226144" calcext:value-type="float">
            <text:p>0.124033319226144</text:p>
          </table:table-cell>
          <table:table-cell office:value-type="float" office:value="2.16158648699147" calcext:value-type="float">
            <text:p>2.1615864869914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24160966682098" calcext:value-type="float">
            <text:p>0.124160966682098</text:p>
          </table:table-cell>
          <table:table-cell office:value-type="float" office:value="2.16875126662101" calcext:value-type="float">
            <text:p>2.1687512666210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24290138102628" calcext:value-type="float">
            <text:p>0.124290138102628</text:p>
          </table:table-cell>
          <table:table-cell office:value-type="float" office:value="2.17595288422682" calcext:value-type="float">
            <text:p>2.1759528842268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24420838167398" calcext:value-type="float">
            <text:p>0.124420838167398</text:p>
          </table:table-cell>
          <table:table-cell office:value-type="float" office:value="2.18319160383209" calcext:value-type="float">
            <text:p>2.1831916038320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24553071651183" calcext:value-type="float">
            <text:p>0.124553071651183</text:p>
          </table:table-cell>
          <table:table-cell office:value-type="float" office:value="2.19046769187741" calcext:value-type="float">
            <text:p>2.1904676918774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24686843424271" calcext:value-type="float">
            <text:p>0.124686843424271</text:p>
          </table:table-cell>
          <table:table-cell office:value-type="float" office:value="2.1977814172469" calcext:value-type="float">
            <text:p>2.1977814172469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24822158452886" calcext:value-type="float">
            <text:p>0.124822158452886</text:p>
          </table:table-cell>
          <table:table-cell office:value-type="float" office:value="2.20513305129461" calcext:value-type="float">
            <text:p>2.2051330512946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24959021799615" calcext:value-type="float">
            <text:p>0.124959021799615</text:p>
          </table:table-cell>
          <table:table-cell office:value-type="float" office:value="2.21252286787121" calcext:value-type="float">
            <text:p>2.2125228678712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25097438623854" calcext:value-type="float">
            <text:p>0.125097438623854</text:p>
          </table:table-cell>
          <table:table-cell office:value-type="float" office:value="2.21995114335103" calcext:value-type="float">
            <text:p>2.21995114335103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25237414182258" calcext:value-type="float">
            <text:p>0.125237414182258</text:p>
          </table:table-cell>
          <table:table-cell office:value-type="float" office:value="2.22741815665939" calcext:value-type="float">
            <text:p>2.2274181566593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25378953829213" calcext:value-type="float">
            <text:p>0.125378953829213</text:p>
          </table:table-cell>
          <table:table-cell office:value-type="float" office:value="2.23492418930029" calcext:value-type="float">
            <text:p>2.234924189300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25522063017308" calcext:value-type="float">
            <text:p>0.125522063017308</text:p>
          </table:table-cell>
          <table:table-cell office:value-type="float" office:value="2.24246952538434" calcext:value-type="float">
            <text:p>2.2424695253843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2566674729783" calcext:value-type="float">
            <text:p>0.12566674729783</text:p>
          </table:table-cell>
          <table:table-cell office:value-type="float" office:value="2.2500544516571" calcext:value-type="float">
            <text:p>2.250054451657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25818432055807" calcext:value-type="float">
            <text:p>0.125818432055807</text:p>
          </table:table-cell>
          <table:table-cell office:value-type="float" office:value="2.2577765131457" calcext:value-type="float">
            <text:p>2.257776513145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26020408839859" calcext:value-type="float">
            <text:p>0.126020408839859</text:p>
          </table:table-cell>
          <table:table-cell office:value-type="float" office:value="2.26641512269775" calcext:value-type="float">
            <text:p>2.2664151226977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26223841947321" calcext:value-type="float">
            <text:p>0.126223841947321</text:p>
          </table:table-cell>
          <table:table-cell office:value-type="float" office:value="2.27509605425768" calcext:value-type="float">
            <text:p>2.2750960542576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26428730073458" calcext:value-type="float">
            <text:p>0.126428730073458</text:p>
          </table:table-cell>
          <table:table-cell office:value-type="float" office:value="2.28381945809247" calcext:value-type="float">
            <text:p>2.283819458092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26635071808756" calcext:value-type="float">
            <text:p>0.126635071808756</text:p>
          </table:table-cell>
          <table:table-cell office:value-type="float" office:value="2.29258548236452" calcext:value-type="float">
            <text:p>2.292585482364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26842865634921" calcext:value-type="float">
            <text:p>0.126842865634921</text:p>
          </table:table-cell>
          <table:table-cell office:value-type="float" office:value="2.30139427303821" calcext:value-type="float">
            <text:p>2.3013942730382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27052109920787" calcext:value-type="float">
            <text:p>0.127052109920787</text:p>
          </table:table-cell>
          <table:table-cell office:value-type="float" office:value="2.31024597378392" calcext:value-type="float">
            <text:p>2.3102459737839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27262802918145" calcext:value-type="float">
            <text:p>0.127262802918145</text:p>
          </table:table-cell>
          <table:table-cell office:value-type="float" office:value="2.31914072587945" calcext:value-type="float">
            <text:p>2.31914072587945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27474942757469" calcext:value-type="float">
            <text:p>0.127474942757469</text:p>
          </table:table-cell>
          <table:table-cell office:value-type="float" office:value="2.32807866810883" calcext:value-type="float">
            <text:p>2.3280786681088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27688527443563" calcext:value-type="float">
            <text:p>0.127688527443563</text:p>
          </table:table-cell>
          <table:table-cell office:value-type="float" office:value="2.33705993665834" calcext:value-type="float">
            <text:p>2.3370599366583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279035548511" calcext:value-type="float">
            <text:p>0.1279035548511</text:p>
          </table:table-cell>
          <table:table-cell office:value-type="float" office:value="2.34608466500986" calcext:value-type="float">
            <text:p>2.3460846650098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28120022720077" calcext:value-type="float">
            <text:p>0.128120022720077</text:p>
          </table:table-cell>
          <table:table-cell office:value-type="float" office:value="2.35515298383128" calcext:value-type="float">
            <text:p>2.3551529838312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28337928651159" calcext:value-type="float">
            <text:p>0.128337928651159</text:p>
          </table:table-cell>
          <table:table-cell office:value-type="float" office:value="2.36426502086405" calcext:value-type="float">
            <text:p>2.36426502086405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28557270100936" calcext:value-type="float">
            <text:p>0.128557270100936</text:p>
          </table:table-cell>
          <table:table-cell office:value-type="float" office:value="2.37342090080781" calcext:value-type="float">
            <text:p>2.373420900807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28778044377066" calcext:value-type="float">
            <text:p>0.128778044377066</text:p>
          </table:table-cell>
          <table:table-cell office:value-type="float" office:value="2.38262074520191" calcext:value-type="float">
            <text:p>2.3826207452019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29000248633318" calcext:value-type="float">
            <text:p>0.129000248633318</text:p>
          </table:table-cell>
          <table:table-cell office:value-type="float" office:value="2.39186467230385" calcext:value-type="float">
            <text:p>2.3918646723038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29223879864506" calcext:value-type="float">
            <text:p>0.129223879864506</text:p>
          </table:table-cell>
          <table:table-cell office:value-type="float" office:value="2.40115279696459" calcext:value-type="float">
            <text:p>2.401152796964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2944893490132" calcext:value-type="float">
            <text:p>0.12944893490132</text:p>
          </table:table-cell>
          <table:table-cell office:value-type="float" office:value="2.41048523050054" calcext:value-type="float">
            <text:p>2.4104852305005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29675410405034" calcext:value-type="float">
            <text:p>0.129675410405034</text:p>
          </table:table-cell>
          <table:table-cell office:value-type="float" office:value="2.41986208056233" calcext:value-type="float">
            <text:p>2.41986208056233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29903302862115" calcext:value-type="float">
            <text:p>0.129903302862115</text:p>
          </table:table-cell>
          <table:table-cell office:value-type="float" office:value="2.42928345100012" calcext:value-type="float">
            <text:p>2.429283451000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30132608578701" calcext:value-type="float">
            <text:p>0.130132608578701</text:p>
          </table:table-cell>
          <table:table-cell office:value-type="float" office:value="2.43874944172549" calcext:value-type="float">
            <text:p>2.4387494417254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30848912741191" calcext:value-type="float">
            <text:p>0.130848912741191</text:p>
          </table:table-cell>
          <table:table-cell office:value-type="float" office:value="2.45737964879336" calcext:value-type="float">
            <text:p>2.4573796487933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31901550758616" calcext:value-type="float">
            <text:p>0.131901550758616</text:p>
          </table:table-cell>
          <table:table-cell office:value-type="float" office:value="2.48239668490816" calcext:value-type="float">
            <text:p>2.482396684908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32969892373922" calcext:value-type="float">
            <text:p>0.132969892373922</text:p>
          </table:table-cell>
          <table:table-cell office:value-type="float" office:value="2.50779365496429" calcext:value-type="float">
            <text:p>2.50779365496429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34054288064235" calcext:value-type="float">
            <text:p>0.134054288064235</text:p>
          </table:table-cell>
          <table:table-cell office:value-type="float" office:value="2.53357905733543" calcext:value-type="float">
            <text:p>2.5335790573354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35155098953107" calcext:value-type="float">
            <text:p>0.135155098953107</text:p>
          </table:table-cell>
          <table:table-cell office:value-type="float" office:value="2.55976164781289" calcext:value-type="float">
            <text:p>2.5597616478128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36272697202492" calcext:value-type="float">
            <text:p>0.136272697202492</text:p>
          </table:table-cell>
          <table:table-cell office:value-type="float" office:value="2.58635044916283" calcext:value-type="float">
            <text:p>2.5863504491628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3740746642107" calcext:value-type="float">
            <text:p>0.13740746642107</text:p>
          </table:table-cell>
          <table:table-cell office:value-type="float" office:value="2.61335476108831" calcext:value-type="float">
            <text:p>2.613354761088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38559802089661" calcext:value-type="float">
            <text:p>0.138559802089661</text:p>
          </table:table-cell>
          <table:table-cell office:value-type="float" office:value="2.64078417061441" calcext:value-type="float">
            <text:p>2.6407841706144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39730112004479" calcext:value-type="float">
            <text:p>0.139730112004479</text:p>
          </table:table-cell>
          <table:table-cell office:value-type="float" office:value="2.66864856291564" calcext:value-type="float">
            <text:p>2.6686485629156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40918816739011" calcext:value-type="float">
            <text:p>0.140918816739011</text:p>
          </table:table-cell>
          <table:table-cell office:value-type="float" office:value="2.69695813260562" calcext:value-type="float">
            <text:p>2.6969581326056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42126350125332" calcext:value-type="float">
            <text:p>0.142126350125332</text:p>
          </table:table-cell>
          <table:table-cell office:value-type="float" office:value="2.72572339550974" calcext:value-type="float">
            <text:p>2.7257233955097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43353159755707" calcext:value-type="float">
            <text:p>0.143353159755707</text:p>
          </table:table-cell>
          <table:table-cell office:value-type="float" office:value="2.75495520094277" calcext:value-type="float">
            <text:p>2.7549552009427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44599707505367" calcext:value-type="float">
            <text:p>0.144599707505367</text:p>
          </table:table-cell>
          <table:table-cell office:value-type="float" office:value="2.78466474451368" calcext:value-type="float">
            <text:p>2.7846647445136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45866470077351" calcext:value-type="float">
            <text:p>0.145866470077351</text:p>
          </table:table-cell>
          <table:table-cell office:value-type="float" office:value="2.81486358148139" calcext:value-type="float">
            <text:p>2.81486358148139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47153939570373" calcext:value-type="float">
            <text:p>0.147153939570373</text:p>
          </table:table-cell>
          <table:table-cell office:value-type="float" office:value="2.84556364068561" calcext:value-type="float">
            <text:p>2.8455636406856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48462624070679" calcext:value-type="float">
            <text:p>0.148462624070679</text:p>
          </table:table-cell>
          <table:table-cell office:value-type="float" office:value="2.87677723907825" calcext:value-type="float">
            <text:p>2.876777239078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49793048268894" calcext:value-type="float">
            <text:p>0.149793048268894</text:p>
          </table:table-cell>
          <table:table-cell office:value-type="float" office:value="2.90851709688127" calcext:value-type="float">
            <text:p>2.9085170968812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51145754102896" calcext:value-type="float">
            <text:p>0.151145754102896</text:p>
          </table:table-cell>
          <table:table-cell office:value-type="float" office:value="2.94079635339823" calcext:value-type="float">
            <text:p>2.9407963533982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52521301427772" calcext:value-type="float">
            <text:p>0.152521301427772</text:p>
          </table:table-cell>
          <table:table-cell office:value-type="float" office:value="2.97362858350726" calcext:value-type="float">
            <text:p>2.9736285835072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5392026871393" calcext:value-type="float">
            <text:p>0.15392026871393</text:p>
          </table:table-cell>
          <table:table-cell office:value-type="float" office:value="3.00702781486417" calcext:value-type="float">
            <text:p>3.0070278148641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55343253774483" calcext:value-type="float">
            <text:p>0.155343253774483</text:p>
          </table:table-cell>
          <table:table-cell office:value-type="float" office:value="3.04100854584509" calcext:value-type="float">
            <text:p>3.0410085458450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56790874523012" calcext:value-type="float">
            <text:p>0.156790874523012</text:p>
          </table:table-cell>
          <table:table-cell office:value-type="float" office:value="3.07558576425873" calcext:value-type="float">
            <text:p>3.0755857642587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58263769762836" calcext:value-type="float">
            <text:p>0.158263769762836</text:p>
          </table:table-cell>
          <table:table-cell office:value-type="float" office:value="3.11077496685895" calcext:value-type="float">
            <text:p>3.110774966858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5976260000894" calcext:value-type="float">
            <text:p>0.15976260000894</text:p>
          </table:table-cell>
          <table:table-cell office:value-type="float" office:value="3.14659217968872" calcext:value-type="float">
            <text:p>3.1465921796887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61311787874849" calcext:value-type="float">
            <text:p>0.161311787874849</text:p>
          </table:table-cell>
          <table:table-cell office:value-type="float" office:value="3.18352248398991" calcext:value-type="float">
            <text:p>3.1835224839899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6306881532658" calcext:value-type="float">
            <text:p>0.16306881532658</text:p>
          </table:table-cell>
          <table:table-cell office:value-type="float" office:value="3.22468609690305" calcext:value-type="float">
            <text:p>3.2246860969030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64789172351156" calcext:value-type="float">
            <text:p>0.164789172351156</text:p>
          </table:table-cell>
          <table:table-cell office:value-type="float" office:value="3.26526291278975" calcext:value-type="float">
            <text:p>3.2652629127897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66466849760445" calcext:value-type="float">
            <text:p>0.166466849760445</text:p>
          </table:table-cell>
          <table:table-cell office:value-type="float" office:value="3.30512924453877" calcext:value-type="float">
            <text:p>3.3051292445387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8095357024928" calcext:value-type="float">
            <text:p>0.168095357024928</text:p>
          </table:table-cell>
          <table:table-cell office:value-type="float" office:value="3.34415087266427" calcext:value-type="float">
            <text:p>3.3441508726642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69667703591757" calcext:value-type="float">
            <text:p>0.169667703591757</text:p>
          </table:table-cell>
          <table:table-cell office:value-type="float" office:value="3.38218257713725" calcext:value-type="float">
            <text:p>3.3821825771372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71176382889224" calcext:value-type="float">
            <text:p>0.171176382889224</text:p>
          </table:table-cell>
          <table:table-cell office:value-type="float" office:value="3.41906771841507" calcext:value-type="float">
            <text:p>3.4190677184150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72613359831005" calcext:value-type="float">
            <text:p>0.172613359831005</text:p>
          </table:table-cell>
          <table:table-cell office:value-type="float" office:value="3.45463788469616" calcext:value-type="float">
            <text:p>3.45463788469616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73970062742869" calcext:value-type="float">
            <text:p>0.173970062742869</text:p>
          </table:table-cell>
          <table:table-cell office:value-type="float" office:value="3.48871262487739" calcext:value-type="float">
            <text:p>3.48871262487739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75237380744781" calcext:value-type="float">
            <text:p>0.175237380744781</text:p>
          </table:table-cell>
          <table:table-cell office:value-type="float" office:value="3.52109928920107" calcext:value-type="float">
            <text:p>3.5210992892010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76405667728541" calcext:value-type="float">
            <text:p>0.176405667728541</text:p>
          </table:table-cell>
          <table:table-cell office:value-type="float" office:value="3.5515930020656" calcext:value-type="float">
            <text:p>3.5515930020656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77464754170031" calcext:value-type="float">
            <text:p>0.177464754170031</text:p>
          </table:table-cell>
          <table:table-cell office:value-type="float" office:value="3.57997679383238" calcext:value-type="float">
            <text:p>3.5799767938323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78403968099298" calcext:value-type="float">
            <text:p>0.178403968099298</text:p>
          </table:table-cell>
          <table:table-cell office:value-type="float" office:value="3.60602192055693" calcext:value-type="float">
            <text:p>3.60602192055693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79212166613135" calcext:value-type="float">
            <text:p>0.179212166613135</text:p>
          </table:table-cell>
          <table:table-cell office:value-type="float" office:value="3.62948840223815" calcext:value-type="float">
            <text:p>3.6294884022381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79877779344363" calcext:value-type="float">
            <text:p>0.179877779344363</text:p>
          </table:table-cell>
          <table:table-cell office:value-type="float" office:value="3.6501258112187" calcext:value-type="float">
            <text:p>3.650125811218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18038886528893" calcext:value-type="float">
            <text:p>0.18038886528893</text:p>
          </table:table-cell>
          <table:table-cell office:value-type="float" office:value="3.66767434255495" calcext:value-type="float">
            <text:p>3.6676743425549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180733184324829" calcext:value-type="float">
            <text:p>0.180733184324829</text:p>
          </table:table-cell>
          <table:table-cell office:value-type="float" office:value="3.68186619725251" calcext:value-type="float">
            <text:p>3.6818661972525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1808982846234" calcext:value-type="float">
            <text:p>0.1808982846234</text:p>
          </table:table-cell>
          <table:table-cell office:value-type="float" office:value="3.69242730696499" calcext:value-type="float">
            <text:p>3.6924273069649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180871606941649" calcext:value-type="float">
            <text:p>0.180871606941649</text:p>
          </table:table-cell>
          <table:table-cell office:value-type="float" office:value="3.69907942480131" calcext:value-type="float">
            <text:p>3.6990794248013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180640606482701" calcext:value-type="float">
            <text:p>0.180640606482701</text:p>
          </table:table-cell>
          <table:table-cell office:value-type="float" office:value="3.70154260102311" calcext:value-type="float">
            <text:p>3.7015426010231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180192892611049" calcext:value-type="float">
            <text:p>0.180192892611049</text:p>
          </table:table-cell>
          <table:table-cell office:value-type="float" office:value="3.69953805441074" calcext:value-type="float">
            <text:p>3.6995380544107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179516386204198" calcext:value-type="float">
            <text:p>0.179516386204198</text:p>
          </table:table-cell>
          <table:table-cell office:value-type="float" office:value="3.69279143977814" calcext:value-type="float">
            <text:p>3.692791439778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178599493811738" calcext:value-type="float">
            <text:p>0.178599493811738</text:p>
          </table:table-cell>
          <table:table-cell office:value-type="float" office:value="3.68103649946338" calcext:value-type="float">
            <text:p>3.6810364994633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177431297082552" calcext:value-type="float">
            <text:p>0.177431297082552</text:p>
          </table:table-cell>
          <table:table-cell office:value-type="float" office:value="3.66401907168884" calcext:value-type="float">
            <text:p>3.6640190716888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176001755124561" calcext:value-type="float">
            <text:p>0.176001755124561</text:p>
          </table:table-cell>
          <table:table-cell office:value-type="float" office:value="3.64150141172001" calcext:value-type="float">
            <text:p>3.6415014117200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174122965956902" calcext:value-type="float">
            <text:p>0.174122965956902</text:p>
          </table:table-cell>
          <table:table-cell office:value-type="float" office:value="3.60955712860663" calcext:value-type="float">
            <text:p>3.6095571286066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170473851535709" calcext:value-type="float">
            <text:p>0.170473851535709</text:p>
          </table:table-cell>
          <table:table-cell office:value-type="float" office:value="3.54069417624676" calcext:value-type="float">
            <text:p>3.54069417624676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166766392308363" calcext:value-type="float">
            <text:p>0.166766392308363</text:p>
          </table:table-cell>
          <table:table-cell office:value-type="float" office:value="3.47032670983027" calcext:value-type="float">
            <text:p>3.4703267098302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163010270477954" calcext:value-type="float">
            <text:p>0.163010270477954</text:p>
          </table:table-cell>
          <table:table-cell office:value-type="float" office:value="3.39864963209204" calcext:value-type="float">
            <text:p>3.39864963209204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159215022888014" calcext:value-type="float">
            <text:p>0.159215022888014</text:p>
          </table:table-cell>
          <table:table-cell office:value-type="float" office:value="3.32585635030907" calcext:value-type="float">
            <text:p>3.32585635030907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155389981312239" calcext:value-type="float">
            <text:p>0.155389981312239</text:p>
          </table:table-cell>
          <table:table-cell office:value-type="float" office:value="3.25213749771321" calcext:value-type="float">
            <text:p>3.2521374977132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151544218214465" calcext:value-type="float">
            <text:p>0.151544218214465</text:p>
          </table:table-cell>
          <table:table-cell office:value-type="float" office:value="3.17767975535296" calcext:value-type="float">
            <text:p>3.17767975535296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14768649838834" calcext:value-type="float">
            <text:p>0.14768649838834</text:p>
          </table:table-cell>
          <table:table-cell office:value-type="float" office:value="3.10266478452975" calcext:value-type="float">
            <text:p>3.1026647845297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143825236743134" calcext:value-type="float">
            <text:p>0.143825236743134</text:p>
          </table:table-cell>
          <table:table-cell office:value-type="float" office:value="3.02726827705446" calcext:value-type="float">
            <text:p>3.0272682770544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39968462365666" calcext:value-type="float">
            <text:p>0.139968462365666</text:p>
          </table:table-cell>
          <table:table-cell office:value-type="float" office:value="2.95165912777697" calcext:value-type="float">
            <text:p>2.9516591277769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136123788861676" calcext:value-type="float">
            <text:p>0.136123788861676</text:p>
          </table:table-cell>
          <table:table-cell office:value-type="float" office:value="2.87599873120708" calcext:value-type="float">
            <text:p>2.8759987312070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132298390865903" calcext:value-type="float">
            <text:p>0.132298390865903</text:p>
          </table:table-cell>
          <table:table-cell office:value-type="float" office:value="2.80044040163182" calcext:value-type="float">
            <text:p>2.8004404016318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128498986510395" calcext:value-type="float">
            <text:p>0.128498986510395</text:p>
          </table:table-cell>
          <table:table-cell office:value-type="float" office:value="2.72512891398329" calcext:value-type="float">
            <text:p>2.72512891398329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124731825556356" calcext:value-type="float">
            <text:p>0.124731825556356</text:p>
          </table:table-cell>
          <table:table-cell office:value-type="float" office:value="2.65020016085571" calcext:value-type="float">
            <text:p>2.6502001608557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121002682826684" calcext:value-type="float">
            <text:p>0.121002682826684</text:p>
          </table:table-cell>
          <table:table-cell office:value-type="float" office:value="2.57578091952435" calcext:value-type="float">
            <text:p>2.575780919524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117316856523925" calcext:value-type="float">
            <text:p>0.117316856523925</text:p>
          </table:table-cell>
          <table:table-cell office:value-type="float" office:value="2.50198872158723" calcext:value-type="float">
            <text:p>2.501988721587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113679170981321" calcext:value-type="float">
            <text:p>0.113679170981321</text:p>
          </table:table-cell>
          <table:table-cell office:value-type="float" office:value="2.4289318169247" calcext:value-type="float">
            <text:p>2.4289318169247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110093983371602" calcext:value-type="float">
            <text:p>0.110093983371602</text:p>
          </table:table-cell>
          <table:table-cell office:value-type="float" office:value="2.35670922303697" calcext:value-type="float">
            <text:p>2.3567092230369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106565193888092" calcext:value-type="float">
            <text:p>0.106565193888092</text:p>
          </table:table-cell>
          <table:table-cell office:value-type="float" office:value="2.28541085045066" calcext:value-type="float">
            <text:p>2.285410850450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103096258913862" calcext:value-type="float">
            <text:p>0.103096258913862</text:p>
          </table:table-cell>
          <table:table-cell office:value-type="float" office:value="2.21511769475711" calcext:value-type="float">
            <text:p>2.2151176947571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0996902067054778" calcext:value-type="float">
            <text:p>0.099690206705478</text:p>
          </table:table-cell>
          <table:table-cell office:value-type="float" office:value="2.14590208592275" calcext:value-type="float">
            <text:p>2.145902085922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0963496551366569" calcext:value-type="float">
            <text:p>0.096349655136657</text:p>
          </table:table-cell>
          <table:table-cell office:value-type="float" office:value="2.07782798576688" calcext:value-type="float">
            <text:p>2.0778279857668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0930768310722468" calcext:value-type="float">
            <text:p>0.093076831072247</text:p>
          </table:table-cell>
          <table:table-cell office:value-type="float" office:value="2.01095132489881" calcext:value-type="float">
            <text:p>2.0109513248988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0898735909727503" calcext:value-type="float">
            <text:p>0.08987359097275</text:p>
          </table:table-cell>
          <table:table-cell office:value-type="float" office:value="1.9453203709156" calcext:value-type="float">
            <text:p>1.94532037091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0867414423627728" calcext:value-type="float">
            <text:p>0.086741442362773</text:p>
          </table:table-cell>
          <table:table-cell office:value-type="float" office:value="1.88097612025276" calcext:value-type="float">
            <text:p>1.8809761202527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0836815658319262" calcext:value-type="float">
            <text:p>0.083681565831926</text:p>
          </table:table-cell>
          <table:table-cell office:value-type="float" office:value="1.81795270672755" calcext:value-type="float">
            <text:p>1.81795270672755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0806948372727864" calcext:value-type="float">
            <text:p>0.080694837272786</text:p>
          </table:table-cell>
          <table:table-cell office:value-type="float" office:value="1.75627782049404" calcext:value-type="float">
            <text:p>1.7562778204940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0777818500965143" calcext:value-type="float">
            <text:p>0.077781850096514</text:p>
          </table:table-cell>
          <table:table-cell office:value-type="float" office:value="1.69597313181995" calcext:value-type="float">
            <text:p>1.6959731318199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0751305081734463" calcext:value-type="float">
            <text:p>0.075130508173446</text:p>
          </table:table-cell>
          <table:table-cell office:value-type="float" office:value="1.64115201807318" calcext:value-type="float">
            <text:p>1.641152018073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0728278838096109" calcext:value-type="float">
            <text:p>0.072827883809611</text:p>
          </table:table-cell>
          <table:table-cell office:value-type="float" office:value="1.593751184193" calcext:value-type="float">
            <text:p>1.59375118419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0705887614986964" calcext:value-type="float">
            <text:p>0.070588761498696</text:p>
          </table:table-cell>
          <table:table-cell office:value-type="float" office:value="1.54755930647702" calcext:value-type="float">
            <text:p>1.5475593064770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0684119274333837" calcext:value-type="float">
            <text:p>0.068411927433384</text:p>
          </table:table-cell>
          <table:table-cell office:value-type="float" office:value="1.50255730561045" calcext:value-type="float">
            <text:p>1.5025573056104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0662961323389119" calcext:value-type="float">
            <text:p>0.066296132338912</text:p>
          </table:table-cell>
          <table:table-cell office:value-type="float" office:value="1.4587251286989" calcext:value-type="float">
            <text:p>1.458725128698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0642400986646274" calcext:value-type="float">
            <text:p>0.064240098664627</text:p>
          </table:table-cell>
          <table:table-cell office:value-type="float" office:value="1.41604190073533" calcext:value-type="float">
            <text:p>1.4160419007353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0622425271456522" calcext:value-type="float">
            <text:p>0.062242527145652</text:p>
          </table:table-cell>
          <table:table-cell office:value-type="float" office:value="1.37448606387448" calcext:value-type="float">
            <text:p>1.3744860638744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0603021027693342" calcext:value-type="float">
            <text:p>0.060302102769334</text:p>
          </table:table-cell>
          <table:table-cell office:value-type="float" office:value="1.33403550510593" calcext:value-type="float">
            <text:p>1.3340355051059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058417500181395" calcext:value-type="float">
            <text:p>0.058417500181395</text:p>
          </table:table-cell>
          <table:table-cell office:value-type="float" office:value="1.29466767293399" calcext:value-type="float">
            <text:p>1.2946676729339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0565873885665101" calcext:value-type="float">
            <text:p>0.05658738856651</text:p>
          </table:table-cell>
          <table:table-cell office:value-type="float" office:value="1.25635968367955" calcext:value-type="float">
            <text:p>1.25635968367955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0548104360375543" calcext:value-type="float">
            <text:p>0.054810436037554</text:p>
          </table:table-cell>
          <table:table-cell office:value-type="float" office:value="1.21908841801875" calcext:value-type="float">
            <text:p>1.21908841801875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0530853135669569" calcext:value-type="float">
            <text:p>0.053085313566957</text:p>
          </table:table-cell>
          <table:table-cell office:value-type="float" office:value="1.18283060836702" calcext:value-type="float">
            <text:p>1.182830608367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0514106984926083" calcext:value-type="float">
            <text:p>0.051410698492608</text:p>
          </table:table-cell>
          <table:table-cell office:value-type="float" office:value="1.14756291770502" calcext:value-type="float">
            <text:p>1.1475629177050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0497852776295955" calcext:value-type="float">
            <text:p>0.049785277629596</text:p>
          </table:table-cell>
          <table:table-cell office:value-type="float" office:value="1.11326201042732" calcext:value-type="float">
            <text:p>1.1132620104273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0482077500177357" calcext:value-type="float">
            <text:p>0.048207750017736</text:p>
          </table:table-cell>
          <table:table-cell office:value-type="float" office:value="1.07990461577554" calcext:value-type="float">
            <text:p>1.0799046157755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0466768293335029" calcext:value-type="float">
            <text:p>0.046676829333503</text:p>
          </table:table-cell>
          <table:table-cell office:value-type="float" office:value="1.04746758439601" calcext:value-type="float">
            <text:p>1.0474675843960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0451912459934896" calcext:value-type="float">
            <text:p>0.04519124599349</text:p>
          </table:table-cell>
          <table:table-cell office:value-type="float" office:value="1.01592793853883" calcext:value-type="float">
            <text:p>1.0159279385388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0437497489750737" calcext:value-type="float">
            <text:p>0.043749748975074</text:p>
          </table:table-cell>
          <table:table-cell office:value-type="float" office:value="0.985262916390377" calcext:value-type="float">
            <text:p>0.98526291639037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0423511073784745" calcext:value-type="float">
            <text:p>0.042351107378475</text:p>
          </table:table-cell>
          <table:table-cell office:value-type="float" office:value="0.955450011006205" calcext:value-type="float">
            <text:p>0.95545001100620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0409941117529056" calcext:value-type="float">
            <text:p>0.040994111752906</text:p>
          </table:table-cell>
          <table:table-cell office:value-type="float" office:value="0.926467004285382" calcext:value-type="float">
            <text:p>0.92646700428538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39677575208078" calcext:value-type="float">
            <text:p>0.039677575208078</text:p>
          </table:table-cell>
          <table:table-cell office:value-type="float" office:value="0.898291996401847" calcext:value-type="float">
            <text:p>0.89829199640184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384003343308903" calcext:value-type="float">
            <text:p>0.03840033433089</text:p>
          </table:table-cell>
          <table:table-cell office:value-type="float" office:value="0.87090343108282" calcext:value-type="float">
            <text:p>0.8709034310828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371612499257665" calcext:value-type="float">
            <text:p>0.037161249925767</text:p>
          </table:table-cell>
          <table:table-cell office:value-type="float" office:value="0.844280117099458" calcext:value-type="float">
            <text:p>0.84428011709945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35959207595782" calcext:value-type="float">
            <text:p>0.035959207595782</text:p>
          </table:table-cell>
          <table:table-cell office:value-type="float" office:value="0.818401246310697" calcext:value-type="float">
            <text:p>0.81840124631069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347931181804503" calcext:value-type="float">
            <text:p>0.03479311818045</text:p>
          </table:table-cell>
          <table:table-cell office:value-type="float" office:value="0.793246408577878" calcext:value-type="float">
            <text:p>0.79324640857787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336619180648377" calcext:value-type="float">
            <text:p>0.033661918064838</text:p>
          </table:table-cell>
          <table:table-cell office:value-type="float" office:value="0.768795603845167" calcext:value-type="float">
            <text:p>0.768795603845167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325645693735281" calcext:value-type="float">
            <text:p>0.032564569373528</text:p>
          </table:table-cell>
          <table:table-cell office:value-type="float" office:value="0.745029251659292" calcext:value-type="float">
            <text:p>0.74502925165929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315000600618803" calcext:value-type="float">
            <text:p>0.03150006006188</text:p>
          </table:table-cell>
          <table:table-cell office:value-type="float" office:value="0.721928198381738" calcext:value-type="float">
            <text:p>0.72192819838173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304674039160001" calcext:value-type="float">
            <text:p>0.030467403916</text:p>
          </table:table-cell>
          <table:table-cell office:value-type="float" office:value="0.699473722326967" calcext:value-type="float">
            <text:p>0.69947372232696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294656404718965" calcext:value-type="float">
            <text:p>0.029465640471897</text:p>
          </table:table-cell>
          <table:table-cell office:value-type="float" office:value="0.67764753704205" calcext:value-type="float">
            <text:p>0.6776475370420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284938348633954" calcext:value-type="float">
            <text:p>0.028493834863395</text:p>
          </table:table-cell>
          <table:table-cell office:value-type="float" office:value="0.656431792925727" calcext:value-type="float">
            <text:p>0.65643179292572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275510776075512" calcext:value-type="float">
            <text:p>0.027551077607551</text:p>
          </table:table-cell>
          <table:table-cell office:value-type="float" office:value="0.635809077368779" calcext:value-type="float">
            <text:p>0.63580907736877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266364843355181" calcext:value-type="float">
            <text:p>0.026636484335518</text:p>
          </table:table-cell>
          <table:table-cell office:value-type="float" office:value="0.615762413582341" calcext:value-type="float">
            <text:p>0.61576241358234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257491954761247" calcext:value-type="float">
            <text:p>0.025749195476125</text:p>
          </table:table-cell>
          <table:table-cell office:value-type="float" office:value="0.596275258266717" calcext:value-type="float">
            <text:p>0.596275258266717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250337834732209" calcext:value-type="float">
            <text:p>0.025033783473221</text:p>
          </table:table-cell>
          <table:table-cell office:value-type="float" office:value="0.58070449347606" calcext:value-type="float">
            <text:p>0.5807044934760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243549423291696" calcext:value-type="float">
            <text:p>0.02435494232917</text:p>
          </table:table-cell>
          <table:table-cell office:value-type="float" office:value="0.565926581219186" calcext:value-type="float">
            <text:p>0.565926581219186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236955798748402" calcext:value-type="float">
            <text:p>0.02369557987484</text:p>
          </table:table-cell>
          <table:table-cell office:value-type="float" office:value="0.551548042477037" calcext:value-type="float">
            <text:p>0.55154804247703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23055064197451" calcext:value-type="float">
            <text:p>0.023055064197451</text:p>
          </table:table-cell>
          <table:table-cell office:value-type="float" office:value="0.537556468542658" calcext:value-type="float">
            <text:p>0.53755646854265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224327859946106" calcext:value-type="float">
            <text:p>0.022432785994611</text:p>
          </table:table-cell>
          <table:table-cell office:value-type="float" office:value="0.523939878225051" calcext:value-type="float">
            <text:p>0.52393987822505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218281577281757" calcext:value-type="float">
            <text:p>0.021828157728176</text:p>
          </table:table-cell>
          <table:table-cell office:value-type="float" office:value="0.510686702551221" calcext:value-type="float">
            <text:p>0.51068670255122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212406128079734" calcext:value-type="float">
            <text:p>0.021240612807973</text:p>
          </table:table-cell>
          <table:table-cell office:value-type="float" office:value="0.497785769966101" calcext:value-type="float">
            <text:p>0.4977857699661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206696048047109" calcext:value-type="float">
            <text:p>0.020669604804711</text:p>
          </table:table-cell>
          <table:table-cell office:value-type="float" office:value="0.485226292022795" calcext:value-type="float">
            <text:p>0.48522629202279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201146066913566" calcext:value-type="float">
            <text:p>0.020114606691357</text:p>
          </table:table-cell>
          <table:table-cell office:value-type="float" office:value="0.472997849554432" calcext:value-type="float">
            <text:p>0.47299784955443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195751101122503" calcext:value-type="float">
            <text:p>0.01957511011225</text:p>
          </table:table-cell>
          <table:table-cell office:value-type="float" office:value="0.461090379318051" calcext:value-type="float">
            <text:p>0.46109037931805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190506246791783" calcext:value-type="float">
            <text:p>0.019050624679178</text:p>
          </table:table-cell>
          <table:table-cell office:value-type="float" office:value="0.449494161100262" calcext:value-type="float">
            <text:p>0.449494161100262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185406772936383" calcext:value-type="float">
            <text:p>0.018540677293638</text:p>
          </table:table-cell>
          <table:table-cell office:value-type="float" office:value="0.438199805273798" calcext:value-type="float">
            <text:p>0.43819980527379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180448114945061" calcext:value-type="float">
            <text:p>0.018044811494506</text:p>
          </table:table-cell>
          <table:table-cell office:value-type="float" office:value="0.427198240793675" calcext:value-type="float">
            <text:p>0.42719824079367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175625868303179" calcext:value-type="float">
            <text:p>0.017562586830318</text:p>
          </table:table-cell>
          <table:table-cell office:value-type="float" office:value="0.416480703621332" calcext:value-type="float">
            <text:p>0.41648070362133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17093578255379" calcext:value-type="float">
            <text:p>0.017093578255379</text:p>
          </table:table-cell>
          <table:table-cell office:value-type="float" office:value="0.406038725564901" calcext:value-type="float">
            <text:p>0.40603872556490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166373755489166" calcext:value-type="float">
            <text:p>0.016637375548917</text:p>
          </table:table-cell>
          <table:table-cell office:value-type="float" office:value="0.395864123523603" calcext:value-type="float">
            <text:p>0.39586412352360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161935827565019" calcext:value-type="float">
            <text:p>0.016193582756502</text:p>
          </table:table-cell>
          <table:table-cell office:value-type="float" office:value="0.385948989124226" calcext:value-type="float">
            <text:p>0.38594898912422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157618176529743" calcext:value-type="float">
            <text:p>0.015761817652974</text:p>
          </table:table-cell>
          <table:table-cell office:value-type="float" office:value="0.376285678737593" calcext:value-type="float">
            <text:p>0.37628567873759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153417112261167" calcext:value-type="float">
            <text:p>0.015341711226117</text:p>
          </table:table-cell>
          <table:table-cell office:value-type="float" office:value="0.366866803863016" calcext:value-type="float">
            <text:p>0.36686680386301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149329071803418" calcext:value-type="float">
            <text:p>0.014932907180342</text:p>
          </table:table-cell>
          <table:table-cell office:value-type="float" office:value="0.357685221868821" calcext:value-type="float">
            <text:p>0.3576852218688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145350614596663" calcext:value-type="float">
            <text:p>0.014535061459666</text:p>
          </table:table-cell>
          <table:table-cell office:value-type="float" office:value="0.348734027077145" calcext:value-type="float">
            <text:p>0.348734027077145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141478417892664" calcext:value-type="float">
            <text:p>0.014147841789266</text:p>
          </table:table-cell>
          <table:table-cell office:value-type="float" office:value="0.340006542181418" calcext:value-type="float">
            <text:p>0.3400065421814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13770927234926" calcext:value-type="float">
            <text:p>0.013770927234926</text:p>
          </table:table-cell>
          <table:table-cell office:value-type="float" office:value="0.331496309985089" calcext:value-type="float">
            <text:p>0.33149630998508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134040077797056" calcext:value-type="float">
            <text:p>0.013404007779706</text:p>
          </table:table-cell>
          <table:table-cell office:value-type="float" office:value="0.323197085450429" calcext:value-type="float">
            <text:p>0.32319708545042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13046783917181" calcext:value-type="float">
            <text:p>0.013046783917181</text:p>
          </table:table-cell>
          <table:table-cell office:value-type="float" office:value="0.315102828046454" calcext:value-type="float">
            <text:p>0.31510282804645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126989662606184" calcext:value-type="float">
            <text:p>0.012698966260618</text:p>
          </table:table-cell>
          <table:table-cell office:value-type="float" office:value="0.307207694385263" calcext:value-type="float">
            <text:p>0.30720769438526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123602751674734" calcext:value-type="float">
            <text:p>0.012360275167473</text:p>
          </table:table-cell>
          <table:table-cell office:value-type="float" office:value="0.299506031136388" calcext:value-type="float">
            <text:p>0.29950603113638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120304403786178" calcext:value-type="float">
            <text:p>0.012030440378618</text:p>
          </table:table-cell>
          <table:table-cell office:value-type="float" office:value="0.291992368208976" calcext:value-type="float">
            <text:p>0.29199236820897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117092006717219" calcext:value-type="float">
            <text:p>0.011709200671722</text:p>
          </table:table-cell>
          <table:table-cell office:value-type="float" office:value="0.284661412191961" calcext:value-type="float">
            <text:p>0.28466141219196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113963035282356" calcext:value-type="float">
            <text:p>0.011396303528236</text:p>
          </table:table-cell>
          <table:table-cell office:value-type="float" office:value="0.277508040042628" calcext:value-type="float">
            <text:p>0.27750804004262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110915048134314" calcext:value-type="float">
            <text:p>0.011091504813431</text:p>
          </table:table-cell>
          <table:table-cell office:value-type="float" office:value="0.270527293014276" calcext:value-type="float">
            <text:p>0.27052729301427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107945684689941" calcext:value-type="float">
            <text:p>0.010794568468994</text:p>
          </table:table-cell>
          <table:table-cell office:value-type="float" office:value="0.263714370813994" calcext:value-type="float">
            <text:p>0.26371437081399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10505266217655" calcext:value-type="float">
            <text:p>0.010505266217655</text:p>
          </table:table-cell>
          <table:table-cell office:value-type="float" office:value="0.257064625981799" calcext:value-type="float">
            <text:p>0.257064625981799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102233772793929" calcext:value-type="float">
            <text:p>0.010223377279393</text:p>
          </table:table-cell>
          <table:table-cell office:value-type="float" office:value="0.250573558482747" calcext:value-type="float">
            <text:p>0.250573558482747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099594471457626" calcext:value-type="float">
            <text:p>0.009959447145763</text:p>
          </table:table-cell>
          <table:table-cell office:value-type="float" office:value="0.244500941342358" calcext:value-type="float">
            <text:p>0.24450094134235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0974421262086095" calcext:value-type="float">
            <text:p>0.009744212620861</text:p>
          </table:table-cell>
          <table:table-cell office:value-type="float" office:value="0.239604718995436" calcext:value-type="float">
            <text:p>0.23960471899543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0953360910589418" calcext:value-type="float">
            <text:p>0.009533609105894</text:p>
          </table:table-cell>
          <table:table-cell office:value-type="float" office:value="0.234805427026212" calcext:value-type="float">
            <text:p>0.23480542702621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0932752332822017" calcext:value-type="float">
            <text:p>0.00932752332822</text:p>
          </table:table-cell>
          <table:table-cell office:value-type="float" office:value="0.230100823896137" calcext:value-type="float">
            <text:p>0.23010082389613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0912584518179396" calcext:value-type="float">
            <text:p>0.009125845181794</text:p>
          </table:table-cell>
          <table:table-cell office:value-type="float" office:value="0.225488728281592" calcext:value-type="float">
            <text:p>0.22548872828159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0892846762768023" calcext:value-type="float">
            <text:p>0.00892846762768</text:p>
          </table:table-cell>
          <table:table-cell office:value-type="float" office:value="0.220967017241689" calcext:value-type="float">
            <text:p>0.22096701724168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0873528659800116" calcext:value-type="float">
            <text:p>0.008735286598001</text:p>
          </table:table-cell>
          <table:table-cell office:value-type="float" office:value="0.216533624447469" calcext:value-type="float">
            <text:p>0.21653362444746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0854620090319266" calcext:value-type="float">
            <text:p>0.008546200903193</text:p>
          </table:table-cell>
          <table:table-cell office:value-type="float" office:value="0.212186538470327" calcext:value-type="float">
            <text:p>0.21218653847032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083611121424466" calcext:value-type="float">
            <text:p>0.008361112142447</text:p>
          </table:table-cell>
          <table:table-cell office:value-type="float" office:value="0.207923801127507" calcext:value-type="float">
            <text:p>0.20792380112750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0817992461722187" calcext:value-type="float">
            <text:p>0.008179924617222</text:p>
          </table:table-cell>
          <table:table-cell office:value-type="float" office:value="0.203743505882666" calcext:value-type="float">
            <text:p>0.20374350588266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0800254524771066" calcext:value-type="float">
            <text:p>0.008002545247711</text:p>
          </table:table-cell>
          <table:table-cell office:value-type="float" office:value="0.199643796299512" calcext:value-type="float">
            <text:p>0.19964379629951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0782888349215198" calcext:value-type="float">
            <text:p>0.007828883492152</text:p>
          </table:table-cell>
          <table:table-cell office:value-type="float" office:value="0.195622864546645" calcext:value-type="float">
            <text:p>0.1956228645466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0765885126888716" calcext:value-type="float">
            <text:p>0.007658851268887</text:p>
          </table:table-cell>
          <table:table-cell office:value-type="float" office:value="0.191678949951759" calcext:value-type="float">
            <text:p>0.19167894995175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074923628810577" calcext:value-type="float">
            <text:p>0.007492362881058</text:p>
          </table:table-cell>
          <table:table-cell office:value-type="float" office:value="0.187810337603474" calcext:value-type="float">
            <text:p>0.18781033760347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0732933494384794" calcext:value-type="float">
            <text:p>0.007329334943848</text:p>
          </table:table-cell>
          <table:table-cell office:value-type="float" office:value="0.184015356999078" calcext:value-type="float">
            <text:p>0.18401535699907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0716968631418048" calcext:value-type="float">
            <text:p>0.00716968631418</text:p>
          </table:table-cell>
          <table:table-cell office:value-type="float" office:value="0.180292380736581" calcext:value-type="float">
            <text:p>0.18029238073658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0701333802277435" calcext:value-type="float">
            <text:p>0.007013338022774</text:p>
          </table:table-cell>
          <table:table-cell office:value-type="float" office:value="0.176639823249497" calcext:value-type="float">
            <text:p>0.176639823249497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0686021320848049" calcext:value-type="float">
            <text:p>0.00686021320848</text:p>
          </table:table-cell>
          <table:table-cell office:value-type="float" office:value="0.173056139582846" calcext:value-type="float">
            <text:p>0.17305613958284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067102370548116" calcext:value-type="float">
            <text:p>0.006710237054812</text:p>
          </table:table-cell>
          <table:table-cell office:value-type="float" office:value="0.169539824208927" calcext:value-type="float">
            <text:p>0.169539824208927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0656333672858708" calcext:value-type="float">
            <text:p>0.006563336728587</text:p>
          </table:table-cell>
          <table:table-cell office:value-type="float" office:value="0.166089409881465" calcext:value-type="float">
            <text:p>0.16608940988146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0641944132061661" calcext:value-type="float">
            <text:p>0.006419441320617</text:p>
          </table:table-cell>
          <table:table-cell office:value-type="float" office:value="0.162703466526771" calcext:value-type="float">
            <text:p>0.16270346652677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0627848178834884" calcext:value-type="float">
            <text:p>0.006278481788349</text:p>
          </table:table-cell>
          <table:table-cell office:value-type="float" office:value="0.159380600170642" calcext:value-type="float">
            <text:p>0.15938060017064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0614039090041459" calcext:value-type="float">
            <text:p>0.006140390900415</text:p>
          </table:table-cell>
          <table:table-cell office:value-type="float" office:value="0.156119451899717" calcext:value-type="float">
            <text:p>0.1561194518997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0600510318299653" calcext:value-type="float">
            <text:p>0.006005103182997</text:p>
          </table:table-cell>
          <table:table-cell office:value-type="float" office:value="0.152918696856124" calcext:value-type="float">
            <text:p>0.15291869685612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0587255486795998" calcext:value-type="float">
            <text:p>0.00587255486796</text:p>
          </table:table-cell>
          <table:table-cell office:value-type="float" office:value="0.149777043264226" calcext:value-type="float">
            <text:p>0.149777043264226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0574268384268179" calcext:value-type="float">
            <text:p>0.005742683842682</text:p>
          </table:table-cell>
          <table:table-cell office:value-type="float" office:value="0.146693231488371" calcext:value-type="float">
            <text:p>0.14669323148837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0561542960151713" calcext:value-type="float">
            <text:p>0.005615429601517</text:p>
          </table:table-cell>
          <table:table-cell office:value-type="float" office:value="0.14366603312056" calcext:value-type="float">
            <text:p>0.14366603312056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0549073319884556" calcext:value-type="float">
            <text:p>0.005490733198846</text:p>
          </table:table-cell>
          <table:table-cell office:value-type="float" office:value="0.140694250097002" calcext:value-type="float">
            <text:p>0.14069425009700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0536853720364069" calcext:value-type="float">
            <text:p>0.005368537203641</text:p>
          </table:table-cell>
          <table:table-cell office:value-type="float" office:value="0.13777671384256" calcext:value-type="float">
            <text:p>0.13777671384256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0524878565550944" calcext:value-type="float">
            <text:p>0.005248785655509</text:p>
          </table:table-cell>
          <table:table-cell office:value-type="float" office:value="0.134912284442122" calcext:value-type="float">
            <text:p>0.1349122844421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513142402214897" calcext:value-type="float">
            <text:p>0.005131424022149</text:p>
          </table:table-cell>
          <table:table-cell office:value-type="float" office:value="0.132099849837975" calcext:value-type="float">
            <text:p>0.13209984983797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501639915817155" calcext:value-type="float">
            <text:p>0.005016399158172</text:p>
          </table:table-cell>
          <table:table-cell office:value-type="float" office:value="0.129338325052294" calcext:value-type="float">
            <text:p>0.12933832505229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490365926524925" calcext:value-type="float">
            <text:p>0.004903659265249</text:p>
          </table:table-cell>
          <table:table-cell office:value-type="float" office:value="0.126626651433878" calcext:value-type="float">
            <text:p>0.12662665143387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479315385353227" calcext:value-type="float">
            <text:p>0.004793153853532</text:p>
          </table:table-cell>
          <table:table-cell office:value-type="float" office:value="0.123963795928315" calcext:value-type="float">
            <text:p>0.123963795928315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468483370429637" calcext:value-type="float">
            <text:p>0.004684833704296</text:p>
          </table:table-cell>
          <table:table-cell office:value-type="float" office:value="0.121348750370771" calcext:value-type="float">
            <text:p>0.12134875037077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457865083377679" calcext:value-type="float">
            <text:p>0.004578650833777</text:p>
          </table:table-cell>
          <table:table-cell office:value-type="float" office:value="0.118780530800647" calcext:value-type="float">
            <text:p>0.1187805308006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447455845814723" calcext:value-type="float">
            <text:p>0.004474558458147</text:p>
          </table:table-cell>
          <table:table-cell office:value-type="float" office:value="0.11625817679734" calcext:value-type="float">
            <text:p>0.1162581767973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437251095960426" calcext:value-type="float">
            <text:p>0.004372510959604</text:p>
          </table:table-cell>
          <table:table-cell office:value-type="float" office:value="0.113780750836427" calcext:value-type="float">
            <text:p>0.11378075083642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427246385351918" calcext:value-type="float">
            <text:p>0.004272463853519</text:p>
          </table:table-cell>
          <table:table-cell office:value-type="float" office:value="0.111347337665553" calcext:value-type="float">
            <text:p>0.111347337665553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417437375662017" calcext:value-type="float">
            <text:p>0.00417437375662</text:p>
          </table:table-cell>
          <table:table-cell office:value-type="float" office:value="0.108957043699386" calcext:value-type="float">
            <text:p>0.10895704369938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407819835616972" calcext:value-type="float">
            <text:p>0.00407819835617</text:p>
          </table:table-cell>
          <table:table-cell office:value-type="float" office:value="0.106608996432983" calcext:value-type="float">
            <text:p>0.106608996432983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398389638010301" calcext:value-type="float">
            <text:p>0.003983896380103</text:p>
          </table:table-cell>
          <table:table-cell office:value-type="float" office:value="0.104302343872955" calcext:value-type="float">
            <text:p>0.10430234387295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389142756809433" calcext:value-type="float">
            <text:p>0.003891427568094</text:p>
          </table:table-cell>
          <table:table-cell office:value-type="float" office:value="0.102036253985851" calcext:value-type="float">
            <text:p>0.10203625398585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382177394774409" calcext:value-type="float">
            <text:p>0.003821773947744</text:p>
          </table:table-cell>
          <table:table-cell office:value-type="float" office:value="0.100361945501944" calcext:value-type="float">
            <text:p>0.10036194550194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37741370677076" calcext:value-type="float">
            <text:p>0.003774137067708</text:p>
          </table:table-cell>
          <table:table-cell office:value-type="float" office:value="0.0992611422308405" calcext:value-type="float">
            <text:p>0.09926114223084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372722455831344" calcext:value-type="float">
            <text:p>0.003727224558313</text:p>
          </table:table-cell>
          <table:table-cell office:value-type="float" office:value="0.0981756281636345" calcext:value-type="float">
            <text:p>0.09817562816363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368102304980961" calcext:value-type="float">
            <text:p>0.00368102304981</text:p>
          </table:table-cell>
          <table:table-cell office:value-type="float" office:value="0.0971051370725558" calcext:value-type="float">
            <text:p>0.097105137072556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363551946606824" calcext:value-type="float">
            <text:p>0.003635519466068</text:p>
          </table:table-cell>
          <table:table-cell office:value-type="float" office:value="0.0960494083594403" calcext:value-type="float">
            <text:p>0.096049408359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359070101706839" calcext:value-type="float">
            <text:p>0.003590701017068</text:p>
          </table:table-cell>
          <table:table-cell office:value-type="float" office:value="0.0950081869152419" calcext:value-type="float">
            <text:p>0.09500818691524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354655519159912" calcext:value-type="float">
            <text:p>0.003546555191599</text:p>
          </table:table-cell>
          <table:table-cell office:value-type="float" office:value="0.0939812229835888" calcext:value-type="float">
            <text:p>0.093981222983589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350306975017554" calcext:value-type="float">
            <text:p>0.003503069750176</text:p>
          </table:table-cell>
          <table:table-cell office:value-type="float" office:value="0.0929682720282495" calcext:value-type="float">
            <text:p>0.09296827202825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346023271816092" calcext:value-type="float">
            <text:p>0.003460232718161</text:p>
          </table:table-cell>
          <table:table-cell office:value-type="float" office:value="0.0919690946043838" calcext:value-type="float">
            <text:p>0.09196909460438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341803237908798" calcext:value-type="float">
            <text:p>0.003418032379088</text:p>
          </table:table-cell>
          <table:table-cell office:value-type="float" office:value="0.0909834562334556" calcext:value-type="float">
            <text:p>0.090983456233456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337645726817305" calcext:value-type="float">
            <text:p>0.003376457268173</text:p>
          </table:table-cell>
          <table:table-cell office:value-type="float" office:value="0.09001112728169" calcext:value-type="float">
            <text:p>0.0900111272816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333549616601657" calcext:value-type="float">
            <text:p>0.003335496166017</text:p>
          </table:table-cell>
          <table:table-cell office:value-type="float" office:value="0.0890518828419599" calcext:value-type="float">
            <text:p>0.08905188284196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329513809248413" calcext:value-type="float">
            <text:p>0.003295138092484</text:p>
          </table:table-cell>
          <table:table-cell office:value-type="float" office:value="0.0881055026189936" calcext:value-type="float">
            <text:p>0.08810550261899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325537230076206" calcext:value-type="float">
            <text:p>0.003255372300762</text:p>
          </table:table-cell>
          <table:table-cell office:value-type="float" office:value="0.0871717708177984" calcext:value-type="float">
            <text:p>0.08717177081779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321618827158208" calcext:value-type="float">
            <text:p>0.003216188271582</text:p>
          </table:table-cell>
          <table:table-cell office:value-type="float" office:value="0.0862504760351948" calcext:value-type="float">
            <text:p>0.08625047603519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317757570760946" calcext:value-type="float">
            <text:p>0.003177575707609</text:p>
          </table:table-cell>
          <table:table-cell office:value-type="float" office:value="0.085341411154368" calcext:value-type="float">
            <text:p>0.08534141115436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313952452798962" calcext:value-type="float">
            <text:p>0.00313952452799</text:p>
          </table:table-cell>
          <table:table-cell office:value-type="float" office:value="0.0844443732423378" calcext:value-type="float">
            <text:p>0.0844443732423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310202486304798" calcext:value-type="float">
            <text:p>0.003102024863048</text:p>
          </table:table-cell>
          <table:table-cell office:value-type="float" office:value="0.0835591634502567" calcext:value-type="float">
            <text:p>0.08355916345025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306506704913833" calcext:value-type="float">
            <text:p>0.003065067049138</text:p>
          </table:table-cell>
          <table:table-cell office:value-type="float" office:value="0.082685586916448" calcext:value-type="float">
            <text:p>0.08268558691644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302864162363498" calcext:value-type="float">
            <text:p>0.003028641623635</text:p>
          </table:table-cell>
          <table:table-cell office:value-type="float" office:value="0.0818234526720993" calcext:value-type="float">
            <text:p>0.08182345267209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299273932006414" calcext:value-type="float">
            <text:p>0.002992739320064</text:p>
          </table:table-cell>
          <table:table-cell office:value-type="float" office:value="0.0809725735495265" calcext:value-type="float">
            <text:p>0.0809725735495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29573510633702" calcext:value-type="float">
            <text:p>0.00295735106337</text:p>
          </table:table-cell>
          <table:table-cell office:value-type="float" office:value="0.0801327660929332" calcext:value-type="float">
            <text:p>0.08013276609293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292246796531274" calcext:value-type="float">
            <text:p>0.002922467965313</text:p>
          </table:table-cell>
          <table:table-cell office:value-type="float" office:value="0.0793038504715837" calcext:value-type="float">
            <text:p>0.079303850471584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28880813199901" calcext:value-type="float">
            <text:p>0.00288808131999</text:p>
          </table:table-cell>
          <table:table-cell office:value-type="float" office:value="0.0784856503953201" calcext:value-type="float">
            <text:p>0.0784856503953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285418259948566" calcext:value-type="float">
            <text:p>0.002854182599486</text:p>
          </table:table-cell>
          <table:table-cell office:value-type="float" office:value="0.077677993032348" calcext:value-type="float">
            <text:p>0.07767799303234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282076344963306" calcext:value-type="float">
            <text:p>0.002820763449633</text:p>
          </table:table-cell>
          <table:table-cell office:value-type="float" office:value="0.0768807089292257" calcext:value-type="float">
            <text:p>0.07688070892922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278781568589663" calcext:value-type="float">
            <text:p>0.002787815685897</text:p>
          </table:table-cell>
          <table:table-cell office:value-type="float" office:value="0.0760936319329864" calcext:value-type="float">
            <text:p>0.076093631932986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275533128936351" calcext:value-type="float">
            <text:p>0.002755331289364</text:p>
          </table:table-cell>
          <table:table-cell office:value-type="float" office:value="0.075316599115331" calcext:value-type="float">
            <text:p>0.07531659911533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272330240284415" calcext:value-type="float">
            <text:p>0.002723302402844</text:p>
          </table:table-cell>
          <table:table-cell office:value-type="float" office:value="0.0745494506988293" calcext:value-type="float">
            <text:p>0.07454945069882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26917213270777" calcext:value-type="float">
            <text:p>0.002691721327078</text:p>
          </table:table-cell>
          <table:table-cell office:value-type="float" office:value="0.0737920299850679" calcext:value-type="float">
            <text:p>0.07379202998506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266058051703934" calcext:value-type="float">
            <text:p>0.002660580517039</text:p>
          </table:table-cell>
          <table:table-cell office:value-type="float" office:value="0.0730441832846882" calcext:value-type="float">
            <text:p>0.07304418328468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26298725783462" calcext:value-type="float">
            <text:p>0.002629872578346</text:p>
          </table:table-cell>
          <table:table-cell office:value-type="float" office:value="0.0723057598492569" calcext:value-type="float">
            <text:p>0.072305759849257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259959026375923" calcext:value-type="float">
            <text:p>0.002599590263759</text:p>
          </table:table-cell>
          <table:table-cell office:value-type="float" office:value="0.0715766118049163" calcext:value-type="float">
            <text:p>0.07157661180491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256972646977776" calcext:value-type="float">
            <text:p>0.002569726469778</text:p>
          </table:table-cell>
          <table:table-cell office:value-type="float" office:value="0.0708565940877592" calcext:value-type="float">
            <text:p>0.07085659408775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254027423332428" calcext:value-type="float">
            <text:p>0.002540274233324</text:p>
          </table:table-cell>
          <table:table-cell office:value-type="float" office:value="0.0701455643808797" calcext:value-type="float">
            <text:p>0.0701455643808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251122672851668" calcext:value-type="float">
            <text:p>0.002511226728517</text:p>
          </table:table-cell>
          <table:table-cell office:value-type="float" office:value="0.069443383053051" calcext:value-type="float">
            <text:p>0.0694433830530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248257726352521" calcext:value-type="float">
            <text:p>0.002482577263525</text:p>
          </table:table-cell>
          <table:table-cell office:value-type="float" office:value="0.0687499130989803" calcext:value-type="float">
            <text:p>0.06874991309898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245431927751178" calcext:value-type="float">
            <text:p>0.002454319277512</text:p>
          </table:table-cell>
          <table:table-cell office:value-type="float" office:value="0.0680650200810964" calcext:value-type="float">
            <text:p>0.068065020081096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242644633764926" calcext:value-type="float">
            <text:p>0.002426446337649</text:p>
          </table:table-cell>
          <table:table-cell office:value-type="float" office:value="0.0673885720728265" calcext:value-type="float">
            <text:p>0.0673885720728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239895213621814" calcext:value-type="float">
            <text:p>0.002398952136218</text:p>
          </table:table-cell>
          <table:table-cell office:value-type="float" office:value="0.0667204396033163" calcext:value-type="float">
            <text:p>0.06672043960331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237183048777858" calcext:value-type="float">
            <text:p>0.002371830487779</text:p>
          </table:table-cell>
          <table:table-cell office:value-type="float" office:value="0.0660604956035539" calcext:value-type="float">
            <text:p>0.06606049560355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234507532641549" calcext:value-type="float">
            <text:p>0.002345075326415</text:p>
          </table:table-cell>
          <table:table-cell office:value-type="float" office:value="0.065408615353857" calcext:value-type="float">
            <text:p>0.0654086153538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231868070305455" calcext:value-type="float">
            <text:p>0.002318680703055</text:p>
          </table:table-cell>
          <table:table-cell office:value-type="float" office:value="0.0647646764326829" calcext:value-type="float">
            <text:p>0.06476467643268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229264078284708" calcext:value-type="float">
            <text:p>0.002292640782847</text:p>
          </table:table-cell>
          <table:table-cell office:value-type="float" office:value="0.0641285586667254" calcext:value-type="float">
            <text:p>0.06412855866672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226694984262187" calcext:value-type="float">
            <text:p>0.002266949842622</text:p>
          </table:table-cell>
          <table:table-cell office:value-type="float" office:value="0.0635001440822609" calcext:value-type="float">
            <text:p>0.06350014408226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224567525231636" calcext:value-type="float">
            <text:p>0.002245675252316</text:p>
          </table:table-cell>
          <table:table-cell office:value-type="float" office:value="0.062993568368657" calcext:value-type="float">
            <text:p>0.06299356836865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222869416919034" calcext:value-type="float">
            <text:p>0.00222869416919</text:p>
          </table:table-cell>
          <table:table-cell office:value-type="float" office:value="0.0626059079321774" calcext:value-type="float">
            <text:p>0.06260590793217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221189153608153" calcext:value-type="float">
            <text:p>0.002211891536082</text:p>
          </table:table-cell>
          <table:table-cell office:value-type="float" office:value="0.0622219160965511" calcext:value-type="float">
            <text:p>0.0622219160965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219526492897312" calcext:value-type="float">
            <text:p>0.002195264928973</text:p>
          </table:table-cell>
          <table:table-cell office:value-type="float" office:value="0.0618415458770961" calcext:value-type="float">
            <text:p>0.061841545877096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217881196441239" calcext:value-type="float">
            <text:p>0.002178811964412</text:p>
          </table:table-cell>
          <table:table-cell office:value-type="float" office:value="0.061464751047658" calcext:value-type="float">
            <text:p>0.06146475104765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21625302987026" calcext:value-type="float">
            <text:p>0.002162530298703</text:p>
          </table:table-cell>
          <table:table-cell office:value-type="float" office:value="0.0610914861258508" calcext:value-type="float">
            <text:p>0.06109148612585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214641762711365" calcext:value-type="float">
            <text:p>0.002146417627114</text:p>
          </table:table-cell>
          <table:table-cell office:value-type="float" office:value="0.0607217063586354" calcext:value-type="float">
            <text:p>0.06072170635863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213047168311083" calcext:value-type="float">
            <text:p>0.002130471683111</text:p>
          </table:table-cell>
          <table:table-cell office:value-type="float" office:value="0.0603553677082229" calcext:value-type="float">
            <text:p>0.060355367708223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211469023760132" calcext:value-type="float">
            <text:p>0.002114690237601</text:p>
          </table:table-cell>
          <table:table-cell office:value-type="float" office:value="0.0599924268382973" calcext:value-type="float">
            <text:p>0.05999242683829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209907109819801" calcext:value-type="float">
            <text:p>0.002099071098198</text:p>
          </table:table-cell>
          <table:table-cell office:value-type="float" office:value="0.0596328411005489" calcext:value-type="float">
            <text:p>0.05963284110054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208361210849995" calcext:value-type="float">
            <text:p>0.0020836121085</text:p>
          </table:table-cell>
          <table:table-cell office:value-type="float" office:value="0.0592765685215086" calcext:value-type="float">
            <text:p>0.059276568521509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206831114738939" calcext:value-type="float">
            <text:p>0.002068311147389</text:p>
          </table:table-cell>
          <table:table-cell office:value-type="float" office:value="0.0589235677896772" calcext:value-type="float">
            <text:p>0.058923567789677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205316612834453" calcext:value-type="float">
            <text:p>0.002053166128345</text:p>
          </table:table-cell>
          <table:table-cell office:value-type="float" office:value="0.0585737982429425" calcext:value-type="float">
            <text:p>0.05857379824294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2038174998768" calcext:value-type="float">
            <text:p>0.002038174998768</text:p>
          </table:table-cell>
          <table:table-cell office:value-type="float" office:value="0.0582272198562741" calcext:value-type="float">
            <text:p>0.05822721985627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202333573933033" calcext:value-type="float">
            <text:p>0.00202333573933</text:p>
          </table:table-cell>
          <table:table-cell office:value-type="float" office:value="0.0578837932296929" calcext:value-type="float">
            <text:p>0.05788379322969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00864636332822" calcext:value-type="float">
            <text:p>0.002008646363328</text:p>
          </table:table-cell>
          <table:table-cell office:value-type="float" office:value="0.0575434795765042" calcext:value-type="float">
            <text:p>0.057543479576504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199410491605717" calcext:value-type="float">
            <text:p>0.001994104916057</text:p>
          </table:table-cell>
          <table:table-cell office:value-type="float" office:value="0.0572062407117911" calcext:value-type="float">
            <text:p>0.05720624071179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197970947419809" calcext:value-type="float">
            <text:p>0.001979709474198</text:p>
          </table:table-cell>
          <table:table-cell office:value-type="float" office:value="0.0568720390411593" calcext:value-type="float">
            <text:p>0.05687203904115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196545814521763" calcext:value-type="float">
            <text:p>0.001965458145218</text:p>
          </table:table-cell>
          <table:table-cell office:value-type="float" office:value="0.0565408375497292" calcext:value-type="float">
            <text:p>0.05654083754972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195134906678165" calcext:value-type="float">
            <text:p>0.001951349066782</text:p>
          </table:table-cell>
          <table:table-cell office:value-type="float" office:value="0.0562125997913661" calcext:value-type="float">
            <text:p>0.05621259979136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193738040618182" calcext:value-type="float">
            <text:p>0.001937380406182</text:p>
          </table:table-cell>
          <table:table-cell office:value-type="float" office:value="0.0558872898781463" calcext:value-type="float">
            <text:p>0.05588728987814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192355035977479" calcext:value-type="float">
            <text:p>0.001923550359775</text:p>
          </table:table-cell>
          <table:table-cell office:value-type="float" office:value="0.0555648724700498" calcext:value-type="float">
            <text:p>0.0555648724700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190985715243362" calcext:value-type="float">
            <text:p>0.001909857152434</text:p>
          </table:table-cell>
          <table:table-cell office:value-type="float" office:value="0.055245312764876" calcext:value-type="float">
            <text:p>0.05524531276487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189629903701132" calcext:value-type="float">
            <text:p>0.001896299037011</text:p>
          </table:table-cell>
          <table:table-cell office:value-type="float" office:value="0.0549285764883771" calcext:value-type="float">
            <text:p>0.05492857648837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188287429381608" calcext:value-type="float">
            <text:p>0.001882874293816</text:p>
          </table:table-cell>
          <table:table-cell office:value-type="float" office:value="0.0546146298846017" calcext:value-type="float">
            <text:p>0.05461462988460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86958123009782" calcext:value-type="float">
            <text:p>0.001869581230098</text:p>
          </table:table-cell>
          <table:table-cell office:value-type="float" office:value="0.0543034397064457" calcext:value-type="float">
            <text:p>0.05430343970644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185641817954605" calcext:value-type="float">
            <text:p>0.001856418179546</text:p>
          </table:table-cell>
          <table:table-cell office:value-type="float" office:value="0.0539949732064052" calcext:value-type="float">
            <text:p>0.05399497320640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184338350179845" calcext:value-type="float">
            <text:p>0.001843383501798</text:p>
          </table:table-cell>
          <table:table-cell office:value-type="float" office:value="0.0536891981275246" calcext:value-type="float">
            <text:p>0.053689198127525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18304755819601" calcext:value-type="float">
            <text:p>0.00183047558196</text:p>
          </table:table-cell>
          <table:table-cell office:value-type="float" office:value="0.0533860826945369" calcext:value-type="float">
            <text:p>0.05338608269453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181769283013309" calcext:value-type="float">
            <text:p>0.001817692830133</text:p>
          </table:table-cell>
          <table:table-cell office:value-type="float" office:value="0.0530855956051924" calcext:value-type="float">
            <text:p>0.05308559560519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180503368095608" calcext:value-type="float">
            <text:p>0.001805033680956</text:p>
          </table:table-cell>
          <table:table-cell office:value-type="float" office:value="0.0527877060217667" calcext:value-type="float">
            <text:p>0.05278770602176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179249659315388" calcext:value-type="float">
            <text:p>0.001792496593154</text:p>
          </table:table-cell>
          <table:table-cell office:value-type="float" office:value="0.0524923835627513" calcext:value-type="float">
            <text:p>0.05249238356275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178008004909647" calcext:value-type="float">
            <text:p>0.001780080049096</text:p>
          </table:table-cell>
          <table:table-cell office:value-type="float" office:value="0.052199598294714" calcext:value-type="float">
            <text:p>0.05219959829471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176778255436745" calcext:value-type="float">
            <text:p>0.001767782554367</text:p>
          </table:table-cell>
          <table:table-cell office:value-type="float" office:value="0.0519093207243319" calcext:value-type="float">
            <text:p>0.05190932072433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175560263734167" calcext:value-type="float">
            <text:p>0.001755602637342</text:p>
          </table:table-cell>
          <table:table-cell office:value-type="float" office:value="0.0516215217905881" calcext:value-type="float">
            <text:p>0.05162152179058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174353884877168" calcext:value-type="float">
            <text:p>0.001743538848772</text:p>
          </table:table-cell>
          <table:table-cell office:value-type="float" office:value="0.0513361728571315" calcext:value-type="float">
            <text:p>0.05133617285713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173158976138295" calcext:value-type="float">
            <text:p>0.001731589761383</text:p>
          </table:table-cell>
          <table:table-cell office:value-type="float" office:value="0.0510532457047941" calcext:value-type="float">
            <text:p>0.0510532457047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171975396947761" calcext:value-type="float">
            <text:p>0.001719753969478</text:p>
          </table:table-cell>
          <table:table-cell office:value-type="float" office:value="0.050772712524262" calcext:value-type="float">
            <text:p>0.05077271252426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17080300885464" calcext:value-type="float">
            <text:p>0.001708030088546</text:p>
          </table:table-cell>
          <table:table-cell office:value-type="float" office:value="0.0504945459088981" calcext:value-type="float">
            <text:p>0.050494545908898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169641675488878" calcext:value-type="float">
            <text:p>0.001696416754889</text:p>
          </table:table-cell>
          <table:table-cell office:value-type="float" office:value="0.05021871884771" calcext:value-type="float">
            <text:p>0.0502187188477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168491262524093" calcext:value-type="float">
            <text:p>0.001684912625241</text:p>
          </table:table-cell>
          <table:table-cell office:value-type="float" office:value="0.049945204718463" calcext:value-type="float">
            <text:p>0.049945204718463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167351637641145" calcext:value-type="float">
            <text:p>0.001673516376411</text:p>
          </table:table-cell>
          <table:table-cell office:value-type="float" office:value="0.0496739772809337" calcext:value-type="float">
            <text:p>0.04967397728093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16622267049246" calcext:value-type="float">
            <text:p>0.001662226704925</text:p>
          </table:table-cell>
          <table:table-cell office:value-type="float" office:value="0.0494050106702983" calcext:value-type="float">
            <text:p>0.04940501067029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16510423266709" calcext:value-type="float">
            <text:p>0.001651042326671</text:p>
          </table:table-cell>
          <table:table-cell office:value-type="float" office:value="0.0491382793906564" calcext:value-type="float">
            <text:p>0.049138279390656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163996197656493" calcext:value-type="float">
            <text:p>0.001639961976565</text:p>
          </table:table-cell>
          <table:table-cell office:value-type="float" office:value="0.0488737583086861" calcext:value-type="float">
            <text:p>0.04887375830868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16289844082101" calcext:value-type="float">
            <text:p>0.00162898440821</text:p>
          </table:table-cell>
          <table:table-cell office:value-type="float" office:value="0.0486114226474243" calcext:value-type="float">
            <text:p>0.04861142264742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161810839357034" calcext:value-type="float">
            <text:p>0.00161810839357</text:p>
          </table:table-cell>
          <table:table-cell office:value-type="float" office:value="0.0483512479801748" calcext:value-type="float">
            <text:p>0.04835124798017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160733272264839" calcext:value-type="float">
            <text:p>0.001607332722648</text:p>
          </table:table-cell>
          <table:table-cell office:value-type="float" office:value="0.0480932102245349" calcext:value-type="float">
            <text:p>0.04809321022453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159665620317073" calcext:value-type="float">
            <text:p>0.001596656203171</text:p>
          </table:table-cell>
          <table:table-cell office:value-type="float" office:value="0.0478372856365446" calcext:value-type="float">
            <text:p>0.04783728563654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158607766027883" calcext:value-type="float">
            <text:p>0.001586077660279</text:p>
          </table:table-cell>
          <table:table-cell office:value-type="float" office:value="0.047583450804949" calcext:value-type="float">
            <text:p>0.04758345080494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157559593622662" calcext:value-type="float">
            <text:p>0.001575595936227</text:p>
          </table:table-cell>
          <table:table-cell office:value-type="float" office:value="0.0473316826455768" calcext:value-type="float">
            <text:p>0.047331682645577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156520989008416" calcext:value-type="float">
            <text:p>0.001565209890084</text:p>
          </table:table-cell>
          <table:table-cell office:value-type="float" office:value="0.047081958395828" calcext:value-type="float">
            <text:p>0.04708195839582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155642488146489" calcext:value-type="float">
            <text:p>0.001556424881465</text:p>
          </table:table-cell>
          <table:table-cell office:value-type="float" office:value="0.0468796310178302" calcext:value-type="float">
            <text:p>0.046879631017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154770931279091" calcext:value-type="float">
            <text:p>0.001547709312791</text:p>
          </table:table-cell>
          <table:table-cell office:value-type="float" office:value="0.0466786988502065" calcext:value-type="float">
            <text:p>0.04667869885020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153906246253724" calcext:value-type="float">
            <text:p>0.001539062462537</text:p>
          </table:table-cell>
          <table:table-cell office:value-type="float" office:value="0.0464791483919373" calcext:value-type="float">
            <text:p>0.04647914839193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153048361857374" calcext:value-type="float">
            <text:p>0.001530483618574</text:p>
          </table:table-cell>
          <table:table-cell office:value-type="float" office:value="0.0462809663112644" calcext:value-type="float">
            <text:p>0.04628096631126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15219720780173" calcext:value-type="float">
            <text:p>0.001521972078017</text:p>
          </table:table-cell>
          <table:table-cell office:value-type="float" office:value="0.0460841394430826" calcext:value-type="float">
            <text:p>0.04608413944308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151352714708674" calcext:value-type="float">
            <text:p>0.001513527147087</text:p>
          </table:table-cell>
          <table:table-cell office:value-type="float" office:value="0.0458886547863809" calcext:value-type="float">
            <text:p>0.04588865478638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150514814096028" calcext:value-type="float">
            <text:p>0.00150514814096</text:p>
          </table:table-cell>
          <table:table-cell office:value-type="float" office:value="0.0456944995017265" calcext:value-type="float">
            <text:p>0.04569449950172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149683438363578" calcext:value-type="float">
            <text:p>0.001496834383636</text:p>
          </table:table-cell>
          <table:table-cell office:value-type="float" office:value="0.045501660908799" calcext:value-type="float">
            <text:p>0.045501660908799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148858520779346" calcext:value-type="float">
            <text:p>0.001488585207793</text:p>
          </table:table-cell>
          <table:table-cell office:value-type="float" office:value="0.0453101264839651" calcext:value-type="float">
            <text:p>0.0453101264839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148039995466115" calcext:value-type="float">
            <text:p>0.001480399954661</text:p>
          </table:table-cell>
          <table:table-cell office:value-type="float" office:value="0.0451198838579004" calcext:value-type="float">
            <text:p>0.045119883857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1472277973882" calcext:value-type="float">
            <text:p>0.001472277973882</text:p>
          </table:table-cell>
          <table:table-cell office:value-type="float" office:value="0.0449309208132519" calcext:value-type="float">
            <text:p>0.04493092081325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146421862338458" calcext:value-type="float">
            <text:p>0.001464218623385</text:p>
          </table:table-cell>
          <table:table-cell office:value-type="float" office:value="0.0447432252823425" calcext:value-type="float">
            <text:p>0.04474322528234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145622126925537" calcext:value-type="float">
            <text:p>0.001456221269255</text:p>
          </table:table-cell>
          <table:table-cell office:value-type="float" office:value="0.0445567853449184" calcext:value-type="float">
            <text:p>0.0445567853449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144828528561351" calcext:value-type="float">
            <text:p>0.001448285285614</text:p>
          </table:table-cell>
          <table:table-cell office:value-type="float" office:value="0.0443715892259347" calcext:value-type="float">
            <text:p>0.0443715892259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144041005448783" calcext:value-type="float">
            <text:p>0.001440410054488</text:p>
          </table:table-cell>
          <table:table-cell office:value-type="float" office:value="0.0441876252933812" calcext:value-type="float">
            <text:p>0.04418762529338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143259496569614" calcext:value-type="float">
            <text:p>0.001432594965696</text:p>
          </table:table-cell>
          <table:table-cell office:value-type="float" office:value="0.0440048820561471" calcext:value-type="float">
            <text:p>0.0440048820561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142483941672655" calcext:value-type="float">
            <text:p>0.001424839416727</text:p>
          </table:table-cell>
          <table:table-cell office:value-type="float" office:value="0.0438233481619224" calcext:value-type="float">
            <text:p>0.04382334816192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141714281262113" calcext:value-type="float">
            <text:p>0.001417142812621</text:p>
          </table:table-cell>
          <table:table-cell office:value-type="float" office:value="0.0436430123951383" calcext:value-type="float">
            <text:p>0.04364301239513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140950456586141" calcext:value-type="float">
            <text:p>0.001409504565861</text:p>
          </table:table-cell>
          <table:table-cell office:value-type="float" office:value="0.0434638636749414" calcext:value-type="float">
            <text:p>0.043463863674941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140192409625606" calcext:value-type="float">
            <text:p>0.001401924096256</text:p>
          </table:table-cell>
          <table:table-cell office:value-type="float" office:value="0.0432858910532052" calcext:value-type="float">
            <text:p>0.0432858910532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139440083083054" calcext:value-type="float">
            <text:p>0.001394400830831</text:p>
          </table:table-cell>
          <table:table-cell office:value-type="float" office:value="0.0431090837125759" calcext:value-type="float">
            <text:p>0.04310908371257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138693420371868" calcext:value-type="float">
            <text:p>0.001386934203719</text:p>
          </table:table-cell>
          <table:table-cell office:value-type="float" office:value="0.0429334309645522" calcext:value-type="float">
            <text:p>0.04293343096455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137952365605621" calcext:value-type="float">
            <text:p>0.001379523656056</text:p>
          </table:table-cell>
          <table:table-cell office:value-type="float" office:value="0.0427589222475986" calcext:value-type="float">
            <text:p>0.04275892224759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137216863587607" calcext:value-type="float">
            <text:p>0.001372168635876</text:p>
          </table:table-cell>
          <table:table-cell office:value-type="float" office:value="0.0425855471252913" calcext:value-type="float">
            <text:p>0.04258554712529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136486859800572" calcext:value-type="float">
            <text:p>0.001364868598006</text:p>
          </table:table-cell>
          <table:table-cell office:value-type="float" office:value="0.0424132952844963" calcext:value-type="float">
            <text:p>0.04241329528449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135762300396608" calcext:value-type="float">
            <text:p>0.001357623003966</text:p>
          </table:table-cell>
          <table:table-cell office:value-type="float" office:value="0.0422421565335796" calcext:value-type="float">
            <text:p>0.0422421565335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135043132187232" calcext:value-type="float">
            <text:p>0.001350431321872</text:p>
          </table:table-cell>
          <table:table-cell office:value-type="float" office:value="0.0420721208006464" calcext:value-type="float">
            <text:p>0.042072120800646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134329302633641" calcext:value-type="float">
            <text:p>0.001343293026336</text:p>
          </table:table-cell>
          <table:table-cell office:value-type="float" office:value="0.0419031781318129" calcext:value-type="float">
            <text:p>0.0419031781318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133620759837126" calcext:value-type="float">
            <text:p>0.001336207598371</text:p>
          </table:table-cell>
          <table:table-cell office:value-type="float" office:value="0.0417353186895056" calcext:value-type="float">
            <text:p>0.04173531868950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132917452529662" calcext:value-type="float">
            <text:p>0.001329174525297</text:p>
          </table:table-cell>
          <table:table-cell office:value-type="float" office:value="0.0415685327507914" calcext:value-type="float">
            <text:p>0.04156853275079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132219330064655" calcext:value-type="float">
            <text:p>0.001322193300647</text:p>
          </table:table-cell>
          <table:table-cell office:value-type="float" office:value="0.0414028107057346" calcext:value-type="float">
            <text:p>0.04140281070573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131526342407849" calcext:value-type="float">
            <text:p>0.001315263424078</text:p>
          </table:table-cell>
          <table:table-cell office:value-type="float" office:value="0.0412381430557826" calcext:value-type="float">
            <text:p>0.041238143055783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130838440128391" calcext:value-type="float">
            <text:p>0.001308384401284</text:p>
          </table:table-cell>
          <table:table-cell office:value-type="float" office:value="0.0410745204121791" calcext:value-type="float">
            <text:p>0.04107452041217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130155574390048" calcext:value-type="float">
            <text:p>0.0013015557439</text:p>
          </table:table-cell>
          <table:table-cell office:value-type="float" office:value="0.0409119334944034" calcext:value-type="float">
            <text:p>0.04091193349440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129477696942574" calcext:value-type="float">
            <text:p>0.001294776969426</text:p>
          </table:table-cell>
          <table:table-cell office:value-type="float" office:value="0.0407503731286375" calcext:value-type="float">
            <text:p>0.04075037312863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128804760113226" calcext:value-type="float">
            <text:p>0.001288047601132</text:p>
          </table:table-cell>
          <table:table-cell office:value-type="float" office:value="0.0405898302462558" calcext:value-type="float">
            <text:p>0.04058983024625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128136716798423" calcext:value-type="float">
            <text:p>0.001281367167984</text:p>
          </table:table-cell>
          <table:table-cell office:value-type="float" office:value="0.0404302958823449" calcext:value-type="float">
            <text:p>0.04043029588234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127473520455542" calcext:value-type="float">
            <text:p>0.001274735204555</text:p>
          </table:table-cell>
          <table:table-cell office:value-type="float" office:value="0.0402717611742433" calcext:value-type="float">
            <text:p>0.04027176117424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126815125094863" calcext:value-type="float">
            <text:p>0.001268151250949</text:p>
          </table:table-cell>
          <table:table-cell office:value-type="float" office:value="0.0401142173601081" calcext:value-type="float">
            <text:p>0.04011421736010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12616148527164" calcext:value-type="float">
            <text:p>0.001261614852716</text:p>
          </table:table-cell>
          <table:table-cell office:value-type="float" office:value="0.0399576557775059" calcext:value-type="float">
            <text:p>0.039957655777506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125512556078314" calcext:value-type="float">
            <text:p>0.001255125560783</text:p>
          </table:table-cell>
          <table:table-cell office:value-type="float" office:value="0.0398020678620251" calcext:value-type="float">
            <text:p>0.03980206786202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124868293136847" calcext:value-type="float">
            <text:p>0.001248682931368</text:p>
          </table:table-cell>
          <table:table-cell office:value-type="float" office:value="0.0396474451459131" calcext:value-type="float">
            <text:p>0.0396474451459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124228652591192" calcext:value-type="float">
            <text:p>0.001242286525912</text:p>
          </table:table-cell>
          <table:table-cell office:value-type="float" office:value="0.0394937792567342" calcext:value-type="float">
            <text:p>0.03949377925673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123593591099888" calcext:value-type="float">
            <text:p>0.001235935910999</text:p>
          </table:table-cell>
          <table:table-cell office:value-type="float" office:value="0.0393410619160512" calcext:value-type="float">
            <text:p>0.039341061916051</text:p>
          </table:table-cell>
        </table:table-row>
      </table:table>
      <table:table table:name="r0=0.5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sfera truncada ro=0.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itud de onda</text:p>
          </table:table-cell>
          <table:table-cell office:value-type="string" calcext:value-type="string">
            <text:p>Qext</text:p>
          </table:table-cell>
          <table:table-cell office:value-type="string" calcext:value-type="string">
            <text:p>imag(alpha)/Volum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1557739712738" calcext:value-type="float">
            <text:p>0.171557739712738</text:p>
          </table:table-cell>
          <table:table-cell office:value-type="float" office:value="2.7304262300955" calcext:value-type="float">
            <text:p>2.73042623009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171225606042684" calcext:value-type="float">
            <text:p>0.171225606042684</text:p>
          </table:table-cell>
          <table:table-cell office:value-type="float" office:value="2.73195300895627" calcext:value-type="float">
            <text:p>2.731953008956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170895170880288" calcext:value-type="float">
            <text:p>0.170895170880288</text:p>
          </table:table-cell>
          <table:table-cell office:value-type="float" office:value="2.73348052521126" calcext:value-type="float">
            <text:p>2.7334805252112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170566421572666" calcext:value-type="float">
            <text:p>0.170566421572666</text:p>
          </table:table-cell>
          <table:table-cell office:value-type="float" office:value="2.73500877871768" calcext:value-type="float">
            <text:p>2.7350087787176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170239345592052" calcext:value-type="float">
            <text:p>0.170239345592052</text:p>
          </table:table-cell>
          <table:table-cell office:value-type="float" office:value="2.73653776933016" calcext:value-type="float">
            <text:p>2.7365377693301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16991393053425" calcext:value-type="float">
            <text:p>0.16991393053425</text:p>
          </table:table-cell>
          <table:table-cell office:value-type="float" office:value="2.73806749690076" calcext:value-type="float">
            <text:p>2.7380674969007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169590164117112" calcext:value-type="float">
            <text:p>0.169590164117112</text:p>
          </table:table-cell>
          <table:table-cell office:value-type="float" office:value="2.73959796127891" calcext:value-type="float">
            <text:p>2.7395979612789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169268034179036" calcext:value-type="float">
            <text:p>0.169268034179036</text:p>
          </table:table-cell>
          <table:table-cell office:value-type="float" office:value="2.74112916231147" calcext:value-type="float">
            <text:p>2.74112916231147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168947528677493" calcext:value-type="float">
            <text:p>0.168947528677493</text:p>
          </table:table-cell>
          <table:table-cell office:value-type="float" office:value="2.74266109984264" calcext:value-type="float">
            <text:p>2.742661099842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168628635687566" calcext:value-type="float">
            <text:p>0.168628635687566</text:p>
          </table:table-cell>
          <table:table-cell office:value-type="float" office:value="2.74419377371402" calcext:value-type="float">
            <text:p>2.7441937737140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168311343400518" calcext:value-type="float">
            <text:p>0.168311343400518</text:p>
          </table:table-cell>
          <table:table-cell office:value-type="float" office:value="2.74572718376456" calcext:value-type="float">
            <text:p>2.7457271837645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167995640122374" calcext:value-type="float">
            <text:p>0.167995640122374</text:p>
          </table:table-cell>
          <table:table-cell office:value-type="float" office:value="2.74726132983055" calcext:value-type="float">
            <text:p>2.7472613298305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167681514272535" calcext:value-type="float">
            <text:p>0.167681514272535</text:p>
          </table:table-cell>
          <table:table-cell office:value-type="float" office:value="2.74879621174564" calcext:value-type="float">
            <text:p>2.7487962117456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167368954382395" calcext:value-type="float">
            <text:p>0.167368954382395</text:p>
          </table:table-cell>
          <table:table-cell office:value-type="float" office:value="2.75033182934077" calcext:value-type="float">
            <text:p>2.7503318293407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167046546973748" calcext:value-type="float">
            <text:p>0.167046546973748</text:p>
          </table:table-cell>
          <table:table-cell office:value-type="float" office:value="2.75168036060102" calcext:value-type="float">
            <text:p>2.751680360601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166720827769398" calcext:value-type="float">
            <text:p>0.166720827769398</text:p>
          </table:table-cell>
          <table:table-cell office:value-type="float" office:value="2.75294855004674" calcext:value-type="float">
            <text:p>2.7529485500467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166396677448795" calcext:value-type="float">
            <text:p>0.166396677448795</text:p>
          </table:table-cell>
          <table:table-cell office:value-type="float" office:value="2.75421678792451" calcext:value-type="float">
            <text:p>2.754216787924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66074084584432" calcext:value-type="float">
            <text:p>0.166074084584432</text:p>
          </table:table-cell>
          <table:table-cell office:value-type="float" office:value="2.75548507190195" calcext:value-type="float">
            <text:p>2.75548507190195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65753037857703" calcext:value-type="float">
            <text:p>0.165753037857703</text:p>
          </table:table-cell>
          <table:table-cell office:value-type="float" office:value="2.75675339963914" calcext:value-type="float">
            <text:p>2.756753399639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65433526057601" calcext:value-type="float">
            <text:p>0.165433526057601</text:p>
          </table:table-cell>
          <table:table-cell office:value-type="float" office:value="2.75802176878856" calcext:value-type="float">
            <text:p>2.7580217687885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65115538079433" calcext:value-type="float">
            <text:p>0.165115538079433</text:p>
          </table:table-cell>
          <table:table-cell office:value-type="float" office:value="2.75929017699509" calcext:value-type="float">
            <text:p>2.7592901769950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64799062923563" calcext:value-type="float">
            <text:p>0.164799062923563</text:p>
          </table:table-cell>
          <table:table-cell office:value-type="float" office:value="2.76055862189602" calcext:value-type="float">
            <text:p>2.7605586218960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64484089694159" calcext:value-type="float">
            <text:p>0.164484089694159</text:p>
          </table:table-cell>
          <table:table-cell office:value-type="float" office:value="2.76182710112099" calcext:value-type="float">
            <text:p>2.7618271011209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64170607597972" calcext:value-type="float">
            <text:p>0.164170607597972</text:p>
          </table:table-cell>
          <table:table-cell office:value-type="float" office:value="2.76309561229201" calcext:value-type="float">
            <text:p>2.763095612292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6385860594312" calcext:value-type="float">
            <text:p>0.16385860594312</text:p>
          </table:table-cell>
          <table:table-cell office:value-type="float" office:value="2.76436415302342" calcext:value-type="float">
            <text:p>2.7643641530234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63548074137897" calcext:value-type="float">
            <text:p>0.163548074137897</text:p>
          </table:table-cell>
          <table:table-cell office:value-type="float" office:value="2.7656327209219" calcext:value-type="float">
            <text:p>2.765632720921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63239001689597" calcext:value-type="float">
            <text:p>0.163239001689597</text:p>
          </table:table-cell>
          <table:table-cell office:value-type="float" office:value="2.76690131358642" calcext:value-type="float">
            <text:p>2.7669013135864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62931378203353" calcext:value-type="float">
            <text:p>0.162931378203353</text:p>
          </table:table-cell>
          <table:table-cell office:value-type="float" office:value="2.76816992860828" calcext:value-type="float">
            <text:p>2.7681699286082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62625193380991" calcext:value-type="float">
            <text:p>0.162625193380991</text:p>
          </table:table-cell>
          <table:table-cell office:value-type="float" office:value="2.76943856357103" calcext:value-type="float">
            <text:p>2.769438563571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62320437019907" calcext:value-type="float">
            <text:p>0.162320437019907</text:p>
          </table:table-cell>
          <table:table-cell office:value-type="float" office:value="2.7707072160505" calcext:value-type="float">
            <text:p>2.770707216050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62017099011949" calcext:value-type="float">
            <text:p>0.162017099011949</text:p>
          </table:table-cell>
          <table:table-cell office:value-type="float" office:value="2.77197588361477" calcext:value-type="float">
            <text:p>2.7719758836147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61906665121103" calcext:value-type="float">
            <text:p>0.161906665121103</text:p>
          </table:table-cell>
          <table:table-cell office:value-type="float" office:value="2.77652851442476" calcext:value-type="float">
            <text:p>2.776528514424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61989027313177" calcext:value-type="float">
            <text:p>0.161989027313177</text:p>
          </table:table-cell>
          <table:table-cell office:value-type="float" office:value="2.78438627774233" calcext:value-type="float">
            <text:p>2.7843862777423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62072651550953" calcext:value-type="float">
            <text:p>0.162072651550953</text:p>
          </table:table-cell>
          <table:table-cell office:value-type="float" office:value="2.7922723384178" calcext:value-type="float">
            <text:p>2.792272338417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62157533134523" calcext:value-type="float">
            <text:p>0.162157533134523</text:p>
          </table:table-cell>
          <table:table-cell office:value-type="float" office:value="2.80018676593727" calcext:value-type="float">
            <text:p>2.8001867659372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62243667348607" calcext:value-type="float">
            <text:p>0.162243667348607</text:p>
          </table:table-cell>
          <table:table-cell office:value-type="float" office:value="2.80812962877282" calcext:value-type="float">
            <text:p>2.8081296287728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62331049460796" calcext:value-type="float">
            <text:p>0.162331049460796</text:p>
          </table:table-cell>
          <table:table-cell office:value-type="float" office:value="2.81610099434889" calcext:value-type="float">
            <text:p>2.8161009943488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62419674719766" calcext:value-type="float">
            <text:p>0.162419674719766</text:p>
          </table:table-cell>
          <table:table-cell office:value-type="float" office:value="2.82410092900787" calcext:value-type="float">
            <text:p>2.8241009290078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62509538353483" calcext:value-type="float">
            <text:p>0.162509538353483</text:p>
          </table:table-cell>
          <table:table-cell office:value-type="float" office:value="2.832129497975" calcext:value-type="float">
            <text:p>2.83212949797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6260063556738" calcext:value-type="float">
            <text:p>0.16260063556738</text:p>
          </table:table-cell>
          <table:table-cell office:value-type="float" office:value="2.84018676532246" calcext:value-type="float">
            <text:p>2.8401867653224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62692961542518" calcext:value-type="float">
            <text:p>0.162692961542518</text:p>
          </table:table-cell>
          <table:table-cell office:value-type="float" office:value="2.84827279393266" calcext:value-type="float">
            <text:p>2.8482727939326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62786511433724" calcext:value-type="float">
            <text:p>0.162786511433724</text:p>
          </table:table-cell>
          <table:table-cell office:value-type="float" office:value="2.85638764546072" calcext:value-type="float">
            <text:p>2.8563876454607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6288128036771" calcext:value-type="float">
            <text:p>0.16288128036771</text:p>
          </table:table-cell>
          <table:table-cell office:value-type="float" office:value="2.86453138029619" calcext:value-type="float">
            <text:p>2.864531380296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62977263441163" calcext:value-type="float">
            <text:p>0.162977263441163</text:p>
          </table:table-cell>
          <table:table-cell office:value-type="float" office:value="2.87270405752382" calcext:value-type="float">
            <text:p>2.872704057523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63074455718826" calcext:value-type="float">
            <text:p>0.163074455718826</text:p>
          </table:table-cell>
          <table:table-cell office:value-type="float" office:value="2.88090573488355" calcext:value-type="float">
            <text:p>2.8809057348835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6317285223154" calcext:value-type="float">
            <text:p>0.16317285223154</text:p>
          </table:table-cell>
          <table:table-cell office:value-type="float" office:value="2.88913646872965" calcext:value-type="float">
            <text:p>2.8891364687296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63272447974271" calcext:value-type="float">
            <text:p>0.163272447974271</text:p>
          </table:table-cell>
          <table:table-cell office:value-type="float" office:value="2.89739631398888" calcext:value-type="float">
            <text:p>2.8973963139888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63373237904112" calcext:value-type="float">
            <text:p>0.163373237904112</text:p>
          </table:table-cell>
          <table:table-cell office:value-type="float" office:value="2.90568532411783" calcext:value-type="float">
            <text:p>2.905685324117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63475216938258" calcext:value-type="float">
            <text:p>0.163475216938258</text:p>
          </table:table-cell>
          <table:table-cell office:value-type="float" office:value="2.91400355105929" calcext:value-type="float">
            <text:p>2.9140035510592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63578379951953" calcext:value-type="float">
            <text:p>0.163578379951953</text:p>
          </table:table-cell>
          <table:table-cell office:value-type="float" office:value="2.92235104519765" calcext:value-type="float">
            <text:p>2.9223510451976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63682721776421" calcext:value-type="float">
            <text:p>0.163682721776421</text:p>
          </table:table-cell>
          <table:table-cell office:value-type="float" office:value="2.93072785531344" calcext:value-type="float">
            <text:p>2.9307278553134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63785349663189" calcext:value-type="float">
            <text:p>0.163785349663189</text:p>
          </table:table-cell>
          <table:table-cell office:value-type="float" office:value="2.93908221255597" calcext:value-type="float">
            <text:p>2.9390822125559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63862337254913" calcext:value-type="float">
            <text:p>0.163862337254913</text:p>
          </table:table-cell>
          <table:table-cell office:value-type="float" office:value="2.9469836085603" calcext:value-type="float">
            <text:p>2.946983608560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63938979534779" calcext:value-type="float">
            <text:p>0.163938979534779</text:p>
          </table:table-cell>
          <table:table-cell office:value-type="float" office:value="2.95488490703892" calcext:value-type="float">
            <text:p>2.9548849070389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64015248177866" calcext:value-type="float">
            <text:p>0.164015248177866</text:p>
          </table:table-cell>
          <table:table-cell office:value-type="float" office:value="2.96278555510947" calcext:value-type="float">
            <text:p>2.9627855551094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64091114526265" calcext:value-type="float">
            <text:p>0.164091114526265</text:p>
          </table:table-cell>
          <table:table-cell office:value-type="float" office:value="2.97068498935316" calcext:value-type="float">
            <text:p>2.9706849893531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64166549585921" calcext:value-type="float">
            <text:p>0.164166549585921</text:p>
          </table:table-cell>
          <table:table-cell office:value-type="float" office:value="2.97858263569117" calcext:value-type="float">
            <text:p>2.978582635691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64241524023513" calcext:value-type="float">
            <text:p>0.164241524023513</text:p>
          </table:table-cell>
          <table:table-cell office:value-type="float" office:value="2.98647790926119" calcext:value-type="float">
            <text:p>2.9864779092611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64316008163399" calcext:value-type="float">
            <text:p>0.164316008163399</text:p>
          </table:table-cell>
          <table:table-cell office:value-type="float" office:value="2.99437021429414" calcext:value-type="float">
            <text:p>2.99437021429414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64389971984609" calcext:value-type="float">
            <text:p>0.164389971984609</text:p>
          </table:table-cell>
          <table:table-cell office:value-type="float" office:value="3.00225894399117" calcext:value-type="float">
            <text:p>3.002258943991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64463385117899" calcext:value-type="float">
            <text:p>0.164463385117899</text:p>
          </table:table-cell>
          <table:table-cell office:value-type="float" office:value="3.01014348040106" calcext:value-type="float">
            <text:p>3.0101434804010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64536216842865" calcext:value-type="float">
            <text:p>0.164536216842865</text:p>
          </table:table-cell>
          <table:table-cell office:value-type="float" office:value="3.01802319429796" calcext:value-type="float">
            <text:p>3.0180231942979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64608436085121" calcext:value-type="float">
            <text:p>0.164608436085121</text:p>
          </table:table-cell>
          <table:table-cell office:value-type="float" office:value="3.02589744505972" calcext:value-type="float">
            <text:p>3.0258974450597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6468001141355" calcext:value-type="float">
            <text:p>0.16468001141355</text:p>
          </table:table-cell>
          <table:table-cell office:value-type="float" office:value="3.03376558054673" calcext:value-type="float">
            <text:p>3.03376558054673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64750911037616" calcext:value-type="float">
            <text:p>0.164750911037616</text:p>
          </table:table-cell>
          <table:table-cell office:value-type="float" office:value="3.04162693698145" calcext:value-type="float">
            <text:p>3.0416269369814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64821102804765" calcext:value-type="float">
            <text:p>0.164821102804765</text:p>
          </table:table-cell>
          <table:table-cell office:value-type="float" office:value="3.04948083882866" calcext:value-type="float">
            <text:p>3.0494808388286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6489055419789" calcext:value-type="float">
            <text:p>0.16489055419789</text:p>
          </table:table-cell>
          <table:table-cell office:value-type="float" office:value="3.0573265986766" calcext:value-type="float">
            <text:p>3.0573265986766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64959232332888" calcext:value-type="float">
            <text:p>0.164959232332888</text:p>
          </table:table-cell>
          <table:table-cell office:value-type="float" office:value="3.06516351711895" calcext:value-type="float">
            <text:p>3.0651635171189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650271039563" calcext:value-type="float">
            <text:p>0.1650271039563</text:p>
          </table:table-cell>
          <table:table-cell office:value-type="float" office:value="3.07299088263788" calcext:value-type="float">
            <text:p>3.0729908826378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65094135443041" calcext:value-type="float">
            <text:p>0.165094135443041</text:p>
          </table:table-cell>
          <table:table-cell office:value-type="float" office:value="3.08080797148822" calcext:value-type="float">
            <text:p>3.0808079714882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65160292794216" calcext:value-type="float">
            <text:p>0.165160292794216</text:p>
          </table:table-cell>
          <table:table-cell office:value-type="float" office:value="3.08861404758275" calcext:value-type="float">
            <text:p>3.0886140475827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65225541635052" calcext:value-type="float">
            <text:p>0.165225541635052</text:p>
          </table:table-cell>
          <table:table-cell office:value-type="float" office:value="3.09640836237894" calcext:value-type="float">
            <text:p>3.0964083623789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66032172991" calcext:value-type="float">
            <text:p>0.166032172991</text:p>
          </table:table-cell>
          <table:table-cell office:value-type="float" office:value="3.11813124316914" calcext:value-type="float">
            <text:p>3.1181312431691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67349626170593" calcext:value-type="float">
            <text:p>0.167349626170593</text:p>
          </table:table-cell>
          <table:table-cell office:value-type="float" office:value="3.14953201715383" calcext:value-type="float">
            <text:p>3.1495320171538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6868764841059" calcext:value-type="float">
            <text:p>0.16868764841059</text:p>
          </table:table-cell>
          <table:table-cell office:value-type="float" office:value="3.18142556034653" calcext:value-type="float">
            <text:p>3.1814255603465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70046722259619" calcext:value-type="float">
            <text:p>0.170046722259619</text:p>
          </table:table-cell>
          <table:table-cell office:value-type="float" office:value="3.21382344799791" calcext:value-type="float">
            <text:p>3.2138234479979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71427345540934" calcext:value-type="float">
            <text:p>0.171427345540934</text:p>
          </table:table-cell>
          <table:table-cell office:value-type="float" office:value="3.24673762145147" calcext:value-type="float">
            <text:p>3.2467376214514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72830031939311" calcext:value-type="float">
            <text:p>0.172830031939311</text:p>
          </table:table-cell>
          <table:table-cell office:value-type="float" office:value="3.28018040232118" calcext:value-type="float">
            <text:p>3.280180402321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74255311613847" calcext:value-type="float">
            <text:p>0.174255311613847</text:p>
          </table:table-cell>
          <table:table-cell office:value-type="float" office:value="3.31416450730179" calcext:value-type="float">
            <text:p>3.3141645073017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75703731837897" calcext:value-type="float">
            <text:p>0.175703731837897</text:p>
          </table:table-cell>
          <table:table-cell office:value-type="float" office:value="3.34870306364287" calcext:value-type="float">
            <text:p>3.3487030636428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7175857667478" calcext:value-type="float">
            <text:p>0.177175857667478</text:p>
          </table:table-cell>
          <table:table-cell office:value-type="float" office:value="3.38380962531903" calcext:value-type="float">
            <text:p>3.3838096253190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78672272639486" calcext:value-type="float">
            <text:p>0.178672272639486</text:p>
          </table:table-cell>
          <table:table-cell office:value-type="float" office:value="3.41949818993045" calcext:value-type="float">
            <text:p>3.41949818993045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80193579501172" calcext:value-type="float">
            <text:p>0.180193579501172</text:p>
          </table:table-cell>
          <table:table-cell office:value-type="float" office:value="3.45578321636959" calcext:value-type="float">
            <text:p>3.4557832163695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81740400972382" calcext:value-type="float">
            <text:p>0.181740400972382</text:p>
          </table:table-cell>
          <table:table-cell office:value-type="float" office:value="3.49267964329161" calcext:value-type="float">
            <text:p>3.4926796432916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83313380542121" calcext:value-type="float">
            <text:p>0.183313380542121</text:p>
          </table:table-cell>
          <table:table-cell office:value-type="float" office:value="3.53020290842787" calcext:value-type="float">
            <text:p>3.53020290842787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849131833011" calcext:value-type="float">
            <text:p>0.1849131833011</text:p>
          </table:table-cell>
          <table:table-cell office:value-type="float" office:value="3.56836896878386" calcext:value-type="float">
            <text:p>3.5683689687838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86540496811967" calcext:value-type="float">
            <text:p>0.186540496811967</text:p>
          </table:table-cell>
          <table:table-cell office:value-type="float" office:value="3.60719432176476" calcext:value-type="float">
            <text:p>3.6071943217647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88196032019028" calcext:value-type="float">
            <text:p>0.188196032019028</text:p>
          </table:table-cell>
          <table:table-cell office:value-type="float" office:value="3.64669602727376" calcext:value-type="float">
            <text:p>3.64669602727376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89880524199321" calcext:value-type="float">
            <text:p>0.189880524199321</text:p>
          </table:table-cell>
          <table:table-cell office:value-type="float" office:value="3.68689173083066" calcext:value-type="float">
            <text:p>3.6868917308306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9159473395699" calcext:value-type="float">
            <text:p>0.19159473395699</text:p>
          </table:table-cell>
          <table:table-cell office:value-type="float" office:value="3.72779968775995" calcext:value-type="float">
            <text:p>3.7277996877599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93339448262989" calcext:value-type="float">
            <text:p>0.193339448262989</text:p>
          </table:table-cell>
          <table:table-cell office:value-type="float" office:value="3.76943878850001" calcext:value-type="float">
            <text:p>3.7694387885000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95115481542217" calcext:value-type="float">
            <text:p>0.195115481542217</text:p>
          </table:table-cell>
          <table:table-cell office:value-type="float" office:value="3.81182858508721" calcext:value-type="float">
            <text:p>3.8118285850872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96923676810264" calcext:value-type="float">
            <text:p>0.196923676810264</text:p>
          </table:table-cell>
          <table:table-cell office:value-type="float" office:value="3.85498931887068" calcext:value-type="float">
            <text:p>3.8549893188706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98764906862029" calcext:value-type="float">
            <text:p>0.198764906862029</text:p>
          </table:table-cell>
          <table:table-cell office:value-type="float" office:value="3.89894194951601" calcext:value-type="float">
            <text:p>3.8989419495160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200640075514537" calcext:value-type="float">
            <text:p>0.200640075514537</text:p>
          </table:table-cell>
          <table:table-cell office:value-type="float" office:value="3.94370818535801" calcext:value-type="float">
            <text:p>3.9437081853580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02550118906352" calcext:value-type="float">
            <text:p>0.202550118906352</text:p>
          </table:table-cell>
          <table:table-cell office:value-type="float" office:value="3.98931051516489" calcext:value-type="float">
            <text:p>3.98931051516489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204682595974425" calcext:value-type="float">
            <text:p>0.204682595974425</text:p>
          </table:table-cell>
          <table:table-cell office:value-type="float" office:value="4.03945461736217" calcext:value-type="float">
            <text:p>4.039454617362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208566341211843" calcext:value-type="float">
            <text:p>0.208566341211843</text:p>
          </table:table-cell>
          <table:table-cell office:value-type="float" office:value="4.12439974768213" calcext:value-type="float">
            <text:p>4.1243997476821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212553181890765" calcext:value-type="float">
            <text:p>0.212553181890765</text:p>
          </table:table-cell>
          <table:table-cell office:value-type="float" office:value="4.21169675119433" calcext:value-type="float">
            <text:p>4.2116967511943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216646071288326" calcext:value-type="float">
            <text:p>0.216646071288326</text:p>
          </table:table-cell>
          <table:table-cell office:value-type="float" office:value="4.30141657008528" calcext:value-type="float">
            <text:p>4.3014165700852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20847892627806" calcext:value-type="float">
            <text:p>0.220847892627806</text:p>
          </table:table-cell>
          <table:table-cell office:value-type="float" office:value="4.39362922289293" calcext:value-type="float">
            <text:p>4.3936292228929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225161421220967" calcext:value-type="float">
            <text:p>0.225161421220967</text:p>
          </table:table-cell>
          <table:table-cell office:value-type="float" office:value="4.4884030359094" calcext:value-type="float">
            <text:p>4.488403035909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229589279008338" calcext:value-type="float">
            <text:p>0.229589279008338</text:p>
          </table:table-cell>
          <table:table-cell office:value-type="float" office:value="4.58580371370271" calcext:value-type="float">
            <text:p>4.5858037137027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34133880185474" calcext:value-type="float">
            <text:p>0.234133880185474</text:p>
          </table:table-cell>
          <table:table-cell office:value-type="float" office:value="4.68589322038308" calcext:value-type="float">
            <text:p>4.6858932203830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238797366396297" calcext:value-type="float">
            <text:p>0.238797366396297</text:p>
          </table:table-cell>
          <table:table-cell office:value-type="float" office:value="4.78872843867144" calcext:value-type="float">
            <text:p>4.7887284386714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43581529740473" calcext:value-type="float">
            <text:p>0.243581529740473</text:p>
          </table:table-cell>
          <table:table-cell office:value-type="float" office:value="4.89435956864033" calcext:value-type="float">
            <text:p>4.8943595686403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248487721578997" calcext:value-type="float">
            <text:p>0.248487721578997</text:p>
          </table:table-cell>
          <table:table-cell office:value-type="float" office:value="5.00282822214791" calcext:value-type="float">
            <text:p>5.0028282221479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253516744830209" calcext:value-type="float">
            <text:p>0.253516744830209</text:p>
          </table:table-cell>
          <table:table-cell office:value-type="float" office:value="5.11416516245533" calcext:value-type="float">
            <text:p>5.114165162455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258668727128333" calcext:value-type="float">
            <text:p>0.258668727128333</text:p>
          </table:table-cell>
          <table:table-cell office:value-type="float" office:value="5.22838763131188" calcext:value-type="float">
            <text:p>5.228387631311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26394297187154" calcext:value-type="float">
            <text:p>0.26394297187154</text:p>
          </table:table-cell>
          <table:table-cell office:value-type="float" office:value="5.34549619796745" calcext:value-type="float">
            <text:p>5.3454961979674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69337783823059" calcext:value-type="float">
            <text:p>0.269337783823059</text:p>
          </table:table-cell>
          <table:table-cell office:value-type="float" office:value="5.46547105624915" calcext:value-type="float">
            <text:p>5.46547105624915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74850265558251" calcext:value-type="float">
            <text:p>0.274850265558251</text:p>
          </table:table-cell>
          <table:table-cell office:value-type="float" office:value="5.58826768724218" calcext:value-type="float">
            <text:p>5.588267687242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80476080690786" calcext:value-type="float">
            <text:p>0.280476080690786</text:p>
          </table:table-cell>
          <table:table-cell office:value-type="float" office:value="5.71381179660543" calcext:value-type="float">
            <text:p>5.7138117966054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86209179489125" calcext:value-type="float">
            <text:p>0.286209179489125</text:p>
          </table:table-cell>
          <table:table-cell office:value-type="float" office:value="5.84199342768662" calcext:value-type="float">
            <text:p>5.8419934276866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92041482249635" calcext:value-type="float">
            <text:p>0.292041482249635</text:p>
          </table:table-cell>
          <table:table-cell office:value-type="float" office:value="5.97266014519688" calcext:value-type="float">
            <text:p>5.972660145196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97962515680419" calcext:value-type="float">
            <text:p>0.297962515680419</text:p>
          </table:table-cell>
          <table:table-cell office:value-type="float" office:value="6.10560918042926" calcext:value-type="float">
            <text:p>6.10560918042926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03958997646514" calcext:value-type="float">
            <text:p>0.303958997646514</text:p>
          </table:table-cell>
          <table:table-cell office:value-type="float" office:value="6.24057842947837" calcext:value-type="float">
            <text:p>6.2405784294783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1001436603568" calcext:value-type="float">
            <text:p>0.31001436603568</text:p>
          </table:table-cell>
          <table:table-cell office:value-type="float" office:value="6.37723620284218" calcext:value-type="float">
            <text:p>6.377236202842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16108248359988" calcext:value-type="float">
            <text:p>0.316108248359988</text:p>
          </table:table-cell>
          <table:table-cell office:value-type="float" office:value="6.51516964108033" calcext:value-type="float">
            <text:p>6.5151696410803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22215870186681" calcext:value-type="float">
            <text:p>0.322215870186681</text:p>
          </table:table-cell>
          <table:table-cell office:value-type="float" office:value="6.65387174065196" calcext:value-type="float">
            <text:p>6.6538717406519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28307402811324" calcext:value-type="float">
            <text:p>0.328307402811324</text:p>
          </table:table-cell>
          <table:table-cell office:value-type="float" office:value="6.79272698144096" calcext:value-type="float">
            <text:p>6.7927269814409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33752772371312" calcext:value-type="float">
            <text:p>0.333752772371312</text:p>
          </table:table-cell>
          <table:table-cell office:value-type="float" office:value="6.91867205503077" calcext:value-type="float">
            <text:p>6.91867205503077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33601702953314" calcext:value-type="float">
            <text:p>0.333601702953314</text:p>
          </table:table-cell>
          <table:table-cell office:value-type="float" office:value="6.92881398638068" calcext:value-type="float">
            <text:p>6.92881398638068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33057480018247" calcext:value-type="float">
            <text:p>0.333057480018247</text:p>
          </table:table-cell>
          <table:table-cell office:value-type="float" office:value="6.93076256443142" calcext:value-type="float">
            <text:p>6.9307625644314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32109239590839" calcext:value-type="float">
            <text:p>0.332109239590839</text:p>
          </table:table-cell>
          <table:table-cell office:value-type="float" office:value="6.92424435368581" calcext:value-type="float">
            <text:p>6.9242443536858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30748534657863" calcext:value-type="float">
            <text:p>0.330748534657863</text:p>
          </table:table-cell>
          <table:table-cell office:value-type="float" office:value="6.90903467771999" calcext:value-type="float">
            <text:p>6.9090346777199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3289695618292" calcext:value-type="float">
            <text:p>0.3289695618292</text:p>
          </table:table-cell>
          <table:table-cell office:value-type="float" office:value="6.88496284378381" calcext:value-type="float">
            <text:p>6.8849628437838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326769353095328" calcext:value-type="float">
            <text:p>0.326769353095328</text:p>
          </table:table-cell>
          <table:table-cell office:value-type="float" office:value="6.85191668963122" calcext:value-type="float">
            <text:p>6.8519166896312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324147925514909" calcext:value-type="float">
            <text:p>0.324147925514909</text:p>
          </table:table-cell>
          <table:table-cell office:value-type="float" office:value="6.80984629230593" calcext:value-type="float">
            <text:p>6.80984629230593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321108382616547" calcext:value-type="float">
            <text:p>0.321108382616547</text:p>
          </table:table-cell>
          <table:table-cell office:value-type="float" office:value="6.75876669633046" calcext:value-type="float">
            <text:p>6.7587666963304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317656962593321" calcext:value-type="float">
            <text:p>0.317656962593321</text:p>
          </table:table-cell>
          <table:table-cell office:value-type="float" office:value="6.69875954406768" calcext:value-type="float">
            <text:p>6.6987595440676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313803029961104" calcext:value-type="float">
            <text:p>0.313803029961104</text:p>
          </table:table-cell>
          <table:table-cell office:value-type="float" office:value="6.62997352310078" calcext:value-type="float">
            <text:p>6.6299735231007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309559009172059" calcext:value-type="float">
            <text:p>0.309559009172059</text:p>
          </table:table-cell>
          <table:table-cell office:value-type="float" office:value="6.55262358295222" calcext:value-type="float">
            <text:p>6.5526235829522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304940260633471" calcext:value-type="float">
            <text:p>0.304940260633471</text:p>
          </table:table-cell>
          <table:table-cell office:value-type="float" office:value="6.46698891452074" calcext:value-type="float">
            <text:p>6.46698891452074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9996490157574" calcext:value-type="float">
            <text:p>0.29996490157574</text:p>
          </table:table-cell>
          <table:table-cell office:value-type="float" office:value="6.37340972812035" calcext:value-type="float">
            <text:p>6.3734097281203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94653576132932" calcext:value-type="float">
            <text:p>0.294653576132932</text:p>
          </table:table-cell>
          <table:table-cell office:value-type="float" office:value="6.27228290764357" calcext:value-type="float">
            <text:p>6.2722829076435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8902918073811" calcext:value-type="float">
            <text:p>0.28902918073811</text:p>
          </table:table-cell>
          <table:table-cell office:value-type="float" office:value="6.16405665684432" calcext:value-type="float">
            <text:p>6.1640566568443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283116552398665" calcext:value-type="float">
            <text:p>0.283116552398665</text:p>
          </table:table-cell>
          <table:table-cell office:value-type="float" office:value="6.04922428693769" calcext:value-type="float">
            <text:p>6.0492242869376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276942128527846" calcext:value-type="float">
            <text:p>0.276942128527846</text:p>
          </table:table-cell>
          <table:table-cell office:value-type="float" office:value="5.9283173209029" calcext:value-type="float">
            <text:p>5.928317320902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270533587715886" calcext:value-type="float">
            <text:p>0.270533587715886</text:p>
          </table:table-cell>
          <table:table-cell office:value-type="float" office:value="5.80189810780534" calcext:value-type="float">
            <text:p>5.80189810780534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63919481104193" calcext:value-type="float">
            <text:p>0.263919481104193</text:p>
          </table:table-cell>
          <table:table-cell office:value-type="float" office:value="5.67055214945735" calcext:value-type="float">
            <text:p>5.6705521494573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257128863883984" calcext:value-type="float">
            <text:p>0.257128863883984</text:p>
          </table:table-cell>
          <table:table-cell office:value-type="float" office:value="5.53488034175447" calcext:value-type="float">
            <text:p>5.5348803417544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250190935908284" calcext:value-type="float">
            <text:p>0.250190935908284</text:p>
          </table:table-cell>
          <table:table-cell office:value-type="float" office:value="5.39549132457308" calcext:value-type="float">
            <text:p>5.3954913245730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243134699537834" calcext:value-type="float">
            <text:p>0.243134699537834</text:p>
          </table:table-cell>
          <table:table-cell office:value-type="float" office:value="5.25299411821368" calcext:value-type="float">
            <text:p>5.2529941182136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235988641707687" calcext:value-type="float">
            <text:p>0.235988641707687</text:p>
          </table:table-cell>
          <table:table-cell office:value-type="float" office:value="5.1079912024196" calcext:value-type="float">
            <text:p>5.107991202419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228780445883108" calcext:value-type="float">
            <text:p>0.228780445883108</text:p>
          </table:table-cell>
          <table:table-cell office:value-type="float" office:value="4.96107216764004" calcext:value-type="float">
            <text:p>4.9610721676400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221536738154064" calcext:value-type="float">
            <text:p>0.221536738154064</text:p>
          </table:table-cell>
          <table:table-cell office:value-type="float" office:value="4.81280803917653" calcext:value-type="float">
            <text:p>4.8128080391765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214282870277449" calcext:value-type="float">
            <text:p>0.214282870277449</text:p>
          </table:table-cell>
          <table:table-cell office:value-type="float" office:value="4.66374634486068" calcext:value-type="float">
            <text:p>4.6637463448606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207042741086667" calcext:value-type="float">
            <text:p>0.207042741086667</text:p>
          </table:table-cell>
          <table:table-cell office:value-type="float" office:value="4.51440696750767" calcext:value-type="float">
            <text:p>4.5144069675076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200160202282956" calcext:value-type="float">
            <text:p>0.200160202282956</text:p>
          </table:table-cell>
          <table:table-cell office:value-type="float" office:value="4.37230264909494" calcext:value-type="float">
            <text:p>4.372302649094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93851553570889" calcext:value-type="float">
            <text:p>0.193851553570889</text:p>
          </table:table-cell>
          <table:table-cell office:value-type="float" office:value="4.24220953431691" calcext:value-type="float">
            <text:p>4.2422095343169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187659268891247" calcext:value-type="float">
            <text:p>0.187659268891247</text:p>
          </table:table-cell>
          <table:table-cell office:value-type="float" office:value="4.11416551096006" calcext:value-type="float">
            <text:p>4.11416551096006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181589742575472" calcext:value-type="float">
            <text:p>0.181589742575472</text:p>
          </table:table-cell>
          <table:table-cell office:value-type="float" office:value="3.98832491010261" calcext:value-type="float">
            <text:p>3.9883249101026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175648348685338" calcext:value-type="float">
            <text:p>0.175648348685338</text:p>
          </table:table-cell>
          <table:table-cell office:value-type="float" office:value="3.86482063134446" calcext:value-type="float">
            <text:p>3.86482063134446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169839504589856" calcext:value-type="float">
            <text:p>0.169839504589856</text:p>
          </table:table-cell>
          <table:table-cell office:value-type="float" office:value="3.74376534125396" calcext:value-type="float">
            <text:p>3.743765341253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164166736665318" calcext:value-type="float">
            <text:p>0.164166736665318</text:p>
          </table:table-cell>
          <table:table-cell office:value-type="float" office:value="3.62525273387768" calcext:value-type="float">
            <text:p>3.6252527338776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158632746927496" calcext:value-type="float">
            <text:p>0.158632746927496</text:p>
          </table:table-cell>
          <table:table-cell office:value-type="float" office:value="3.50935882755616" calcext:value-type="float">
            <text:p>3.50935882755616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153239479572826" calcext:value-type="float">
            <text:p>0.153239479572826</text:p>
          </table:table-cell>
          <table:table-cell office:value-type="float" office:value="3.39614327563014" calcext:value-type="float">
            <text:p>3.3961432756301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147988186567152" calcext:value-type="float">
            <text:p>0.147988186567152</text:p>
          </table:table-cell>
          <table:table-cell office:value-type="float" office:value="3.28565067188582" calcext:value-type="float">
            <text:p>3.2856506718858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142879491573035" calcext:value-type="float">
            <text:p>0.142879491573035</text:p>
          </table:table-cell>
          <table:table-cell office:value-type="float" office:value="3.17791183470517" calcext:value-type="float">
            <text:p>3.177911834705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137913451647445" calcext:value-type="float">
            <text:p>0.137913451647445</text:p>
          </table:table-cell>
          <table:table-cell office:value-type="float" office:value="3.07294505679784" calcext:value-type="float">
            <text:p>3.0729450567978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133089616269325" calcext:value-type="float">
            <text:p>0.133089616269325</text:p>
          </table:table-cell>
          <table:table-cell office:value-type="float" office:value="2.9707573100612" calcext:value-type="float">
            <text:p>2.97075731006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12840708337047" calcext:value-type="float">
            <text:p>0.12840708337047</text:p>
          </table:table-cell>
          <table:table-cell office:value-type="float" office:value="2.87134539752249" calcext:value-type="float">
            <text:p>2.871345397522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1238645521431" calcext:value-type="float">
            <text:p>0.1238645521431</text:p>
          </table:table-cell>
          <table:table-cell office:value-type="float" office:value="2.77469704645193" calcext:value-type="float">
            <text:p>2.77469704645193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119460372483857" calcext:value-type="float">
            <text:p>0.119460372483857</text:p>
          </table:table-cell>
          <table:table-cell office:value-type="float" office:value="2.68079193860109" calcext:value-type="float">
            <text:p>2.6807919386010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11519259100728" calcext:value-type="float">
            <text:p>0.11519259100728</text:p>
          </table:table-cell>
          <table:table-cell office:value-type="float" office:value="2.58960267512498" calcext:value-type="float">
            <text:p>2.5896026751249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111058993623016" calcext:value-type="float">
            <text:p>0.111058993623016</text:p>
          </table:table-cell>
          <table:table-cell office:value-type="float" office:value="2.50109567510288" calcext:value-type="float">
            <text:p>2.5010956751028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107057144721172" calcext:value-type="float">
            <text:p>0.107057144721172</text:p>
          </table:table-cell>
          <table:table-cell office:value-type="float" office:value="2.41523200770249" calcext:value-type="float">
            <text:p>2.41523200770249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103184423050293" calcext:value-type="float">
            <text:p>0.103184423050293</text:p>
          </table:table-cell>
          <table:table-cell office:value-type="float" office:value="2.3319681589526" calcext:value-type="float">
            <text:p>2.331968158952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0994380544037801" calcext:value-type="float">
            <text:p>0.09943805440378</text:p>
          </table:table-cell>
          <table:table-cell office:value-type="float" office:value="2.25125673482439" calcext:value-type="float">
            <text:p>2.251256734824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0958151412540404" calcext:value-type="float">
            <text:p>0.09581514125404</text:p>
          </table:table-cell>
          <table:table-cell office:value-type="float" office:value="2.17304710289209" calcext:value-type="float">
            <text:p>2.17304710289209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0923126894905604" calcext:value-type="float">
            <text:p>0.09231268949056</text:p>
          </table:table-cell>
          <table:table-cell office:value-type="float" office:value="2.09728597527115" calcext:value-type="float">
            <text:p>2.09728597527115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0889276324292588" calcext:value-type="float">
            <text:p>0.088927632429259</text:p>
          </table:table-cell>
          <table:table-cell office:value-type="float" office:value="2.02391793583632" calcext:value-type="float">
            <text:p>2.0239179358363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0856568522669379" calcext:value-type="float">
            <text:p>0.085656852266938</text:p>
          </table:table-cell>
          <table:table-cell office:value-type="float" office:value="1.95288591492247" calcext:value-type="float">
            <text:p>1.9528859149224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0824971991571693" calcext:value-type="float">
            <text:p>0.082497199157169</text:p>
          </table:table-cell>
          <table:table-cell office:value-type="float" office:value="1.88413161482385" calcext:value-type="float">
            <text:p>1.88413161482385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0794455080833065" calcext:value-type="float">
            <text:p>0.079445508083307</text:p>
          </table:table-cell>
          <table:table-cell office:value-type="float" office:value="1.81759588944889" calcext:value-type="float">
            <text:p>1.8175958894488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0764986137011586" calcext:value-type="float">
            <text:p>0.076498613701159</text:p>
          </table:table-cell>
          <table:table-cell office:value-type="float" office:value="1.75321908147122" calcext:value-type="float">
            <text:p>1.7532190814712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0736533633187205" calcext:value-type="float">
            <text:p>0.073653363318721</text:p>
          </table:table-cell>
          <table:table-cell office:value-type="float" office:value="1.69094132025442" calcext:value-type="float">
            <text:p>1.6909413202544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070906628173776" calcext:value-type="float">
            <text:p>0.070906628173776</text:p>
          </table:table-cell>
          <table:table-cell office:value-type="float" office:value="1.63070278373023" calcext:value-type="float">
            <text:p>1.6307027837302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0682553131625226" calcext:value-type="float">
            <text:p>0.068255313162523</text:p>
          </table:table-cell>
          <table:table-cell office:value-type="float" office:value="1.57244392728409" calcext:value-type="float">
            <text:p>1.57244392728409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0656963651640019" calcext:value-type="float">
            <text:p>0.065696365164002</text:p>
          </table:table-cell>
          <table:table-cell office:value-type="float" office:value="1.51610568255806" calcext:value-type="float">
            <text:p>1.51610568255806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063226780096305" calcext:value-type="float">
            <text:p>0.063226780096305</text:p>
          </table:table-cell>
          <table:table-cell office:value-type="float" office:value="1.46162962892315" calcext:value-type="float">
            <text:p>1.46162962892315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0608436088315241" calcext:value-type="float">
            <text:p>0.060843608831524</text:p>
          </table:table-cell>
          <table:table-cell office:value-type="float" office:value="1.40895814020812" calcext:value-type="float">
            <text:p>1.40895814020812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0588674605901954" calcext:value-type="float">
            <text:p>0.058867460590195</text:p>
          </table:table-cell>
          <table:table-cell office:value-type="float" office:value="1.3655386498337" calcext:value-type="float">
            <text:p>1.3655386498337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0569956230824344" calcext:value-type="float">
            <text:p>0.056995623082434</text:p>
          </table:table-cell>
          <table:table-cell office:value-type="float" office:value="1.32438573163311" calcext:value-type="float">
            <text:p>1.324385731633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0551888779919709" calcext:value-type="float">
            <text:p>0.055188877991971</text:p>
          </table:table-cell>
          <table:table-cell office:value-type="float" office:value="1.28459897515721" calcext:value-type="float">
            <text:p>1.2845989751572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0534447083388353" calcext:value-type="float">
            <text:p>0.053444708338835</text:p>
          </table:table-cell>
          <table:table-cell office:value-type="float" office:value="1.24612746383474" calcext:value-type="float">
            <text:p>1.24612746383474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0517606979729025" calcext:value-type="float">
            <text:p>0.051760697972903</text:p>
          </table:table-cell>
          <table:table-cell office:value-type="float" office:value="1.20892223548522" calcext:value-type="float">
            <text:p>1.2089222354852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0501345280528672" calcext:value-type="float">
            <text:p>0.050134528052867</text:p>
          </table:table-cell>
          <table:table-cell office:value-type="float" office:value="1.17293622000139" calcext:value-type="float">
            <text:p>1.1729362200013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0485639735502867" calcext:value-type="float">
            <text:p>0.048563973550287</text:p>
          </table:table-cell>
          <table:table-cell office:value-type="float" office:value="1.13812417677837" calcext:value-type="float">
            <text:p>1.1381241767783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0470468997949027" calcext:value-type="float">
            <text:p>0.047046899794903</text:p>
          </table:table-cell>
          <table:table-cell office:value-type="float" office:value="1.10444263227741" calcext:value-type="float">
            <text:p>1.1044426322774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0455812590746115" calcext:value-type="float">
            <text:p>0.045581259074612</text:p>
          </table:table-cell>
          <table:table-cell office:value-type="float" office:value="1.07184981804984" calcext:value-type="float">
            <text:p>1.0718498180498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0441650873009819" calcext:value-type="float">
            <text:p>0.044165087300982</text:p>
          </table:table-cell>
          <table:table-cell office:value-type="float" office:value="1.04030560949338" calcext:value-type="float">
            <text:p>1.0403056094933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0427965007490776" calcext:value-type="float">
            <text:p>0.042796500749078</text:p>
          </table:table-cell>
          <table:table-cell office:value-type="float" office:value="1.00977146556556" calcext:value-type="float">
            <text:p>1.0097714655655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0414736928784855" calcext:value-type="float">
            <text:p>0.041473692878486</text:p>
          </table:table-cell>
          <table:table-cell office:value-type="float" office:value="0.980210369638087" calcext:value-type="float">
            <text:p>0.9802103696380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040194931240851" calcext:value-type="float">
            <text:p>0.040194931240851</text:p>
          </table:table-cell>
          <table:table-cell office:value-type="float" office:value="0.951586771640268" calcext:value-type="float">
            <text:p>0.95158677164026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0389585544778472" calcext:value-type="float">
            <text:p>0.038958554477847</text:p>
          </table:table-cell>
          <table:table-cell office:value-type="float" office:value="0.923866531608776" calcext:value-type="float">
            <text:p>0.92386653160877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0377629694123262" calcext:value-type="float">
            <text:p>0.037762969412326</text:p>
          </table:table-cell>
          <table:table-cell office:value-type="float" office:value="0.897016864734115" calcext:value-type="float">
            <text:p>0.8970168647341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0366066482343979" calcext:value-type="float">
            <text:p>0.036606648234398</text:p>
          </table:table-cell>
          <table:table-cell office:value-type="float" office:value="0.87100628797133" calcext:value-type="float">
            <text:p>0.8710062879713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0354881257833262" calcext:value-type="float">
            <text:p>0.035488125783326</text:p>
          </table:table-cell>
          <table:table-cell office:value-type="float" office:value="0.845804568262624" calcext:value-type="float">
            <text:p>0.84580456826262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344059969254153" calcext:value-type="float">
            <text:p>0.034405996925415</text:p>
          </table:table-cell>
          <table:table-cell office:value-type="float" office:value="0.82138267240266" calcext:value-type="float">
            <text:p>0.8213826724026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0333589140274542" calcext:value-type="float">
            <text:p>0.033358914027454</text:p>
          </table:table-cell>
          <table:table-cell office:value-type="float" office:value="0.797712718562946" calcext:value-type="float">
            <text:p>0.79771271856294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0323455845247819" calcext:value-type="float">
            <text:p>0.032345584524782</text:p>
          </table:table-cell>
          <table:table-cell office:value-type="float" office:value="0.77476792947952" calcext:value-type="float">
            <text:p>0.7747679294795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0313647685826246" calcext:value-type="float">
            <text:p>0.031364768582625</text:p>
          </table:table-cell>
          <table:table-cell office:value-type="float" office:value="0.752522587297857" calcext:value-type="float">
            <text:p>0.75252258729785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304152768490133" calcext:value-type="float">
            <text:p>0.030415276849013</text:p>
          </table:table-cell>
          <table:table-cell office:value-type="float" office:value="0.730951990060373" calcext:value-type="float">
            <text:p>0.7309519900603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294959682973176" calcext:value-type="float">
            <text:p>0.029495968297318</text:p>
          </table:table-cell>
          <table:table-cell office:value-type="float" office:value="0.710032409814739" calcext:value-type="float">
            <text:p>0.71003240981473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286057481562164" calcext:value-type="float">
            <text:p>0.028605748156216</text:p>
          </table:table-cell>
          <table:table-cell office:value-type="float" office:value="0.689741052315411" calcext:value-type="float">
            <text:p>0.6897410523154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277435659247571" calcext:value-type="float">
            <text:p>0.027743565924757</text:p>
          </table:table-cell>
          <table:table-cell office:value-type="float" office:value="0.670056018286007" calcext:value-type="float">
            <text:p>0.67005601828600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269084134700286" calcext:value-type="float">
            <text:p>0.026908413470029</text:p>
          </table:table-cell>
          <table:table-cell office:value-type="float" office:value="0.650956266206371" calcext:value-type="float">
            <text:p>0.65095626620637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260993232048845" calcext:value-type="float">
            <text:p>0.026099323204885</text:p>
          </table:table-cell>
          <table:table-cell office:value-type="float" office:value="0.632421576585229" calcext:value-type="float">
            <text:p>0.63242157658522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253153663430939" calcext:value-type="float">
            <text:p>0.025315366343094</text:p>
          </table:table-cell>
          <table:table-cell office:value-type="float" office:value="0.614432517677054" calcext:value-type="float">
            <text:p>0.614432517677054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245556512292637" calcext:value-type="float">
            <text:p>0.024555651229264</text:p>
          </table:table-cell>
          <table:table-cell office:value-type="float" office:value="0.596970412600122" calcext:value-type="float">
            <text:p>0.596970412600122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23819321740862" calcext:value-type="float">
            <text:p>0.023819321740862</text:p>
          </table:table-cell>
          <table:table-cell office:value-type="float" office:value="0.580017307811629" calcext:value-type="float">
            <text:p>0.580017307811629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23105555759685" calcext:value-type="float">
            <text:p>0.023105555759685</text:p>
          </table:table-cell>
          <table:table-cell office:value-type="float" office:value="0.563555942895021" calcext:value-type="float">
            <text:p>0.56355594289502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224135637101256" calcext:value-type="float">
            <text:p>0.022413563710126</text:p>
          </table:table-cell>
          <table:table-cell office:value-type="float" office:value="0.547569721614442" calcext:value-type="float">
            <text:p>0.54756972161444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217425871616405" calcext:value-type="float">
            <text:p>0.021742587161641</text:p>
          </table:table-cell>
          <table:table-cell office:value-type="float" office:value="0.532042684191152" calcext:value-type="float">
            <text:p>0.53204268419115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210918974928571" calcext:value-type="float">
            <text:p>0.021091897492857</text:p>
          </table:table-cell>
          <table:table-cell office:value-type="float" office:value="0.516959480757068" calcext:value-type="float">
            <text:p>0.51695948075706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204848014741549" calcext:value-type="float">
            <text:p>0.020484801474155</text:p>
          </table:table-cell>
          <table:table-cell office:value-type="float" office:value="0.502894705934874" calcext:value-type="float">
            <text:p>0.502894705934874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199891017752673" calcext:value-type="float">
            <text:p>0.019989101775267</text:p>
          </table:table-cell>
          <table:table-cell office:value-type="float" office:value="0.491520792924868" calcext:value-type="float">
            <text:p>0.49152079292486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195059543607711" calcext:value-type="float">
            <text:p>0.019505954360771</text:p>
          </table:table-cell>
          <table:table-cell office:value-type="float" office:value="0.480416586453393" calcext:value-type="float">
            <text:p>0.48041658645339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190349917347159" calcext:value-type="float">
            <text:p>0.019034991734716</text:p>
          </table:table-cell>
          <table:table-cell office:value-type="float" office:value="0.469574519075479" calcext:value-type="float">
            <text:p>0.46957451907547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185758587331123" calcext:value-type="float">
            <text:p>0.018575858733112</text:p>
          </table:table-cell>
          <table:table-cell office:value-type="float" office:value="0.458987269565383" calcext:value-type="float">
            <text:p>0.458987269565383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181282120620672" calcext:value-type="float">
            <text:p>0.018128212062067</text:p>
          </table:table-cell>
          <table:table-cell office:value-type="float" office:value="0.448647753939446" calcext:value-type="float">
            <text:p>0.44864775393944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176917198546163" calcext:value-type="float">
            <text:p>0.017691719854616</text:p>
          </table:table-cell>
          <table:table-cell office:value-type="float" office:value="0.438549116832173" calcext:value-type="float">
            <text:p>0.43854911683217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172660612454703" calcext:value-type="float">
            <text:p>0.01726606124547</text:p>
          </table:table-cell>
          <table:table-cell office:value-type="float" office:value="0.428684723211266" calcext:value-type="float">
            <text:p>0.428684723211266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168509259629195" calcext:value-type="float">
            <text:p>0.01685092596292</text:p>
          </table:table-cell>
          <table:table-cell office:value-type="float" office:value="0.419048150417843" calcext:value-type="float">
            <text:p>0.419048150417843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164460139371756" calcext:value-type="float">
            <text:p>0.016446013937176</text:p>
          </table:table-cell>
          <table:table-cell office:value-type="float" office:value="0.409633180518644" calcext:value-type="float">
            <text:p>0.40963318051864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160510349244575" calcext:value-type="float">
            <text:p>0.016051034924458</text:p>
          </table:table-cell>
          <table:table-cell office:value-type="float" office:value="0.400433792957492" calcext:value-type="float">
            <text:p>0.40043379295749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156657081461566" calcext:value-type="float">
            <text:p>0.015665708146157</text:p>
          </table:table-cell>
          <table:table-cell office:value-type="float" office:value="0.39144415749384" calcext:value-type="float">
            <text:p>0.391444157493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152897619424472" calcext:value-type="float">
            <text:p>0.015289761942447</text:p>
          </table:table-cell>
          <table:table-cell office:value-type="float" office:value="0.382658627416652" calcext:value-type="float">
            <text:p>0.38265862741665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1492293343973" calcext:value-type="float">
            <text:p>0.01492293343973</text:p>
          </table:table-cell>
          <table:table-cell office:value-type="float" office:value="0.374071733022389" calcext:value-type="float">
            <text:p>0.37407173302238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145649682313285" calcext:value-type="float">
            <text:p>0.014564968231329</text:p>
          </table:table-cell>
          <table:table-cell office:value-type="float" office:value="0.365678175346293" calcext:value-type="float">
            <text:p>0.36567817534629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142156200708758" calcext:value-type="float">
            <text:p>0.014215620070876</text:p>
          </table:table-cell>
          <table:table-cell office:value-type="float" office:value="0.357472820136606" calcext:value-type="float">
            <text:p>0.35747282013660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138746505778605" calcext:value-type="float">
            <text:p>0.013874650577861</text:p>
          </table:table-cell>
          <table:table-cell office:value-type="float" office:value="0.349450692061798" calcext:value-type="float">
            <text:p>0.34945069206179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13541828954817" calcext:value-type="float">
            <text:p>0.013541828954817</text:p>
          </table:table-cell>
          <table:table-cell office:value-type="float" office:value="0.341606969141256" calcext:value-type="float">
            <text:p>0.34160696914125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132169317156712" calcext:value-type="float">
            <text:p>0.013216931715671</text:p>
          </table:table-cell>
          <table:table-cell office:value-type="float" office:value="0.333936977390316" calcext:value-type="float">
            <text:p>0.33393697739031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128997424247728" calcext:value-type="float">
            <text:p>0.012899742424773</text:p>
          </table:table-cell>
          <table:table-cell office:value-type="float" office:value="0.326436185670856" calcext:value-type="float">
            <text:p>0.32643618567085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125900514461651" calcext:value-type="float">
            <text:p>0.012590051446165</text:p>
          </table:table-cell>
          <table:table-cell office:value-type="float" office:value="0.319100200739072" calcext:value-type="float">
            <text:p>0.319100200739072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122876557026629" calcext:value-type="float">
            <text:p>0.012287655702663</text:p>
          </table:table-cell>
          <table:table-cell office:value-type="float" office:value="0.311924762482375" calcext:value-type="float">
            <text:p>0.31192476248237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119923584443279" calcext:value-type="float">
            <text:p>0.011992358444328</text:p>
          </table:table-cell>
          <table:table-cell office:value-type="float" office:value="0.304905739337703" calcext:value-type="float">
            <text:p>0.30490573933770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117039690259485" calcext:value-type="float">
            <text:p>0.011703969025949</text:p>
          </table:table-cell>
          <table:table-cell office:value-type="float" office:value="0.298039123883862" calcext:value-type="float">
            <text:p>0.29803912388386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114223026931483" calcext:value-type="float">
            <text:p>0.011422302693148</text:p>
          </table:table-cell>
          <table:table-cell office:value-type="float" office:value="0.291321028600804" calcext:value-type="float">
            <text:p>0.29132102860080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111471803767636" calcext:value-type="float">
            <text:p>0.011147180376764</text:p>
          </table:table-cell>
          <table:table-cell office:value-type="float" office:value="0.284747681789075" calcext:value-type="float">
            <text:p>0.28474768178907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108784284951456" calcext:value-type="float">
            <text:p>0.010878428495146</text:p>
          </table:table-cell>
          <table:table-cell office:value-type="float" office:value="0.278315423642919" calcext:value-type="float">
            <text:p>0.27831542364291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106158787640582" calcext:value-type="float">
            <text:p>0.010615878764058</text:p>
          </table:table-cell>
          <table:table-cell office:value-type="float" office:value="0.272020702470826" calcext:value-type="float">
            <text:p>0.2720207024708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103593680138577" calcext:value-type="float">
            <text:p>0.010359368013858</text:p>
          </table:table-cell>
          <table:table-cell office:value-type="float" office:value="0.265860071057555" calcext:value-type="float">
            <text:p>0.265860071057555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101087380136522" calcext:value-type="float">
            <text:p>0.010108738013652</text:p>
          </table:table-cell>
          <table:table-cell office:value-type="float" office:value="0.259830183161931" calcext:value-type="float">
            <text:p>0.25983018316193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0986383530215234" calcext:value-type="float">
            <text:p>0.009863835302152</text:p>
          </table:table-cell>
          <table:table-cell office:value-type="float" office:value="0.25392779014492" calcext:value-type="float">
            <text:p>0.2539277901449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0962451102493991" calcext:value-type="float">
            <text:p>0.00962451102494</text:p>
          </table:table-cell>
          <table:table-cell office:value-type="float" office:value="0.248149737722784" calcext:value-type="float">
            <text:p>0.2481497377227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0939062077788813" calcext:value-type="float">
            <text:p>0.009390620777888</text:p>
          </table:table-cell>
          <table:table-cell office:value-type="float" office:value="0.242492962840257" calcext:value-type="float">
            <text:p>0.24249296284025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0916202445648361" calcext:value-type="float">
            <text:p>0.009162024456484</text:p>
          </table:table-cell>
          <table:table-cell office:value-type="float" office:value="0.236954490658958" calcext:value-type="float">
            <text:p>0.23695449065895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0893858611080766" calcext:value-type="float">
            <text:p>0.008938586110808</text:p>
          </table:table-cell>
          <table:table-cell office:value-type="float" office:value="0.231531431656432" calcext:value-type="float">
            <text:p>0.231531431656432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0872017380594644" calcext:value-type="float">
            <text:p>0.008720173805946</text:p>
          </table:table-cell>
          <table:table-cell office:value-type="float" office:value="0.226220978831405" calcext:value-type="float">
            <text:p>0.22622097883140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0850665948760927" calcext:value-type="float">
            <text:p>0.008506659487609</text:p>
          </table:table-cell>
          <table:table-cell office:value-type="float" office:value="0.221020405011034" calcext:value-type="float">
            <text:p>0.221020405011034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0829791885274374" calcext:value-type="float">
            <text:p>0.008297918852744</text:p>
          </table:table-cell>
          <table:table-cell office:value-type="float" office:value="0.215927060256099" calcext:value-type="float">
            <text:p>0.215927060256099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0809383122494544" calcext:value-type="float">
            <text:p>0.008093831224945</text:p>
          </table:table-cell>
          <table:table-cell office:value-type="float" office:value="0.210938369360262" calcext:value-type="float">
            <text:p>0.21093836936026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0789427943446892" calcext:value-type="float">
            <text:p>0.007894279434469</text:p>
          </table:table-cell>
          <table:table-cell office:value-type="float" office:value="0.206051829439685" calcext:value-type="float">
            <text:p>0.20605182943968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0769914970265467" calcext:value-type="float">
            <text:p>0.007699149702655</text:p>
          </table:table-cell>
          <table:table-cell office:value-type="float" office:value="0.201265007609441" calcext:value-type="float">
            <text:p>0.2012650076094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07508331530595" calcext:value-type="float">
            <text:p>0.007508331530595</text:p>
          </table:table-cell>
          <table:table-cell office:value-type="float" office:value="0.19657553874331" calcext:value-type="float">
            <text:p>0.1965755387433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0732171759186906" calcext:value-type="float">
            <text:p>0.007321717591869</text:p>
          </table:table-cell>
          <table:table-cell office:value-type="float" office:value="0.191981123313693" calcext:value-type="float">
            <text:p>0.19198112331369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0717912158856002" calcext:value-type="float">
            <text:p>0.00717912158856</text:p>
          </table:table-cell>
          <table:table-cell office:value-type="float" office:value="0.188527793499716" calcext:value-type="float">
            <text:p>0.188527793499716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0707879471872946" calcext:value-type="float">
            <text:p>0.007078794718729</text:p>
          </table:table-cell>
          <table:table-cell office:value-type="float" office:value="0.186174809444723" calcext:value-type="float">
            <text:p>0.18617480944472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0698022094010631" calcext:value-type="float">
            <text:p>0.006980220940106</text:p>
          </table:table-cell>
          <table:table-cell office:value-type="float" office:value="0.183860018304339" calcext:value-type="float">
            <text:p>0.18386001830433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0688336247702698" calcext:value-type="float">
            <text:p>0.006883362477027</text:p>
          </table:table-cell>
          <table:table-cell office:value-type="float" office:value="0.181582632818983" calcext:value-type="float">
            <text:p>0.18158263281898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0678818253157302" calcext:value-type="float">
            <text:p>0.006788182531573</text:p>
          </table:table-cell>
          <table:table-cell office:value-type="float" office:value="0.179341885548644" calcext:value-type="float">
            <text:p>0.17934188554864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0669464525392153" calcext:value-type="float">
            <text:p>0.006694645253922</text:p>
          </table:table-cell>
          <table:table-cell office:value-type="float" office:value="0.177137028282881" calcext:value-type="float">
            <text:p>0.17713702828288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066027157137269" calcext:value-type="float">
            <text:p>0.006602715713727</text:p>
          </table:table-cell>
          <table:table-cell office:value-type="float" office:value="0.174967331471083" calcext:value-type="float">
            <text:p>0.17496733147108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0651235987249351" calcext:value-type="float">
            <text:p>0.006512359872494</text:p>
          </table:table-cell>
          <table:table-cell office:value-type="float" office:value="0.172832083672183" calcext:value-type="float">
            <text:p>0.172832083672183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0642354455690089" calcext:value-type="float">
            <text:p>0.006423544556901</text:p>
          </table:table-cell>
          <table:table-cell office:value-type="float" office:value="0.170730591023103" calcext:value-type="float">
            <text:p>0.17073059102310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0633623743304402" calcext:value-type="float">
            <text:p>0.006336237433044</text:p>
          </table:table-cell>
          <table:table-cell office:value-type="float" office:value="0.168662176725185" calcext:value-type="float">
            <text:p>0.16866217672518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0625040698155355" calcext:value-type="float">
            <text:p>0.006250406981554</text:p>
          </table:table-cell>
          <table:table-cell office:value-type="float" office:value="0.166626180547932" calcext:value-type="float">
            <text:p>0.16662618054793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0616602247356205" calcext:value-type="float">
            <text:p>0.006166022473562</text:p>
          </table:table-cell>
          <table:table-cell office:value-type="float" office:value="0.164621958349393" calcext:value-type="float">
            <text:p>0.16462195834939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0608305394748369" calcext:value-type="float">
            <text:p>0.006083053947484</text:p>
          </table:table-cell>
          <table:table-cell office:value-type="float" office:value="0.162648881612565" calcext:value-type="float">
            <text:p>0.162648881612565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0600147218657647" calcext:value-type="float">
            <text:p>0.006001472186576</text:p>
          </table:table-cell>
          <table:table-cell office:value-type="float" office:value="0.160706336997205" calcext:value-type="float">
            <text:p>0.160706336997205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0592124869725722" calcext:value-type="float">
            <text:p>0.005921248697257</text:p>
          </table:table-cell>
          <table:table-cell office:value-type="float" office:value="0.158793725906471" calcext:value-type="float">
            <text:p>0.15879372590647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058423556881407" calcext:value-type="float">
            <text:p>0.005842355688141</text:p>
          </table:table-cell>
          <table:table-cell office:value-type="float" office:value="0.156910464067834" calcext:value-type="float">
            <text:p>0.156910464067834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0576476604977593" calcext:value-type="float">
            <text:p>0.005764766049776</text:p>
          </table:table-cell>
          <table:table-cell office:value-type="float" office:value="0.15505598112774" calcext:value-type="float">
            <text:p>0.1550559811277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0568845333505302" calcext:value-type="float">
            <text:p>0.005688453335053</text:p>
          </table:table-cell>
          <table:table-cell office:value-type="float" office:value="0.153229720259499" calcext:value-type="float">
            <text:p>0.153229720259499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0561339174025618" calcext:value-type="float">
            <text:p>0.005613391740256</text:p>
          </table:table-cell>
          <table:table-cell office:value-type="float" office:value="0.151431137783921" calcext:value-type="float">
            <text:p>0.1514311377839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0553955608673816" calcext:value-type="float">
            <text:p>0.005539556086738</text:p>
          </table:table-cell>
          <table:table-cell office:value-type="float" office:value="0.149659702802225" calcext:value-type="float">
            <text:p>0.14965970280222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0546692180319361" calcext:value-type="float">
            <text:p>0.005466921803194</text:p>
          </table:table-cell>
          <table:table-cell office:value-type="float" office:value="0.14791489684077" calcext:value-type="float">
            <text:p>0.1479148968407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0539546490850916" calcext:value-type="float">
            <text:p>0.005395464908509</text:p>
          </table:table-cell>
          <table:table-cell office:value-type="float" office:value="0.146196213507193" calcext:value-type="float">
            <text:p>0.1461962135071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0532516199516895" calcext:value-type="float">
            <text:p>0.005325161995169</text:p>
          </table:table-cell>
          <table:table-cell office:value-type="float" office:value="0.144503158157509" calcext:value-type="float">
            <text:p>0.14450315815750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0525599021319544" calcext:value-type="float">
            <text:p>0.005255990213195</text:p>
          </table:table-cell>
          <table:table-cell office:value-type="float" office:value="0.14283524757381" calcext:value-type="float">
            <text:p>0.1428352475738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0518792725460595" calcext:value-type="float">
            <text:p>0.005187927254606</text:p>
          </table:table-cell>
          <table:table-cell office:value-type="float" office:value="0.141192009652161" calcext:value-type="float">
            <text:p>0.14119200965216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0512095133836628" calcext:value-type="float">
            <text:p>0.005120951338366</text:p>
          </table:table-cell>
          <table:table-cell office:value-type="float" office:value="0.139572983100331" calcext:value-type="float">
            <text:p>0.13957298310033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0505504119582353" calcext:value-type="float">
            <text:p>0.005055041195824</text:p>
          </table:table-cell>
          <table:table-cell office:value-type="float" office:value="0.137977717145014" calcext:value-type="float">
            <text:p>0.137977717145014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049901760566007" calcext:value-type="float">
            <text:p>0.004990176056601</text:p>
          </table:table-cell>
          <table:table-cell office:value-type="float" office:value="0.136405771248197" calcext:value-type="float">
            <text:p>0.13640577124819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0492633563493685" calcext:value-type="float">
            <text:p>0.004926335634937</text:p>
          </table:table-cell>
          <table:table-cell office:value-type="float" office:value="0.134856714832352" calcext:value-type="float">
            <text:p>0.1348567148323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0486350011645673" calcext:value-type="float">
            <text:p>0.004863500116457</text:p>
          </table:table-cell>
          <table:table-cell office:value-type="float" office:value="0.133330127014146" calcext:value-type="float">
            <text:p>0.13333012701414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0480165014535468" calcext:value-type="float">
            <text:p>0.004801650145355</text:p>
          </table:table-cell>
          <table:table-cell office:value-type="float" office:value="0.131825596346367" calcext:value-type="float">
            <text:p>0.13182559634636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0474076681197827" calcext:value-type="float">
            <text:p>0.004740766811978</text:p>
          </table:table-cell>
          <table:table-cell office:value-type="float" office:value="0.130342720567773" calcext:value-type="float">
            <text:p>0.13034272056777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0468083164079745" calcext:value-type="float">
            <text:p>0.004680831640797</text:p>
          </table:table-cell>
          <table:table-cell office:value-type="float" office:value="0.128881106360598" calcext:value-type="float">
            <text:p>0.1288811063605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0462182657874588" calcext:value-type="float">
            <text:p>0.004621826578746</text:p>
          </table:table-cell>
          <table:table-cell office:value-type="float" office:value="0.127440369115448" calcext:value-type="float">
            <text:p>0.12744036911544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045637339839213" calcext:value-type="float">
            <text:p>0.004563733983921</text:p>
          </table:table-cell>
          <table:table-cell office:value-type="float" office:value="0.126020132703324" calcext:value-type="float">
            <text:p>0.12602013270332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0450653661463257" calcext:value-type="float">
            <text:p>0.004506536614633</text:p>
          </table:table-cell>
          <table:table-cell office:value-type="float" office:value="0.124620029254539" calcext:value-type="float">
            <text:p>0.1246200292545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445021761878133" calcext:value-type="float">
            <text:p>0.004450217618781</text:p>
          </table:table-cell>
          <table:table-cell office:value-type="float" office:value="0.123239698944283" calcext:value-type="float">
            <text:p>0.12323969894428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439476052356679" calcext:value-type="float">
            <text:p>0.004394760523567</text:p>
          </table:table-cell>
          <table:table-cell office:value-type="float" office:value="0.121878789784614" calcext:value-type="float">
            <text:p>0.121878789784614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434014922550246" calcext:value-type="float">
            <text:p>0.004340149225502</text:p>
          </table:table-cell>
          <table:table-cell office:value-type="float" office:value="0.120536957422658" calcext:value-type="float">
            <text:p>0.120536957422658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428636798073426" calcext:value-type="float">
            <text:p>0.004286367980734</text:p>
          </table:table-cell>
          <table:table-cell office:value-type="float" office:value="0.119213864944808" calcext:value-type="float">
            <text:p>0.11921386494480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423340139564974" calcext:value-type="float">
            <text:p>0.00423340139565</text:p>
          </table:table-cell>
          <table:table-cell office:value-type="float" office:value="0.117909182686712" calcext:value-type="float">
            <text:p>0.11790918268671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418123441776843" calcext:value-type="float">
            <text:p>0.004181234417768</text:p>
          </table:table-cell>
          <table:table-cell office:value-type="float" office:value="0.11662258804887" calcext:value-type="float">
            <text:p>0.1166225880488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412985232690399" calcext:value-type="float">
            <text:p>0.004129852326904</text:p>
          </table:table-cell>
          <table:table-cell office:value-type="float" office:value="0.115353765317642" calcext:value-type="float">
            <text:p>0.11535376531764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407924072658877" calcext:value-type="float">
            <text:p>0.004079240726589</text:p>
          </table:table-cell>
          <table:table-cell office:value-type="float" office:value="0.11410240549149" calcext:value-type="float">
            <text:p>0.1141024054914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402938553575232" calcext:value-type="float">
            <text:p>0.004029385535752</text:p>
          </table:table-cell>
          <table:table-cell office:value-type="float" office:value="0.112868206112282" calcext:value-type="float">
            <text:p>0.1128682061122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398760542535826" calcext:value-type="float">
            <text:p>0.003987605425358</text:p>
          </table:table-cell>
          <table:table-cell office:value-type="float" office:value="0.111856553938702" calcext:value-type="float">
            <text:p>0.111856553938702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395365195414911" calcext:value-type="float">
            <text:p>0.003953651954149</text:p>
          </table:table-cell>
          <table:table-cell office:value-type="float" office:value="0.11106143393701" calcext:value-type="float">
            <text:p>0.1110614339370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392010669962843" calcext:value-type="float">
            <text:p>0.003920106699628</text:p>
          </table:table-cell>
          <table:table-cell office:value-type="float" office:value="0.11027509539908" calcext:value-type="float">
            <text:p>0.1102750953990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388696325902131" calcext:value-type="float">
            <text:p>0.003886963259021</text:p>
          </table:table-cell>
          <table:table-cell office:value-type="float" office:value="0.109497406683299" calcext:value-type="float">
            <text:p>0.10949740668329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385421535385391" calcext:value-type="float">
            <text:p>0.003854215353854</text:p>
          </table:table-cell>
          <table:table-cell office:value-type="float" office:value="0.108728238635582" calcext:value-type="float">
            <text:p>0.10872823863558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382185682707496" calcext:value-type="float">
            <text:p>0.003821856827075</text:p>
          </table:table-cell>
          <table:table-cell office:value-type="float" office:value="0.107967464532782" calcext:value-type="float">
            <text:p>0.10796746453278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37898816402546" calcext:value-type="float">
            <text:p>0.003789881640255</text:p>
          </table:table-cell>
          <table:table-cell office:value-type="float" office:value="0.107214960027599" calcext:value-type="float">
            <text:p>0.107214960027599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375828387085828" calcext:value-type="float">
            <text:p>0.003758283870858</text:p>
          </table:table-cell>
          <table:table-cell office:value-type="float" office:value="0.106470603094956" calcext:value-type="float">
            <text:p>0.106470603094956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372705770959346" calcext:value-type="float">
            <text:p>0.003727057709593</text:p>
          </table:table-cell>
          <table:table-cell office:value-type="float" office:value="0.105734273979777" calcext:value-type="float">
            <text:p>0.10573427397977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369619745782677" calcext:value-type="float">
            <text:p>0.003696197457827</text:p>
          </table:table-cell>
          <table:table-cell office:value-type="float" office:value="0.105005855146144" calcext:value-type="float">
            <text:p>0.10500585514614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366569752506961" calcext:value-type="float">
            <text:p>0.00366569752507</text:p>
          </table:table-cell>
          <table:table-cell office:value-type="float" office:value="0.104285231227777" calcext:value-type="float">
            <text:p>0.104285231227777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363555242653014" calcext:value-type="float">
            <text:p>0.00363555242653</text:p>
          </table:table-cell>
          <table:table-cell office:value-type="float" office:value="0.103572288979809" calcext:value-type="float">
            <text:p>0.103572288979809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360575678072953" calcext:value-type="float">
            <text:p>0.00360575678073</text:p>
          </table:table-cell>
          <table:table-cell office:value-type="float" office:value="0.10286691723181" calcext:value-type="float">
            <text:p>0.1028669172318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357630530718074" calcext:value-type="float">
            <text:p>0.003576305307181</text:p>
          </table:table-cell>
          <table:table-cell office:value-type="float" office:value="0.102169006842025" calcext:value-type="float">
            <text:p>0.10216900684202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354719282412777" calcext:value-type="float">
            <text:p>0.003547192824128</text:p>
          </table:table-cell>
          <table:table-cell office:value-type="float" office:value="0.101478450652791" calcext:value-type="float">
            <text:p>0.1014784506527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351841424634373" calcext:value-type="float">
            <text:p>0.003518414246344</text:p>
          </table:table-cell>
          <table:table-cell office:value-type="float" office:value="0.100795143447099" calcext:value-type="float">
            <text:p>0.10079514344709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348996458298595" calcext:value-type="float">
            <text:p>0.003489964582986</text:p>
          </table:table-cell>
          <table:table-cell office:value-type="float" office:value="0.100118981906264" calcext:value-type="float">
            <text:p>0.10011898190626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346183893550643" calcext:value-type="float">
            <text:p>0.003461838935506</text:p>
          </table:table-cell>
          <table:table-cell office:value-type="float" office:value="0.099449864568677" calcext:value-type="float">
            <text:p>0.09944986456867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343403249561596" calcext:value-type="float">
            <text:p>0.003434032495616</text:p>
          </table:table-cell>
          <table:table-cell office:value-type="float" office:value="0.0987876917895974" calcext:value-type="float">
            <text:p>0.09878769178959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340654054330043" calcext:value-type="float">
            <text:p>0.0034065405433</text:p>
          </table:table-cell>
          <table:table-cell office:value-type="float" office:value="0.0981323657019679" calcext:value-type="float">
            <text:p>0.09813236570196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337935844488788" calcext:value-type="float">
            <text:p>0.003379358444888</text:p>
          </table:table-cell>
          <table:table-cell office:value-type="float" office:value="0.0974837901782134" calcext:value-type="float">
            <text:p>0.09748379017821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335248165116443" calcext:value-type="float">
            <text:p>0.003352481651164</text:p>
          </table:table-cell>
          <table:table-cell office:value-type="float" office:value="0.0968418707929973" calcext:value-type="float">
            <text:p>0.09684187079299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332590569553828" calcext:value-type="float">
            <text:p>0.003325905695538</text:p>
          </table:table-cell>
          <table:table-cell office:value-type="float" office:value="0.0962065147869121" calcext:value-type="float">
            <text:p>0.096206514786912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32996261922498" calcext:value-type="float">
            <text:p>0.00329962619225</text:p>
          </table:table-cell>
          <table:table-cell office:value-type="float" office:value="0.0955776310310719" calcext:value-type="float">
            <text:p>0.09557763103107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327363883462682" calcext:value-type="float">
            <text:p>0.003273638834627</text:p>
          </table:table-cell>
          <table:table-cell office:value-type="float" office:value="0.0949551299925849" calcext:value-type="float">
            <text:p>0.09495512999258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324793939338357" calcext:value-type="float">
            <text:p>0.003247939393384</text:p>
          </table:table-cell>
          <table:table-cell office:value-type="float" office:value="0.0943389237008794" calcext:value-type="float">
            <text:p>0.094338923700879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322252371496213" calcext:value-type="float">
            <text:p>0.003222523714962</text:p>
          </table:table-cell>
          <table:table-cell office:value-type="float" office:value="0.0937289257148589" calcext:value-type="float">
            <text:p>0.093728925714859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319738771991518" calcext:value-type="float">
            <text:p>0.003197387719915</text:p>
          </table:table-cell>
          <table:table-cell office:value-type="float" office:value="0.0931250510908661" calcext:value-type="float">
            <text:p>0.09312505109086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317252740132886" calcext:value-type="float">
            <text:p>0.003172527401329</text:p>
          </table:table-cell>
          <table:table-cell office:value-type="float" office:value="0.092527216351427" calcext:value-type="float">
            <text:p>0.09252721635142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314793882328455" calcext:value-type="float">
            <text:p>0.003147938823285</text:p>
          </table:table-cell>
          <table:table-cell office:value-type="float" office:value="0.0919353394547599" calcext:value-type="float">
            <text:p>0.0919353394547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312361811935866" calcext:value-type="float">
            <text:p>0.003123618119359</text:p>
          </table:table-cell>
          <table:table-cell office:value-type="float" office:value="0.0913493397650237" calcext:value-type="float">
            <text:p>0.09134933976502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309956149115907" calcext:value-type="float">
            <text:p>0.003099561491159</text:p>
          </table:table-cell>
          <table:table-cell office:value-type="float" office:value="0.0907691380232865" calcext:value-type="float">
            <text:p>0.09076913802328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307576520689758" calcext:value-type="float">
            <text:p>0.003075765206898</text:p>
          </table:table-cell>
          <table:table-cell office:value-type="float" office:value="0.090194656319195" calcext:value-type="float">
            <text:p>0.09019465631919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305222559999689" calcext:value-type="float">
            <text:p>0.003052225599997</text:p>
          </table:table-cell>
          <table:table-cell office:value-type="float" office:value="0.0896258180633238" calcext:value-type="float">
            <text:p>0.08962581806332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302893906773167" calcext:value-type="float">
            <text:p>0.003028939067732</text:p>
          </table:table-cell>
          <table:table-cell office:value-type="float" office:value="0.0890625479601874" calcext:value-type="float">
            <text:p>0.08906254796018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300590206990235" calcext:value-type="float">
            <text:p>0.003005902069902</text:p>
          </table:table-cell>
          <table:table-cell office:value-type="float" office:value="0.0885047719818971" calcext:value-type="float">
            <text:p>0.08850477198189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298311112754099" calcext:value-type="float">
            <text:p>0.002983111127541</text:p>
          </table:table-cell>
          <table:table-cell office:value-type="float" office:value="0.0879524173424434" calcext:value-type="float">
            <text:p>0.08795241734244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296056282164817" calcext:value-type="float">
            <text:p>0.002960562821648</text:p>
          </table:table-cell>
          <table:table-cell office:value-type="float" office:value="0.0874054124725878" calcext:value-type="float">
            <text:p>0.08740541247258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293825379196029" calcext:value-type="float">
            <text:p>0.00293825379196</text:p>
          </table:table-cell>
          <table:table-cell office:value-type="float" office:value="0.086863686995349" calcext:value-type="float">
            <text:p>0.08686368699534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291618073574612" calcext:value-type="float">
            <text:p>0.002916180735746</text:p>
          </table:table-cell>
          <table:table-cell office:value-type="float" office:value="0.0863271717020642" calcext:value-type="float">
            <text:p>0.08632717170206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289434040663216" calcext:value-type="float">
            <text:p>0.002894340406632</text:p>
          </table:table-cell>
          <table:table-cell office:value-type="float" office:value="0.085795798529014" calcext:value-type="float">
            <text:p>0.08579579852901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287272961345571" calcext:value-type="float">
            <text:p>0.002872729613456</text:p>
          </table:table-cell>
          <table:table-cell office:value-type="float" office:value="0.0852695005345918" calcext:value-type="float">
            <text:p>0.08526950053459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285134521914511" calcext:value-type="float">
            <text:p>0.002851345219145</text:p>
          </table:table-cell>
          <table:table-cell office:value-type="float" office:value="0.0847482118770065" calcext:value-type="float">
            <text:p>0.084748211877007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283018413962643" calcext:value-type="float">
            <text:p>0.002830184139626</text:p>
          </table:table-cell>
          <table:table-cell office:value-type="float" office:value="0.0842318677925021" calcext:value-type="float">
            <text:p>0.08423186779250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280924334275567" calcext:value-type="float">
            <text:p>0.002809243342756</text:p>
          </table:table-cell>
          <table:table-cell office:value-type="float" office:value="0.0837204045740814" calcext:value-type="float">
            <text:p>0.08372040457408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278851984727606" calcext:value-type="float">
            <text:p>0.002788519847276</text:p>
          </table:table-cell>
          <table:table-cell office:value-type="float" office:value="0.0832137595507205" calcext:value-type="float">
            <text:p>0.0832137595507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276801072179971" calcext:value-type="float">
            <text:p>0.0027680107218</text:p>
          </table:table-cell>
          <table:table-cell office:value-type="float" office:value="0.082711871067062" calcext:value-type="float">
            <text:p>0.08271187106706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274771308381276" calcext:value-type="float">
            <text:p>0.002747713083813</text:p>
          </table:table-cell>
          <table:table-cell office:value-type="float" office:value="0.0822146784635703" calcext:value-type="float">
            <text:p>0.0822146784635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272762409870376" calcext:value-type="float">
            <text:p>0.002727624098704</text:p>
          </table:table-cell>
          <table:table-cell office:value-type="float" office:value="0.0817221220571437" calcext:value-type="float">
            <text:p>0.08172212205714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27077409788144" calcext:value-type="float">
            <text:p>0.002707740978814</text:p>
          </table:table-cell>
          <table:table-cell office:value-type="float" office:value="0.0812341431221656" calcext:value-type="float">
            <text:p>0.08123414312216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26880609825121" calcext:value-type="float">
            <text:p>0.002688060982512</text:p>
          </table:table-cell>
          <table:table-cell office:value-type="float" office:value="0.0807506838719849" calcext:value-type="float">
            <text:p>0.08075068387198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266858141328387" calcext:value-type="float">
            <text:p>0.002668581413284</text:p>
          </table:table-cell>
          <table:table-cell office:value-type="float" office:value="0.0802716874408168" calcext:value-type="float">
            <text:p>0.08027168744081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26519070840349" calcext:value-type="float">
            <text:p>0.002651907084035</text:p>
          </table:table-cell>
          <table:table-cell office:value-type="float" office:value="0.0798756349076845" calcext:value-type="float">
            <text:p>0.07987563490768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263538265238334" calcext:value-type="float">
            <text:p>0.002635382652383</text:p>
          </table:table-cell>
          <table:table-cell office:value-type="float" office:value="0.0794827763644005" calcext:value-type="float">
            <text:p>0.07948277636440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261900632451784" calcext:value-type="float">
            <text:p>0.002619006324518</text:p>
          </table:table-cell>
          <table:table-cell office:value-type="float" office:value="0.0790930755311968" calcext:value-type="float">
            <text:p>0.079093075531197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260277633366621" calcext:value-type="float">
            <text:p>0.002602776333666</text:p>
          </table:table-cell>
          <table:table-cell office:value-type="float" office:value="0.0787064966604596" calcext:value-type="float">
            <text:p>0.0787064966604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25866909396025" calcext:value-type="float">
            <text:p>0.002586690939603</text:p>
          </table:table-cell>
          <table:table-cell office:value-type="float" office:value="0.0783230045271859" calcext:value-type="float">
            <text:p>0.07832300452718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257074842816477" calcext:value-type="float">
            <text:p>0.002570748428165</text:p>
          </table:table-cell>
          <table:table-cell office:value-type="float" office:value="0.0779425644196413" calcext:value-type="float">
            <text:p>0.0779425644196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255494711078303" calcext:value-type="float">
            <text:p>0.002554947110783</text:p>
          </table:table-cell>
          <table:table-cell office:value-type="float" office:value="0.0775651421302148" calcext:value-type="float">
            <text:p>0.077565142130215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253928532401723" calcext:value-type="float">
            <text:p>0.002539285324017</text:p>
          </table:table-cell>
          <table:table-cell office:value-type="float" office:value="0.0771907039464671" calcext:value-type="float">
            <text:p>0.07719070394646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25237614291051" calcext:value-type="float">
            <text:p>0.002523761429105</text:p>
          </table:table-cell>
          <table:table-cell office:value-type="float" office:value="0.0768192166423645" calcext:value-type="float">
            <text:p>0.0768192166423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25083738115194" calcext:value-type="float">
            <text:p>0.002508373811519</text:p>
          </table:table-cell>
          <table:table-cell office:value-type="float" office:value="0.0764506474696967" calcext:value-type="float">
            <text:p>0.07645064746969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249312088053461" calcext:value-type="float">
            <text:p>0.002493120880535</text:p>
          </table:table-cell>
          <table:table-cell office:value-type="float" office:value="0.076084964149673" calcext:value-type="float">
            <text:p>0.07608496414967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247800106880268" calcext:value-type="float">
            <text:p>0.002478001068803</text:p>
          </table:table-cell>
          <table:table-cell office:value-type="float" office:value="0.0757221348646937" calcext:value-type="float">
            <text:p>0.075722134864694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246301283193759" calcext:value-type="float">
            <text:p>0.002463012831938</text:p>
          </table:table-cell>
          <table:table-cell office:value-type="float" office:value="0.0753621282502894" calcext:value-type="float">
            <text:p>0.075362128250289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244815464810865" calcext:value-type="float">
            <text:p>0.002448154648109</text:p>
          </table:table-cell>
          <table:table-cell office:value-type="float" office:value="0.0750049133872291" calcext:value-type="float">
            <text:p>0.07500491338722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24334250176422" calcext:value-type="float">
            <text:p>0.002433425017642</text:p>
          </table:table-cell>
          <table:table-cell office:value-type="float" office:value="0.0746504597937887" calcext:value-type="float">
            <text:p>0.074650459793789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241882246263157" calcext:value-type="float">
            <text:p>0.002418822462632</text:p>
          </table:table-cell>
          <table:table-cell office:value-type="float" office:value="0.0742987374181784" calcext:value-type="float">
            <text:p>0.07429873741817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24043455265551" calcext:value-type="float">
            <text:p>0.002404345526555</text:p>
          </table:table-cell>
          <table:table-cell office:value-type="float" office:value="0.0739497166311241" calcext:value-type="float">
            <text:p>0.0739497166311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238999277390206" calcext:value-type="float">
            <text:p>0.002389992773902</text:p>
          </table:table-cell>
          <table:table-cell office:value-type="float" office:value="0.0736033682186019" calcext:value-type="float">
            <text:p>0.07360336821860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237576278980614" calcext:value-type="float">
            <text:p>0.002375762789806</text:p>
          </table:table-cell>
          <table:table-cell office:value-type="float" office:value="0.0732596633747164" calcext:value-type="float">
            <text:p>0.07325966337471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23616541796866" calcext:value-type="float">
            <text:p>0.002361654179687</text:p>
          </table:table-cell>
          <table:table-cell office:value-type="float" office:value="0.072918573694727" calcext:value-type="float">
            <text:p>0.07291857369472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234766556889655" calcext:value-type="float">
            <text:p>0.002347665568897</text:p>
          </table:table-cell>
          <table:table-cell office:value-type="float" office:value="0.0725800711682115" calcext:value-type="float">
            <text:p>0.072580071168212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233379560237857" calcext:value-type="float">
            <text:p>0.002333795602379</text:p>
          </table:table-cell>
          <table:table-cell office:value-type="float" office:value="0.0722441281723696" calcext:value-type="float">
            <text:p>0.0722441281723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232004294432716" calcext:value-type="float">
            <text:p>0.002320042944327</text:p>
          </table:table-cell>
          <table:table-cell office:value-type="float" office:value="0.0719107174654589" calcext:value-type="float">
            <text:p>0.07191071746545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23064062778581" calcext:value-type="float">
            <text:p>0.002306406277858</text:p>
          </table:table-cell>
          <table:table-cell office:value-type="float" office:value="0.0715798121803627" calcext:value-type="float">
            <text:p>0.07157981218036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229288430468446" calcext:value-type="float">
            <text:p>0.002292884304684</text:p>
          </table:table-cell>
          <table:table-cell office:value-type="float" office:value="0.0712513858182862" calcext:value-type="float">
            <text:p>0.07125138581828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227947574479908" calcext:value-type="float">
            <text:p>0.002279475744799</text:p>
          </table:table-cell>
          <table:table-cell office:value-type="float" office:value="0.0709254122425779" calcext:value-type="float">
            <text:p>0.07092541224257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226617933616346" calcext:value-type="float">
            <text:p>0.002266179336163</text:p>
          </table:table-cell>
          <table:table-cell office:value-type="float" office:value="0.0706018656726715" calcext:value-type="float">
            <text:p>0.07060186567267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22529938344028" calcext:value-type="float">
            <text:p>0.002252993834403</text:p>
          </table:table-cell>
          <table:table-cell office:value-type="float" office:value="0.0702807206781507" calcext:value-type="float">
            <text:p>0.07028072067815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223991801250721" calcext:value-type="float">
            <text:p>0.002239918012507</text:p>
          </table:table-cell>
          <table:table-cell office:value-type="float" office:value="0.0699619521729278" calcext:value-type="float">
            <text:p>0.0699619521729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222695066053874" calcext:value-type="float">
            <text:p>0.002226950660539</text:p>
          </table:table-cell>
          <table:table-cell office:value-type="float" office:value="0.0696455354095378" calcext:value-type="float">
            <text:p>0.06964553540953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221409058534427" calcext:value-type="float">
            <text:p>0.002214090585344</text:p>
          </table:table-cell>
          <table:table-cell office:value-type="float" office:value="0.0693314459735438" calcext:value-type="float">
            <text:p>0.069331445973544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220133661027407" calcext:value-type="float">
            <text:p>0.002201336610274</text:p>
          </table:table-cell>
          <table:table-cell office:value-type="float" office:value="0.0690196597780523" calcext:value-type="float">
            <text:p>0.06901965977805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218868757490586" calcext:value-type="float">
            <text:p>0.002188687574906</text:p>
          </table:table-cell>
          <table:table-cell office:value-type="float" office:value="0.0687101530583333" calcext:value-type="float">
            <text:p>0.06871015305833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217614233477432" calcext:value-type="float">
            <text:p>0.002176142334774</text:p>
          </table:table-cell>
          <table:table-cell office:value-type="float" office:value="0.0684029023665469" calcext:value-type="float">
            <text:p>0.06840290236654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216369976110585" calcext:value-type="float">
            <text:p>0.002163699761106</text:p>
          </table:table-cell>
          <table:table-cell office:value-type="float" office:value="0.0680978845665697" calcext:value-type="float">
            <text:p>0.068097884566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215135874055858" calcext:value-type="float">
            <text:p>0.002151358740559</text:p>
          </table:table-cell>
          <table:table-cell office:value-type="float" office:value="0.0677950768289227" calcext:value-type="float">
            <text:p>0.06779507682892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21391181749673" calcext:value-type="float">
            <text:p>0.002139118174967</text:p>
          </table:table-cell>
          <table:table-cell office:value-type="float" office:value="0.0674944566257952" calcext:value-type="float">
            <text:p>0.06749445662579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212697698109348" calcext:value-type="float">
            <text:p>0.002126976981093</text:p>
          </table:table-cell>
          <table:table-cell office:value-type="float" office:value="0.0671960017261652" calcext:value-type="float">
            <text:p>0.06719600172616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211493409038004" calcext:value-type="float">
            <text:p>0.00211493409038</text:p>
          </table:table-cell>
          <table:table-cell office:value-type="float" office:value="0.066899690191012" calcext:value-type="float">
            <text:p>0.06689969019101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210298844871086" calcext:value-type="float">
            <text:p>0.002102988448711</text:p>
          </table:table-cell>
          <table:table-cell office:value-type="float" office:value="0.0666055003686205" calcext:value-type="float">
            <text:p>0.06660550036862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209113901617491" calcext:value-type="float">
            <text:p>0.002091139016175</text:p>
          </table:table-cell>
          <table:table-cell office:value-type="float" office:value="0.0663134108899746" calcext:value-type="float">
            <text:p>0.06631341088997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207938476683493" calcext:value-type="float">
            <text:p>0.002079384766835</text:p>
          </table:table-cell>
          <table:table-cell office:value-type="float" office:value="0.0660234006642377" calcext:value-type="float">
            <text:p>0.0660234006642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206772468850049" calcext:value-type="float">
            <text:p>0.0020677246885</text:p>
          </table:table-cell>
          <table:table-cell office:value-type="float" office:value="0.0657354488743185" calcext:value-type="float">
            <text:p>0.06573544887431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205615778250537" calcext:value-type="float">
            <text:p>0.002056157782505</text:p>
          </table:table-cell>
          <table:table-cell office:value-type="float" office:value="0.0654495349725201" calcext:value-type="float">
            <text:p>0.06544953497252</text:p>
          </table:table-cell>
        </table:table-row>
      </table:table>
      <table:table table:name="ro=0.25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Esfera truncada ro=0.25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itud de onda</text:p>
          </table:table-cell>
          <table:table-cell office:value-type="string" calcext:value-type="string">
            <text:p>Qext</text:p>
          </table:table-cell>
          <table:table-cell office:value-type="string" calcext:value-type="string">
            <text:p>imag(alpha)/Volum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06489683149646" calcext:value-type="float">
            <text:p>0.206489683149646</text:p>
          </table:table-cell>
          <table:table-cell office:value-type="float" office:value="3.28638537707455" calcext:value-type="float">
            <text:p>3.2863853770745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06103334087276" calcext:value-type="float">
            <text:p>0.206103334087276</text:p>
          </table:table-cell>
          <table:table-cell office:value-type="float" office:value="3.28843703187296" calcext:value-type="float">
            <text:p>3.2884370318729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05719015156138" calcext:value-type="float">
            <text:p>0.205719015156138</text:p>
          </table:table-cell>
          <table:table-cell office:value-type="float" office:value="3.29049041408464" calcext:value-type="float">
            <text:p>3.290490414084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05336711384702" calcext:value-type="float">
            <text:p>0.205336711384702</text:p>
          </table:table-cell>
          <table:table-cell office:value-type="float" office:value="3.29254552597226" calcext:value-type="float">
            <text:p>3.2925455259722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04956407949905" calcext:value-type="float">
            <text:p>0.204956407949905</text:p>
          </table:table-cell>
          <table:table-cell office:value-type="float" office:value="3.29460236980222" calcext:value-type="float">
            <text:p>3.2946023698022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04578090175315" calcext:value-type="float">
            <text:p>0.204578090175315</text:p>
          </table:table-cell>
          <table:table-cell office:value-type="float" office:value="3.29666094784471" calcext:value-type="float">
            <text:p>3.2966609478447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04201743529332" calcext:value-type="float">
            <text:p>0.204201743529332</text:p>
          </table:table-cell>
          <table:table-cell office:value-type="float" office:value="3.29872126237368" calcext:value-type="float">
            <text:p>3.2987212623736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03827353623405" calcext:value-type="float">
            <text:p>0.203827353623405</text:p>
          </table:table-cell>
          <table:table-cell office:value-type="float" office:value="3.30078331566685" calcext:value-type="float">
            <text:p>3.3007833156668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0345490621028" calcext:value-type="float">
            <text:p>0.20345490621028</text:p>
          </table:table-cell>
          <table:table-cell office:value-type="float" office:value="3.30284711000574" calcext:value-type="float">
            <text:p>3.3028471100057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03084387182274" calcext:value-type="float">
            <text:p>0.203084387182274</text:p>
          </table:table-cell>
          <table:table-cell office:value-type="float" office:value="3.30491264767564" calcext:value-type="float">
            <text:p>3.3049126476756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02715782569573" calcext:value-type="float">
            <text:p>0.202715782569573</text:p>
          </table:table-cell>
          <table:table-cell office:value-type="float" office:value="3.30697993096567" calcext:value-type="float">
            <text:p>3.30697993096567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02349078538553" calcext:value-type="float">
            <text:p>0.202349078538553</text:p>
          </table:table-cell>
          <table:table-cell office:value-type="float" office:value="3.30904896216871" calcext:value-type="float">
            <text:p>3.309048962168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01984261390131" calcext:value-type="float">
            <text:p>0.201984261390131</text:p>
          </table:table-cell>
          <table:table-cell office:value-type="float" office:value="3.3111197435815" calcext:value-type="float">
            <text:p>3.3111197435815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01621317558137" calcext:value-type="float">
            <text:p>0.201621317558137</text:p>
          </table:table-cell>
          <table:table-cell office:value-type="float" office:value="3.31319227750457" calcext:value-type="float">
            <text:p>3.31319227750457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01191151498981" calcext:value-type="float">
            <text:p>0.201191151498981</text:p>
          </table:table-cell>
          <table:table-cell office:value-type="float" office:value="3.31412860867726" calcext:value-type="float">
            <text:p>3.3141286086772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00733451920924" calcext:value-type="float">
            <text:p>0.200733451920924</text:p>
          </table:table-cell>
          <table:table-cell office:value-type="float" office:value="3.31457606590062" calcext:value-type="float">
            <text:p>3.3145760659006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00277850201831" calcext:value-type="float">
            <text:p>0.200277850201831</text:p>
          </table:table-cell>
          <table:table-cell office:value-type="float" office:value="3.31502182454972" calcext:value-type="float">
            <text:p>3.3150218245497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199824331046986" calcext:value-type="float">
            <text:p>0.199824331046986</text:p>
          </table:table-cell>
          <table:table-cell office:value-type="float" office:value="3.31546588126959" calcext:value-type="float">
            <text:p>3.3154658812695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19937287930799" calcext:value-type="float">
            <text:p>0.19937287930799</text:p>
          </table:table-cell>
          <table:table-cell office:value-type="float" office:value="3.31590823270454" calcext:value-type="float">
            <text:p>3.3159082327045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198923479981013" calcext:value-type="float">
            <text:p>0.198923479981013</text:p>
          </table:table-cell>
          <table:table-cell office:value-type="float" office:value="3.31634887549808" calcext:value-type="float">
            <text:p>3.316348875498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98476118205072" calcext:value-type="float">
            <text:p>0.198476118205072</text:p>
          </table:table-cell>
          <table:table-cell office:value-type="float" office:value="3.31678780629299" calcext:value-type="float">
            <text:p>3.3167878062929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198030779260341" calcext:value-type="float">
            <text:p>0.198030779260341</text:p>
          </table:table-cell>
          <table:table-cell office:value-type="float" office:value="3.31722502173134" calcext:value-type="float">
            <text:p>3.3172250217313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197587448566475" calcext:value-type="float">
            <text:p>0.197587448566475</text:p>
          </table:table-cell>
          <table:table-cell office:value-type="float" office:value="3.31766051845449" calcext:value-type="float">
            <text:p>3.3176605184544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197146111680964" calcext:value-type="float">
            <text:p>0.197146111680964</text:p>
          </table:table-cell>
          <table:table-cell office:value-type="float" office:value="3.31809429310311" calcext:value-type="float">
            <text:p>3.3180942931031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196706754297509" calcext:value-type="float">
            <text:p>0.196706754297509</text:p>
          </table:table-cell>
          <table:table-cell office:value-type="float" office:value="3.31852634231722" calcext:value-type="float">
            <text:p>3.3185263423172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19626936224442" calcext:value-type="float">
            <text:p>0.19626936224442</text:p>
          </table:table-cell>
          <table:table-cell office:value-type="float" office:value="3.31895666273616" calcext:value-type="float">
            <text:p>3.31895666273616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195833921483038" calcext:value-type="float">
            <text:p>0.195833921483038</text:p>
          </table:table-cell>
          <table:table-cell office:value-type="float" office:value="3.31938525099868" calcext:value-type="float">
            <text:p>3.3193852509986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195400418106175" calcext:value-type="float">
            <text:p>0.195400418106175</text:p>
          </table:table-cell>
          <table:table-cell office:value-type="float" office:value="3.31981210374287" calcext:value-type="float">
            <text:p>3.3198121037428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194968838336585" calcext:value-type="float">
            <text:p>0.194968838336585</text:p>
          </table:table-cell>
          <table:table-cell office:value-type="float" office:value="3.32023721760628" calcext:value-type="float">
            <text:p>3.320237217606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194539168525446" calcext:value-type="float">
            <text:p>0.194539168525446</text:p>
          </table:table-cell>
          <table:table-cell office:value-type="float" office:value="3.32066058922584" calcext:value-type="float">
            <text:p>3.32066058922584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194111395150869" calcext:value-type="float">
            <text:p>0.194111395150869</text:p>
          </table:table-cell>
          <table:table-cell office:value-type="float" office:value="3.32108221523793" calcext:value-type="float">
            <text:p>3.321082215237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193829089426325" calcext:value-type="float">
            <text:p>0.193829089426325</text:p>
          </table:table-cell>
          <table:table-cell office:value-type="float" office:value="3.32396441687338" calcext:value-type="float">
            <text:p>3.3239644168733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193690880980757" calcext:value-type="float">
            <text:p>0.193690880980757</text:p>
          </table:table-cell>
          <table:table-cell office:value-type="float" office:value="3.32930100311044" calcext:value-type="float">
            <text:p>3.3293010031104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193552715265884" calcext:value-type="float">
            <text:p>0.193552715265884</text:p>
          </table:table-cell>
          <table:table-cell office:value-type="float" office:value="3.3346273272556" calcext:value-type="float">
            <text:p>3.334627327255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93414573800321" calcext:value-type="float">
            <text:p>0.193414573800321</text:p>
          </table:table-cell>
          <table:table-cell office:value-type="float" office:value="3.33994307526716" calcext:value-type="float">
            <text:p>3.3399430752671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93276438055959" calcext:value-type="float">
            <text:p>0.193276438055959</text:p>
          </table:table-cell>
          <table:table-cell office:value-type="float" office:value="3.3452479293533" calcext:value-type="float">
            <text:p>3.345247929353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93138289456881" calcext:value-type="float">
            <text:p>0.193138289456881</text:p>
          </table:table-cell>
          <table:table-cell office:value-type="float" office:value="3.35054156794398" calcext:value-type="float">
            <text:p>3.3505415679439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93000109378297" calcext:value-type="float">
            <text:p>0.193000109378297</text:p>
          </table:table-cell>
          <table:table-cell office:value-type="float" office:value="3.35582366566295" calcext:value-type="float">
            <text:p>3.3558236656629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92861879145506" calcext:value-type="float">
            <text:p>0.192861879145506</text:p>
          </table:table-cell>
          <table:table-cell office:value-type="float" office:value="3.36109389329989" calcext:value-type="float">
            <text:p>3.3610938932998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92723580032874" calcext:value-type="float">
            <text:p>0.192723580032874</text:p>
          </table:table-cell>
          <table:table-cell office:value-type="float" office:value="3.36635191778267" calcext:value-type="float">
            <text:p>3.3663519177826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92585193262839" calcext:value-type="float">
            <text:p>0.192585193262839</text:p>
          </table:table-cell>
          <table:table-cell office:value-type="float" office:value="3.37159740214976" calcext:value-type="float">
            <text:p>3.3715974021497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92446700004936" calcext:value-type="float">
            <text:p>0.192446700004936</text:p>
          </table:table-cell>
          <table:table-cell office:value-type="float" office:value="3.37683000552282" calcext:value-type="float">
            <text:p>3.3768300055228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92308081374843" calcext:value-type="float">
            <text:p>0.192308081374843</text:p>
          </table:table-cell>
          <table:table-cell office:value-type="float" office:value="3.38204938307937" calcext:value-type="float">
            <text:p>3.3820493830793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92169318433451" calcext:value-type="float">
            <text:p>0.192169318433451</text:p>
          </table:table-cell>
          <table:table-cell office:value-type="float" office:value="3.38725518602573" calcext:value-type="float">
            <text:p>3.3872551860257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92030392185962" calcext:value-type="float">
            <text:p>0.192030392185962</text:p>
          </table:table-cell>
          <table:table-cell office:value-type="float" office:value="3.3924470615701" calcext:value-type="float">
            <text:p>3.392447061570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91891283581" calcext:value-type="float">
            <text:p>0.191891283581</text:p>
          </table:table-cell>
          <table:table-cell office:value-type="float" office:value="3.39762465289583" calcext:value-type="float">
            <text:p>3.3976246528958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91751973509754" calcext:value-type="float">
            <text:p>0.191751973509754</text:p>
          </table:table-cell>
          <table:table-cell office:value-type="float" office:value="3.40278759913494" calcext:value-type="float">
            <text:p>3.4027875991349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91612442805145" calcext:value-type="float">
            <text:p>0.191612442805145</text:p>
          </table:table-cell>
          <table:table-cell office:value-type="float" office:value="3.40793553534183" calcext:value-type="float">
            <text:p>3.407935535341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91472672241016" calcext:value-type="float">
            <text:p>0.191472672241016</text:p>
          </table:table-cell>
          <table:table-cell office:value-type="float" office:value="3.41306809246726" calcext:value-type="float">
            <text:p>3.4130680924672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91332642531342" calcext:value-type="float">
            <text:p>0.191332642531342</text:p>
          </table:table-cell>
          <table:table-cell office:value-type="float" office:value="3.41818489733256" calcext:value-type="float">
            <text:p>3.4181848973325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91192334329476" calcext:value-type="float">
            <text:p>0.191192334329476</text:p>
          </table:table-cell>
          <table:table-cell office:value-type="float" office:value="3.42328557260412" calcext:value-type="float">
            <text:p>3.423285572604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9103557234845" calcext:value-type="float">
            <text:p>0.19103557234845</text:p>
          </table:table-cell>
          <table:table-cell office:value-type="float" office:value="3.4280798240465" calcext:value-type="float">
            <text:p>3.4280798240465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90732020826986" calcext:value-type="float">
            <text:p>0.190732020826986</text:p>
          </table:table-cell>
          <table:table-cell office:value-type="float" office:value="3.43022166301889" calcext:value-type="float">
            <text:p>3.4302216630188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90426185284615" calcext:value-type="float">
            <text:p>0.190426185284615</text:p>
          </table:table-cell>
          <table:table-cell office:value-type="float" office:value="3.43229817825684" calcext:value-type="float">
            <text:p>3.43229817825684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90118042032534" calcext:value-type="float">
            <text:p>0.190118042032534</text:p>
          </table:table-cell>
          <table:table-cell office:value-type="float" office:value="3.43430866920886" calcext:value-type="float">
            <text:p>3.4343086692088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89807567590006" calcext:value-type="float">
            <text:p>0.189807567590006</text:p>
          </table:table-cell>
          <table:table-cell office:value-type="float" office:value="3.43625243532007" calcext:value-type="float">
            <text:p>3.4362524353200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89494738690111" calcext:value-type="float">
            <text:p>0.189494738690111</text:p>
          </table:table-cell>
          <table:table-cell office:value-type="float" office:value="3.43812877617796" calcext:value-type="float">
            <text:p>3.438128776177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89179532285561" calcext:value-type="float">
            <text:p>0.189179532285561</text:p>
          </table:table-cell>
          <table:table-cell office:value-type="float" office:value="3.43993699166059" calcext:value-type="float">
            <text:p>3.439936991660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8886192555457" calcext:value-type="float">
            <text:p>0.18886192555457</text:p>
          </table:table-cell>
          <table:table-cell office:value-type="float" office:value="3.44167638208736" calcext:value-type="float">
            <text:p>3.4416763820873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88541895906799" calcext:value-type="float">
            <text:p>0.188541895906799</text:p>
          </table:table-cell>
          <table:table-cell office:value-type="float" office:value="3.44334624837236" calcext:value-type="float">
            <text:p>3.4433462483723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88219420989348" calcext:value-type="float">
            <text:p>0.188219420989348</text:p>
          </table:table-cell>
          <table:table-cell office:value-type="float" office:value="3.44494589218015" calcext:value-type="float">
            <text:p>3.4449458921801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87894478692817" calcext:value-type="float">
            <text:p>0.187894478692817</text:p>
          </table:table-cell>
          <table:table-cell office:value-type="float" office:value="3.44647461608411" calcext:value-type="float">
            <text:p>3.4464746160841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87567047157415" calcext:value-type="float">
            <text:p>0.187567047157415</text:p>
          </table:table-cell>
          <table:table-cell office:value-type="float" office:value="3.44793172372725" calcext:value-type="float">
            <text:p>3.447931723727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8723710477913" calcext:value-type="float">
            <text:p>0.18723710477913</text:p>
          </table:table-cell>
          <table:table-cell office:value-type="float" office:value="3.44931651998542" calcext:value-type="float">
            <text:p>3.449316519985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86904630215942" calcext:value-type="float">
            <text:p>0.186904630215942</text:p>
          </table:table-cell>
          <table:table-cell office:value-type="float" office:value="3.45062831113307" calcext:value-type="float">
            <text:p>3.450628311133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86569602394098" calcext:value-type="float">
            <text:p>0.186569602394098</text:p>
          </table:table-cell>
          <table:table-cell office:value-type="float" office:value="3.45186640501131" calcext:value-type="float">
            <text:p>3.4518664050113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86232000514424" calcext:value-type="float">
            <text:p>0.186232000514424</text:p>
          </table:table-cell>
          <table:table-cell office:value-type="float" office:value="3.4530301111984" calcext:value-type="float">
            <text:p>3.45303011119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85891804058693" calcext:value-type="float">
            <text:p>0.185891804058693</text:p>
          </table:table-cell>
          <table:table-cell office:value-type="float" office:value="3.45411874118263" calcext:value-type="float">
            <text:p>3.45411874118263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8554899279602" calcext:value-type="float">
            <text:p>0.18554899279602</text:p>
          </table:table-cell>
          <table:table-cell office:value-type="float" office:value="3.45513160853747" calcext:value-type="float">
            <text:p>3.4551316085374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85203546789323" calcext:value-type="float">
            <text:p>0.185203546789323</text:p>
          </table:table-cell>
          <table:table-cell office:value-type="float" office:value="3.45606802909902" calcext:value-type="float">
            <text:p>3.4560680290990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84855446401793" calcext:value-type="float">
            <text:p>0.184855446401793</text:p>
          </table:table-cell>
          <table:table-cell office:value-type="float" office:value="3.45692732114576" calcext:value-type="float">
            <text:p>3.4569273211457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84504672303428" calcext:value-type="float">
            <text:p>0.184504672303428</text:p>
          </table:table-cell>
          <table:table-cell office:value-type="float" office:value="3.45770880558046" calcext:value-type="float">
            <text:p>3.45770880558046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84896937912025" calcext:value-type="float">
            <text:p>0.184896937912025</text:p>
          </table:table-cell>
          <table:table-cell office:value-type="float" office:value="3.47241687248798" calcext:value-type="float">
            <text:p>3.47241687248798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85788900184934" calcext:value-type="float">
            <text:p>0.185788900184934</text:p>
          </table:table-cell>
          <table:table-cell office:value-type="float" office:value="3.4965604821116" calcext:value-type="float">
            <text:p>3.49656048211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86684576182122" calcext:value-type="float">
            <text:p>0.186684576182122</text:p>
          </table:table-cell>
          <table:table-cell office:value-type="float" office:value="3.52084511216042" calcext:value-type="float">
            <text:p>3.5208451121604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87583795322159" calcext:value-type="float">
            <text:p>0.187583795322159</text:p>
          </table:table-cell>
          <table:table-cell office:value-type="float" office:value="3.54526798199837" calcext:value-type="float">
            <text:p>3.5452679819983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88486374844032" calcext:value-type="float">
            <text:p>0.188486374844032</text:p>
          </table:table-cell>
          <table:table-cell office:value-type="float" office:value="3.56982605316604" calcext:value-type="float">
            <text:p>3.569826053166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89392119147812" calcext:value-type="float">
            <text:p>0.189392119147812</text:p>
          </table:table-cell>
          <table:table-cell office:value-type="float" office:value="3.59451601444406" calcext:value-type="float">
            <text:p>3.5945160144440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90300819102079" calcext:value-type="float">
            <text:p>0.190300819102079</text:p>
          </table:table-cell>
          <table:table-cell office:value-type="float" office:value="3.61933426612663" calcext:value-type="float">
            <text:p>3.6193342661266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91212251316547" calcext:value-type="float">
            <text:p>0.191212251316547</text:p>
          </table:table-cell>
          <table:table-cell office:value-type="float" office:value="3.6442769034668" calcext:value-type="float">
            <text:p>3.644276903466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92126177378328" calcext:value-type="float">
            <text:p>0.192126177378328</text:p>
          </table:table-cell>
          <table:table-cell office:value-type="float" office:value="3.66933969925334" calcext:value-type="float">
            <text:p>3.6693396992533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93042343050176" calcext:value-type="float">
            <text:p>0.193042343050176</text:p>
          </table:table-cell>
          <table:table-cell office:value-type="float" office:value="3.69451808547784" calcext:value-type="float">
            <text:p>3.6945180854778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93960477429028" calcext:value-type="float">
            <text:p>0.193960477429028</text:p>
          </table:table-cell>
          <table:table-cell office:value-type="float" office:value="3.7198071340489" calcext:value-type="float">
            <text:p>3.719807134048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94880292063102" calcext:value-type="float">
            <text:p>0.194880292063102</text:p>
          </table:table-cell>
          <table:table-cell office:value-type="float" office:value="3.74520153650896" calcext:value-type="float">
            <text:p>3.7452015365089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95801480025758" calcext:value-type="float">
            <text:p>0.195801480025758</text:p>
          </table:table-cell>
          <table:table-cell office:value-type="float" office:value="3.77069558270781" calcext:value-type="float">
            <text:p>3.770695582707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96723714944298" calcext:value-type="float">
            <text:p>0.196723714944298</text:p>
          </table:table-cell>
          <table:table-cell office:value-type="float" office:value="3.7962831383853" calcext:value-type="float">
            <text:p>3.796283138385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97646649981819" calcext:value-type="float">
            <text:p>0.197646649981819</text:p>
          </table:table-cell>
          <table:table-cell office:value-type="float" office:value="3.82195762161446" calcext:value-type="float">
            <text:p>3.8219576216144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9856991677022" calcext:value-type="float">
            <text:p>0.19856991677022</text:p>
          </table:table-cell>
          <table:table-cell office:value-type="float" office:value="3.84771197805504" calcext:value-type="float">
            <text:p>3.8477119780550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99493124292409" calcext:value-type="float">
            <text:p>0.199493124292409</text:p>
          </table:table-cell>
          <table:table-cell office:value-type="float" office:value="3.8735386549659" calcext:value-type="float">
            <text:p>3.8735386549659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200415857711748" calcext:value-type="float">
            <text:p>0.200415857711748</text:p>
          </table:table-cell>
          <table:table-cell office:value-type="float" office:value="3.89942957392405" calcext:value-type="float">
            <text:p>3.8994295739240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201337677146751" calcext:value-type="float">
            <text:p>0.201337677146751</text:p>
          </table:table-cell>
          <table:table-cell office:value-type="float" office:value="3.92537610219682" calcext:value-type="float">
            <text:p>3.9253761021968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202258116389035" calcext:value-type="float">
            <text:p>0.202258116389035</text:p>
          </table:table-cell>
          <table:table-cell office:value-type="float" office:value="3.95136902271287" calcext:value-type="float">
            <text:p>3.9513690227128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203176681562537" calcext:value-type="float">
            <text:p>0.203176681562537</text:p>
          </table:table-cell>
          <table:table-cell office:value-type="float" office:value="3.97739850257734" calcext:value-type="float">
            <text:p>3.97739850257734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204092849722011" calcext:value-type="float">
            <text:p>0.204092849722011</text:p>
          </table:table-cell>
          <table:table-cell office:value-type="float" office:value="4.00345406007597" calcext:value-type="float">
            <text:p>4.0034540600759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20500606738886" calcext:value-type="float">
            <text:p>0.20500606738886</text:p>
          </table:table-cell>
          <table:table-cell office:value-type="float" office:value="4.02952453011276" calcext:value-type="float">
            <text:p>4.0295245301127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205915749022397" calcext:value-type="float">
            <text:p>0.205915749022397</text:p>
          </table:table-cell>
          <table:table-cell office:value-type="float" office:value="4.05559802802634" calcext:value-type="float">
            <text:p>4.05559802802634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207095582717644" calcext:value-type="float">
            <text:p>0.207095582717644</text:p>
          </table:table-cell>
          <table:table-cell office:value-type="float" office:value="4.08707542456919" calcext:value-type="float">
            <text:p>4.08707542456919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210803968811702" calcext:value-type="float">
            <text:p>0.210803968811702</text:p>
          </table:table-cell>
          <table:table-cell office:value-type="float" office:value="4.16864883722669" calcext:value-type="float">
            <text:p>4.1686488372266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21462895440038" calcext:value-type="float">
            <text:p>0.21462895440038</text:p>
          </table:table-cell>
          <table:table-cell office:value-type="float" office:value="4.25282774842145" calcext:value-type="float">
            <text:p>4.2528277484214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21857681238582" calcext:value-type="float">
            <text:p>0.21857681238582</text:p>
          </table:table-cell>
          <table:table-cell office:value-type="float" office:value="4.33975062202501" calcext:value-type="float">
            <text:p>4.3397506220250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222654267674677" calcext:value-type="float">
            <text:p>0.222654267674677</text:p>
          </table:table-cell>
          <table:table-cell office:value-type="float" office:value="4.42956591261636" calcext:value-type="float">
            <text:p>4.4295659126163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226868538332331" calcext:value-type="float">
            <text:p>0.226868538332331</text:p>
          </table:table-cell>
          <table:table-cell office:value-type="float" office:value="4.52243297577985" calcext:value-type="float">
            <text:p>4.5224329757798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231227381315977" calcext:value-type="float">
            <text:p>0.231227381315977</text:p>
          </table:table-cell>
          <table:table-cell office:value-type="float" office:value="4.61852307968636" calcext:value-type="float">
            <text:p>4.61852307968636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35739143391172" calcext:value-type="float">
            <text:p>0.235739143391172</text:p>
          </table:table-cell>
          <table:table-cell office:value-type="float" office:value="4.71802053133249" calcext:value-type="float">
            <text:p>4.7180205313324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240412817929204" calcext:value-type="float">
            <text:p>0.240412817929204</text:p>
          </table:table-cell>
          <table:table-cell office:value-type="float" office:value="4.82112393286666" calcext:value-type="float">
            <text:p>4.8211239328666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24525810839179" calcext:value-type="float">
            <text:p>0.24525810839179</text:p>
          </table:table-cell>
          <table:table-cell office:value-type="float" office:value="4.92804758584506" calcext:value-type="float">
            <text:p>4.92804758584506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250285499438265" calcext:value-type="float">
            <text:p>0.250285499438265</text:p>
          </table:table-cell>
          <table:table-cell office:value-type="float" office:value="5.03902306410769" calcext:value-type="float">
            <text:p>5.0390230641076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255506336742585" calcext:value-type="float">
            <text:p>0.255506336742585</text:p>
          </table:table-cell>
          <table:table-cell office:value-type="float" office:value="5.15430097933239" calcext:value-type="float">
            <text:p>5.1543009793323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260932916788077" calcext:value-type="float">
            <text:p>0.260932916788077</text:p>
          </table:table-cell>
          <table:table-cell office:value-type="float" office:value="5.27415296732049" calcext:value-type="float">
            <text:p>5.2741529673204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266578588122755" calcext:value-type="float">
            <text:p>0.266578588122755</text:p>
          </table:table-cell>
          <table:table-cell office:value-type="float" office:value="5.3988739278243" calcext:value-type="float">
            <text:p>5.398873927824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272457865814783" calcext:value-type="float">
            <text:p>0.272457865814783</text:p>
          </table:table-cell>
          <table:table-cell office:value-type="float" office:value="5.52878455640811" calcext:value-type="float">
            <text:p>5.5287845564081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78586561155338" calcext:value-type="float">
            <text:p>0.278586561155338</text:p>
          </table:table-cell>
          <table:table-cell office:value-type="float" office:value="5.66423421364439" calcext:value-type="float">
            <text:p>5.664234213644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84981929026331" calcext:value-type="float">
            <text:p>0.284981929026331</text:p>
          </table:table-cell>
          <table:table-cell office:value-type="float" office:value="5.80560418513975" calcext:value-type="float">
            <text:p>5.805604185139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9166283579745" calcext:value-type="float">
            <text:p>0.29166283579745</text:p>
          </table:table-cell>
          <table:table-cell office:value-type="float" office:value="5.95331139577892" calcext:value-type="float">
            <text:p>5.9533113957789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98649951158925" calcext:value-type="float">
            <text:p>0.298649951158925</text:p>
          </table:table-cell>
          <table:table-cell office:value-type="float" office:value="6.10781265357083" calcext:value-type="float">
            <text:p>6.107812653570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305965967956236" calcext:value-type="float">
            <text:p>0.305965967956236</text:p>
          </table:table-cell>
          <table:table-cell office:value-type="float" office:value="6.26960951308442" calcext:value-type="float">
            <text:p>6.2696095130844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313635854899623" calcext:value-type="float">
            <text:p>0.313635854899623</text:p>
          </table:table-cell>
          <table:table-cell office:value-type="float" office:value="6.43925386631843" calcext:value-type="float">
            <text:p>6.4392538663184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321687148011996" calcext:value-type="float">
            <text:p>0.321687148011996</text:p>
          </table:table-cell>
          <table:table-cell office:value-type="float" office:value="6.6173543907802" calcext:value-type="float">
            <text:p>6.617354390780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330150287901363" calcext:value-type="float">
            <text:p>0.330150287901363</text:p>
          </table:table-cell>
          <table:table-cell office:value-type="float" office:value="6.8045840116115" calcext:value-type="float">
            <text:p>6.804584011611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33905901145976" calcext:value-type="float">
            <text:p>0.33905901145976</text:p>
          </table:table-cell>
          <table:table-cell office:value-type="float" office:value="7.00168856815899" calcext:value-type="float">
            <text:p>7.00168856815899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348450808480126" calcext:value-type="float">
            <text:p>0.348450808480126</text:p>
          </table:table-cell>
          <table:table-cell office:value-type="float" office:value="7.20949691721731" calcext:value-type="float">
            <text:p>7.20949691721731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358181013662419" calcext:value-type="float">
            <text:p>0.358181013662419</text:p>
          </table:table-cell>
          <table:table-cell office:value-type="float" office:value="7.42506781969668" calcext:value-type="float">
            <text:p>7.4250678196966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36661588255885" calcext:value-type="float">
            <text:p>0.36661588255885</text:p>
          </table:table-cell>
          <table:table-cell office:value-type="float" office:value="7.61450925524365" calcext:value-type="float">
            <text:p>7.6145092552436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375294771548719" calcext:value-type="float">
            <text:p>0.375294771548719</text:p>
          </table:table-cell>
          <table:table-cell office:value-type="float" office:value="7.80969985461429" calcext:value-type="float">
            <text:p>7.8096998546142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38421832271791" calcext:value-type="float">
            <text:p>0.38421832271791</text:p>
          </table:table-cell>
          <table:table-cell office:value-type="float" office:value="8.01068213260125" calcext:value-type="float">
            <text:p>8.0106821326012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393385652292875" calcext:value-type="float">
            <text:p>0.393385652292875</text:p>
          </table:table-cell>
          <table:table-cell office:value-type="float" office:value="8.21746683237909" calcext:value-type="float">
            <text:p>8.2174668323790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402794061175782" calcext:value-type="float">
            <text:p>0.402794061175782</text:p>
          </table:table-cell>
          <table:table-cell office:value-type="float" office:value="8.43002656377032" calcext:value-type="float">
            <text:p>8.4300265637703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412438707797485" calcext:value-type="float">
            <text:p>0.412438707797485</text:p>
          </table:table-cell>
          <table:table-cell office:value-type="float" office:value="8.64828858226218" calcext:value-type="float">
            <text:p>8.648288582262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42231224085737" calcext:value-type="float">
            <text:p>0.42231224085737</text:p>
          </table:table-cell>
          <table:table-cell office:value-type="float" office:value="8.87212664720784" calcext:value-type="float">
            <text:p>8.8721266472078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432404390127798" calcext:value-type="float">
            <text:p>0.432404390127798</text:p>
          </table:table-cell>
          <table:table-cell office:value-type="float" office:value="9.10135190968463" calcext:value-type="float">
            <text:p>9.1013519096846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442701514430962" calcext:value-type="float">
            <text:p>0.442701514430962</text:p>
          </table:table-cell>
          <table:table-cell office:value-type="float" office:value="9.33570279951413" calcext:value-type="float">
            <text:p>9.33570279951413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453186107230981" calcext:value-type="float">
            <text:p>0.453186107230981</text:p>
          </table:table-cell>
          <table:table-cell office:value-type="float" office:value="9.57483390887252" calcext:value-type="float">
            <text:p>9.5748339088725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463836262117415" calcext:value-type="float">
            <text:p>0.463836262117415</text:p>
          </table:table-cell>
          <table:table-cell office:value-type="float" office:value="9.81830390886688" calcext:value-type="float">
            <text:p>9.8183039088668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474625102887122" calcext:value-type="float">
            <text:p>0.474625102887122</text:p>
          </table:table-cell>
          <table:table-cell office:value-type="float" office:value="10.065562587728" calcext:value-type="float">
            <text:p>10.0655625877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485520186057678" calcext:value-type="float">
            <text:p>0.485520186057678</text:p>
          </table:table-cell>
          <table:table-cell office:value-type="float" office:value="10.3159371671938" calcext:value-type="float">
            <text:p>10.315937167193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496482887554148" calcext:value-type="float">
            <text:p>0.496482887554148</text:p>
          </table:table-cell>
          <table:table-cell office:value-type="float" office:value="10.5686181393519" calcext:value-type="float">
            <text:p>10.5686181393519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507467790060522" calcext:value-type="float">
            <text:p>0.507467790060522</text:p>
          </table:table-cell>
          <table:table-cell office:value-type="float" office:value="10.822644971239" calcext:value-type="float">
            <text:p>10.822644971239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518422093127589" calcext:value-type="float">
            <text:p>0.518422093127589</text:p>
          </table:table-cell>
          <table:table-cell office:value-type="float" office:value="11.0768921494089" calcext:value-type="float">
            <text:p>11.076892149408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29285074511968" calcext:value-type="float">
            <text:p>0.529285074511968</text:p>
          </table:table-cell>
          <table:table-cell office:value-type="float" office:value="11.3300561803445" calcext:value-type="float">
            <text:p>11.3300561803445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539987638206299" calcext:value-type="float">
            <text:p>0.539987638206299</text:p>
          </table:table-cell>
          <table:table-cell office:value-type="float" office:value="11.5806443214646" calcext:value-type="float">
            <text:p>11.580644321464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550451991876401" calcext:value-type="float">
            <text:p>0.550451991876401</text:p>
          </table:table-cell>
          <table:table-cell office:value-type="float" office:value="11.8269659846577" calcext:value-type="float">
            <text:p>11.8269659846577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56059150342598" calcext:value-type="float">
            <text:p>0.56059150342598</text:p>
          </table:table-cell>
          <table:table-cell office:value-type="float" office:value="12.0671279186572" calcext:value-type="float">
            <text:p>12.067127918657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570310792418772" calcext:value-type="float">
            <text:p>0.570310792418772</text:p>
          </table:table-cell>
          <table:table-cell office:value-type="float" office:value="12.29903442199" calcext:value-type="float">
            <text:p>12.2990344219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579506116120081" calcext:value-type="float">
            <text:p>0.579506116120081</text:p>
          </table:table-cell>
          <table:table-cell office:value-type="float" office:value="12.5203939430864" calcext:value-type="float">
            <text:p>12.520393943086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88066110771685" calcext:value-type="float">
            <text:p>0.588066110771685</text:p>
          </table:table-cell>
          <table:table-cell office:value-type="float" office:value="12.728733461603" calcext:value-type="float">
            <text:p>12.72873346160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595872945025512" calcext:value-type="float">
            <text:p>0.595872945025512</text:p>
          </table:table-cell>
          <table:table-cell office:value-type="float" office:value="12.9214219843167" calcext:value-type="float">
            <text:p>12.9214219843167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02803932841579" calcext:value-type="float">
            <text:p>0.602803932841579</text:p>
          </table:table-cell>
          <table:table-cell office:value-type="float" office:value="13.0957042980817" calcext:value-type="float">
            <text:p>13.09570429808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08733636383494" calcext:value-type="float">
            <text:p>0.608733636383494</text:p>
          </table:table-cell>
          <table:table-cell office:value-type="float" office:value="13.2487457723589" calcext:value-type="float">
            <text:p>13.2487457723589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13536464741726" calcext:value-type="float">
            <text:p>0.613536464741726</text:p>
          </table:table-cell>
          <table:table-cell office:value-type="float" office:value="13.3776884749158" calcext:value-type="float">
            <text:p>13.377688474915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15804601790311" calcext:value-type="float">
            <text:p>0.615804601790311</text:p>
          </table:table-cell>
          <table:table-cell office:value-type="float" office:value="13.4516455370404" calcext:value-type="float">
            <text:p>13.451645537040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14990055103631" calcext:value-type="float">
            <text:p>0.614990055103631</text:p>
          </table:table-cell>
          <table:table-cell office:value-type="float" office:value="13.4583222430387" calcext:value-type="float">
            <text:p>13.458322243038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13066575853553" calcext:value-type="float">
            <text:p>0.613066575853553</text:p>
          </table:table-cell>
          <table:table-cell office:value-type="float" office:value="13.4406223428312" calcext:value-type="float">
            <text:p>13.4406223428312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1001642775199" calcext:value-type="float">
            <text:p>0.61001642775199</text:p>
          </table:table-cell>
          <table:table-cell office:value-type="float" office:value="13.3980239184705" calcext:value-type="float">
            <text:p>13.398023918470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05833652618163" calcext:value-type="float">
            <text:p>0.605833652618163</text:p>
          </table:table-cell>
          <table:table-cell office:value-type="float" office:value="13.330261384899" calcext:value-type="float">
            <text:p>13.33026138489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00524580999075" calcext:value-type="float">
            <text:p>0.600524580999075</text:p>
          </table:table-cell>
          <table:table-cell office:value-type="float" office:value="13.2373390887156" calcext:value-type="float">
            <text:p>13.237339088715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594108023057271" calcext:value-type="float">
            <text:p>0.594108023057271</text:p>
          </table:table-cell>
          <table:table-cell office:value-type="float" office:value="13.1195379682664" calcext:value-type="float">
            <text:p>13.1195379682664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86615121215912" calcext:value-type="float">
            <text:p>0.586615121215912</text:p>
          </table:table-cell>
          <table:table-cell office:value-type="float" office:value="12.977414776521" calcext:value-type="float">
            <text:p>12.97741477652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78088862757733" calcext:value-type="float">
            <text:p>0.578088862757733</text:p>
          </table:table-cell>
          <table:table-cell office:value-type="float" office:value="12.8117937325565" calcext:value-type="float">
            <text:p>12.8117937325565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68583267870685" calcext:value-type="float">
            <text:p>0.568583267870685</text:p>
          </table:table-cell>
          <table:table-cell office:value-type="float" office:value="12.6237508509143" calcext:value-type="float">
            <text:p>12.623750850914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58162285124193" calcext:value-type="float">
            <text:p>0.558162285124193</text:p>
          </table:table-cell>
          <table:table-cell office:value-type="float" office:value="12.4145915698164" calcext:value-type="float">
            <text:p>12.414591569816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46898440710258" calcext:value-type="float">
            <text:p>0.546898440710258</text:p>
          </table:table-cell>
          <table:table-cell office:value-type="float" office:value="12.1858226291602" calcext:value-type="float">
            <text:p>12.185822629160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34871298874363" calcext:value-type="float">
            <text:p>0.534871298874363</text:p>
          </table:table-cell>
          <table:table-cell office:value-type="float" office:value="11.9391194115207" calcext:value-type="float">
            <text:p>11.9391194115207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522165798016197" calcext:value-type="float">
            <text:p>0.522165798016197</text:p>
          </table:table-cell>
          <table:table-cell office:value-type="float" office:value="11.6762901354262" calcext:value-type="float">
            <text:p>11.676290135426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508870529602944" calcext:value-type="float">
            <text:p>0.508870529602944</text:p>
          </table:table-cell>
          <table:table-cell office:value-type="float" office:value="11.399238370349" calcext:value-type="float">
            <text:p>11.39923837034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495076025387055" calcext:value-type="float">
            <text:p>0.495076025387055</text:p>
          </table:table-cell>
          <table:table-cell office:value-type="float" office:value="11.109925327176" calcext:value-type="float">
            <text:p>11.1099253271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480873112928457" calcext:value-type="float">
            <text:p>0.480873112928457</text:p>
          </table:table-cell>
          <table:table-cell office:value-type="float" office:value="10.8103332753103" calcext:value-type="float">
            <text:p>10.810333275310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466351390864934" calcext:value-type="float">
            <text:p>0.466351390864934</text:p>
          </table:table-cell>
          <table:table-cell office:value-type="float" office:value="10.5024312639618" calcext:value-type="float">
            <text:p>10.50243126396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451597864717808" calcext:value-type="float">
            <text:p>0.451597864717808</text:p>
          </table:table-cell>
          <table:table-cell office:value-type="float" office:value="10.1881441011461" calcext:value-type="float">
            <text:p>10.188144101146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436695772287889" calcext:value-type="float">
            <text:p>0.436695772287889</text:p>
          </table:table-cell>
          <table:table-cell office:value-type="float" office:value="9.86932529174695" calcext:value-type="float">
            <text:p>9.8693252917469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421723615860767" calcext:value-type="float">
            <text:p>0.421723615860767</text:p>
          </table:table-cell>
          <table:table-cell office:value-type="float" office:value="9.54773437728239" calcext:value-type="float">
            <text:p>9.547734377282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406754407329599" calcext:value-type="float">
            <text:p>0.406754407329599</text:p>
          </table:table-cell>
          <table:table-cell office:value-type="float" office:value="9.2250188735061" calcext:value-type="float">
            <text:p>9.225018873506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39185512258741" calcext:value-type="float">
            <text:p>0.39185512258741</text:p>
          </table:table-cell>
          <table:table-cell office:value-type="float" office:value="8.90270078226646" calcext:value-type="float">
            <text:p>8.9027007822664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377086353546646" calcext:value-type="float">
            <text:p>0.377086353546646</text:p>
          </table:table-cell>
          <table:table-cell office:value-type="float" office:value="8.58216747094088" calcext:value-type="float">
            <text:p>8.5821674709408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362502140102725" calcext:value-type="float">
            <text:p>0.362502140102725</text:p>
          </table:table-cell>
          <table:table-cell office:value-type="float" office:value="8.26466657132943" calcext:value-type="float">
            <text:p>8.26466657132943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348149960274428" calcext:value-type="float">
            <text:p>0.348149960274428</text:p>
          </table:table-cell>
          <table:table-cell office:value-type="float" office:value="7.95130445099133" calcext:value-type="float">
            <text:p>7.951304450991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334070854484882" calcext:value-type="float">
            <text:p>0.334070854484882</text:p>
          </table:table-cell>
          <table:table-cell office:value-type="float" office:value="7.64304775116658" calcext:value-type="float">
            <text:p>7.643047751166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320299659250877" calcext:value-type="float">
            <text:p>0.320299659250877</text:p>
          </table:table-cell>
          <table:table-cell office:value-type="float" office:value="7.34072746182147" calcext:value-type="float">
            <text:p>7.340727461821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306865326127851" calcext:value-type="float">
            <text:p>0.306865326127851</text:p>
          </table:table-cell>
          <table:table-cell office:value-type="float" office:value="7.04504500979177" calcext:value-type="float">
            <text:p>7.0450450097917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293791303299383" calcext:value-type="float">
            <text:p>0.293791303299383</text:p>
          </table:table-cell>
          <table:table-cell office:value-type="float" office:value="6.75657986375978" calcext:value-type="float">
            <text:p>6.7565798637597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281095959401295" calcext:value-type="float">
            <text:p>0.281095959401295</text:p>
          </table:table-cell>
          <table:table-cell office:value-type="float" office:value="6.47579820331638" calcext:value-type="float">
            <text:p>6.4757982033163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268793031762459" calcext:value-type="float">
            <text:p>0.268793031762459</text:p>
          </table:table-cell>
          <table:table-cell office:value-type="float" office:value="6.20306225267957" calcext:value-type="float">
            <text:p>6.20306225267957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256892084001686" calcext:value-type="float">
            <text:p>0.256892084001686</text:p>
          </table:table-cell>
          <table:table-cell office:value-type="float" office:value="5.93863993770928" calcext:value-type="float">
            <text:p>5.9386399377092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245398960665652" calcext:value-type="float">
            <text:p>0.245398960665652</text:p>
          </table:table-cell>
          <table:table-cell office:value-type="float" office:value="5.68271458364483" calcext:value-type="float">
            <text:p>5.6827145836448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235209685791903" calcext:value-type="float">
            <text:p>0.235209685791903</text:p>
          </table:table-cell>
          <table:table-cell office:value-type="float" office:value="5.45611979086423" calcext:value-type="float">
            <text:p>5.4561197908642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22553860381892" calcext:value-type="float">
            <text:p>0.22553860381892</text:p>
          </table:table-cell>
          <table:table-cell office:value-type="float" office:value="5.24075521375057" calcext:value-type="float">
            <text:p>5.2407552137505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216274367420466" calcext:value-type="float">
            <text:p>0.216274367420466</text:p>
          </table:table-cell>
          <table:table-cell office:value-type="float" office:value="5.03409094095959" calcext:value-type="float">
            <text:p>5.0340909409595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207403534101365" calcext:value-type="float">
            <text:p>0.207403534101365</text:p>
          </table:table-cell>
          <table:table-cell office:value-type="float" office:value="4.83586210820975" calcext:value-type="float">
            <text:p>4.8358621082097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19891232442396" calcext:value-type="float">
            <text:p>0.19891232442396</text:p>
          </table:table-cell>
          <table:table-cell office:value-type="float" office:value="4.64579384215539" calcext:value-type="float">
            <text:p>4.6457938421553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19078678100659" calcext:value-type="float">
            <text:p>0.19078678100659</text:p>
          </table:table-cell>
          <table:table-cell office:value-type="float" office:value="4.46360491324709" calcext:value-type="float">
            <text:p>4.4636049132470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183012902138891" calcext:value-type="float">
            <text:p>0.183012902138891</text:p>
          </table:table-cell>
          <table:table-cell office:value-type="float" office:value="4.28901083168093" calcext:value-type="float">
            <text:p>4.28901083168093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17557675293725" calcext:value-type="float">
            <text:p>0.17557675293725</text:p>
          </table:table-cell>
          <table:table-cell office:value-type="float" office:value="4.12172644799321" calcext:value-type="float">
            <text:p>4.1217264479932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168464556770328" calcext:value-type="float">
            <text:p>0.168464556770328</text:p>
          </table:table-cell>
          <table:table-cell office:value-type="float" office:value="3.96146811623942" calcext:value-type="float">
            <text:p>3.9614681162394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161662769469599" calcext:value-type="float">
            <text:p>0.161662769469599</text:p>
          </table:table-cell>
          <table:table-cell office:value-type="float" office:value="3.80795547350182" calcext:value-type="float">
            <text:p>3.8079554735018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155158138615608" calcext:value-type="float">
            <text:p>0.155158138615608</text:p>
          </table:table-cell>
          <table:table-cell office:value-type="float" office:value="3.6609128849789" calcext:value-type="float">
            <text:p>3.6609128849789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148937749966284" calcext:value-type="float">
            <text:p>0.148937749966284</text:p>
          </table:table-cell>
          <table:table-cell office:value-type="float" office:value="3.52007059933766" calcext:value-type="float">
            <text:p>3.5200705993376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142989062875795" calcext:value-type="float">
            <text:p>0.142989062875795</text:p>
          </table:table-cell>
          <table:table-cell office:value-type="float" office:value="3.38516565450815" calcext:value-type="float">
            <text:p>3.38516565450815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137299936345302" calcext:value-type="float">
            <text:p>0.137299936345302</text:p>
          </table:table-cell>
          <table:table-cell office:value-type="float" office:value="3.25594256977805" calcext:value-type="float">
            <text:p>3.25594256977805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131858647153583" calcext:value-type="float">
            <text:p>0.131858647153583</text:p>
          </table:table-cell>
          <table:table-cell office:value-type="float" office:value="3.1321538559725" calcext:value-type="float">
            <text:p>3.132153855972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126653901337272" calcext:value-type="float">
            <text:p>0.126653901337272</text:p>
          </table:table-cell>
          <table:table-cell office:value-type="float" office:value="3.01356037172517" calcext:value-type="float">
            <text:p>3.01356037172517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121674840128094" calcext:value-type="float">
            <text:p>0.121674840128094</text:p>
          </table:table-cell>
          <table:table-cell office:value-type="float" office:value="2.89993155038127" calcext:value-type="float">
            <text:p>2.899931550381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16911041307958" calcext:value-type="float">
            <text:p>0.116911041307958</text:p>
          </table:table-cell>
          <table:table-cell office:value-type="float" office:value="2.79104551892734" calcext:value-type="float">
            <text:p>2.79104551892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112352516811607" calcext:value-type="float">
            <text:p>0.112352516811607</text:p>
          </table:table-cell>
          <table:table-cell office:value-type="float" office:value="2.68668912751222" calcext:value-type="float">
            <text:p>2.68668912751222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107989707289907" calcext:value-type="float">
            <text:p>0.107989707289907</text:p>
          </table:table-cell>
          <table:table-cell office:value-type="float" office:value="2.58665790559445" calcext:value-type="float">
            <text:p>2.586657905594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103813474243821" calcext:value-type="float">
            <text:p>0.103813474243821</text:p>
          </table:table-cell>
          <table:table-cell office:value-type="float" office:value="2.49075595850618" calcext:value-type="float">
            <text:p>2.490755958506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0998150902485688" calcext:value-type="float">
            <text:p>0.099815090248569</text:p>
          </table:table-cell>
          <table:table-cell office:value-type="float" office:value="2.39879581624173" calcext:value-type="float">
            <text:p>2.3987958162417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0959862277082825" calcext:value-type="float">
            <text:p>0.095986227708283</text:p>
          </table:table-cell>
          <table:table-cell office:value-type="float" office:value="2.31059824453826" calcext:value-type="float">
            <text:p>2.3105982445382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0923189465125236" calcext:value-type="float">
            <text:p>0.092318946512524</text:p>
          </table:table-cell>
          <table:table-cell office:value-type="float" office:value="2.22599202679342" calcext:value-type="float">
            <text:p>2.2259920267934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0888056809062402" calcext:value-type="float">
            <text:p>0.08880568090624</text:p>
          </table:table-cell>
          <table:table-cell office:value-type="float" office:value="2.14481372403947" calcext:value-type="float">
            <text:p>2.1448137240394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0854392258331019" calcext:value-type="float">
            <text:p>0.085439225833102</text:p>
          </table:table-cell>
          <table:table-cell office:value-type="float" office:value="2.06690741904301" calcext:value-type="float">
            <text:p>2.066907419043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0822127229677226" calcext:value-type="float">
            <text:p>0.082212722967723</text:p>
          </table:table-cell>
          <table:table-cell office:value-type="float" office:value="1.9921244496057" calcext:value-type="float">
            <text:p>1.992124449605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0791196466141496" calcext:value-type="float">
            <text:p>0.07911964661415</text:p>
          </table:table-cell>
          <table:table-cell office:value-type="float" office:value="1.92032313528469" calcext:value-type="float">
            <text:p>1.9203231352846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0761537896154463" calcext:value-type="float">
            <text:p>0.076153789615446</text:p>
          </table:table-cell>
          <table:table-cell office:value-type="float" office:value="1.85136850101609" calcext:value-type="float">
            <text:p>1.8513685010160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0733092493914454" calcext:value-type="float">
            <text:p>0.073309249391445</text:p>
          </table:table-cell>
          <table:table-cell office:value-type="float" office:value="1.78513200049577" calcext:value-type="float">
            <text:p>1.7851320004957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0705804141982131" calcext:value-type="float">
            <text:p>0.070580414198213</text:p>
          </table:table-cell>
          <table:table-cell office:value-type="float" office:value="1.72149124163449" calcext:value-type="float">
            <text:p>1.72149124163449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0679619496828648" calcext:value-type="float">
            <text:p>0.067961949682865</text:p>
          </table:table-cell>
          <table:table-cell office:value-type="float" office:value="1.66032971594826" calcext:value-type="float">
            <text:p>1.6603297159482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0654487857905997" calcext:value-type="float">
            <text:p>0.0654487857906</text:p>
          </table:table-cell>
          <table:table-cell office:value-type="float" office:value="1.60153653335774" calcext:value-type="float">
            <text:p>1.60153653335774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0630361040667639" calcext:value-type="float">
            <text:p>0.063036104066764</text:p>
          </table:table-cell>
          <table:table-cell office:value-type="float" office:value="1.54500616354401" calcext:value-type="float">
            <text:p>1.5450061635440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0608027937059009" calcext:value-type="float">
            <text:p>0.060802793705901</text:p>
          </table:table-cell>
          <table:table-cell office:value-type="float" office:value="1.49268730279502" calcext:value-type="float">
            <text:p>1.4926873027950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0589783757362957" calcext:value-type="float">
            <text:p>0.058978375736296</text:p>
          </table:table-cell>
          <table:table-cell office:value-type="float" office:value="1.45024515524722" calcext:value-type="float">
            <text:p>1.4502451552472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0572150148615717" calcext:value-type="float">
            <text:p>0.057215014861572</text:p>
          </table:table-cell>
          <table:table-cell office:value-type="float" office:value="1.40916161420721" calcext:value-type="float">
            <text:p>1.4091616142072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0555103340733102" calcext:value-type="float">
            <text:p>0.05551033407331</text:p>
          </table:table-cell>
          <table:table-cell office:value-type="float" office:value="1.36938532936972" calcext:value-type="float">
            <text:p>1.3693853293697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0538620602493305" calcext:value-type="float">
            <text:p>0.053862060249331</text:p>
          </table:table-cell>
          <table:table-cell office:value-type="float" office:value="1.33086713902159" calcext:value-type="float">
            <text:p>1.3308671390215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0522680193210762" calcext:value-type="float">
            <text:p>0.052268019321076</text:p>
          </table:table-cell>
          <table:table-cell office:value-type="float" office:value="1.29355997110894" calcext:value-type="float">
            <text:p>1.2935599711089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0507261316606127" calcext:value-type="float">
            <text:p>0.050726131660613</text:p>
          </table:table-cell>
          <table:table-cell office:value-type="float" office:value="1.25741874859439" calcext:value-type="float">
            <text:p>1.25741874859439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049234407679592" calcext:value-type="float">
            <text:p>0.049234407679592</text:p>
          </table:table-cell>
          <table:table-cell office:value-type="float" office:value="1.22240029897575" calcext:value-type="float">
            <text:p>1.2224002989757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0477909436323994" calcext:value-type="float">
            <text:p>0.047790943632399</text:p>
          </table:table-cell>
          <table:table-cell office:value-type="float" office:value="1.18846326783164" calcext:value-type="float">
            <text:p>1.188463267831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0463939176156426" calcext:value-type="float">
            <text:p>0.046393917615643</text:p>
          </table:table-cell>
          <table:table-cell office:value-type="float" office:value="1.15556803625568" calcext:value-type="float">
            <text:p>1.155568036255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0450415857561474" calcext:value-type="float">
            <text:p>0.045041585756147</text:p>
          </table:table-cell>
          <table:table-cell office:value-type="float" office:value="1.12367664203833" calcext:value-type="float">
            <text:p>1.1236766420383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0437322785796943" calcext:value-type="float">
            <text:p>0.043732278579694</text:p>
          </table:table-cell>
          <table:table-cell office:value-type="float" office:value="1.09275270445493" calcext:value-type="float">
            <text:p>1.09275270445493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0424643975528347" calcext:value-type="float">
            <text:p>0.042464397552835</text:p>
          </table:table-cell>
          <table:table-cell office:value-type="float" office:value="1.06276135251861" calcext:value-type="float">
            <text:p>1.0627613525186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0412364117902768" calcext:value-type="float">
            <text:p>0.041236411790277</text:p>
          </table:table-cell>
          <table:table-cell office:value-type="float" office:value="1.03366915655779" calcext:value-type="float">
            <text:p>1.0336691565577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0400468549205003" calcext:value-type="float">
            <text:p>0.0400468549205</text:p>
          </table:table-cell>
          <table:table-cell office:value-type="float" office:value="1.00544406298033" calcext:value-type="float">
            <text:p>1.0054440629803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0388943221024602" calcext:value-type="float">
            <text:p>0.03889432210246</text:p>
          </table:table-cell>
          <table:table-cell office:value-type="float" office:value="0.978055332088753" calcext:value-type="float">
            <text:p>0.97805533208875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0377774671864499" calcext:value-type="float">
            <text:p>0.03777746718645</text:p>
          </table:table-cell>
          <table:table-cell office:value-type="float" office:value="0.951473478814084" calcext:value-type="float">
            <text:p>0.95147347881408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0366950000124222" calcext:value-type="float">
            <text:p>0.036695000012422</text:p>
          </table:table-cell>
          <table:table-cell office:value-type="float" office:value="0.925670216239364" calcext:value-type="float">
            <text:p>0.925670216239364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0356456838392981" calcext:value-type="float">
            <text:p>0.035645683839298</text:p>
          </table:table-cell>
          <table:table-cell office:value-type="float" office:value="0.900618401787785" calcext:value-type="float">
            <text:p>0.900618401787785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0346283328990331" calcext:value-type="float">
            <text:p>0.034628332899033</text:p>
          </table:table-cell>
          <table:table-cell office:value-type="float" office:value="0.876291985954138" calcext:value-type="float">
            <text:p>0.87629198595413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0336418100694542" calcext:value-type="float">
            <text:p>0.033641810069454</text:p>
          </table:table-cell>
          <table:table-cell office:value-type="float" office:value="0.85266596346264" calcext:value-type="float">
            <text:p>0.852665963462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032685024660118" calcext:value-type="float">
            <text:p>0.032685024660118</text:p>
          </table:table-cell>
          <table:table-cell office:value-type="float" office:value="0.829716326738255" calcext:value-type="float">
            <text:p>0.829716326738255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0317569303056832" calcext:value-type="float">
            <text:p>0.031756930305683</text:p>
          </table:table-cell>
          <table:table-cell office:value-type="float" office:value="0.807420021582995" calcext:value-type="float">
            <text:p>0.80742002158299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08565229615273" calcext:value-type="float">
            <text:p>0.030856522961527</text:p>
          </table:table-cell>
          <table:table-cell office:value-type="float" office:value="0.785754904952902" calcext:value-type="float">
            <text:p>0.78575490495290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0299828389965674" calcext:value-type="float">
            <text:p>0.029982838996567</text:p>
          </table:table-cell>
          <table:table-cell office:value-type="float" office:value="0.764699704735701" calcext:value-type="float">
            <text:p>0.76469970473570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0291349533784746" calcext:value-type="float">
            <text:p>0.029134953378475</text:p>
          </table:table-cell>
          <table:table-cell office:value-type="float" office:value="0.744233981433253" calcext:value-type="float">
            <text:p>0.74423398143325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0283119779466916" calcext:value-type="float">
            <text:p>0.028311977946692</text:p>
          </table:table-cell>
          <table:table-cell office:value-type="float" office:value="0.724338091657145" calcext:value-type="float">
            <text:p>0.724338091657145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0275130597688749" calcext:value-type="float">
            <text:p>0.027513059768875</text:p>
          </table:table-cell>
          <table:table-cell office:value-type="float" office:value="0.704993153349672" calcext:value-type="float">
            <text:p>0.704993153349672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0267373795765968" calcext:value-type="float">
            <text:p>0.026737379576597</text:p>
          </table:table-cell>
          <table:table-cell office:value-type="float" office:value="0.686181012646521" calcext:value-type="float">
            <text:p>0.68618101264652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0259841502763341" calcext:value-type="float">
            <text:p>0.025984150276334</text:p>
          </table:table-cell>
          <table:table-cell office:value-type="float" office:value="0.667884212301177" calcext:value-type="float">
            <text:p>0.66788421230117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0252526155319716" calcext:value-type="float">
            <text:p>0.025252615531972</text:p>
          </table:table-cell>
          <table:table-cell office:value-type="float" office:value="0.65008596159484" calcext:value-type="float">
            <text:p>0.6500859615948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0245420484152261" calcext:value-type="float">
            <text:p>0.024542048415226</text:p>
          </table:table-cell>
          <table:table-cell office:value-type="float" office:value="0.632770107659184" calcext:value-type="float">
            <text:p>0.63277010765918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238517501205807" calcext:value-type="float">
            <text:p>0.023851750120581</text:p>
          </table:table-cell>
          <table:table-cell office:value-type="float" office:value="0.615921108142739" calcext:value-type="float">
            <text:p>0.61592110814273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231810487414849" calcext:value-type="float">
            <text:p>0.023181048741485</text:p>
          </table:table-cell>
          <table:table-cell office:value-type="float" office:value="0.59952400515499" calcext:value-type="float">
            <text:p>0.5995240051549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225292981047402" calcext:value-type="float">
            <text:p>0.02252929810474</text:p>
          </table:table-cell>
          <table:table-cell office:value-type="float" office:value="0.583564400425485" calcext:value-type="float">
            <text:p>0.5835644004254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218958766601481" calcext:value-type="float">
            <text:p>0.021895876660148</text:p>
          </table:table-cell>
          <table:table-cell office:value-type="float" office:value="0.568028431618263" calcext:value-type="float">
            <text:p>0.568028431618263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212801864226416" calcext:value-type="float">
            <text:p>0.021280186422642</text:p>
          </table:table-cell>
          <table:table-cell office:value-type="float" office:value="0.552902749744882" calcext:value-type="float">
            <text:p>0.552902749744882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206816519642684" calcext:value-type="float">
            <text:p>0.020681651964268</text:p>
          </table:table-cell>
          <table:table-cell office:value-type="float" office:value="0.538174497622093" calcext:value-type="float">
            <text:p>0.53817449762209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200997194535234" calcext:value-type="float">
            <text:p>0.020099719453523</text:p>
          </table:table-cell>
          <table:table-cell office:value-type="float" office:value="0.523831289322881" calcext:value-type="float">
            <text:p>0.52383128932288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19533855739659" calcext:value-type="float">
            <text:p>0.019533855739659</text:p>
          </table:table-cell>
          <table:table-cell office:value-type="float" office:value="0.509861190572158" calcext:value-type="float">
            <text:p>0.50986119057215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189835474797245" calcext:value-type="float">
            <text:p>0.018983547479725</text:p>
          </table:table-cell>
          <table:table-cell office:value-type="float" office:value="0.496252700040832" calcext:value-type="float">
            <text:p>0.49625270004083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184483003062005" calcext:value-type="float">
            <text:p>0.018448300306201</text:p>
          </table:table-cell>
          <table:table-cell office:value-type="float" office:value="0.482994731494275" calcext:value-type="float">
            <text:p>0.48299473149427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179276380332021" calcext:value-type="float">
            <text:p>0.017927638033202</text:p>
          </table:table-cell>
          <table:table-cell office:value-type="float" office:value="0.470076596753415" calcext:value-type="float">
            <text:p>0.47007659675341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175205166267236" calcext:value-type="float">
            <text:p>0.017520516626724</text:p>
          </table:table-cell>
          <table:table-cell office:value-type="float" office:value="0.460098676400022" calcext:value-type="float">
            <text:p>0.46009867640002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172213575478201" calcext:value-type="float">
            <text:p>0.01722135754782</text:p>
          </table:table-cell>
          <table:table-cell office:value-type="float" office:value="0.452927805825722" calcext:value-type="float">
            <text:p>0.452927805825722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169288041256944" calcext:value-type="float">
            <text:p>0.016928804125694</text:p>
          </table:table-cell>
          <table:table-cell office:value-type="float" office:value="0.445907122873012" calcext:value-type="float">
            <text:p>0.44590712287301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166426733715705" calcext:value-type="float">
            <text:p>0.016642673371571</text:p>
          </table:table-cell>
          <table:table-cell office:value-type="float" office:value="0.439032588802647" calcext:value-type="float">
            <text:p>0.43903258880264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163627884309752" calcext:value-type="float">
            <text:p>0.016362788430975</text:p>
          </table:table-cell>
          <table:table-cell office:value-type="float" office:value="0.432300297818393" calcext:value-type="float">
            <text:p>0.43230029781839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160889783423121" calcext:value-type="float">
            <text:p>0.016088978342312</text:p>
          </table:table-cell>
          <table:table-cell office:value-type="float" office:value="0.425706471899372" calcext:value-type="float">
            <text:p>0.425706471899372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158210778063269" calcext:value-type="float">
            <text:p>0.015821077806327</text:p>
          </table:table-cell>
          <table:table-cell office:value-type="float" office:value="0.419247455863415" calcext:value-type="float">
            <text:p>0.419247455863415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15558926965913" calcext:value-type="float">
            <text:p>0.015558926965913</text:p>
          </table:table-cell>
          <table:table-cell office:value-type="float" office:value="0.412919712649791" calcext:value-type="float">
            <text:p>0.41291971264979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153023711957353" calcext:value-type="float">
            <text:p>0.015302371195735</text:p>
          </table:table-cell>
          <table:table-cell office:value-type="float" office:value="0.406719818810327" calcext:value-type="float">
            <text:p>0.40671981881032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150512609011792" calcext:value-type="float">
            <text:p>0.015051260901179</text:p>
          </table:table-cell>
          <table:table-cell office:value-type="float" office:value="0.400644460198518" calcext:value-type="float">
            <text:p>0.4006444601985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148054513261595" calcext:value-type="float">
            <text:p>0.01480545132616</text:p>
          </table:table-cell>
          <table:table-cell office:value-type="float" office:value="0.394690427846844" calcext:value-type="float">
            <text:p>0.39469042784684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145648023693497" calcext:value-type="float">
            <text:p>0.01456480236935</text:p>
          </table:table-cell>
          <table:table-cell office:value-type="float" office:value="0.388854614023018" calcext:value-type="float">
            <text:p>0.388854614023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143291784084168" calcext:value-type="float">
            <text:p>0.014329178408417</text:p>
          </table:table-cell>
          <table:table-cell office:value-type="float" office:value="0.383134008456393" calcext:value-type="float">
            <text:p>0.38313400845639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140984481318684" calcext:value-type="float">
            <text:p>0.014098448131868</text:p>
          </table:table-cell>
          <table:table-cell office:value-type="float" office:value="0.377525694726269" calcext:value-type="float">
            <text:p>0.37752569472626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138724843781411" calcext:value-type="float">
            <text:p>0.013872484378141</text:p>
          </table:table-cell>
          <table:table-cell office:value-type="float" office:value="0.372026846804243" calcext:value-type="float">
            <text:p>0.372026846804243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136511639815792" calcext:value-type="float">
            <text:p>0.013651163981579</text:p>
          </table:table-cell>
          <table:table-cell office:value-type="float" office:value="0.3666347257432" calcext:value-type="float">
            <text:p>0.3666347257432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134343676249714" calcext:value-type="float">
            <text:p>0.013434367624971</text:p>
          </table:table-cell>
          <table:table-cell office:value-type="float" office:value="0.36134667650592" calcext:value-type="float">
            <text:p>0.3613466765059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132219796983305" calcext:value-type="float">
            <text:p>0.013221979698331</text:p>
          </table:table-cell>
          <table:table-cell office:value-type="float" office:value="0.356160124926661" calcext:value-type="float">
            <text:p>0.35616012492666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13013888163619" calcext:value-type="float">
            <text:p>0.013013888163619</text:p>
          </table:table-cell>
          <table:table-cell office:value-type="float" office:value="0.351072574799421" calcext:value-type="float">
            <text:p>0.35107257479942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128099844251386" calcext:value-type="float">
            <text:p>0.012809984425139</text:p>
          </table:table-cell>
          <table:table-cell office:value-type="float" office:value="0.346081605086922" calcext:value-type="float">
            <text:p>0.34608160508692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126101632053156" calcext:value-type="float">
            <text:p>0.012610163205316</text:p>
          </table:table-cell>
          <table:table-cell office:value-type="float" office:value="0.341184867244659" calcext:value-type="float">
            <text:p>0.34118486724465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124143224256308" calcext:value-type="float">
            <text:p>0.012414322425631</text:p>
          </table:table-cell>
          <table:table-cell office:value-type="float" office:value="0.336380082654664" calcext:value-type="float">
            <text:p>0.336380082654664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122223630924515" calcext:value-type="float">
            <text:p>0.012222363092452</text:p>
          </table:table-cell>
          <table:table-cell office:value-type="float" office:value="0.331665040163906" calcext:value-type="float">
            <text:p>0.331665040163906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120341891875406" calcext:value-type="float">
            <text:p>0.012034189187541</text:p>
          </table:table-cell>
          <table:table-cell office:value-type="float" office:value="0.327037593722497" calcext:value-type="float">
            <text:p>0.32703759372249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11849707563025" calcext:value-type="float">
            <text:p>0.011849707563025</text:p>
          </table:table-cell>
          <table:table-cell office:value-type="float" office:value="0.322495660117153" calcext:value-type="float">
            <text:p>0.32249566011715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116688278406197" calcext:value-type="float">
            <text:p>0.01166882784062</text:p>
          </table:table-cell>
          <table:table-cell office:value-type="float" office:value="0.318037216795556" calcext:value-type="float">
            <text:p>0.31803721679555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114914623149131" calcext:value-type="float">
            <text:p>0.011491462314913</text:p>
          </table:table-cell>
          <table:table-cell office:value-type="float" office:value="0.313660299777509" calcext:value-type="float">
            <text:p>0.31366029977750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113175258605282" calcext:value-type="float">
            <text:p>0.011317525860528</text:p>
          </table:table-cell>
          <table:table-cell office:value-type="float" office:value="0.309363001648961" calcext:value-type="float">
            <text:p>0.30936300164896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111469358429866" calcext:value-type="float">
            <text:p>0.011146935842987</text:p>
          </table:table-cell>
          <table:table-cell office:value-type="float" office:value="0.3051434696352" calcext:value-type="float">
            <text:p>0.305143469635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109796120331057" calcext:value-type="float">
            <text:p>0.010979612033106</text:p>
          </table:table-cell>
          <table:table-cell office:value-type="float" office:value="0.30099990374968" calcext:value-type="float">
            <text:p>0.3009999037496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10815476524775" calcext:value-type="float">
            <text:p>0.010815476524775</text:p>
          </table:table-cell>
          <table:table-cell office:value-type="float" office:value="0.29693055501512" calcext:value-type="float">
            <text:p>0.2969305550151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106544536559576" calcext:value-type="float">
            <text:p>0.010654453655958</text:p>
          </table:table-cell>
          <table:table-cell office:value-type="float" office:value="0.292933723753704" calcext:value-type="float">
            <text:p>0.29293372375370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104964699327768" calcext:value-type="float">
            <text:p>0.010496469932777</text:p>
          </table:table-cell>
          <table:table-cell office:value-type="float" office:value="0.289007757943321" calcext:value-type="float">
            <text:p>0.28900775794332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103414539565506" calcext:value-type="float">
            <text:p>0.010341453956551</text:p>
          </table:table-cell>
          <table:table-cell office:value-type="float" office:value="0.285151051636999" calcext:value-type="float">
            <text:p>0.285151051636999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101893363536455" calcext:value-type="float">
            <text:p>0.010189336353646</text:p>
          </table:table-cell>
          <table:table-cell office:value-type="float" office:value="0.281362043442747" calcext:value-type="float">
            <text:p>0.281362043442747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100400497080266" calcext:value-type="float">
            <text:p>0.010040049708027</text:p>
          </table:table-cell>
          <table:table-cell office:value-type="float" office:value="0.277639215061234" calcext:value-type="float">
            <text:p>0.277639215061234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0989352849638742" calcext:value-type="float">
            <text:p>0.009893528496387</text:p>
          </table:table-cell>
          <table:table-cell office:value-type="float" office:value="0.273981089878782" calcext:value-type="float">
            <text:p>0.27398108987878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0974970902574792" calcext:value-type="float">
            <text:p>0.009749709025748</text:p>
          </table:table-cell>
          <table:table-cell office:value-type="float" office:value="0.270386231613337" calcext:value-type="float">
            <text:p>0.27038623161333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0960852937341468" calcext:value-type="float">
            <text:p>0.009608529373415</text:p>
          </table:table-cell>
          <table:table-cell office:value-type="float" office:value="0.266853243011147" calcext:value-type="float">
            <text:p>0.26685324301114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0946992932920267" calcext:value-type="float">
            <text:p>0.009469929329203</text:p>
          </table:table-cell>
          <table:table-cell office:value-type="float" office:value="0.263380764591998" calcext:value-type="float">
            <text:p>0.2633807645919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933385033982252" calcext:value-type="float">
            <text:p>0.009333850339823</text:p>
          </table:table-cell>
          <table:table-cell office:value-type="float" office:value="0.259967473440976" calcext:value-type="float">
            <text:p>0.259967473440976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0920023545534157" calcext:value-type="float">
            <text:p>0.009200235455342</text:p>
          </table:table-cell>
          <table:table-cell office:value-type="float" office:value="0.256612082044794" calcext:value-type="float">
            <text:p>0.25661208204479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0906902927763146" calcext:value-type="float">
            <text:p>0.009069029277631</text:p>
          </table:table-cell>
          <table:table-cell office:value-type="float" office:value="0.253313337170819" calcext:value-type="float">
            <text:p>0.25331333717081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0894017791071937" calcext:value-type="float">
            <text:p>0.008940177910719</text:p>
          </table:table-cell>
          <table:table-cell office:value-type="float" office:value="0.250070018787052" calcext:value-type="float">
            <text:p>0.25007001878705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0881362891296332" calcext:value-type="float">
            <text:p>0.008813628912963</text:p>
          </table:table-cell>
          <table:table-cell office:value-type="float" office:value="0.246880939021334" calcext:value-type="float">
            <text:p>0.24688093902133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0870574691092304" calcext:value-type="float">
            <text:p>0.008705746910923</text:p>
          </table:table-cell>
          <table:table-cell office:value-type="float" office:value="0.244205417799295" calcext:value-type="float">
            <text:p>0.244205417799295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0861585445206034" calcext:value-type="float">
            <text:p>0.00861585445206</text:p>
          </table:table-cell>
          <table:table-cell office:value-type="float" office:value="0.242026653113509" calcext:value-type="float">
            <text:p>0.24202665311350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0852729625476789" calcext:value-type="float">
            <text:p>0.008527296254768</text:p>
          </table:table-cell>
          <table:table-cell office:value-type="float" office:value="0.239878268639952" calcext:value-type="float">
            <text:p>0.23987826863995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0844004628569713" calcext:value-type="float">
            <text:p>0.008440046285697</text:p>
          </table:table-cell>
          <table:table-cell office:value-type="float" office:value="0.237759690273877" calcext:value-type="float">
            <text:p>0.237759690273877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0835407914168085" calcext:value-type="float">
            <text:p>0.008354079141681</text:p>
          </table:table-cell>
          <table:table-cell office:value-type="float" office:value="0.23567035754475" calcext:value-type="float">
            <text:p>0.23567035754475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826937003153612" calcext:value-type="float">
            <text:p>0.008269370031536</text:p>
          </table:table-cell>
          <table:table-cell office:value-type="float" office:value="0.233609723227555" calcext:value-type="float">
            <text:p>0.23360972322755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0818589475847701" calcext:value-type="float">
            <text:p>0.008185894758477</text:p>
          </table:table-cell>
          <table:table-cell office:value-type="float" office:value="0.231577252967004" calcext:value-type="float">
            <text:p>0.23157725296700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0810362970311347" calcext:value-type="float">
            <text:p>0.008103629703113</text:p>
          </table:table-cell>
          <table:table-cell office:value-type="float" office:value="0.229572424914154" calcext:value-type="float">
            <text:p>0.229572424914154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0802255180701456" calcext:value-type="float">
            <text:p>0.008022551807015</text:p>
          </table:table-cell>
          <table:table-cell office:value-type="float" office:value="0.227594729374973" calcext:value-type="float">
            <text:p>0.22759472937497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0794263855681446" calcext:value-type="float">
            <text:p>0.007942638556814</text:p>
          </table:table-cell>
          <table:table-cell office:value-type="float" office:value="0.22564366847041" calcext:value-type="float">
            <text:p>0.22564366847041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0786386796884107" calcext:value-type="float">
            <text:p>0.007863867968841</text:p>
          </table:table-cell>
          <table:table-cell office:value-type="float" office:value="0.223718755807525" calcext:value-type="float">
            <text:p>0.223718755807525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0778621857424754" calcext:value-type="float">
            <text:p>0.007786218574248</text:p>
          </table:table-cell>
          <table:table-cell office:value-type="float" office:value="0.221819516161291" calcext:value-type="float">
            <text:p>0.22181951616129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0770966940462809" calcext:value-type="float">
            <text:p>0.007709669404628</text:p>
          </table:table-cell>
          <table:table-cell office:value-type="float" office:value="0.219945485166651" calcext:value-type="float">
            <text:p>0.21994548516665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0763419997810016" calcext:value-type="float">
            <text:p>0.0076341999781</text:p>
          </table:table-cell>
          <table:table-cell office:value-type="float" office:value="0.218096209020469" calcext:value-type="float">
            <text:p>0.218096209020469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0755979028583577" calcext:value-type="float">
            <text:p>0.007559790285836</text:p>
          </table:table-cell>
          <table:table-cell office:value-type="float" office:value="0.216271244193012" calcext:value-type="float">
            <text:p>0.216271244193012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748642077902552" calcext:value-type="float">
            <text:p>0.007486420779026</text:p>
          </table:table-cell>
          <table:table-cell office:value-type="float" office:value="0.214470157148602" calcext:value-type="float">
            <text:p>0.21447015714860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0741407235625946" calcext:value-type="float">
            <text:p>0.007414072356259</text:p>
          </table:table-cell>
          <table:table-cell office:value-type="float" office:value="0.212692524075125" calcext:value-type="float">
            <text:p>0.21269252407512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0734272635130965" calcext:value-type="float">
            <text:p>0.00734272635131</text:p>
          </table:table-cell>
          <table:table-cell office:value-type="float" office:value="0.21093793062206" calcext:value-type="float">
            <text:p>0.2109379306220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0727236452130006" calcext:value-type="float">
            <text:p>0.0072723645213</text:p>
          </table:table-cell>
          <table:table-cell office:value-type="float" office:value="0.209205971646734" calcext:value-type="float">
            <text:p>0.20920597164673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0720296903524949" calcext:value-type="float">
            <text:p>0.007202969035249</text:p>
          </table:table-cell>
          <table:table-cell office:value-type="float" office:value="0.207496250968505" calcext:value-type="float">
            <text:p>0.20749625096850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0713452246297448" calcext:value-type="float">
            <text:p>0.007134522462974</text:p>
          </table:table-cell>
          <table:table-cell office:value-type="float" office:value="0.205808381130588" calcext:value-type="float">
            <text:p>0.20580838113058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0706700776433916" calcext:value-type="float">
            <text:p>0.007067007764339</text:p>
          </table:table-cell>
          <table:table-cell office:value-type="float" office:value="0.204141983169254" calcext:value-type="float">
            <text:p>0.20414198316925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0700040827883976" calcext:value-type="float">
            <text:p>0.00700040827884</text:p>
          </table:table-cell>
          <table:table-cell office:value-type="float" office:value="0.202496686390147" calcext:value-type="float">
            <text:p>0.20249668639014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0693470771551195" calcext:value-type="float">
            <text:p>0.006934707715512</text:p>
          </table:table-cell>
          <table:table-cell office:value-type="float" office:value="0.200872128151464" calcext:value-type="float">
            <text:p>0.20087212815146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0686989014314961" calcext:value-type="float">
            <text:p>0.00686989014315</text:p>
          </table:table-cell>
          <table:table-cell office:value-type="float" office:value="0.199267953653755" calcext:value-type="float">
            <text:p>0.1992679536537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680593998082409" calcext:value-type="float">
            <text:p>0.006805939980824</text:p>
          </table:table-cell>
          <table:table-cell office:value-type="float" office:value="0.197683815736122" calcext:value-type="float">
            <text:p>0.19768381573612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0674284198869345" calcext:value-type="float">
            <text:p>0.006742841988693</text:p>
          </table:table-cell>
          <table:table-cell office:value-type="float" office:value="0.196119374678584" calcext:value-type="float">
            <text:p>0.19611937467858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0668058125909175" calcext:value-type="float">
            <text:p>0.006680581259092</text:p>
          </table:table-cell>
          <table:table-cell office:value-type="float" office:value="0.19457429801041" calcext:value-type="float">
            <text:p>0.1945742980104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0661914320788838" calcext:value-type="float">
            <text:p>0.006619143207888</text:p>
          </table:table-cell>
          <table:table-cell office:value-type="float" office:value="0.193048260324192" calcext:value-type="float">
            <text:p>0.193048260324192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0655851356610847" calcext:value-type="float">
            <text:p>0.006558513566108</text:p>
          </table:table-cell>
          <table:table-cell office:value-type="float" office:value="0.19154094309549" calcext:value-type="float">
            <text:p>0.1915409430954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0649867837180509" calcext:value-type="float">
            <text:p>0.006498678371805</text:p>
          </table:table-cell>
          <table:table-cell office:value-type="float" office:value="0.19005203450783" calcext:value-type="float">
            <text:p>0.1900520345078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0643962396217494" calcext:value-type="float">
            <text:p>0.006439623962175</text:p>
          </table:table-cell>
          <table:table-cell office:value-type="float" office:value="0.188581229282901" calcext:value-type="float">
            <text:p>0.188581229282901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0638133696590893" calcext:value-type="float">
            <text:p>0.006381336965909</text:p>
          </table:table-cell>
          <table:table-cell office:value-type="float" office:value="0.187128228515752" calcext:value-type="float">
            <text:p>0.18712822851575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0632380429576998" calcext:value-type="float">
            <text:p>0.00632380429577</text:p>
          </table:table-cell>
          <table:table-cell office:value-type="float" office:value="0.185692739514839" calcext:value-type="float">
            <text:p>0.185692739514839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0626701314139012" calcext:value-type="float">
            <text:p>0.00626701314139</text:p>
          </table:table-cell>
          <table:table-cell office:value-type="float" office:value="0.184274475646741" calcext:value-type="float">
            <text:p>0.18427447564674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621095096227966" calcext:value-type="float">
            <text:p>0.00621095096228</text:p>
          </table:table-cell>
          <table:table-cell office:value-type="float" office:value="0.182873156185412" calcext:value-type="float">
            <text:p>0.18287315618541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0615560548104135" calcext:value-type="float">
            <text:p>0.006155605481041</text:p>
          </table:table-cell>
          <table:table-cell office:value-type="float" office:value="0.181488506165797" calcext:value-type="float">
            <text:p>0.18148850616579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0610096467678252" calcext:value-type="float">
            <text:p>0.006100964676783</text:p>
          </table:table-cell>
          <table:table-cell office:value-type="float" office:value="0.180120256241682" calcext:value-type="float">
            <text:p>0.18012025624168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0604701677871887" calcext:value-type="float">
            <text:p>0.006047016778719</text:p>
          </table:table-cell>
          <table:table-cell office:value-type="float" office:value="0.178768142547626" calcext:value-type="float">
            <text:p>0.17876814254762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0599375025996336" calcext:value-type="float">
            <text:p>0.005993750259963</text:p>
          </table:table-cell>
          <table:table-cell office:value-type="float" office:value="0.177431906564859" calcext:value-type="float">
            <text:p>0.17743190656485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0594115383149422" calcext:value-type="float">
            <text:p>0.005941153831494</text:p>
          </table:table-cell>
          <table:table-cell office:value-type="float" office:value="0.176111294990996" calcext:value-type="float">
            <text:p>0.17611129499099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0588921643629622" calcext:value-type="float">
            <text:p>0.005889216436296</text:p>
          </table:table-cell>
          <table:table-cell office:value-type="float" office:value="0.174806059613459" calcext:value-type="float">
            <text:p>0.17480605961345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0583792724366937" calcext:value-type="float">
            <text:p>0.005837927243669</text:p>
          </table:table-cell>
          <table:table-cell office:value-type="float" office:value="0.173515957186474" calcext:value-type="float">
            <text:p>0.17351595718647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0578727564369989" calcext:value-type="float">
            <text:p>0.0057872756437</text:p>
          </table:table-cell>
          <table:table-cell office:value-type="float" office:value="0.172240749311541" calcext:value-type="float">
            <text:p>0.17224074931154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057372512418879" calcext:value-type="float">
            <text:p>0.005737251241888</text:p>
          </table:table-cell>
          <table:table-cell office:value-type="float" office:value="0.170980202321256" calcext:value-type="float">
            <text:p>0.17098020232125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568784385392696" calcext:value-type="float">
            <text:p>0.005687843853927</text:p>
          </table:table-cell>
          <table:table-cell office:value-type="float" office:value="0.169734087166375" calcext:value-type="float">
            <text:p>0.169734087166375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0563904350063057" calcext:value-type="float">
            <text:p>0.005639043500631</text:p>
          </table:table-cell>
          <table:table-cell office:value-type="float" office:value="0.16850217930603" calcext:value-type="float">
            <text:p>0.1685021793060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0559084040300074" calcext:value-type="float">
            <text:p>0.005590840403001</text:p>
          </table:table-cell>
          <table:table-cell office:value-type="float" office:value="0.167284258600985" calcext:value-type="float">
            <text:p>0.167284258600985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0554322497743438" calcext:value-type="float">
            <text:p>0.005543224977434</text:p>
          </table:table-cell>
          <table:table-cell office:value-type="float" office:value="0.166080109209836" calcext:value-type="float">
            <text:p>0.166080109209836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0549618783106288" calcext:value-type="float">
            <text:p>0.005496187831063</text:p>
          </table:table-cell>
          <table:table-cell office:value-type="float" office:value="0.164889519488071" calcext:value-type="float">
            <text:p>0.16488951948807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0544971975722086" calcext:value-type="float">
            <text:p>0.005449719757221</text:p>
          </table:table-cell>
          <table:table-cell office:value-type="float" office:value="0.163712281889896" calcext:value-type="float">
            <text:p>0.16371228188989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0540381173103989" calcext:value-type="float">
            <text:p>0.00540381173104</text:p>
          </table:table-cell>
          <table:table-cell office:value-type="float" office:value="0.162548192872731" calcext:value-type="float">
            <text:p>0.162548192872731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0536387530071437" calcext:value-type="float">
            <text:p>0.005363875300714</text:p>
          </table:table-cell>
          <table:table-cell office:value-type="float" office:value="0.161560315513894" calcext:value-type="float">
            <text:p>0.16156031551389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0532437325280337" calcext:value-type="float">
            <text:p>0.005324373252803</text:p>
          </table:table-cell>
          <table:table-cell office:value-type="float" office:value="0.160582361028462" calcext:value-type="float">
            <text:p>0.16058236102846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0528529924441663" calcext:value-type="float">
            <text:p>0.005285299244417</text:p>
          </table:table-cell>
          <table:table-cell office:value-type="float" office:value="0.159614189713948" calcext:value-type="float">
            <text:p>0.15961418971394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524664704937169" calcext:value-type="float">
            <text:p>0.005246647049372</text:p>
          </table:table-cell>
          <table:table-cell office:value-type="float" office:value="0.158655664387542" calcext:value-type="float">
            <text:p>0.15865566438754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0520841055560441" calcext:value-type="float">
            <text:p>0.005208410555604</text:p>
          </table:table-cell>
          <table:table-cell office:value-type="float" office:value="0.157706650330919" calcext:value-type="float">
            <text:p>0.15770665033091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0517058376264684" calcext:value-type="float">
            <text:p>0.005170583762647</text:p>
          </table:table-cell>
          <table:table-cell office:value-type="float" office:value="0.156767015236476" calcext:value-type="float">
            <text:p>0.156767015236476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0513316077917009" calcext:value-type="float">
            <text:p>0.00513316077917</text:p>
          </table:table-cell>
          <table:table-cell office:value-type="float" office:value="0.155836629154937" calcext:value-type="float">
            <text:p>0.155836629154937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0509613582059048" calcext:value-type="float">
            <text:p>0.00509613582059</text:p>
          </table:table-cell>
          <table:table-cell office:value-type="float" office:value="0.154915364444298" calcext:value-type="float">
            <text:p>0.15491536444429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0505950320673716" calcext:value-type="float">
            <text:p>0.005059503206737</text:p>
          </table:table-cell>
          <table:table-cell office:value-type="float" office:value="0.154003095720065" calcext:value-type="float">
            <text:p>0.15400309572006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0502325735957923" calcext:value-type="float">
            <text:p>0.005023257359579</text:p>
          </table:table-cell>
          <table:table-cell office:value-type="float" office:value="0.153099699806757" calcext:value-type="float">
            <text:p>0.15309969980675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0498739280101064" calcext:value-type="float">
            <text:p>0.004987392801011</text:p>
          </table:table-cell>
          <table:table-cell office:value-type="float" office:value="0.152205055690626" calcext:value-type="float">
            <text:p>0.1522050556906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0495190415069147" calcext:value-type="float">
            <text:p>0.004951904150691</text:p>
          </table:table-cell>
          <table:table-cell office:value-type="float" office:value="0.151319044473566" calcext:value-type="float">
            <text:p>0.151319044473566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0491678612394348" calcext:value-type="float">
            <text:p>0.004916786123943</text:p>
          </table:table-cell>
          <table:table-cell office:value-type="float" office:value="0.150441549328177" calcext:value-type="float">
            <text:p>0.15044154932817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488203352969883" calcext:value-type="float">
            <text:p>0.004882033529699</text:p>
          </table:table-cell>
          <table:table-cell office:value-type="float" office:value="0.149572455453949" calcext:value-type="float">
            <text:p>0.14957245545394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0484764126850007" calcext:value-type="float">
            <text:p>0.0048476412685</text:p>
          </table:table-cell>
          <table:table-cell office:value-type="float" office:value="0.14871165003453" calcext:value-type="float">
            <text:p>0.1487116500345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0481360433055025" calcext:value-type="float">
            <text:p>0.00481360433055</text:p>
          </table:table-cell>
          <table:table-cell office:value-type="float" office:value="0.147859022196056" calcext:value-type="float">
            <text:p>0.147859022196056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0477991779381139" calcext:value-type="float">
            <text:p>0.004779917793811</text:p>
          </table:table-cell>
          <table:table-cell office:value-type="float" office:value="0.147014462966506" calcext:value-type="float">
            <text:p>0.147014462966506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0474657682215027" calcext:value-type="float">
            <text:p>0.00474657682215</text:p>
          </table:table-cell>
          <table:table-cell office:value-type="float" office:value="0.146177865236058" calcext:value-type="float">
            <text:p>0.14617786523605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0471357666352993" calcext:value-type="float">
            <text:p>0.00471357666353</text:p>
          </table:table-cell>
          <table:table-cell office:value-type="float" office:value="0.145349123718407" calcext:value-type="float">
            <text:p>0.145349123718407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0468091264824571" calcext:value-type="float">
            <text:p>0.004680912648246</text:p>
          </table:table-cell>
          <table:table-cell office:value-type="float" office:value="0.144528134913038" calcext:value-type="float">
            <text:p>0.14452813491303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046485801872046" calcext:value-type="float">
            <text:p>0.004648580187205</text:p>
          </table:table-cell>
          <table:table-cell office:value-type="float" office:value="0.143714797068404" calcext:value-type="float">
            <text:p>0.14371479706840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0461657477024659" calcext:value-type="float">
            <text:p>0.004616574770247</text:p>
          </table:table-cell>
          <table:table-cell office:value-type="float" office:value="0.142909010146006" calcext:value-type="float">
            <text:p>0.142909010146006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0458489196450695" calcext:value-type="float">
            <text:p>0.004584891964507</text:p>
          </table:table-cell>
          <table:table-cell office:value-type="float" office:value="0.142110675785327" calcext:value-type="float">
            <text:p>0.14211067578532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45535274128182" calcext:value-type="float">
            <text:p>0.004553527412818</text:p>
          </table:table-cell>
          <table:table-cell office:value-type="float" office:value="0.141319697269621" calcext:value-type="float">
            <text:p>0.141319697269621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0452247683215077" calcext:value-type="float">
            <text:p>0.004522476832151</text:p>
          </table:table-cell>
          <table:table-cell office:value-type="float" office:value="0.140535979492511" calcext:value-type="float">
            <text:p>0.14053597949251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0449173601209119" calcext:value-type="float">
            <text:p>0.004491736012091</text:p>
          </table:table-cell>
          <table:table-cell office:value-type="float" office:value="0.139759428925391" calcext:value-type="float">
            <text:p>0.13975942892539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0446130081335687" calcext:value-type="float">
            <text:p>0.004461300813357</text:p>
          </table:table-cell>
          <table:table-cell office:value-type="float" office:value="0.138989953585599" calcext:value-type="float">
            <text:p>0.13898995358559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0443116716634634" calcext:value-type="float">
            <text:p>0.004431167166346</text:p>
          </table:table-cell>
          <table:table-cell office:value-type="float" office:value="0.138227463005343" calcext:value-type="float">
            <text:p>0.13822746300534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0440133106972409" calcext:value-type="float">
            <text:p>0.004401331069724</text:p>
          </table:table-cell>
          <table:table-cell office:value-type="float" office:value="0.137471868201366" calcext:value-type="float">
            <text:p>0.13747186820136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0437178858903902" calcext:value-type="float">
            <text:p>0.004371788589039</text:p>
          </table:table-cell>
          <table:table-cell office:value-type="float" office:value="0.136723081645317" calcext:value-type="float">
            <text:p>0.136723081645317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0434253585537568" calcext:value-type="float">
            <text:p>0.004342535855376</text:p>
          </table:table-cell>
          <table:table-cell office:value-type="float" office:value="0.135981017234822" calcext:value-type="float">
            <text:p>0.13598101723482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431356906403713" calcext:value-type="float">
            <text:p>0.004313569064037</text:p>
          </table:table-cell>
          <table:table-cell office:value-type="float" office:value="0.135245590265229" calcext:value-type="float">
            <text:p>0.1352455902652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428488447325895" calcext:value-type="float">
            <text:p>0.004284884473259</text:p>
          </table:table-cell>
          <table:table-cell office:value-type="float" office:value="0.134516717402008" calcext:value-type="float">
            <text:p>0.1345167174020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425647840295331" calcext:value-type="float">
            <text:p>0.004256478402953</text:p>
          </table:table-cell>
          <table:table-cell office:value-type="float" office:value="0.133794316653798" calcext:value-type="float">
            <text:p>0.13379431665379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422834723348237" calcext:value-type="float">
            <text:p>0.004228347233482</text:p>
          </table:table-cell>
          <table:table-cell office:value-type="float" office:value="0.133078307346067" calcext:value-type="float">
            <text:p>0.13307830734606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420048740446016" calcext:value-type="float">
            <text:p>0.00420048740446</text:p>
          </table:table-cell>
          <table:table-cell office:value-type="float" office:value="0.132368610095386" calcext:value-type="float">
            <text:p>0.13236861009538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417289541358236" calcext:value-type="float">
            <text:p>0.004172895413582</text:p>
          </table:table-cell>
          <table:table-cell office:value-type="float" office:value="0.131665146784291" calcext:value-type="float">
            <text:p>0.13166514678429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414556781548302" calcext:value-type="float">
            <text:p>0.004145567815483</text:p>
          </table:table-cell>
          <table:table-cell office:value-type="float" office:value="0.130967840536723" calcext:value-type="float">
            <text:p>0.13096784053672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411850122061762" calcext:value-type="float">
            <text:p>0.004118501220618</text:p>
          </table:table-cell>
          <table:table-cell office:value-type="float" office:value="0.130276615694021" calcext:value-type="float">
            <text:p>0.13027661569402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409169229417183" calcext:value-type="float">
            <text:p>0.004091692294172</text:p>
          </table:table-cell>
          <table:table-cell office:value-type="float" office:value="0.129591397791464" calcext:value-type="float">
            <text:p>0.129591397791464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406513775499516" calcext:value-type="float">
            <text:p>0.004065137754995</text:p>
          </table:table-cell>
          <table:table-cell office:value-type="float" office:value="0.128912113535351" calcext:value-type="float">
            <text:p>0.12891211353535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403883437455897" calcext:value-type="float">
            <text:p>0.004038834374559</text:p>
          </table:table-cell>
          <table:table-cell office:value-type="float" office:value="0.128238690780584" calcext:value-type="float">
            <text:p>0.12823869078058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401277897593807" calcext:value-type="float">
            <text:p>0.004012778975938</text:p>
          </table:table-cell>
          <table:table-cell office:value-type="float" office:value="0.127571058508767" calcext:value-type="float">
            <text:p>0.12757105850876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398696843281552" calcext:value-type="float">
            <text:p>0.003986968432816</text:p>
          </table:table-cell>
          <table:table-cell office:value-type="float" office:value="0.126909146806787" calcext:value-type="float">
            <text:p>0.126909146806787</text:p>
          </table:table-cell>
        </table:table-row>
      </table:table>
      <table:table table:name="semiesfera" table:style-name="ta1"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emiesfera ro=0.0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itud de onda</text:p>
          </table:table-cell>
          <table:table-cell office:value-type="string" calcext:value-type="string">
            <text:p>Qext</text:p>
          </table:table-cell>
          <table:table-cell office:value-type="string" calcext:value-type="string">
            <text:p>imag(alpha)/Volumen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16007257585622" calcext:value-type="float">
            <text:p>0.216007257585622</text:p>
          </table:table-cell>
          <table:table-cell office:value-type="float" office:value="3.4378622788476" calcext:value-type="float">
            <text:p>3.43786227884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215583399040066" calcext:value-type="float">
            <text:p>0.215583399040066</text:p>
          </table:table-cell>
          <table:table-cell office:value-type="float" office:value="3.43969415147936" calcext:value-type="float">
            <text:p>3.4396941514793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2151617304087" calcext:value-type="float">
            <text:p>0.2151617304087</text:p>
          </table:table-cell>
          <table:table-cell office:value-type="float" office:value="3.44152732235441" calcext:value-type="float">
            <text:p>3.4415273223544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2147422354882" calcext:value-type="float">
            <text:p>0.2147422354882</text:p>
          </table:table-cell>
          <table:table-cell office:value-type="float" office:value="3.4433617930565" calcext:value-type="float">
            <text:p>3.443361793056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21432489823584" calcext:value-type="float">
            <text:p>0.21432489823584</text:p>
          </table:table-cell>
          <table:table-cell office:value-type="float" office:value="3.44519756517204" calcext:value-type="float">
            <text:p>3.4451975651720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213909702767503" calcext:value-type="float">
            <text:p>0.213909702767503</text:p>
          </table:table-cell>
          <table:table-cell office:value-type="float" office:value="3.44703464029008" calcext:value-type="float">
            <text:p>3.4470346402900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21349663335573" calcext:value-type="float">
            <text:p>0.21349663335573</text:p>
          </table:table-cell>
          <table:table-cell office:value-type="float" office:value="3.44887302000231" calcext:value-type="float">
            <text:p>3.4488730200023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213085674427795" calcext:value-type="float">
            <text:p>0.213085674427795</text:p>
          </table:table-cell>
          <table:table-cell office:value-type="float" office:value="3.45071270590308" calcext:value-type="float">
            <text:p>3.4507127059030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212676810563811" calcext:value-type="float">
            <text:p>0.212676810563811</text:p>
          </table:table-cell>
          <table:table-cell office:value-type="float" office:value="3.45255369958942" calcext:value-type="float">
            <text:p>3.4525536995894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212270026494861" calcext:value-type="float">
            <text:p>0.212270026494861</text:p>
          </table:table-cell>
          <table:table-cell office:value-type="float" office:value="3.45439600266101" calcext:value-type="float">
            <text:p>3.454396002661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11865307101156" calcext:value-type="float">
            <text:p>0.211865307101156</text:p>
          </table:table-cell>
          <table:table-cell office:value-type="float" office:value="3.45623961672022" calcext:value-type="float">
            <text:p>3.4562396167202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211462637410223" calcext:value-type="float">
            <text:p>0.211462637410223</text:p>
          </table:table-cell>
          <table:table-cell office:value-type="float" office:value="3.4580845433721" calcext:value-type="float">
            <text:p>3.458084543372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211062002595115" calcext:value-type="float">
            <text:p>0.211062002595115</text:p>
          </table:table-cell>
          <table:table-cell office:value-type="float" office:value="3.45993078422436" calcext:value-type="float">
            <text:p>3.4599307842243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210663387972653" calcext:value-type="float">
            <text:p>0.210663387972653</text:p>
          </table:table-cell>
          <table:table-cell office:value-type="float" office:value="3.46177834088743" calcext:value-type="float">
            <text:p>3.4617783408874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210157038390268" calcext:value-type="float">
            <text:p>0.210157038390268</text:p>
          </table:table-cell>
          <table:table-cell office:value-type="float" office:value="3.46181950873522" calcext:value-type="float">
            <text:p>3.4618195087352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209606119120717" calcext:value-type="float">
            <text:p>0.209606119120717</text:p>
          </table:table-cell>
          <table:table-cell office:value-type="float" office:value="3.46108443338847" calcext:value-type="float">
            <text:p>3.46108443338847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209057726976768" calcext:value-type="float">
            <text:p>0.209057726976768</text:p>
          </table:table-cell>
          <table:table-cell office:value-type="float" office:value="3.46034734655048" calcext:value-type="float">
            <text:p>3.4603473465504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208511843770096" calcext:value-type="float">
            <text:p>0.208511843770096</text:p>
          </table:table-cell>
          <table:table-cell office:value-type="float" office:value="3.45960824809574" calcext:value-type="float">
            <text:p>3.4596082480957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207968451486756" calcext:value-type="float">
            <text:p>0.207968451486756</text:p>
          </table:table-cell>
          <table:table-cell office:value-type="float" office:value="3.45886713790421" calcext:value-type="float">
            <text:p>3.4588671379042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207427532285101" calcext:value-type="float">
            <text:p>0.207427532285101</text:p>
          </table:table-cell>
          <table:table-cell office:value-type="float" office:value="3.45812401586127" calcext:value-type="float">
            <text:p>3.45812401586127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0688906849373" calcext:value-type="float">
            <text:p>0.20688906849373</text:p>
          </table:table-cell>
          <table:table-cell office:value-type="float" office:value="3.45737888185776" calcext:value-type="float">
            <text:p>3.4573788818577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206353042609468" calcext:value-type="float">
            <text:p>0.206353042609468</text:p>
          </table:table-cell>
          <table:table-cell office:value-type="float" office:value="3.45663173579001" calcext:value-type="float">
            <text:p>3.4566317357900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205819437295371" calcext:value-type="float">
            <text:p>0.205819437295371</text:p>
          </table:table-cell>
          <table:table-cell office:value-type="float" office:value="3.45588257755979" calcext:value-type="float">
            <text:p>3.45588257755979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205288235378765" calcext:value-type="float">
            <text:p>0.205288235378765</text:p>
          </table:table-cell>
          <table:table-cell office:value-type="float" office:value="3.45513140707436" calcext:value-type="float">
            <text:p>3.45513140707436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204759419849306" calcext:value-type="float">
            <text:p>0.204759419849306</text:p>
          </table:table-cell>
          <table:table-cell office:value-type="float" office:value="3.45437822424645" calcext:value-type="float">
            <text:p>3.454378224246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204232973857072" calcext:value-type="float">
            <text:p>0.204232973857072</text:p>
          </table:table-cell>
          <table:table-cell office:value-type="float" office:value="3.45362302899427" calcext:value-type="float">
            <text:p>3.453623028994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20370888071068" calcext:value-type="float">
            <text:p>0.20370888071068</text:p>
          </table:table-cell>
          <table:table-cell office:value-type="float" office:value="3.45286582124155" calcext:value-type="float">
            <text:p>3.4528658212415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203187123875432" calcext:value-type="float">
            <text:p>0.203187123875432</text:p>
          </table:table-cell>
          <table:table-cell office:value-type="float" office:value="3.45210660091748" calcext:value-type="float">
            <text:p>3.4521066009174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202667686971481" calcext:value-type="float">
            <text:p>0.202667686971481</text:p>
          </table:table-cell>
          <table:table-cell office:value-type="float" office:value="3.45134536795679" calcext:value-type="float">
            <text:p>3.4513453679567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202150553772028" calcext:value-type="float">
            <text:p>0.202150553772028</text:p>
          </table:table-cell>
          <table:table-cell office:value-type="float" office:value="3.45058212229969" calcext:value-type="float">
            <text:p>3.4505821222996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01635708201545" calcext:value-type="float">
            <text:p>0.201635708201545</text:p>
          </table:table-cell>
          <table:table-cell office:value-type="float" office:value="3.44981686389193" calcext:value-type="float">
            <text:p>3.4498168638919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201149576150146" calcext:value-type="float">
            <text:p>0.201149576150146</text:p>
          </table:table-cell>
          <table:table-cell office:value-type="float" office:value="3.44950304193834" calcext:value-type="float">
            <text:p>3.4495030419383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200690377137383" calcext:value-type="float">
            <text:p>0.200690377137383</text:p>
          </table:table-cell>
          <table:table-cell office:value-type="float" office:value="3.44961347965824" calcext:value-type="float">
            <text:p>3.4496134796582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200231066898254" calcext:value-type="float">
            <text:p>0.200231066898254</text:p>
          </table:table-cell>
          <table:table-cell office:value-type="float" office:value="3.44968545921583" calcext:value-type="float">
            <text:p>3.4496854592158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199771631634906" calcext:value-type="float">
            <text:p>0.199771631634906</text:p>
          </table:table-cell>
          <table:table-cell office:value-type="float" office:value="3.44971872906879" calcext:value-type="float">
            <text:p>3.4497187290687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199312057681195" calcext:value-type="float">
            <text:p>0.199312057681195</text:p>
          </table:table-cell>
          <table:table-cell office:value-type="float" office:value="3.44971303775848" calcext:value-type="float">
            <text:p>3.4497130377584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198852331502667" calcext:value-type="float">
            <text:p>0.198852331502667</text:p>
          </table:table-cell>
          <table:table-cell office:value-type="float" office:value="3.44966813393575" calcext:value-type="float">
            <text:p>3.4496681339357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198392439696552" calcext:value-type="float">
            <text:p>0.198392439696552</text:p>
          </table:table-cell>
          <table:table-cell office:value-type="float" office:value="3.44958376638705" calcext:value-type="float">
            <text:p>3.4495837663870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197932368991779" calcext:value-type="float">
            <text:p>0.197932368991779</text:p>
          </table:table-cell>
          <table:table-cell office:value-type="float" office:value="3.4494596840609" calcext:value-type="float">
            <text:p>3.449459684060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197472106249011" calcext:value-type="float">
            <text:p>0.197472106249011</text:p>
          </table:table-cell>
          <table:table-cell office:value-type="float" office:value="3.44929563609472" calcext:value-type="float">
            <text:p>3.449295636094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1970116384607" calcext:value-type="float">
            <text:p>0.1970116384607</text:p>
          </table:table-cell>
          <table:table-cell office:value-type="float" office:value="3.44909137184192" calcext:value-type="float">
            <text:p>3.4490913718419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196550952751154" calcext:value-type="float">
            <text:p>0.196550952751154</text:p>
          </table:table-cell>
          <table:table-cell office:value-type="float" office:value="3.44884664089939" calcext:value-type="float">
            <text:p>3.4488466408993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196090036376626" calcext:value-type="float">
            <text:p>0.196090036376626</text:p>
          </table:table-cell>
          <table:table-cell office:value-type="float" office:value="3.44856119313526" calcext:value-type="float">
            <text:p>3.4485611931352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195628876725423" calcext:value-type="float">
            <text:p>0.195628876725423</text:p>
          </table:table-cell>
          <table:table-cell office:value-type="float" office:value="3.44823477871705" calcext:value-type="float">
            <text:p>3.4482347787170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195167461318028" calcext:value-type="float">
            <text:p>0.195167461318028</text:p>
          </table:table-cell>
          <table:table-cell office:value-type="float" office:value="3.44786714814011" calcext:value-type="float">
            <text:p>3.4478671481401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194705777807237" calcext:value-type="float">
            <text:p>0.194705777807237</text:p>
          </table:table-cell>
          <table:table-cell office:value-type="float" office:value="3.44745805225635" calcext:value-type="float">
            <text:p>3.4474580522563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194243813978319" calcext:value-type="float">
            <text:p>0.194243813978319</text:p>
          </table:table-cell>
          <table:table-cell office:value-type="float" office:value="3.44700724230344" calcext:value-type="float">
            <text:p>3.4470072423034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19378155774919" calcext:value-type="float">
            <text:p>0.19378155774919</text:p>
          </table:table-cell>
          <table:table-cell office:value-type="float" office:value="3.44651446993413" calcext:value-type="float">
            <text:p>3.4465144699341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193318997170597" calcext:value-type="float">
            <text:p>0.193318997170597</text:p>
          </table:table-cell>
          <table:table-cell office:value-type="float" office:value="3.44597948724608" calcext:value-type="float">
            <text:p>3.4459794872460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192856120426324" calcext:value-type="float">
            <text:p>0.192856120426324</text:p>
          </table:table-cell>
          <table:table-cell office:value-type="float" office:value="3.44540204681188" calcext:value-type="float">
            <text:p>3.4454020468118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192392915833416" calcext:value-type="float">
            <text:p>0.192392915833416</text:p>
          </table:table-cell>
          <table:table-cell office:value-type="float" office:value="3.4447819017095" calcext:value-type="float">
            <text:p>3.444781901709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191905442950817" calcext:value-type="float">
            <text:p>0.191905442950817</text:p>
          </table:table-cell>
          <table:table-cell office:value-type="float" office:value="3.44368940829747" calcext:value-type="float">
            <text:p>3.4436894082974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191202074550961" calcext:value-type="float">
            <text:p>0.191202074550961</text:p>
          </table:table-cell>
          <table:table-cell office:value-type="float" office:value="3.43867534824578" calcext:value-type="float">
            <text:p>3.4386753482457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190498020297603" calcext:value-type="float">
            <text:p>0.190498020297603</text:p>
          </table:table-cell>
          <table:table-cell office:value-type="float" office:value="3.43359295388786" calcext:value-type="float">
            <text:p>3.4335929538878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189793286351625" calcext:value-type="float">
            <text:p>0.189793286351625</text:p>
          </table:table-cell>
          <table:table-cell office:value-type="float" office:value="3.42844225464665" calcext:value-type="float">
            <text:p>3.4284422546466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1890878791793" calcext:value-type="float">
            <text:p>0.1890878791793</text:p>
          </table:table-cell>
          <table:table-cell office:value-type="float" office:value="3.42322328645442" calcext:value-type="float">
            <text:p>3.4232232864544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188381805550611" calcext:value-type="float">
            <text:p>0.188381805550611</text:p>
          </table:table-cell>
          <table:table-cell office:value-type="float" office:value="3.41793609178297" calcext:value-type="float">
            <text:p>3.4179360917829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187675072537515" calcext:value-type="float">
            <text:p>0.187675072537515</text:p>
          </table:table-cell>
          <table:table-cell office:value-type="float" office:value="3.41258071967259" calcext:value-type="float">
            <text:p>3.4125807196725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186967687512169" calcext:value-type="float">
            <text:p>0.186967687512169</text:p>
          </table:table-cell>
          <table:table-cell office:value-type="float" office:value="3.40715722575958" calcext:value-type="float">
            <text:p>3.407157225759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186259658145091" calcext:value-type="float">
            <text:p>0.186259658145091</text:p>
          </table:table-cell>
          <table:table-cell office:value-type="float" office:value="3.40166567230265" calcext:value-type="float">
            <text:p>3.40166567230265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185550992403284" calcext:value-type="float">
            <text:p>0.185550992403284</text:p>
          </table:table-cell>
          <table:table-cell office:value-type="float" office:value="3.39610612820778" calcext:value-type="float">
            <text:p>3.396106128207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184841698548304" calcext:value-type="float">
            <text:p>0.184841698548304</text:p>
          </table:table-cell>
          <table:table-cell office:value-type="float" office:value="3.3904786690518" calcext:value-type="float">
            <text:p>3.39047866905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184131785134283" calcext:value-type="float">
            <text:p>0.184131785134283</text:p>
          </table:table-cell>
          <table:table-cell office:value-type="float" office:value="3.38478337710465" calcext:value-type="float">
            <text:p>3.3847833771046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183421261005891" calcext:value-type="float">
            <text:p>0.183421261005891</text:p>
          </table:table-cell>
          <table:table-cell office:value-type="float" office:value="3.3790203413501" calcext:value-type="float">
            <text:p>3.379020341350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182710135296266" calcext:value-type="float">
            <text:p>0.182710135296266</text:p>
          </table:table-cell>
          <table:table-cell office:value-type="float" office:value="3.3731896575052" calcext:value-type="float">
            <text:p>3.37318965750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181998417424872" calcext:value-type="float">
            <text:p>0.181998417424872</text:p>
          </table:table-cell>
          <table:table-cell office:value-type="float" office:value="3.3672914280382" calcext:value-type="float">
            <text:p>3.367291428038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181286117095327" calcext:value-type="float">
            <text:p>0.181286117095327</text:p>
          </table:table-cell>
          <table:table-cell office:value-type="float" office:value="3.36132576218508" calcext:value-type="float">
            <text:p>3.3613257621850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180573244293164" calcext:value-type="float">
            <text:p>0.180573244293164</text:p>
          </table:table-cell>
          <table:table-cell office:value-type="float" office:value="3.35529277596464" calcext:value-type="float">
            <text:p>3.3552927759646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179859809283553" calcext:value-type="float">
            <text:p>0.179859809283553</text:p>
          </table:table-cell>
          <table:table-cell office:value-type="float" office:value="3.34919259219203" calcext:value-type="float">
            <text:p>3.3491925921920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179145822608967" calcext:value-type="float">
            <text:p>0.179145822608967</text:p>
          </table:table-cell>
          <table:table-cell office:value-type="float" office:value="3.34302534049088" calcext:value-type="float">
            <text:p>3.3430253404908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78431295086799" calcext:value-type="float">
            <text:p>0.178431295086799</text:p>
          </table:table-cell>
          <table:table-cell office:value-type="float" office:value="3.33679115730394" calcext:value-type="float">
            <text:p>3.336791157303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177716237806929" calcext:value-type="float">
            <text:p>0.177716237806929</text:p>
          </table:table-cell>
          <table:table-cell office:value-type="float" office:value="3.3304901859021" calcext:value-type="float">
            <text:p>3.330490185902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17745846080355" calcext:value-type="float">
            <text:p>0.17745846080355</text:p>
          </table:table-cell>
          <table:table-cell office:value-type="float" office:value="3.33272016518299" calcext:value-type="float">
            <text:p>3.3327201651829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177496226151239" calcext:value-type="float">
            <text:p>0.177496226151239</text:p>
          </table:table-cell>
          <table:table-cell office:value-type="float" office:value="3.34049175955397" calcext:value-type="float">
            <text:p>3.3404917595539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177521736833109" calcext:value-type="float">
            <text:p>0.177521736833109</text:p>
          </table:table-cell>
          <table:table-cell office:value-type="float" office:value="3.34803523790487" calcext:value-type="float">
            <text:p>3.3480352379048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177534626280387" calcext:value-type="float">
            <text:p>0.177534626280387</text:p>
          </table:table-cell>
          <table:table-cell office:value-type="float" office:value="3.35534220942138" calcext:value-type="float">
            <text:p>3.355342209421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177534520545011" calcext:value-type="float">
            <text:p>0.177534520545011</text:p>
          </table:table-cell>
          <table:table-cell office:value-type="float" office:value="3.36240408518839" calcext:value-type="float">
            <text:p>3.3624040851883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17752103826832" calcext:value-type="float">
            <text:p>0.17752103826832</text:p>
          </table:table-cell>
          <table:table-cell office:value-type="float" office:value="3.36921207612763" calcext:value-type="float">
            <text:p>3.3692120761276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17749379065806" calcext:value-type="float">
            <text:p>0.17749379065806</text:p>
          </table:table-cell>
          <table:table-cell office:value-type="float" office:value="3.37575719108613" calcext:value-type="float">
            <text:p>3.375757191086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177452381474352" calcext:value-type="float">
            <text:p>0.177452381474352</text:p>
          </table:table-cell>
          <table:table-cell office:value-type="float" office:value="3.38203023508986" calcext:value-type="float">
            <text:p>3.3820302350898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177396407025274" calcext:value-type="float">
            <text:p>0.177396407025274</text:p>
          </table:table-cell>
          <table:table-cell office:value-type="float" office:value="3.3880218077777" calcext:value-type="float">
            <text:p>3.3880218077777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177325456172741" calcext:value-type="float">
            <text:p>0.177325456172741</text:p>
          </table:table-cell>
          <table:table-cell office:value-type="float" office:value="3.39372230203151" calcext:value-type="float">
            <text:p>3.3937223020315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177239110349415" calcext:value-type="float">
            <text:p>0.177239110349415</text:p>
          </table:table-cell>
          <table:table-cell office:value-type="float" office:value="3.39912190281898" calcext:value-type="float">
            <text:p>3.3991219028189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177136943587378" calcext:value-type="float">
            <text:p>0.177136943587378</text:p>
          </table:table-cell>
          <table:table-cell office:value-type="float" office:value="3.40421058626667" calcext:value-type="float">
            <text:p>3.4042105862666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177018522559341" calcext:value-type="float">
            <text:p>0.177018522559341</text:p>
          </table:table-cell>
          <table:table-cell office:value-type="float" office:value="3.40897811898134" calcext:value-type="float">
            <text:p>3.4089781189813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176883406633204" calcext:value-type="float">
            <text:p>0.176883406633204</text:p>
          </table:table-cell>
          <table:table-cell office:value-type="float" office:value="3.41341405763875" calcext:value-type="float">
            <text:p>3.4134140576387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176731147940786" calcext:value-type="float">
            <text:p>0.176731147940786</text:p>
          </table:table-cell>
          <table:table-cell office:value-type="float" office:value="3.41750774885935" calcext:value-type="float">
            <text:p>3.4175077488593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176561291461584" calcext:value-type="float">
            <text:p>0.176561291461584</text:p>
          </table:table-cell>
          <table:table-cell office:value-type="float" office:value="3.4212483293919" calcext:value-type="float">
            <text:p>3.421248329391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176373375122457" calcext:value-type="float">
            <text:p>0.176373375122457</text:p>
          </table:table-cell>
          <table:table-cell office:value-type="float" office:value="3.42462472662591" calcext:value-type="float">
            <text:p>3.4246247266259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176166929914133" calcext:value-type="float">
            <text:p>0.176166929914133</text:p>
          </table:table-cell>
          <table:table-cell office:value-type="float" office:value="3.42762565945553" calcext:value-type="float">
            <text:p>3.4276256594555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17594148002548" calcext:value-type="float">
            <text:p>0.17594148002548</text:p>
          </table:table-cell>
          <table:table-cell office:value-type="float" office:value="3.43023963951749" calcext:value-type="float">
            <text:p>3.43023963951749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175696542996514" calcext:value-type="float">
            <text:p>0.175696542996514</text:p>
          </table:table-cell>
          <table:table-cell office:value-type="float" office:value="3.432454972827" calcext:value-type="float">
            <text:p>3.43245497282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175431629891111" calcext:value-type="float">
            <text:p>0.175431629891111</text:p>
          </table:table-cell>
          <table:table-cell office:value-type="float" office:value="3.4342597618361" calcext:value-type="float">
            <text:p>3.434259761836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175146245490433" calcext:value-type="float">
            <text:p>0.175146245490433</text:p>
          </table:table-cell>
          <table:table-cell office:value-type="float" office:value="3.4356419079395" calcext:value-type="float">
            <text:p>3.435641907939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174839888508105" calcext:value-type="float">
            <text:p>0.174839888508105</text:p>
          </table:table-cell>
          <table:table-cell office:value-type="float" office:value="3.43658911445404" calcext:value-type="float">
            <text:p>3.43658911445404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174512051828161" calcext:value-type="float">
            <text:p>0.174512051828161</text:p>
          </table:table-cell>
          <table:table-cell office:value-type="float" office:value="3.43708889009815" calcext:value-type="float">
            <text:p>3.437088890098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174371901062454" calcext:value-type="float">
            <text:p>0.174371901062454</text:p>
          </table:table-cell>
          <table:table-cell office:value-type="float" office:value="3.44126659881215" calcext:value-type="float">
            <text:p>3.441266598812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76116604339542" calcext:value-type="float">
            <text:p>0.176116604339542</text:p>
          </table:table-cell>
          <table:table-cell office:value-type="float" office:value="3.48270614654381" calcext:value-type="float">
            <text:p>3.4827061465438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77875297201757" calcext:value-type="float">
            <text:p>0.177875297201757</text:p>
          </table:table-cell>
          <table:table-cell office:value-type="float" office:value="3.52456173404815" calcext:value-type="float">
            <text:p>3.524561734048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7964767446434" calcext:value-type="float">
            <text:p>0.17964767446434</text:p>
          </table:table-cell>
          <table:table-cell office:value-type="float" office:value="3.56682897189394" calcext:value-type="float">
            <text:p>3.5668289718939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81433362513466" calcext:value-type="float">
            <text:p>0.181433362513466</text:p>
          </table:table-cell>
          <table:table-cell office:value-type="float" office:value="3.60950206072524" calcext:value-type="float">
            <text:p>3.6095020607252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183231911140535" calcext:value-type="float">
            <text:p>0.183231911140535</text:p>
          </table:table-cell>
          <table:table-cell office:value-type="float" office:value="3.65257361487143" calcext:value-type="float">
            <text:p>3.65257361487143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185042784451701" calcext:value-type="float">
            <text:p>0.185042784451701</text:p>
          </table:table-cell>
          <table:table-cell office:value-type="float" office:value="3.69603446553653" calcext:value-type="float">
            <text:p>3.6960344655365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186865350744026" calcext:value-type="float">
            <text:p>0.186865350744026</text:p>
          </table:table-cell>
          <table:table-cell office:value-type="float" office:value="3.7398734411367" calcext:value-type="float">
            <text:p>3.739873441136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18869887122625" calcext:value-type="float">
            <text:p>0.18869887122625</text:p>
          </table:table-cell>
          <table:table-cell office:value-type="float" office:value="3.78407712205135" calcext:value-type="float">
            <text:p>3.78407712205135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190542487447066" calcext:value-type="float">
            <text:p>0.190542487447066</text:p>
          </table:table-cell>
          <table:table-cell office:value-type="float" office:value="3.82862956671103" calcext:value-type="float">
            <text:p>3.8286295667110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192395207276686" calcext:value-type="float">
            <text:p>0.192395207276686</text:p>
          </table:table-cell>
          <table:table-cell office:value-type="float" office:value="3.8735120055572" calcext:value-type="float">
            <text:p>3.873512005557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194255889268227" calcext:value-type="float">
            <text:p>0.194255889268227</text:p>
          </table:table-cell>
          <table:table-cell office:value-type="float" office:value="3.91870249897184" calcext:value-type="float">
            <text:p>3.9187024989718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19612322520369" calcext:value-type="float">
            <text:p>0.19612322520369</text:p>
          </table:table-cell>
          <table:table-cell office:value-type="float" office:value="3.96417555477911" calcext:value-type="float">
            <text:p>3.9641755547791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197995720604712" calcext:value-type="float">
            <text:p>0.197995720604712</text:p>
          </table:table-cell>
          <table:table-cell office:value-type="float" office:value="4.00990170036211" calcext:value-type="float">
            <text:p>4.0099017003621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199871672960567" calcext:value-type="float">
            <text:p>0.199871672960567</text:p>
          </table:table-cell>
          <table:table-cell office:value-type="float" office:value="4.05584700380441" calcext:value-type="float">
            <text:p>4.0558470038044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20174914739455" calcext:value-type="float">
            <text:p>0.20174914739455</text:p>
          </table:table-cell>
          <table:table-cell office:value-type="float" office:value="4.1019725377514" calcext:value-type="float">
            <text:p>4.10197253775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203625949454619" calcext:value-type="float">
            <text:p>0.203625949454619</text:p>
          </table:table-cell>
          <table:table-cell office:value-type="float" office:value="4.14823377887784" calcext:value-type="float">
            <text:p>4.1482337788778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205499594674306" calcext:value-type="float">
            <text:p>0.205499594674306</text:p>
          </table:table-cell>
          <table:table-cell office:value-type="float" office:value="4.19457993493593" calcext:value-type="float">
            <text:p>4.1945799349359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20736727450511" calcext:value-type="float">
            <text:p>0.20736727450511</text:p>
          </table:table-cell>
          <table:table-cell office:value-type="float" office:value="4.24095319032822" calcext:value-type="float">
            <text:p>4.240953190328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209225818171124" calcext:value-type="float">
            <text:p>0.209225818171124</text:p>
          </table:table-cell>
          <table:table-cell office:value-type="float" office:value="4.28728785998899" calcext:value-type="float">
            <text:p>4.28728785998899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211071649939934" calcext:value-type="float">
            <text:p>0.211071649939934</text:p>
          </table:table-cell>
          <table:table-cell office:value-type="float" office:value="4.33350944005084" calcext:value-type="float">
            <text:p>4.33350944005084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212900741240291" calcext:value-type="float">
            <text:p>0.212900741240291</text:p>
          </table:table-cell>
          <table:table-cell office:value-type="float" office:value="4.37953354230446" calcext:value-type="float">
            <text:p>4.37953354230446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214708556985857" calcext:value-type="float">
            <text:p>0.214708556985857</text:p>
          </table:table-cell>
          <table:table-cell office:value-type="float" office:value="4.42526469781129" calcext:value-type="float">
            <text:p>4.4252646978112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216489995384955" calcext:value-type="float">
            <text:p>0.216489995384955</text:p>
          </table:table-cell>
          <table:table-cell office:value-type="float" office:value="4.47059501318558" calcext:value-type="float">
            <text:p>4.4705950131855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218239320427896" calcext:value-type="float">
            <text:p>0.218239320427896</text:p>
          </table:table-cell>
          <table:table-cell office:value-type="float" office:value="4.51540266100505" calcext:value-type="float">
            <text:p>4.5154026610050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220165663936992" calcext:value-type="float">
            <text:p>0.220165663936992</text:p>
          </table:table-cell>
          <table:table-cell office:value-type="float" office:value="4.56401909633723" calcext:value-type="float">
            <text:p>4.5640190963372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224081625535729" calcext:value-type="float">
            <text:p>0.224081625535729</text:p>
          </table:table-cell>
          <table:table-cell office:value-type="float" office:value="4.65411263599023" calcext:value-type="float">
            <text:p>4.6541126359902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228127057935226" calcext:value-type="float">
            <text:p>0.228127057935226</text:p>
          </table:table-cell>
          <table:table-cell office:value-type="float" office:value="4.74721202173487" calcext:value-type="float">
            <text:p>4.7472120217348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232308621935705" calcext:value-type="float">
            <text:p>0.232308621935705</text:p>
          </table:table-cell>
          <table:table-cell office:value-type="float" office:value="4.84347158101532" calcext:value-type="float">
            <text:p>4.8434715810153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236633415070749" calcext:value-type="float">
            <text:p>0.236633415070749</text:p>
          </table:table-cell>
          <table:table-cell office:value-type="float" office:value="4.94305582433591" calcext:value-type="float">
            <text:p>4.9430558243359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241109006819814" calcext:value-type="float">
            <text:p>0.241109006819814</text:p>
          </table:table-cell>
          <table:table-cell office:value-type="float" office:value="5.04614026910464" calcext:value-type="float">
            <text:p>5.0461402691046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245743477152544" calcext:value-type="float">
            <text:p>0.245743477152544</text:p>
          </table:table-cell>
          <table:table-cell office:value-type="float" office:value="5.15291234174677" calcext:value-type="float">
            <text:p>5.1529123417467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250545458763661" calcext:value-type="float">
            <text:p>0.250545458763661</text:p>
          </table:table-cell>
          <table:table-cell office:value-type="float" office:value="5.26357236655315" calcext:value-type="float">
            <text:p>5.2635723665531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25552418339989" calcext:value-type="float">
            <text:p>0.25552418339989</text:p>
          </table:table-cell>
          <table:table-cell office:value-type="float" office:value="5.37833465074176" calcext:value-type="float">
            <text:p>5.3783346507417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260689532728588" calcext:value-type="float">
            <text:p>0.260689532728588</text:p>
          </table:table-cell>
          <table:table-cell office:value-type="float" office:value="5.49742867635444" calcext:value-type="float">
            <text:p>5.497428676354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266052094252097" calcext:value-type="float">
            <text:p>0.266052094252097</text:p>
          </table:table-cell>
          <table:table-cell office:value-type="float" office:value="5.62110041090284" calcext:value-type="float">
            <text:p>5.62110041090284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271623222833175" calcext:value-type="float">
            <text:p>0.271623222833175</text:p>
          </table:table-cell>
          <table:table-cell office:value-type="float" office:value="5.749613750136" calcext:value-type="float">
            <text:p>5.74961375013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277415108466074" calcext:value-type="float">
            <text:p>0.277415108466074</text:p>
          </table:table-cell>
          <table:table-cell office:value-type="float" office:value="5.88325210794993" calcext:value-type="float">
            <text:p>5.88325210794993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28344085100589" calcext:value-type="float">
            <text:p>0.28344085100589</text:p>
          </table:table-cell>
          <table:table-cell office:value-type="float" office:value="6.02232017032007" calcext:value-type="float">
            <text:p>6.0223201703200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289714542656898" calcext:value-type="float">
            <text:p>0.289714542656898</text:p>
          </table:table-cell>
          <table:table-cell office:value-type="float" office:value="6.16714583223935" calcext:value-type="float">
            <text:p>6.16714583223935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296251359119778" calcext:value-type="float">
            <text:p>0.296251359119778</text:p>
          </table:table-cell>
          <table:table-cell office:value-type="float" office:value="6.31808233901506" calcext:value-type="float">
            <text:p>6.318082339015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03067660409388" calcext:value-type="float">
            <text:p>0.303067660409388</text:p>
          </table:table-cell>
          <table:table-cell office:value-type="float" office:value="6.47551065595165" calcext:value-type="float">
            <text:p>6.47551065595165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310181102480278" calcext:value-type="float">
            <text:p>0.310181102480278</text:p>
          </table:table-cell>
          <table:table-cell office:value-type="float" office:value="6.63984209345634" calcext:value-type="float">
            <text:p>6.63984209345634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17610760938061" calcext:value-type="float">
            <text:p>0.317610760938061</text:p>
          </table:table-cell>
          <table:table-cell office:value-type="float" office:value="6.81152121798793" calcext:value-type="float">
            <text:p>6.811521217987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25377268272301" calcext:value-type="float">
            <text:p>0.325377268272301</text:p>
          </table:table-cell>
          <table:table-cell office:value-type="float" office:value="6.99102908306206" calcext:value-type="float">
            <text:p>6.991029083062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33502966222325" calcext:value-type="float">
            <text:p>0.333502966222325</text:p>
          </table:table-cell>
          <table:table-cell office:value-type="float" office:value="7.17888681876501" calcext:value-type="float">
            <text:p>7.1788868187650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42012075082235" calcext:value-type="float">
            <text:p>0.342012075082235</text:p>
          </table:table-cell>
          <table:table-cell office:value-type="float" office:value="7.37565962294453" calcext:value-type="float">
            <text:p>7.3756596229445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50930881966277" calcext:value-type="float">
            <text:p>0.350930881966277</text:p>
          </table:table-cell>
          <table:table-cell office:value-type="float" office:value="7.58196120246315" calcext:value-type="float">
            <text:p>7.5819612024631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360287950290687" calcext:value-type="float">
            <text:p>0.360287950290687</text:p>
          </table:table-cell>
          <table:table-cell office:value-type="float" office:value="7.79845871862856" calcext:value-type="float">
            <text:p>7.7984587186285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370114352982064" calcext:value-type="float">
            <text:p>0.370114352982064</text:p>
          </table:table-cell>
          <table:table-cell office:value-type="float" office:value="8.02587829714075" calcext:value-type="float">
            <text:p>8.0258782971407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380443932192722" calcext:value-type="float">
            <text:p>0.380443932192722</text:p>
          </table:table-cell>
          <table:table-cell office:value-type="float" office:value="8.26501116956828" calcext:value-type="float">
            <text:p>8.2650111695682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391313588585072" calcext:value-type="float">
            <text:p>0.391313588585072</text:p>
          </table:table-cell>
          <table:table-cell office:value-type="float" office:value="8.51672052038032" calcext:value-type="float">
            <text:p>8.5167205203803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402763603531074" calcext:value-type="float">
            <text:p>0.402763603531074</text:p>
          </table:table-cell>
          <table:table-cell office:value-type="float" office:value="8.78194912072804" calcext:value-type="float">
            <text:p>8.78194912072804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414339511856894" calcext:value-type="float">
            <text:p>0.414339511856894</text:p>
          </table:table-cell>
          <table:table-cell office:value-type="float" office:value="9.05083890130973" calcext:value-type="float">
            <text:p>9.0508389013097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25705715997078" calcext:value-type="float">
            <text:p>0.425705715997078</text:p>
          </table:table-cell>
          <table:table-cell office:value-type="float" office:value="9.3160607379688" calcext:value-type="float">
            <text:p>9.316060737968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437583966043369" calcext:value-type="float">
            <text:p>0.437583966043369</text:p>
          </table:table-cell>
          <table:table-cell office:value-type="float" office:value="9.59341295466765" calcext:value-type="float">
            <text:p>9.5934129546676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45000260637377" calcext:value-type="float">
            <text:p>0.45000260637377</text:p>
          </table:table-cell>
          <table:table-cell office:value-type="float" office:value="9.88357921078983" calcext:value-type="float">
            <text:p>9.8835792107898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462991447602027" calcext:value-type="float">
            <text:p>0.462991447602027</text:p>
          </table:table-cell>
          <table:table-cell office:value-type="float" office:value="10.1872799387024" calcext:value-type="float">
            <text:p>10.1872799387024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47658176791716" calcext:value-type="float">
            <text:p>0.47658176791716</text:p>
          </table:table-cell>
          <table:table-cell office:value-type="float" office:value="10.5052726649814" calcext:value-type="float">
            <text:p>10.5052726649814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490806290386528" calcext:value-type="float">
            <text:p>0.490806290386528</text:p>
          </table:table-cell>
          <table:table-cell office:value-type="float" office:value="10.8383518011662" calcext:value-type="float">
            <text:p>10.838351801166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505699129033734" calcext:value-type="float">
            <text:p>0.505699129033734</text:p>
          </table:table-cell>
          <table:table-cell office:value-type="float" office:value="11.1873477383149" calcext:value-type="float">
            <text:p>11.187347738314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52129569483131" calcext:value-type="float">
            <text:p>0.52129569483131</text:p>
          </table:table-cell>
          <table:table-cell office:value-type="float" office:value="11.5531250403061" calcext:value-type="float">
            <text:p>11.553125040306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537632550743698" calcext:value-type="float">
            <text:p>0.537632550743698</text:p>
          </table:table-cell>
          <table:table-cell office:value-type="float" office:value="11.9365794835059" calcext:value-type="float">
            <text:p>11.936579483505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554747202569044" calcext:value-type="float">
            <text:p>0.554747202569044</text:p>
          </table:table-cell>
          <table:table-cell office:value-type="float" office:value="12.3386336338732" calcext:value-type="float">
            <text:p>12.338633633873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72677809510427" calcext:value-type="float">
            <text:p>0.572677809510427</text:p>
          </table:table-cell>
          <table:table-cell office:value-type="float" office:value="12.7602305855673" calcext:value-type="float">
            <text:p>12.7602305855673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591462795115659" calcext:value-type="float">
            <text:p>0.591462795115659</text:p>
          </table:table-cell>
          <table:table-cell office:value-type="float" office:value="13.2023254065393" calcext:value-type="float">
            <text:p>13.2023254065393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11140335430905" calcext:value-type="float">
            <text:p>0.611140335430905</text:p>
          </table:table-cell>
          <table:table-cell office:value-type="float" office:value="13.6658737455868" calcext:value-type="float">
            <text:p>13.665873745586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31747696914594" calcext:value-type="float">
            <text:p>0.631747696914594</text:p>
          </table:table-cell>
          <table:table-cell office:value-type="float" office:value="14.1518169516861" calcext:value-type="float">
            <text:p>14.151816951686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3320391895757" calcext:value-type="float">
            <text:p>0.653320391895757</text:p>
          </table:table-cell>
          <table:table-cell office:value-type="float" office:value="14.6610629408051" calcext:value-type="float">
            <text:p>14.661062940805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75891114246524" calcext:value-type="float">
            <text:p>0.675891114246524</text:p>
          </table:table-cell>
          <table:table-cell office:value-type="float" office:value="15.1944619201715" calcext:value-type="float">
            <text:p>15.194461920171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99488412689093" calcext:value-type="float">
            <text:p>0.699488412689093</text:p>
          </table:table-cell>
          <table:table-cell office:value-type="float" office:value="15.7527759498686" calcext:value-type="float">
            <text:p>15.7527759498686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724135054143598" calcext:value-type="float">
            <text:p>0.724135054143598</text:p>
          </table:table-cell>
          <table:table-cell office:value-type="float" office:value="16.3366411949628" calcext:value-type="float">
            <text:p>16.336641194962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749846025332546" calcext:value-type="float">
            <text:p>0.749846025332546</text:p>
          </table:table-cell>
          <table:table-cell office:value-type="float" office:value="16.9465216115069" calcext:value-type="float">
            <text:p>16.946521611506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776626118371654" calcext:value-type="float">
            <text:p>0.776626118371654</text:p>
          </table:table-cell>
          <table:table-cell office:value-type="float" office:value="17.5826527370014" calcext:value-type="float">
            <text:p>17.582652737001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804467046565224" calcext:value-type="float">
            <text:p>0.804467046565224</text:p>
          </table:table-cell>
          <table:table-cell office:value-type="float" office:value="18.2449742496936" calcext:value-type="float">
            <text:p>18.244974249693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833344041841811" calcext:value-type="float">
            <text:p>0.833344041841811</text:p>
          </table:table-cell>
          <table:table-cell office:value-type="float" office:value="18.9330500625196" calcext:value-type="float">
            <text:p>18.933050062519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863211897546333" calcext:value-type="float">
            <text:p>0.863211897546333</text:p>
          </table:table-cell>
          <table:table-cell office:value-type="float" office:value="19.6459749815234" calcext:value-type="float">
            <text:p>19.645974981523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894000442613601" calcext:value-type="float">
            <text:p>0.894000442613601</text:p>
          </table:table-cell>
          <table:table-cell office:value-type="float" office:value="20.3822674556585" calcext:value-type="float">
            <text:p>20.382267455658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25609469054983" calcext:value-type="float">
            <text:p>0.925609469054983</text:p>
          </table:table-cell>
          <table:table-cell office:value-type="float" office:value="21.1397487604918" calcext:value-type="float">
            <text:p>21.13974876049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57903188178787" calcext:value-type="float">
            <text:p>0.957903188178787</text:p>
          </table:table-cell>
          <table:table-cell office:value-type="float" office:value="21.9154101890576" calcext:value-type="float">
            <text:p>21.915410189057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90704365988749" calcext:value-type="float">
            <text:p>0.990704365988749</text:p>
          </table:table-cell>
          <table:table-cell office:value-type="float" office:value="22.7052715665357" calcext:value-type="float">
            <text:p>22.705271566535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02378838785364" calcext:value-type="float">
            <text:p>1.02378838785364</text:p>
          </table:table-cell>
          <table:table-cell office:value-type="float" office:value="23.5042367410582" calcext:value-type="float">
            <text:p>23.504236741058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.05687762769744" calcext:value-type="float">
            <text:p>1.05687762769744</text:p>
          </table:table-cell>
          <table:table-cell office:value-type="float" office:value="24.3059546608904" calcext:value-type="float">
            <text:p>24.305954660890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.08963664436985" calcext:value-type="float">
            <text:p>1.08963664436985</text:p>
          </table:table-cell>
          <table:table-cell office:value-type="float" office:value="25.1026981636701" calcext:value-type="float">
            <text:p>25.102698163670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12166888766419" calcext:value-type="float">
            <text:p>1.12166888766419</text:p>
          </table:table-cell>
          <table:table-cell office:value-type="float" office:value="25.8852764577009" calcext:value-type="float">
            <text:p>25.8852764577009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5251574952597" calcext:value-type="float">
            <text:p>1.15251574952597</text:p>
          </table:table-cell>
          <table:table-cell office:value-type="float" office:value="26.6430010312384" calcext:value-type="float">
            <text:p>26.643001031238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.18165891180792" calcext:value-type="float">
            <text:p>1.18165891180792</text:p>
          </table:table-cell>
          <table:table-cell office:value-type="float" office:value="27.3637276735404" calcext:value-type="float">
            <text:p>27.363727673540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.20126031373862" calcext:value-type="float">
            <text:p>1.20126031373862</text:p>
          </table:table-cell>
          <table:table-cell office:value-type="float" office:value="27.8654348340389" calcext:value-type="float">
            <text:p>27.8654348340389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.21680008305397" calcext:value-type="float">
            <text:p>1.21680008305397</text:p>
          </table:table-cell>
          <table:table-cell office:value-type="float" office:value="28.2743232040095" calcext:value-type="float">
            <text:p>28.274323204009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22866359216576" calcext:value-type="float">
            <text:p>1.22866359216576</text:p>
          </table:table-cell>
          <table:table-cell office:value-type="float" office:value="28.5988780481955" calcext:value-type="float">
            <text:p>28.598878048195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23650087126026" calcext:value-type="float">
            <text:p>1.23650087126026</text:p>
          </table:table-cell>
          <table:table-cell office:value-type="float" office:value="28.830500579481" calcext:value-type="float">
            <text:p>28.83050057948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.24002555357442" calcext:value-type="float">
            <text:p>1.24002555357442</text:p>
          </table:table-cell>
          <table:table-cell office:value-type="float" office:value="28.9620218234071" calcext:value-type="float">
            <text:p>28.962021823407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.23903086922824" calcext:value-type="float">
            <text:p>1.23903086922824</text:p>
          </table:table-cell>
          <table:table-cell office:value-type="float" office:value="28.9880894597249" calcext:value-type="float">
            <text:p>28.9880894597249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.23340258793247" calcext:value-type="float">
            <text:p>1.23340258793247</text:p>
          </table:table-cell>
          <table:table-cell office:value-type="float" office:value="28.9054869773658" calcext:value-type="float">
            <text:p>28.905486977365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22312761011595" calcext:value-type="float">
            <text:p>1.22312761011595</text:p>
          </table:table-cell>
          <table:table-cell office:value-type="float" office:value="28.7133537643642" calcext:value-type="float">
            <text:p>28.713353764364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.20829724725835" calcext:value-type="float">
            <text:p>1.20829724725835</text:p>
          </table:table-cell>
          <table:table-cell office:value-type="float" office:value="28.4132823646671" calcext:value-type="float">
            <text:p>28.413282364667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.18910473058043" calcext:value-type="float">
            <text:p>1.18910473058043</text:p>
          </table:table-cell>
          <table:table-cell office:value-type="float" office:value="28.0092805674232" calcext:value-type="float">
            <text:p>28.009280567423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.16583707129105" calcext:value-type="float">
            <text:p>1.16583707129105</text:p>
          </table:table-cell>
          <table:table-cell office:value-type="float" office:value="27.5075996280747" calcext:value-type="float">
            <text:p>27.5075996280747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13886197246611" calcext:value-type="float">
            <text:p>1.13886197246611</text:p>
          </table:table-cell>
          <table:table-cell office:value-type="float" office:value="26.9164435939791" calcext:value-type="float">
            <text:p>26.916443593979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10861096918376" calcext:value-type="float">
            <text:p>1.10861096918376</text:p>
          </table:table-cell>
          <table:table-cell office:value-type="float" office:value="26.2455862120844" calcext:value-type="float">
            <text:p>26.2455862120844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07556027793277" calcext:value-type="float">
            <text:p>1.07556027793277</text:p>
          </table:table-cell>
          <table:table-cell office:value-type="float" office:value="25.5059294891177" calcext:value-type="float">
            <text:p>25.505929489117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04021093345222" calcext:value-type="float">
            <text:p>1.04021093345222</text:p>
          </table:table-cell>
          <table:table-cell office:value-type="float" office:value="24.7090407536354" calcext:value-type="float">
            <text:p>24.709040753635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.00306968744846" calcext:value-type="float">
            <text:p>1.00306968744846</text:p>
          </table:table-cell>
          <table:table-cell office:value-type="float" office:value="23.8667031039482" calcext:value-type="float">
            <text:p>23.866703103948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64631880673679" calcext:value-type="float">
            <text:p>0.964631880673679</text:p>
          </table:table-cell>
          <table:table-cell office:value-type="float" office:value="22.9905083279688" calcext:value-type="float">
            <text:p>22.990508327968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25367140376508" calcext:value-type="float">
            <text:p>0.925367140376508</text:p>
          </table:table-cell>
          <table:table-cell office:value-type="float" office:value="22.09151318486" calcext:value-type="float">
            <text:p>22.0915131848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885708366454464" calcext:value-type="float">
            <text:p>0.885708366454464</text:p>
          </table:table-cell>
          <table:table-cell office:value-type="float" office:value="21.1799709150261" calcext:value-type="float">
            <text:p>21.179970915026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846044109511798" calcext:value-type="float">
            <text:p>0.846044109511798</text:p>
          </table:table-cell>
          <table:table-cell office:value-type="float" office:value="20.2651413664388" calcext:value-type="float">
            <text:p>20.265141366438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806714152106206" calcext:value-type="float">
            <text:p>0.806714152106206</text:p>
          </table:table-cell>
          <table:table-cell office:value-type="float" office:value="19.3551761542109" calcext:value-type="float">
            <text:p>19.355176154210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768007899900267" calcext:value-type="float">
            <text:p>0.768007899900267</text:p>
          </table:table-cell>
          <table:table-cell office:value-type="float" office:value="18.4570702940157" calcext:value-type="float">
            <text:p>18.4570702940157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730165073390254" calcext:value-type="float">
            <text:p>0.730165073390254</text:p>
          </table:table-cell>
          <table:table-cell office:value-type="float" office:value="17.5766688313462" calcext:value-type="float">
            <text:p>17.576668831346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9337815185054" calcext:value-type="float">
            <text:p>0.69337815185054</text:p>
          </table:table-cell>
          <table:table-cell office:value-type="float" office:value="16.7187158852888" calcext:value-type="float">
            <text:p>16.718715885288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7796040839636" calcext:value-type="float">
            <text:p>0.657796040839636</text:p>
          </table:table-cell>
          <table:table-cell office:value-type="float" office:value="15.8869338269163" calcext:value-type="float">
            <text:p>15.886933826916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23528493132374" calcext:value-type="float">
            <text:p>0.623528493132374</text:p>
          </table:table-cell>
          <table:table-cell office:value-type="float" office:value="15.0841215597801" calcext:value-type="float">
            <text:p>15.084121559780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590650892202328" calcext:value-type="float">
            <text:p>0.590650892202328</text:p>
          </table:table-cell>
          <table:table-cell office:value-type="float" office:value="14.312262640901" calcext:value-type="float">
            <text:p>14.31226264090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59209093052936" calcext:value-type="float">
            <text:p>0.559209093052936</text:p>
          </table:table-cell>
          <table:table-cell office:value-type="float" office:value="13.5726359356498" calcext:value-type="float">
            <text:p>13.572635935649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529224097260304" calcext:value-type="float">
            <text:p>0.529224097260304</text:p>
          </table:table-cell>
          <table:table-cell office:value-type="float" office:value="12.8659233978249" calcext:value-type="float">
            <text:p>12.865923397824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500696411493131" calcext:value-type="float">
            <text:p>0.500696411493131</text:p>
          </table:table-cell>
          <table:table-cell office:value-type="float" office:value="12.1923112582583" calcext:value-type="float">
            <text:p>12.1923112582583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473609998661784" calcext:value-type="float">
            <text:p>0.473609998661784</text:p>
          </table:table-cell>
          <table:table-cell office:value-type="float" office:value="11.5515823179658" calcext:value-type="float">
            <text:p>11.551582317965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447935777654897" calcext:value-type="float">
            <text:p>0.447935777654897</text:p>
          </table:table-cell>
          <table:table-cell office:value-type="float" office:value="10.9431981564286" calcext:value-type="float">
            <text:p>10.943198156428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423634662234572" calcext:value-type="float">
            <text:p>0.423634662234572</text:p>
          </table:table-cell>
          <table:table-cell office:value-type="float" office:value="10.3663708985535" calcext:value-type="float">
            <text:p>10.366370898553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400660153745297" calcext:value-type="float">
            <text:p>0.400660153745297</text:p>
          </table:table-cell>
          <table:table-cell office:value-type="float" office:value="9.8201247711525" calcext:value-type="float">
            <text:p>9.820124771152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379655121333817" calcext:value-type="float">
            <text:p>0.379655121333817</text:p>
          </table:table-cell>
          <table:table-cell office:value-type="float" office:value="9.32040033879387" calcext:value-type="float">
            <text:p>9.32040033879387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362451394048232" calcext:value-type="float">
            <text:p>0.362451394048232</text:p>
          </table:table-cell>
          <table:table-cell office:value-type="float" office:value="8.91247633846864" calcext:value-type="float">
            <text:p>8.9124763384686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346095800696564" calcext:value-type="float">
            <text:p>0.346095800696564</text:p>
          </table:table-cell>
          <table:table-cell office:value-type="float" office:value="8.52407219258581" calcext:value-type="float">
            <text:p>8.5240721925858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330549640743244" calcext:value-type="float">
            <text:p>0.330549640743244</text:p>
          </table:table-cell>
          <table:table-cell office:value-type="float" office:value="8.15433443553831" calcext:value-type="float">
            <text:p>8.1543344355383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31577474904576" calcext:value-type="float">
            <text:p>0.31577474904576</text:p>
          </table:table-cell>
          <table:table-cell office:value-type="float" office:value="7.80241667126005" calcext:value-type="float">
            <text:p>7.8024166712600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301733763576082" calcext:value-type="float">
            <text:p>0.301733763576082</text:p>
          </table:table-cell>
          <table:table-cell office:value-type="float" office:value="7.46748630546791" calcext:value-type="float">
            <text:p>7.4674863054679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288390330237043" calcext:value-type="float">
            <text:p>0.288390330237043</text:p>
          </table:table-cell>
          <table:table-cell office:value-type="float" office:value="7.14872978250292" calcext:value-type="float">
            <text:p>7.1487297825029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27570925499969" calcext:value-type="float">
            <text:p>0.27570925499969</text:p>
          </table:table-cell>
          <table:table-cell office:value-type="float" office:value="6.84535656314399" calcext:value-type="float">
            <text:p>6.8453565631439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263656612286208" calcext:value-type="float">
            <text:p>0.263656612286208</text:p>
          </table:table-cell>
          <table:table-cell office:value-type="float" office:value="6.55660205065835" calcext:value-type="float">
            <text:p>6.5566020506583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252199817317078" calcext:value-type="float">
            <text:p>0.252199817317078</text:p>
          </table:table-cell>
          <table:table-cell office:value-type="float" office:value="6.28172964515666" calcext:value-type="float">
            <text:p>6.28172964515666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24130766904455" calcext:value-type="float">
            <text:p>0.24130766904455</text:p>
          </table:table-cell>
          <table:table-cell office:value-type="float" office:value="6.02003208142085" calcext:value-type="float">
            <text:p>6.0200320814208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230950369312746" calcext:value-type="float">
            <text:p>0.230950369312746</text:p>
          </table:table-cell>
          <table:table-cell office:value-type="float" office:value="5.77083218294849" calcext:value-type="float">
            <text:p>5.7708321829484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221099523016186" calcext:value-type="float">
            <text:p>0.221099523016186</text:p>
          </table:table-cell>
          <table:table-cell office:value-type="float" office:value="5.53348314501678" calcext:value-type="float">
            <text:p>5.533483145016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211728123268372" calcext:value-type="float">
            <text:p>0.211728123268372</text:p>
          </table:table-cell>
          <table:table-cell office:value-type="float" office:value="5.30736844203272" calcext:value-type="float">
            <text:p>5.3073684420327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202810524932241" calcext:value-type="float">
            <text:p>0.202810524932241</text:p>
          </table:table-cell>
          <table:table-cell office:value-type="float" office:value="5.09190143914796" calcext:value-type="float">
            <text:p>5.0919014391479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194322409296161" calcext:value-type="float">
            <text:p>0.194322409296161</text:p>
          </table:table-cell>
          <table:table-cell office:value-type="float" office:value="4.88652477489566" calcext:value-type="float">
            <text:p>4.8865247748956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186240742192906" calcext:value-type="float">
            <text:p>0.186240742192906</text:p>
          </table:table-cell>
          <table:table-cell office:value-type="float" office:value="4.69070957024775" calcext:value-type="float">
            <text:p>4.69070957024775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178543727445598" calcext:value-type="float">
            <text:p>0.178543727445598</text:p>
          </table:table-cell>
          <table:table-cell office:value-type="float" office:value="4.50395450979152" calcext:value-type="float">
            <text:p>4.5039545097915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171210757174805" calcext:value-type="float">
            <text:p>0.171210757174805</text:p>
          </table:table-cell>
          <table:table-cell office:value-type="float" office:value="4.32578483248663" calcext:value-type="float">
            <text:p>4.3257848324866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164222360206527" calcext:value-type="float">
            <text:p>0.164222360206527</text:p>
          </table:table-cell>
          <table:table-cell office:value-type="float" office:value="4.15575126250076" calcext:value-type="float">
            <text:p>4.1557512625007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157560149574224" calcext:value-type="float">
            <text:p>0.157560149574224</text:p>
          </table:table-cell>
          <table:table-cell office:value-type="float" office:value="3.99342890476651" calcext:value-type="float">
            <text:p>3.9934289047665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15120676990232" calcext:value-type="float">
            <text:p>0.15120676990232</text:p>
          </table:table-cell>
          <table:table-cell office:value-type="float" office:value="3.83841612499664" calcext:value-type="float">
            <text:p>3.838416124996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145145845287938" calcext:value-type="float">
            <text:p>0.145145845287938</text:p>
          </table:table-cell>
          <table:table-cell office:value-type="float" office:value="3.69033342980558" calcext:value-type="float">
            <text:p>3.690333429805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139361928156555" calcext:value-type="float">
            <text:p>0.139361928156555</text:p>
          </table:table-cell>
          <table:table-cell office:value-type="float" office:value="3.54882235918934" calcext:value-type="float">
            <text:p>3.54882235918934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133840449451322" calcext:value-type="float">
            <text:p>0.133840449451322</text:p>
          </table:table-cell>
          <table:table-cell office:value-type="float" office:value="3.41354440080997" calcext:value-type="float">
            <text:p>3.4135444008099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12856767042087" calcext:value-type="float">
            <text:p>0.12856767042087</text:p>
          </table:table-cell>
          <table:table-cell office:value-type="float" office:value="3.28417993322123" calcext:value-type="float">
            <text:p>3.2841799332212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123530636193312" calcext:value-type="float">
            <text:p>0.123530636193312</text:p>
          </table:table-cell>
          <table:table-cell office:value-type="float" office:value="3.16042720328244" calcext:value-type="float">
            <text:p>3.1604272032824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118717131261695" calcext:value-type="float">
            <text:p>0.118717131261695</text:p>
          </table:table-cell>
          <table:table-cell office:value-type="float" office:value="3.04200134146808" calcext:value-type="float">
            <text:p>3.042001341468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114115636956131" calcext:value-type="float">
            <text:p>0.114115636956131</text:p>
          </table:table-cell>
          <table:table-cell office:value-type="float" office:value="2.9286334175358" calcext:value-type="float">
            <text:p>2.928633417535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10971529093793" calcext:value-type="float">
            <text:p>0.10971529093793</text:p>
          </table:table-cell>
          <table:table-cell office:value-type="float" office:value="2.82006953801422" calcext:value-type="float">
            <text:p>2.82006953801422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105505848719661" calcext:value-type="float">
            <text:p>0.105505848719661</text:p>
          </table:table-cell>
          <table:table-cell office:value-type="float" office:value="2.71606998617482" calcext:value-type="float">
            <text:p>2.7160699861748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101477647190596" calcext:value-type="float">
            <text:p>0.101477647190596</text:p>
          </table:table-cell>
          <table:table-cell office:value-type="float" office:value="2.61640840452245" calcext:value-type="float">
            <text:p>2.6164084045224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0976215701082548" calcext:value-type="float">
            <text:p>0.097621570108255</text:p>
          </table:table-cell>
          <table:table-cell office:value-type="float" office:value="2.52087101934834" calcext:value-type="float">
            <text:p>2.52087101934834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0939290155026498" calcext:value-type="float">
            <text:p>0.09392901550265</text:p>
          </table:table-cell>
          <table:table-cell office:value-type="float" office:value="2.42925590651282" calcext:value-type="float">
            <text:p>2.42925590651282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0903918649295887" calcext:value-type="float">
            <text:p>0.090391864929589</text:p>
          </table:table-cell>
          <table:table-cell office:value-type="float" office:value="2.34137229734104" calcext:value-type="float">
            <text:p>2.3413722973410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0870024545021286" calcext:value-type="float">
            <text:p>0.087002454502129</text:p>
          </table:table-cell>
          <table:table-cell office:value-type="float" office:value="2.25703992330806" calcext:value-type="float">
            <text:p>2.2570399233080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0837535476245533" calcext:value-type="float">
            <text:p>0.083753547624553</text:p>
          </table:table-cell>
          <table:table-cell office:value-type="float" office:value="2.17608839804309" calcext:value-type="float">
            <text:p>2.1760883980430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0806383093504618" calcext:value-type="float">
            <text:p>0.080638309350462</text:p>
          </table:table-cell>
          <table:table-cell office:value-type="float" office:value="2.09835663508685" calcext:value-type="float">
            <text:p>2.09835663508685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0776502822853446" calcext:value-type="float">
            <text:p>0.077650282285345</text:p>
          </table:table-cell>
          <table:table-cell office:value-type="float" office:value="2.02369229977921" calcext:value-type="float">
            <text:p>2.0236922997792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0747833639540364" calcext:value-type="float">
            <text:p>0.074783363954036</text:p>
          </table:table-cell>
          <table:table-cell office:value-type="float" office:value="1.95195129362933" calcext:value-type="float">
            <text:p>1.9519512936293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0720317855543982" calcext:value-type="float">
            <text:p>0.072031785554398</text:p>
          </table:table-cell>
          <table:table-cell office:value-type="float" office:value="1.88299726952041" calcext:value-type="float">
            <text:p>1.8829972695204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0693900920202657" calcext:value-type="float">
            <text:p>0.069390092020266</text:p>
          </table:table-cell>
          <table:table-cell office:value-type="float" office:value="1.8167011761201" calcext:value-type="float">
            <text:p>1.816701176120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0668531233189204" calcext:value-type="float">
            <text:p>0.06685312331892</text:p>
          </table:table-cell>
          <table:table-cell office:value-type="float" office:value="1.75294082990147" calcext:value-type="float">
            <text:p>1.752940829901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0647983827124331" calcext:value-type="float">
            <text:p>0.064798382712433</text:p>
          </table:table-cell>
          <table:table-cell office:value-type="float" office:value="1.70164218065228" calcext:value-type="float">
            <text:p>1.7016421806522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0631919837799077" calcext:value-type="float">
            <text:p>0.063191983779908</text:p>
          </table:table-cell>
          <table:table-cell office:value-type="float" office:value="1.66197156523419" calcext:value-type="float">
            <text:p>1.6619715652341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0616390618476611" calcext:value-type="float">
            <text:p>0.061639061847661</text:p>
          </table:table-cell>
          <table:table-cell office:value-type="float" office:value="1.62358170848968" calcext:value-type="float">
            <text:p>1.6235817084896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0601373599800445" calcext:value-type="float">
            <text:p>0.060137359980045</text:p>
          </table:table-cell>
          <table:table-cell office:value-type="float" office:value="1.58641945595692" calcext:value-type="float">
            <text:p>1.5864194559569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0586847363073233" calcext:value-type="float">
            <text:p>0.058684736307323</text:p>
          </table:table-cell>
          <table:table-cell office:value-type="float" office:value="1.55043433398092" calcext:value-type="float">
            <text:p>1.5504343339809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0572791571873968" calcext:value-type="float">
            <text:p>0.057279157187397</text:p>
          </table:table-cell>
          <table:table-cell office:value-type="float" office:value="1.5155783916676" calcext:value-type="float">
            <text:p>1.515578391667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0559186908288026" calcext:value-type="float">
            <text:p>0.055918690828803</text:p>
          </table:table-cell>
          <table:table-cell office:value-type="float" office:value="1.48180605342912" calcext:value-type="float">
            <text:p>1.4818060534291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0546015013404003" calcext:value-type="float">
            <text:p>0.0546015013404</text:p>
          </table:table-cell>
          <table:table-cell office:value-type="float" office:value="1.44907398133046" calcext:value-type="float">
            <text:p>1.44907398133046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05332584317598" calcext:value-type="float">
            <text:p>0.05332584317598</text:p>
          </table:table-cell>
          <table:table-cell office:value-type="float" office:value="1.41734094651207" calcext:value-type="float">
            <text:p>1.4173409465120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0520900559446194" calcext:value-type="float">
            <text:p>0.052090055944619</text:p>
          </table:table-cell>
          <table:table-cell office:value-type="float" office:value="1.38656770902214" calcext:value-type="float">
            <text:p>1.38656770902214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508925595599742" calcext:value-type="float">
            <text:p>0.050892559559974</text:p>
          </table:table-cell>
          <table:table-cell office:value-type="float" office:value="1.35671690544524" calcext:value-type="float">
            <text:p>1.356716905445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0497318497038433" calcext:value-type="float">
            <text:p>0.049731849703843</text:p>
          </table:table-cell>
          <table:table-cell office:value-type="float" office:value="1.32775294376357" calcext:value-type="float">
            <text:p>1.3277529437635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0486064935813108" calcext:value-type="float">
            <text:p>0.048606493581311</text:p>
          </table:table-cell>
          <table:table-cell office:value-type="float" office:value="1.29964190493146" calcext:value-type="float">
            <text:p>1.2996419049314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0475151259465704" calcext:value-type="float">
            <text:p>0.04751512594657</text:p>
          </table:table-cell>
          <table:table-cell office:value-type="float" office:value="1.27235145068466" calcext:value-type="float">
            <text:p>1.2723514506846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0464564453801759" calcext:value-type="float">
            <text:p>0.046456445380176</text:p>
          </table:table-cell>
          <table:table-cell office:value-type="float" office:value="1.24585073714362" calcext:value-type="float">
            <text:p>1.245850737143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0454292107999679" calcext:value-type="float">
            <text:p>0.045429210799968</text:p>
          </table:table-cell>
          <table:table-cell office:value-type="float" office:value="1.22011033380389" calcext:value-type="float">
            <text:p>1.22011033380389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0444322381893012" calcext:value-type="float">
            <text:p>0.044432238189301</text:p>
          </table:table-cell>
          <table:table-cell office:value-type="float" office:value="1.19510214753838" calcext:value-type="float">
            <text:p>1.1951021475383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0434643975274598" calcext:value-type="float">
            <text:p>0.04346439752746</text:p>
          </table:table-cell>
          <table:table-cell office:value-type="float" office:value="1.17079935126483" calcext:value-type="float">
            <text:p>1.1707993512648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0425246099083002" calcext:value-type="float">
            <text:p>0.0425246099083</text:p>
          </table:table-cell>
          <table:table-cell office:value-type="float" office:value="1.14717631695832" calcext:value-type="float">
            <text:p>1.1471763169583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0416118448342235" calcext:value-type="float">
            <text:p>0.041611844834224</text:p>
          </table:table-cell>
          <table:table-cell office:value-type="float" office:value="1.1242085527126" calcext:value-type="float">
            <text:p>1.124208552712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0725117673551" calcext:value-type="float">
            <text:p>0.040725117673551</text:p>
          </table:table-cell>
          <table:table-cell office:value-type="float" office:value="1.10187264357661" calcext:value-type="float">
            <text:p>1.1018726435766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039863487270268" calcext:value-type="float">
            <text:p>0.039863487270268</text:p>
          </table:table-cell>
          <table:table-cell office:value-type="float" office:value="1.08014619591247" calcext:value-type="float">
            <text:p>1.0801461959124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0390260536959228" calcext:value-type="float">
            <text:p>0.039026053695923</text:p>
          </table:table-cell>
          <table:table-cell office:value-type="float" office:value="1.05900778504043" calcext:value-type="float">
            <text:p>1.059007785040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0382119561342213" calcext:value-type="float">
            <text:p>0.038211956134221</text:p>
          </table:table-cell>
          <table:table-cell office:value-type="float" office:value="1.03843690595322" calcext:value-type="float">
            <text:p>1.0384369059532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0374203708895489" calcext:value-type="float">
            <text:p>0.037420370889549</text:p>
          </table:table-cell>
          <table:table-cell office:value-type="float" office:value="1.01841392689804" calcext:value-type="float">
            <text:p>1.01841392689804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0366505095112955" calcext:value-type="float">
            <text:p>0.036650509511296</text:p>
          </table:table-cell>
          <table:table-cell office:value-type="float" office:value="0.998920045639513" calcext:value-type="float">
            <text:p>0.9989200456395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0359016170264382" calcext:value-type="float">
            <text:p>0.035901617026438</text:p>
          </table:table-cell>
          <table:table-cell office:value-type="float" office:value="0.97993724822959" calcext:value-type="float">
            <text:p>0.9799372482295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0351729702733862" calcext:value-type="float">
            <text:p>0.035172970273386</text:p>
          </table:table-cell>
          <table:table-cell office:value-type="float" office:value="0.961448270123641" calcext:value-type="float">
            <text:p>0.96144827012364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0344638763305858" calcext:value-type="float">
            <text:p>0.034463876330586</text:p>
          </table:table-cell>
          <table:table-cell office:value-type="float" office:value="0.943436559492725" calcext:value-type="float">
            <text:p>0.943436559492725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033773671033846" calcext:value-type="float">
            <text:p>0.033773671033846</text:p>
          </table:table-cell>
          <table:table-cell office:value-type="float" office:value="0.925886242592988" calcext:value-type="float">
            <text:p>0.92588624259298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331017175767718" calcext:value-type="float">
            <text:p>0.033101717576772</text:p>
          </table:table-cell>
          <table:table-cell office:value-type="float" office:value="0.908782091062707" calcext:value-type="float">
            <text:p>0.90878209106270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0324474051890783" calcext:value-type="float">
            <text:p>0.032447405189078</text:p>
          </table:table-cell>
          <table:table-cell office:value-type="float" office:value="0.892109491026519" calcext:value-type="float">
            <text:p>0.89210949102651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0318101478879291" calcext:value-type="float">
            <text:p>0.031810147887929</text:p>
          </table:table-cell>
          <table:table-cell office:value-type="float" office:value="0.875854413894726" calcext:value-type="float">
            <text:p>0.875854413894726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0311893832977719" calcext:value-type="float">
            <text:p>0.031189383297772</text:p>
          </table:table-cell>
          <table:table-cell office:value-type="float" office:value="0.860003388753236" calcext:value-type="float">
            <text:p>0.86000338875323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030584571534456" calcext:value-type="float">
            <text:p>0.030584571534456</text:p>
          </table:table-cell>
          <table:table-cell office:value-type="float" office:value="0.844543476246776" calcext:value-type="float">
            <text:p>0.844543476246776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0299951941497024" calcext:value-type="float">
            <text:p>0.029995194149702</text:p>
          </table:table-cell>
          <table:table-cell office:value-type="float" office:value="0.829462243864685" calcext:value-type="float">
            <text:p>0.829462243864685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0294207531322639" calcext:value-type="float">
            <text:p>0.029420753132264</text:p>
          </table:table-cell>
          <table:table-cell office:value-type="float" office:value="0.814747742544594" calcext:value-type="float">
            <text:p>0.81474774254459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0288607699623561" calcext:value-type="float">
            <text:p>0.028860769962356</text:p>
          </table:table-cell>
          <table:table-cell office:value-type="float" office:value="0.800388484515027" calcext:value-type="float">
            <text:p>0.800388484515027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028314784716171" calcext:value-type="float">
            <text:p>0.028314784716171</text:p>
          </table:table-cell>
          <table:table-cell office:value-type="float" office:value="0.786373422303175" calcext:value-type="float">
            <text:p>0.78637342230317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0277823552174923" calcext:value-type="float">
            <text:p>0.027782355217492</text:p>
          </table:table-cell>
          <table:table-cell office:value-type="float" office:value="0.772691928838893" calcext:value-type="float">
            <text:p>0.772691928838893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272630562336329" calcext:value-type="float">
            <text:p>0.027263056233633</text:p>
          </table:table-cell>
          <table:table-cell office:value-type="float" office:value="0.759333778590622" calcext:value-type="float">
            <text:p>0.75933377859062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0267564787130897" calcext:value-type="float">
            <text:p>0.02675647871309</text:p>
          </table:table-cell>
          <table:table-cell office:value-type="float" office:value="0.746289129672957" calcext:value-type="float">
            <text:p>0.74628912967295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0262622290624873" calcext:value-type="float">
            <text:p>0.026262229062487</text:p>
          </table:table-cell>
          <table:table-cell office:value-type="float" office:value="0.733548506869587" calcext:value-type="float">
            <text:p>0.733548506869587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0257799284605333" calcext:value-type="float">
            <text:p>0.025779928460533</text:p>
          </table:table-cell>
          <table:table-cell office:value-type="float" office:value="0.721102785518917" calcext:value-type="float">
            <text:p>0.7211027855189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0253092122068568" calcext:value-type="float">
            <text:p>0.025309212206857</text:p>
          </table:table-cell>
          <table:table-cell office:value-type="float" office:value="0.708943176213006" calcext:value-type="float">
            <text:p>0.708943176213006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0248990448898745" calcext:value-type="float">
            <text:p>0.024899044889875</text:p>
          </table:table-cell>
          <table:table-cell office:value-type="float" office:value="0.698444570276454" calcext:value-type="float">
            <text:p>0.69844457027645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0245465485697846" calcext:value-type="float">
            <text:p>0.024546548569785</text:p>
          </table:table-cell>
          <table:table-cell office:value-type="float" office:value="0.689533351438231" calcext:value-type="float">
            <text:p>0.68953335143823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0242013349950924" calcext:value-type="float">
            <text:p>0.024201334995092</text:p>
          </table:table-cell>
          <table:table-cell office:value-type="float" office:value="0.680798950095379" calcext:value-type="float">
            <text:p>0.68079895009537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0238632058527559" calcext:value-type="float">
            <text:p>0.023863205852756</text:p>
          </table:table-cell>
          <table:table-cell office:value-type="float" office:value="0.672236648998941" calcext:value-type="float">
            <text:p>0.67223664899894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0235319695182715" calcext:value-type="float">
            <text:p>0.023531969518272</text:p>
          </table:table-cell>
          <table:table-cell office:value-type="float" office:value="0.663841888022546" calcext:value-type="float">
            <text:p>0.66384188802254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232074407873603" calcext:value-type="float">
            <text:p>0.02320744078736</text:p>
          </table:table-cell>
          <table:table-cell office:value-type="float" office:value="0.655610257913202" calcext:value-type="float">
            <text:p>0.6556102579132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0228894406201021" calcext:value-type="float">
            <text:p>0.022889440620102</text:p>
          </table:table-cell>
          <table:table-cell office:value-type="float" office:value="0.647537494330162" calcext:value-type="float">
            <text:p>0.647537494330162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022577795896862" calcext:value-type="float">
            <text:p>0.022577795896862</text:p>
          </table:table-cell>
          <table:table-cell office:value-type="float" office:value="0.63961947215678" calcext:value-type="float">
            <text:p>0.6396194721567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0222723391853938" calcext:value-type="float">
            <text:p>0.022272339185394</text:p>
          </table:table-cell>
          <table:table-cell office:value-type="float" office:value="0.631852200071197" calcext:value-type="float">
            <text:p>0.63185220007119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0219729085185407" calcext:value-type="float">
            <text:p>0.021972908518541</text:p>
          </table:table-cell>
          <table:table-cell office:value-type="float" office:value="0.624231815362469" calcext:value-type="float">
            <text:p>0.62423181536246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021679347181987" calcext:value-type="float">
            <text:p>0.021679347181987</text:p>
          </table:table-cell>
          <table:table-cell office:value-type="float" office:value="0.616754578979573" calcext:value-type="float">
            <text:p>0.61675457897957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0213915035115458" calcext:value-type="float">
            <text:p>0.021391503511546</text:p>
          </table:table-cell>
          <table:table-cell office:value-type="float" office:value="0.609416870801396" calcext:value-type="float">
            <text:p>0.609416870801396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0211092306994958" calcext:value-type="float">
            <text:p>0.021109230699496</text:p>
          </table:table-cell>
          <table:table-cell office:value-type="float" office:value="0.602215185116531" calcext:value-type="float">
            <text:p>0.60221518511653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0208323866095126" calcext:value-type="float">
            <text:p>0.020832386609513</text:p>
          </table:table-cell>
          <table:table-cell office:value-type="float" office:value="0.595146126302308" calcext:value-type="float">
            <text:p>0.59514612630230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0205608335997583" calcext:value-type="float">
            <text:p>0.020560833599758</text:p>
          </table:table-cell>
          <table:table-cell office:value-type="float" office:value="0.588206404693091" calcext:value-type="float">
            <text:p>0.58820640469309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202944383537256" calcext:value-type="float">
            <text:p>0.020294438353726</text:p>
          </table:table-cell>
          <table:table-cell office:value-type="float" office:value="0.581392832628451" calcext:value-type="float">
            <text:p>0.58139283262845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0200330717184472" calcext:value-type="float">
            <text:p>0.020033071718447</text:p>
          </table:table-cell>
          <table:table-cell office:value-type="float" office:value="0.574702320672284" calcext:value-type="float">
            <text:p>0.574702320672284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0197766085497107" calcext:value-type="float">
            <text:p>0.019776608549711</text:p>
          </table:table-cell>
          <table:table-cell office:value-type="float" office:value="0.568131873994522" calcext:value-type="float">
            <text:p>0.568131873994522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0195249275639326" calcext:value-type="float">
            <text:p>0.019524927563933</text:p>
          </table:table-cell>
          <table:table-cell office:value-type="float" office:value="0.561678588907477" calcext:value-type="float">
            <text:p>0.56167858890747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0192779111963674" calcext:value-type="float">
            <text:p>0.019277911196367</text:p>
          </table:table-cell>
          <table:table-cell office:value-type="float" office:value="0.555339649549312" calcext:value-type="float">
            <text:p>0.55533964954931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0190354454653447" calcext:value-type="float">
            <text:p>0.019035445465345</text:p>
          </table:table-cell>
          <table:table-cell office:value-type="float" office:value="0.549112324707552" calcext:value-type="float">
            <text:p>0.54911232470755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0187974198422437" calcext:value-type="float">
            <text:p>0.018797419842244</text:p>
          </table:table-cell>
          <table:table-cell office:value-type="float" office:value="0.542993964775917" calcext:value-type="float">
            <text:p>0.5429939647759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01856372712693" calcext:value-type="float">
            <text:p>0.01856372712693</text:p>
          </table:table-cell>
          <table:table-cell office:value-type="float" office:value="0.536981998838109" calcext:value-type="float">
            <text:p>0.53698199883810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0183342633283945" calcext:value-type="float">
            <text:p>0.018334263328395</text:p>
          </table:table-cell>
          <table:table-cell office:value-type="float" office:value="0.531073931872567" calcext:value-type="float">
            <text:p>0.531073931872567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018108927550348" calcext:value-type="float">
            <text:p>0.018108927550348</text:p>
          </table:table-cell>
          <table:table-cell office:value-type="float" office:value="0.525267342072455" calcext:value-type="float">
            <text:p>0.52526734207245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178876218815382" calcext:value-type="float">
            <text:p>0.017887621881538</text:p>
          </table:table-cell>
          <table:table-cell office:value-type="float" office:value="0.519559878275514" calcext:value-type="float">
            <text:p>0.5195598782755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0176702512905682" calcext:value-type="float">
            <text:p>0.017670251290568</text:p>
          </table:table-cell>
          <table:table-cell office:value-type="float" office:value="0.513949257498646" calcext:value-type="float">
            <text:p>0.51394925749864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0174567235250068" calcext:value-type="float">
            <text:p>0.017456723525007</text:p>
          </table:table-cell>
          <table:table-cell office:value-type="float" office:value="0.508433262572394" calcext:value-type="float">
            <text:p>0.5084332625723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0172469490145911" calcext:value-type="float">
            <text:p>0.017246949014591</text:p>
          </table:table-cell>
          <table:table-cell office:value-type="float" office:value="0.503009739870701" calcext:value-type="float">
            <text:p>0.50300973987070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0170408407783349" calcext:value-type="float">
            <text:p>0.017040840778335</text:p>
          </table:table-cell>
          <table:table-cell office:value-type="float" office:value="0.497676597131608" calcext:value-type="float">
            <text:p>0.49767659713160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0168383143353629" calcext:value-type="float">
            <text:p>0.016838314335363</text:p>
          </table:table-cell>
          <table:table-cell office:value-type="float" office:value="0.492431801364743" calcext:value-type="float">
            <text:p>0.492431801364743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0166392876193003" calcext:value-type="float">
            <text:p>0.0166392876193</text:p>
          </table:table-cell>
          <table:table-cell office:value-type="float" office:value="0.487273376841654" calcext:value-type="float">
            <text:p>0.48727337684165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0164436808960598" calcext:value-type="float">
            <text:p>0.01644368089606</text:p>
          </table:table-cell>
          <table:table-cell office:value-type="float" office:value="0.482199403165308" calcext:value-type="float">
            <text:p>0.48219940316530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0162514166848696" calcext:value-type="float">
            <text:p>0.01625141668487</text:p>
          </table:table-cell>
          <table:table-cell office:value-type="float" office:value="0.477208013415151" calcext:value-type="float">
            <text:p>0.4772080134151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0160624196823996" calcext:value-type="float">
            <text:p>0.0160624196824</text:p>
          </table:table-cell>
          <table:table-cell office:value-type="float" office:value="0.472297392364416" calcext:value-type="float">
            <text:p>0.47229739236441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158766166898479" calcext:value-type="float">
            <text:p>0.015876616689848</text:p>
          </table:table-cell>
          <table:table-cell office:value-type="float" office:value="0.467465774766446" calcext:value-type="float">
            <text:p>0.467465774766446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0156939365428549" calcext:value-type="float">
            <text:p>0.015693936542855</text:p>
          </table:table-cell>
          <table:table-cell office:value-type="float" office:value="0.462711443707031" calcext:value-type="float">
            <text:p>0.46271144370703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0155143100441225" calcext:value-type="float">
            <text:p>0.015514310044123</text:p>
          </table:table-cell>
          <table:table-cell office:value-type="float" office:value="0.458032729019822" calcext:value-type="float">
            <text:p>0.45803272901982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0153376698986181" calcext:value-type="float">
            <text:p>0.015337669898618</text:p>
          </table:table-cell>
          <table:table-cell office:value-type="float" office:value="0.453428005762123" calcext:value-type="float">
            <text:p>0.4534280057621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0151639506512529" calcext:value-type="float">
            <text:p>0.015163950651253</text:p>
          </table:table-cell>
          <table:table-cell office:value-type="float" office:value="0.448895692748416" calcext:value-type="float">
            <text:p>0.44889569274841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0149930886269249" calcext:value-type="float">
            <text:p>0.014993088626925</text:p>
          </table:table-cell>
          <table:table-cell office:value-type="float" office:value="0.444434251139134" calcext:value-type="float">
            <text:p>0.444434251139134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0148250218728268" calcext:value-type="float">
            <text:p>0.014825021872827</text:p>
          </table:table-cell>
          <table:table-cell office:value-type="float" office:value="0.440042183082341" calcext:value-type="float">
            <text:p>0.440042183082341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0146596901029202" calcext:value-type="float">
            <text:p>0.01465969010292</text:p>
          </table:table-cell>
          <table:table-cell office:value-type="float" office:value="0.435718030406023" calcext:value-type="float">
            <text:p>0.43571803040602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0144970346444854" calcext:value-type="float">
            <text:p>0.014497034644485</text:p>
          </table:table-cell>
          <table:table-cell office:value-type="float" office:value="0.431460373358885" calcext:value-type="float">
            <text:p>0.43146037335888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0143369983866562" calcext:value-type="float">
            <text:p>0.014336998386656</text:p>
          </table:table-cell>
          <table:table-cell office:value-type="float" office:value="0.427267829397578" calcext:value-type="float">
            <text:p>0.42726782939757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141795257308592" calcext:value-type="float">
            <text:p>0.014179525730859</text:p>
          </table:table-cell>
          <table:table-cell office:value-type="float" office:value="0.42313905201843" calcext:value-type="float">
            <text:p>0.4231390520184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0140245625430745" calcext:value-type="float">
            <text:p>0.014024562543075</text:p>
          </table:table-cell>
          <table:table-cell office:value-type="float" office:value="0.419072729631809" calcext:value-type="float">
            <text:p>0.419072729631809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0138720561078439" calcext:value-type="float">
            <text:p>0.013872056107844</text:p>
          </table:table-cell>
          <table:table-cell office:value-type="float" office:value="0.415067584477358" calcext:value-type="float">
            <text:p>0.41506758447735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0137219550839535" calcext:value-type="float">
            <text:p>0.013721955083954</text:p>
          </table:table-cell>
          <table:table-cell office:value-type="float" office:value="0.411122371578401" calcext:value-type="float">
            <text:p>0.411122371578401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0135742094617203" calcext:value-type="float">
            <text:p>0.01357420946172</text:p>
          </table:table-cell>
          <table:table-cell office:value-type="float" office:value="0.40723587773394" calcext:value-type="float">
            <text:p>0.4072358777339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013428770521819" calcext:value-type="float">
            <text:p>0.013428770521819</text:p>
          </table:table-cell>
          <table:table-cell office:value-type="float" office:value="0.40340692054666" calcext:value-type="float">
            <text:p>0.40340692054666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0132855907955838" calcext:value-type="float">
            <text:p>0.013285590795584</text:p>
          </table:table-cell>
          <table:table-cell office:value-type="float" office:value="0.399634347485523" calcext:value-type="float">
            <text:p>0.39963434748552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013158592026012" calcext:value-type="float">
            <text:p>0.013158592026012</text:p>
          </table:table-cell>
          <table:table-cell office:value-type="float" office:value="0.396337752139386" calcext:value-type="float">
            <text:p>0.39633775213938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0130334126031727" calcext:value-type="float">
            <text:p>0.013033412603173</text:p>
          </table:table-cell>
          <table:table-cell office:value-type="float" office:value="0.393085921798142" calcext:value-type="float">
            <text:p>0.393085921798142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0129100174913041" calcext:value-type="float">
            <text:p>0.012910017491304</text:p>
          </table:table-cell>
          <table:table-cell office:value-type="float" office:value="0.389878015562552" calcext:value-type="float">
            <text:p>0.38987801556255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127883725013138" calcext:value-type="float">
            <text:p>0.012788372501314</text:p>
          </table:table-cell>
          <table:table-cell office:value-type="float" office:value="0.386713212560065" calcext:value-type="float">
            <text:p>0.38671321256006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0126684442662226" calcext:value-type="float">
            <text:p>0.012668444266223</text:p>
          </table:table-cell>
          <table:table-cell office:value-type="float" office:value="0.38359071136973" calcext:value-type="float">
            <text:p>0.3835907113697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0125502002174388" calcext:value-type="float">
            <text:p>0.012550200217439</text:p>
          </table:table-cell>
          <table:table-cell office:value-type="float" office:value="0.380509729466389" calcext:value-type="float">
            <text:p>0.38050972946638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0124336085618282" calcext:value-type="float">
            <text:p>0.012433608561828</text:p>
          </table:table-cell>
          <table:table-cell office:value-type="float" office:value="0.377469502683401" calcext:value-type="float">
            <text:p>0.37746950268340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012318638259552" calcext:value-type="float">
            <text:p>0.012318638259552</text:p>
          </table:table-cell>
          <table:table-cell office:value-type="float" office:value="0.374469284693211" calcext:value-type="float">
            <text:p>0.37446928469321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0122052590026416" calcext:value-type="float">
            <text:p>0.012205259002642</text:p>
          </table:table-cell>
          <table:table-cell office:value-type="float" office:value="0.371508346505064" calcext:value-type="float">
            <text:p>0.371508346505064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0120934411942831" calcext:value-type="float">
            <text:p>0.012093441194283</text:p>
          </table:table-cell>
          <table:table-cell office:value-type="float" office:value="0.368585975979239" calcext:value-type="float">
            <text:p>0.368585975979239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0119831559287847" calcext:value-type="float">
            <text:p>0.011983155928785</text:p>
          </table:table-cell>
          <table:table-cell office:value-type="float" office:value="0.365701477357174" calcext:value-type="float">
            <text:p>0.36570147735717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0118743749722013" calcext:value-type="float">
            <text:p>0.011874374972201</text:p>
          </table:table-cell>
          <table:table-cell office:value-type="float" office:value="0.362854170806885" calcext:value-type="float">
            <text:p>0.36285417080688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0117670707435913" calcext:value-type="float">
            <text:p>0.011767070743591</text:p>
          </table:table-cell>
          <table:table-cell office:value-type="float" office:value="0.360043391983118" calcext:value-type="float">
            <text:p>0.36004339198311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116612162968829" calcext:value-type="float">
            <text:p>0.011661216296883</text:p>
          </table:table-cell>
          <table:table-cell office:value-type="float" office:value="0.35726849160169" calcext:value-type="float">
            <text:p>0.35726849160169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0115567853033265" calcext:value-type="float">
            <text:p>0.011556785303327</text:p>
          </table:table-cell>
          <table:table-cell office:value-type="float" office:value="0.354528835027485" calcext:value-type="float">
            <text:p>0.35452883502748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0114537520345127" calcext:value-type="float">
            <text:p>0.011453752034513</text:p>
          </table:table-cell>
          <table:table-cell office:value-type="float" office:value="0.351823801875618" calcext:value-type="float">
            <text:p>0.3518238018756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0113520913459333" calcext:value-type="float">
            <text:p>0.011352091345933</text:p>
          </table:table-cell>
          <table:table-cell office:value-type="float" office:value="0.349152785625283" calcext:value-type="float">
            <text:p>0.34915278562528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0112517786610679" calcext:value-type="float">
            <text:p>0.011251778661068</text:p>
          </table:table-cell>
          <table:table-cell office:value-type="float" office:value="0.346515193245821" calcext:value-type="float">
            <text:p>0.34651519324582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0111527899559749" calcext:value-type="float">
            <text:p>0.011152789955975</text:p>
          </table:table-cell>
          <table:table-cell office:value-type="float" office:value="0.343910444834565" calcext:value-type="float">
            <text:p>0.34391044483456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0110551017443695" calcext:value-type="float">
            <text:p>0.01105510174437</text:p>
          </table:table-cell>
          <table:table-cell office:value-type="float" office:value="0.341337973266048" calcext:value-type="float">
            <text:p>0.341337973266048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0109586910631718" calcext:value-type="float">
            <text:p>0.010958691063172</text:p>
          </table:table-cell>
          <table:table-cell office:value-type="float" office:value="0.338797223852161" calcext:value-type="float">
            <text:p>0.33879722385216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0108635354585065" calcext:value-type="float">
            <text:p>0.010863535458507</text:p>
          </table:table-cell>
          <table:table-cell office:value-type="float" office:value="0.336287654012864" calcext:value-type="float">
            <text:p>0.33628765401286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0107696129721399" calcext:value-type="float">
            <text:p>0.01076961297214</text:p>
          </table:table-cell>
          <table:table-cell office:value-type="float" office:value="0.333808732957093" calcext:value-type="float">
            <text:p>0.33380873295709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106769021283372" calcext:value-type="float">
            <text:p>0.010676902128337</text:p>
          </table:table-cell>
          <table:table-cell office:value-type="float" office:value="0.331359941373482" calcext:value-type="float">
            <text:p>0.33135994137348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0105853819211265" calcext:value-type="float">
            <text:p>0.010585381921127</text:p>
          </table:table-cell>
          <table:table-cell office:value-type="float" office:value="0.328940771130575" calcext:value-type="float">
            <text:p>0.32894077113057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010495031801954" calcext:value-type="float">
            <text:p>0.010495031801954</text:p>
          </table:table-cell>
          <table:table-cell office:value-type="float" office:value="0.32655072498618" calcext:value-type="float">
            <text:p>0.32655072498618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0104058316677171" calcext:value-type="float">
            <text:p>0.010405831667717</text:p>
          </table:table-cell>
          <table:table-cell office:value-type="float" office:value="0.324189316305551" calcext:value-type="float">
            <text:p>0.32418931630555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0103177618491632" calcext:value-type="float">
            <text:p>0.010317761849163</text:p>
          </table:table-cell>
          <table:table-cell office:value-type="float" office:value="0.321856068788101" calcext:value-type="float">
            <text:p>0.32185606878810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0102308030996393" calcext:value-type="float">
            <text:p>0.010230803099639</text:p>
          </table:table-cell>
          <table:table-cell office:value-type="float" office:value="0.319550516202342" calcext:value-type="float">
            <text:p>0.31955051620234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0101449365841829" calcext:value-type="float">
            <text:p>0.010144936584183</text:p>
          </table:table-cell>
          <table:table-cell office:value-type="float" office:value="0.31727220212876" calcext:value-type="float">
            <text:p>0.31727220212876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0100601438689402" calcext:value-type="float">
            <text:p>0.01006014386894</text:p>
          </table:table-cell>
          <table:table-cell office:value-type="float" office:value="0.31502067971038" calcext:value-type="float">
            <text:p>0.3150206797103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00997640691090169" calcext:value-type="float">
            <text:p>0.009976406910902</text:p>
          </table:table-cell>
          <table:table-cell office:value-type="float" office:value="0.312795511410732" calcext:value-type="float">
            <text:p>0.31279551141073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00989370804794368" calcext:value-type="float">
            <text:p>0.009893708047944</text:p>
          </table:table-cell>
          <table:table-cell office:value-type="float" office:value="0.31059626877898" calcext:value-type="float">
            <text:p>0.3105962687789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00981202998916582" calcext:value-type="float">
            <text:p>0.009812029989166</text:p>
          </table:table-cell>
          <table:table-cell office:value-type="float" office:value="0.308422532221977" calcext:value-type="float">
            <text:p>0.30842253222197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00973135580551422" calcext:value-type="float">
            <text:p>0.009731355805514</text:p>
          </table:table-cell>
          <table:table-cell office:value-type="float" office:value="0.306273890782995" calcext:value-type="float">
            <text:p>0.306273890782995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00965166892068048" calcext:value-type="float">
            <text:p>0.00965166892068</text:p>
          </table:table-cell>
          <table:table-cell office:value-type="float" office:value="0.304149941926918" calcext:value-type="float">
            <text:p>0.3041499419269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00957295310226793" calcext:value-type="float">
            <text:p>0.009572953102268</text:p>
          </table:table-cell>
          <table:table-cell office:value-type="float" office:value="0.302050291331694" calcext:value-type="float">
            <text:p>0.30205029133169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00949519245321546" calcext:value-type="float">
            <text:p>0.009495192453215</text:p>
          </table:table-cell>
          <table:table-cell office:value-type="float" office:value="0.299974552685813" calcext:value-type="float">
            <text:p>0.29997455268581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00941837140347073" calcext:value-type="float">
            <text:p>0.009418371403471</text:p>
          </table:table-cell>
          <table:table-cell office:value-type="float" office:value="0.297922347491622" calcext:value-type="float">
            <text:p>0.297922347491622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00934247470190457" calcext:value-type="float">
            <text:p>0.009342474701905</text:p>
          </table:table-cell>
          <table:table-cell office:value-type="float" office:value="0.2958933048743" calcext:value-type="float">
            <text:p>0.295893304874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00926748740845827" calcext:value-type="float">
            <text:p>0.009267487408458</text:p>
          </table:table-cell>
          <table:table-cell office:value-type="float" office:value="0.293887061396283" calcext:value-type="float">
            <text:p>0.29388706139628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00919339488651653" calcext:value-type="float">
            <text:p>0.009193394886517</text:p>
          </table:table-cell>
          <table:table-cell office:value-type="float" office:value="0.291903260876979" calcext:value-type="float">
            <text:p>0.291903260876979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00912018279549812" calcext:value-type="float">
            <text:p>0.009120182795498</text:p>
          </table:table-cell>
          <table:table-cell office:value-type="float" office:value="0.289941554217586" calcext:value-type="float">
            <text:p>0.28994155421758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904783708365787" calcext:value-type="float">
            <text:p>0.009047837083658</text:p>
          </table:table-cell>
          <table:table-cell office:value-type="float" office:value="0.288001599230862" calcext:value-type="float">
            <text:p>0.288001599230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0:16:04.451773666</meta:creation-date>
    <dc:date>2021-05-04T20:30:31.759029806</dc:date>
    <meta:editing-duration>PT4M6S</meta:editing-duration>
    <meta:editing-cycles>1</meta:editing-cycles>
    <meta:generator>LibreOffice/6.4.7.2$Linux_X86_64 LibreOffice_project/40$Build-2</meta:generator>
    <meta:document-statistic meta:table-count="5" meta:cell-count="6035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scatter" chart:style-name="ch1">
        <chart:legend chart:legend-position="end" svg:x="13.928cm" svg:y="4.203cm" style:legend-expansion="high" chart:style-name="ch2"/>
        <chart:plot-area chart:style-name="ch3" table:cell-range-address="'Esfera completa'.A2:'Esfera completa'.B403" chart:data-source-has-labels="row" svg:x="0.32cm" svg:y="0.18cm" svg:width="13.288cm" svg:height="8.645cm">
          <chartooo:coordinate-region svg:x="1.232cm" svg:y="0.38cm" svg:width="12.096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fera completa'.B3:'Esfera completa'.B403" chart:label-cell-address="'Esfera completa'.B2:'Esfera completa'.B2" chart:class="chart:scatter">
            <chart:domain table:cell-range-address="'Esfera completa'.A3:'Esfera completa'.A403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Qext</text:p>
                <draw:g>
                  <svg:desc>'Esfera completa'.B2:'Esfera completa'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'Esfera completa'.A3:'Esfera completa'.A403</svg:desc>
                </draw:g>
              </table:table-cell>
              <table:table-cell office:value-type="float" office:value="0.100994265964505">
                <text:p>0.100994265964505</text:p>
                <draw:g>
                  <svg:desc>'Esfera completa'.B3:'Esfera completa'.B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0.100766424387224">
                <text:p>0.1007664243872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2">
                <text:p>402</text:p>
              </table:table-cell>
              <table:table-cell office:value-type="float" office:value="0.100539677068585">
                <text:p>0.100539677068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">
                <text:p>403</text:p>
              </table:table-cell>
              <table:table-cell office:value-type="float" office:value="0.100314015782099">
                <text:p>0.1003140157820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">
                <text:p>404</text:p>
              </table:table-cell>
              <table:table-cell office:value-type="float" office:value="0.100089432382663">
                <text:p>0.1000894323826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0.0998659188055623">
                <text:p>0.0998659188055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">
                <text:p>406</text:p>
              </table:table-cell>
              <table:table-cell office:value-type="float" office:value="0.0996434670654754">
                <text:p>0.09964346706547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0.099422069255502">
                <text:p>0.099422069255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8">
                <text:p>408</text:p>
              </table:table-cell>
              <table:table-cell office:value-type="float" office:value="0.0992017175462005">
                <text:p>0.0992017175462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0.0989824041846422">
                <text:p>0.09898240418464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">
                <text:p>410</text:p>
              </table:table-cell>
              <table:table-cell office:value-type="float" office:value="0.0987641214934779">
                <text:p>0.09876412149347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1">
                <text:p>411</text:p>
              </table:table-cell>
              <table:table-cell office:value-type="float" office:value="0.0985468618700189">
                <text:p>0.0985468618700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">
                <text:p>412</text:p>
              </table:table-cell>
              <table:table-cell office:value-type="float" office:value="0.0983306177853306">
                <text:p>0.09833061778533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">
                <text:p>413</text:p>
              </table:table-cell>
              <table:table-cell office:value-type="float" office:value="0.0981153817833404">
                <text:p>0.0981153817833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0.0979329314461254">
                <text:p>0.0979329314461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5">
                <text:p>415</text:p>
              </table:table-cell>
              <table:table-cell office:value-type="float" office:value="0.097765003106983">
                <text:p>0.097765003106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">
                <text:p>416</text:p>
              </table:table-cell>
              <table:table-cell office:value-type="float" office:value="0.0975979517574459">
                <text:p>0.0975979517574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0.0974317711774216">
                <text:p>0.09743177117742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">
                <text:p>418</text:p>
              </table:table-cell>
              <table:table-cell office:value-type="float" office:value="0.0972664552064624">
                <text:p>0.09726645520646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">
                <text:p>419</text:p>
              </table:table-cell>
              <table:table-cell office:value-type="float" office:value="0.0971019977430528">
                <text:p>0.09710199774305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.0969383927439086">
                <text:p>0.0969383927439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">
                <text:p>421</text:p>
              </table:table-cell>
              <table:table-cell office:value-type="float" office:value="0.0967756342232855">
                <text:p>0.09677563422328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2">
                <text:p>422</text:p>
              </table:table-cell>
              <table:table-cell office:value-type="float" office:value="0.0966137162522972">
                <text:p>0.09661371625229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">
                <text:p>423</text:p>
              </table:table-cell>
              <table:table-cell office:value-type="float" office:value="0.0964526329582434">
                <text:p>0.09645263295824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">
                <text:p>424</text:p>
              </table:table-cell>
              <table:table-cell office:value-type="float" office:value="0.0962923785239477">
                <text:p>0.0962923785239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">
                <text:p>425</text:p>
              </table:table-cell>
              <table:table-cell office:value-type="float" office:value="0.0961329471871043">
                <text:p>0.09613294718710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">
                <text:p>426</text:p>
              </table:table-cell>
              <table:table-cell office:value-type="float" office:value="0.0959743332396338">
                <text:p>0.095974333239633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7">
                <text:p>427</text:p>
              </table:table-cell>
              <table:table-cell office:value-type="float" office:value="0.0958165310270488">
                <text:p>0.09581653102704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8">
                <text:p>428</text:p>
              </table:table-cell>
              <table:table-cell office:value-type="float" office:value="0.0956595349478277">
                <text:p>0.0956595349478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">
                <text:p>429</text:p>
              </table:table-cell>
              <table:table-cell office:value-type="float" office:value="0.0955033394527977">
                <text:p>0.0955033394527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">
                <text:p>430</text:p>
              </table:table-cell>
              <table:table-cell office:value-type="float" office:value="0.0953479390445258">
                <text:p>0.09534793904452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">
                <text:p>431</text:p>
              </table:table-cell>
              <table:table-cell office:value-type="float" office:value="0.0953133293816302">
                <text:p>0.09531332938163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">
                <text:p>432</text:p>
              </table:table-cell>
              <table:table-cell office:value-type="float" office:value="0.0953997586927851">
                <text:p>0.09539975869278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">
                <text:p>433</text:p>
              </table:table-cell>
              <table:table-cell office:value-type="float" office:value="0.0954873119545916">
                <text:p>0.09548731195459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">
                <text:p>434</text:p>
              </table:table-cell>
              <table:table-cell office:value-type="float" office:value="0.0955759921555428">
                <text:p>0.0955759921555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5">
                <text:p>435</text:p>
              </table:table-cell>
              <table:table-cell office:value-type="float" office:value="0.0956658023588233">
                <text:p>0.0956658023588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6">
                <text:p>436</text:p>
              </table:table-cell>
              <table:table-cell office:value-type="float" office:value="0.0957567457026868">
                <text:p>0.09575674570268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">
                <text:p>437</text:p>
              </table:table-cell>
              <table:table-cell office:value-type="float" office:value="0.0958488254008469">
                <text:p>0.09584882540084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8">
                <text:p>438</text:p>
              </table:table-cell>
              <table:table-cell office:value-type="float" office:value="0.0959420447428815">
                <text:p>0.09594204474288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">
                <text:p>439</text:p>
              </table:table-cell>
              <table:table-cell office:value-type="float" office:value="0.0960364070946494">
                <text:p>0.09603640709464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">
                <text:p>440</text:p>
              </table:table-cell>
              <table:table-cell office:value-type="float" office:value="0.0961319158987201">
                <text:p>0.09613191589872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">
                <text:p>441</text:p>
              </table:table-cell>
              <table:table-cell office:value-type="float" office:value="0.0962285746748185">
                <text:p>0.0962285746748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">
                <text:p>442</text:p>
              </table:table-cell>
              <table:table-cell office:value-type="float" office:value="0.0963263870202811">
                <text:p>0.0963263870202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">
                <text:p>443</text:p>
              </table:table-cell>
              <table:table-cell office:value-type="float" office:value="0.0964253566105268">
                <text:p>0.09642535661052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0.0965254871995416">
                <text:p>0.09652548719954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">
                <text:p>445</text:p>
              </table:table-cell>
              <table:table-cell office:value-type="float" office:value="0.0966267826203766">
                <text:p>0.09662678262037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6">
                <text:p>446</text:p>
              </table:table-cell>
              <table:table-cell office:value-type="float" office:value="0.0967292467856603">
                <text:p>0.09672924678566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7">
                <text:p>447</text:p>
              </table:table-cell>
              <table:table-cell office:value-type="float" office:value="0.0968328836881253">
                <text:p>0.09683288368812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">
                <text:p>448</text:p>
              </table:table-cell>
              <table:table-cell office:value-type="float" office:value="0.0969376974011486">
                <text:p>0.09693769740114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0.0970436920793073">
                <text:p>0.09704369207930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0.0971508719589481">
                <text:p>0.09715087195894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1">
                <text:p>451</text:p>
              </table:table-cell>
              <table:table-cell office:value-type="float" office:value="0.0972671026951325">
                <text:p>0.0972671026951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2">
                <text:p>452</text:p>
              </table:table-cell>
              <table:table-cell office:value-type="float" office:value="0.0974555460655794">
                <text:p>0.09745554606557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  <table:table-cell office:value-type="float" office:value="0.0976456759218038">
                <text:p>0.09764567592180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4">
                <text:p>454</text:p>
              </table:table-cell>
              <table:table-cell office:value-type="float" office:value="0.0978375014157092">
                <text:p>0.09783750141570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">
                <text:p>455</text:p>
              </table:table-cell>
              <table:table-cell office:value-type="float" office:value="0.0980310318044258">
                <text:p>0.09803103180442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  <table:table-cell office:value-type="float" office:value="0.0982262764507172">
                <text:p>0.0982262764507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7">
                <text:p>457</text:p>
              </table:table-cell>
              <table:table-cell office:value-type="float" office:value="0.0984232448233833">
                <text:p>0.09842324482338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  <table:table-cell office:value-type="float" office:value="0.0986219464976578">
                <text:p>0.09862194649765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">
                <text:p>459</text:p>
              </table:table-cell>
              <table:table-cell office:value-type="float" office:value="0.0988223911556019">
                <text:p>0.098822391155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0">
                <text:p>460</text:p>
              </table:table-cell>
              <table:table-cell office:value-type="float" office:value="0.0990245885864916">
                <text:p>0.0990245885864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1">
                <text:p>461</text:p>
              </table:table-cell>
              <table:table-cell office:value-type="float" office:value="0.0992285486871986">
                <text:p>0.0992285486871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2">
                <text:p>462</text:p>
              </table:table-cell>
              <table:table-cell office:value-type="float" office:value="0.0994342814625654">
                <text:p>0.0994342814625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0.0996417970257712">
                <text:p>0.09964179702577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4">
                <text:p>464</text:p>
              </table:table-cell>
              <table:table-cell office:value-type="float" office:value="0.0998511055986916">
                <text:p>0.09985110559869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">
                <text:p>465</text:p>
              </table:table-cell>
              <table:table-cell office:value-type="float" office:value="0.100062217512248">
                <text:p>0.100062217512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">
                <text:p>466</text:p>
              </table:table-cell>
              <table:table-cell office:value-type="float" office:value="0.100275143206749">
                <text:p>0.1002751432067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7">
                <text:p>467</text:p>
              </table:table-cell>
              <table:table-cell office:value-type="float" office:value="0.100489893232218">
                <text:p>0.1004898932322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8">
                <text:p>468</text:p>
              </table:table-cell>
              <table:table-cell office:value-type="float" office:value="0.100706478248717">
                <text:p>0.1007064782487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9">
                <text:p>469</text:p>
              </table:table-cell>
              <table:table-cell office:value-type="float" office:value="0.100924909026649">
                <text:p>0.1009249090266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0">
                <text:p>470</text:p>
              </table:table-cell>
              <table:table-cell office:value-type="float" office:value="0.101145196447059">
                <text:p>0.101145196447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1">
                <text:p>471</text:p>
              </table:table-cell>
              <table:table-cell office:value-type="float" office:value="0.101367351501908">
                <text:p>0.101367351501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2">
                <text:p>472</text:p>
              </table:table-cell>
              <table:table-cell office:value-type="float" office:value="0.101858457308892">
                <text:p>0.101858457308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">
                <text:p>473</text:p>
              </table:table-cell>
              <table:table-cell office:value-type="float" office:value="0.102532661245679">
                <text:p>0.1025326612456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">
                <text:p>474</text:p>
              </table:table-cell>
              <table:table-cell office:value-type="float" office:value="0.103212721001096">
                <text:p>0.1032127210010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">
                <text:p>475</text:p>
              </table:table-cell>
              <table:table-cell office:value-type="float" office:value="0.103898650295322">
                <text:p>0.103898650295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6">
                <text:p>476</text:p>
              </table:table-cell>
              <table:table-cell office:value-type="float" office:value="0.104590459726118">
                <text:p>0.104590459726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7">
                <text:p>477</text:p>
              </table:table-cell>
              <table:table-cell office:value-type="float" office:value="0.105288156516595">
                <text:p>0.1052881565165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8">
                <text:p>478</text:p>
              </table:table-cell>
              <table:table-cell office:value-type="float" office:value="0.105991744245912">
                <text:p>0.1059917442459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9">
                <text:p>479</text:p>
              </table:table-cell>
              <table:table-cell office:value-type="float" office:value="0.106701222561777">
                <text:p>0.1067012225617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0">
                <text:p>480</text:p>
              </table:table-cell>
              <table:table-cell office:value-type="float" office:value="0.10741658687354">
                <text:p>0.1074165868735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">
                <text:p>481</text:p>
              </table:table-cell>
              <table:table-cell office:value-type="float" office:value="0.108137828024593">
                <text:p>0.1081378280245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2">
                <text:p>482</text:p>
              </table:table-cell>
              <table:table-cell office:value-type="float" office:value="0.108864931942702">
                <text:p>0.1088649319427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3">
                <text:p>483</text:p>
              </table:table-cell>
              <table:table-cell office:value-type="float" office:value="0.109597879266804">
                <text:p>0.1095978792668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4">
                <text:p>484</text:p>
              </table:table-cell>
              <table:table-cell office:value-type="float" office:value="0.110336644948717">
                <text:p>0.110336644948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5">
                <text:p>485</text:p>
              </table:table-cell>
              <table:table-cell office:value-type="float" office:value="0.111081197828084">
                <text:p>0.1110811978280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0.111831500178795">
                <text:p>0.1118315001787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0.112587507224981">
                <text:p>0.112587507224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0.113349166624585">
                <text:p>0.1133491666245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9">
                <text:p>489</text:p>
              </table:table-cell>
              <table:table-cell office:value-type="float" office:value="0.114116417918343">
                <text:p>0.1141164179183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0">
                <text:p>490</text:p>
              </table:table-cell>
              <table:table-cell office:value-type="float" office:value="0.11488919194191">
                <text:p>0.114889191941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">
                <text:p>491</text:p>
              </table:table-cell>
              <table:table-cell office:value-type="float" office:value="0.115667410198702">
                <text:p>0.1156674101987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2">
                <text:p>492</text:p>
              </table:table-cell>
              <table:table-cell office:value-type="float" office:value="0.116450984190846">
                <text:p>0.11645098419084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3">
                <text:p>493</text:p>
              </table:table-cell>
              <table:table-cell office:value-type="float" office:value="0.117239814705512">
                <text:p>0.1172398147055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4">
                <text:p>494</text:p>
              </table:table-cell>
              <table:table-cell office:value-type="float" office:value="0.118033791053682">
                <text:p>0.1180337910536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5">
                <text:p>495</text:p>
              </table:table-cell>
              <table:table-cell office:value-type="float" office:value="0.118832790258262">
                <text:p>0.1188327902582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6">
                <text:p>496</text:p>
              </table:table-cell>
              <table:table-cell office:value-type="float" office:value="0.119584758643526">
                <text:p>0.11958475864352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7">
                <text:p>497</text:p>
              </table:table-cell>
              <table:table-cell office:value-type="float" office:value="0.119832266622563">
                <text:p>0.1198322666225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8">
                <text:p>498</text:p>
              </table:table-cell>
              <table:table-cell office:value-type="float" office:value="0.120005665492588">
                <text:p>0.1200056654925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">
                <text:p>499</text:p>
              </table:table-cell>
              <table:table-cell office:value-type="float" office:value="0.120101319320248">
                <text:p>0.1201013193202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0.120115610695121">
                <text:p>0.1201156106951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1">
                <text:p>501</text:p>
              </table:table-cell>
              <table:table-cell office:value-type="float" office:value="0.120044963855543">
                <text:p>0.1200449638555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2">
                <text:p>502</text:p>
              </table:table-cell>
              <table:table-cell office:value-type="float" office:value="0.119885869892987">
                <text:p>0.11988586989298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3">
                <text:p>503</text:p>
              </table:table-cell>
              <table:table-cell office:value-type="float" office:value="0.119634913961673">
                <text:p>0.1196349139616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">
                <text:p>504</text:p>
              </table:table-cell>
              <table:table-cell office:value-type="float" office:value="0.119288804374086">
                <text:p>0.1192888043740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">
                <text:p>505</text:p>
              </table:table-cell>
              <table:table-cell office:value-type="float" office:value="0.118844403412667">
                <text:p>0.11884440341266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6">
                <text:p>506</text:p>
              </table:table-cell>
              <table:table-cell office:value-type="float" office:value="0.118298759633634">
                <text:p>0.1182987596336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">
                <text:p>507</text:p>
              </table:table-cell>
              <table:table-cell office:value-type="float" office:value="0.117649141381822">
                <text:p>0.1176491413818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8">
                <text:p>508</text:p>
              </table:table-cell>
              <table:table-cell office:value-type="float" office:value="0.11689307117674">
                <text:p>0.116893071176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0.116028360571362">
                <text:p>0.1160283605713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0.115053145028231">
                <text:p>0.11505314502823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1">
                <text:p>511</text:p>
              </table:table-cell>
              <table:table-cell office:value-type="float" office:value="0.113965918304365">
                <text:p>0.1139659183043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2">
                <text:p>512</text:p>
              </table:table-cell>
              <table:table-cell office:value-type="float" office:value="0.112765565789447">
                <text:p>0.1127655657894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3">
                <text:p>513</text:p>
              </table:table-cell>
              <table:table-cell office:value-type="float" office:value="0.111451396203231">
                <text:p>0.1114513962032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4">
                <text:p>514</text:p>
              </table:table-cell>
              <table:table-cell office:value-type="float" office:value="0.110023171030322">
                <text:p>0.1100231710303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5">
                <text:p>515</text:p>
              </table:table-cell>
              <table:table-cell office:value-type="float" office:value="0.108481131055971">
                <text:p>0.1084811310559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6">
                <text:p>516</text:p>
              </table:table-cell>
              <table:table-cell office:value-type="float" office:value="0.106826019367088">
                <text:p>0.1068260193670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7">
                <text:p>517</text:p>
              </table:table-cell>
              <table:table-cell office:value-type="float" office:value="0.105059100200392">
                <text:p>0.1050591002003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8">
                <text:p>518</text:p>
              </table:table-cell>
              <table:table-cell office:value-type="float" office:value="0.103182173055467">
                <text:p>0.1031821730554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9">
                <text:p>519</text:p>
              </table:table-cell>
              <table:table-cell office:value-type="float" office:value="0.10119758154539">
                <text:p>0.1011975815453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0">
                <text:p>520</text:p>
              </table:table-cell>
              <table:table-cell office:value-type="float" office:value="0.0991082165313307">
                <text:p>0.09910821653133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  <table:table-cell office:value-type="float" office:value="0.0968865626230425">
                <text:p>0.09688656262304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2">
                <text:p>522</text:p>
              </table:table-cell>
              <table:table-cell office:value-type="float" office:value="0.0943552769102639">
                <text:p>0.0943552769102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3">
                <text:p>523</text:p>
              </table:table-cell>
              <table:table-cell office:value-type="float" office:value="0.0918502280560629">
                <text:p>0.091850228056062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4">
                <text:p>524</text:p>
              </table:table-cell>
              <table:table-cell office:value-type="float" office:value="0.0893738398086414">
                <text:p>0.08937383980864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5">
                <text:p>525</text:p>
              </table:table-cell>
              <table:table-cell office:value-type="float" office:value="0.0869283310687883">
                <text:p>0.08692833106878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">
                <text:p>526</text:p>
              </table:table-cell>
              <table:table-cell office:value-type="float" office:value="0.0845157198218506">
                <text:p>0.0845157198218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7">
                <text:p>527</text:p>
              </table:table-cell>
              <table:table-cell office:value-type="float" office:value="0.0821378280294794">
                <text:p>0.082137828029479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8">
                <text:p>528</text:p>
              </table:table-cell>
              <table:table-cell office:value-type="float" office:value="0.0797962873510762">
                <text:p>0.0797962873510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9">
                <text:p>529</text:p>
              </table:table-cell>
              <table:table-cell office:value-type="float" office:value="0.0774925455689268">
                <text:p>0.077492545568926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  <table:table-cell office:value-type="float" office:value="0.0752278735964284">
                <text:p>0.075227873596428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1">
                <text:p>531</text:p>
              </table:table-cell>
              <table:table-cell office:value-type="float" office:value="0.0730033729553032">
                <text:p>0.07300337295530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">
                <text:p>532</text:p>
              </table:table-cell>
              <table:table-cell office:value-type="float" office:value="0.0708199836150089">
                <text:p>0.07081998361500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3">
                <text:p>533</text:p>
              </table:table-cell>
              <table:table-cell office:value-type="float" office:value="0.0686784920954524">
                <text:p>0.06867849209545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4">
                <text:p>534</text:p>
              </table:table-cell>
              <table:table-cell office:value-type="float" office:value="0.0665795397423799">
                <text:p>0.06657953974237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5">
                <text:p>535</text:p>
              </table:table-cell>
              <table:table-cell office:value-type="float" office:value="0.0645236310932638">
                <text:p>0.06452363109326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6">
                <text:p>536</text:p>
              </table:table-cell>
              <table:table-cell office:value-type="float" office:value="0.06251114225997">
                <text:p>0.062511142259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7">
                <text:p>537</text:p>
              </table:table-cell>
              <table:table-cell office:value-type="float" office:value="0.060542329262824">
                <text:p>0.0605423292628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">
                <text:p>538</text:p>
              </table:table-cell>
              <table:table-cell office:value-type="float" office:value="0.0586173362587961">
                <text:p>0.058617336258796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">
                <text:p>539</text:p>
              </table:table-cell>
              <table:table-cell office:value-type="float" office:value="0.0567362036142816">
                <text:p>0.05673620361428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0">
                <text:p>540</text:p>
              </table:table-cell>
              <table:table-cell office:value-type="float" office:value="0.0548988757803163">
                <text:p>0.05489887578031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">
                <text:p>541</text:p>
              </table:table-cell>
              <table:table-cell office:value-type="float" office:value="0.0531052089349603">
                <text:p>0.053105208934960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2">
                <text:p>542</text:p>
              </table:table-cell>
              <table:table-cell office:value-type="float" office:value="0.0513549783639868">
                <text:p>0.05135497836398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3">
                <text:p>543</text:p>
              </table:table-cell>
              <table:table-cell office:value-type="float" office:value="0.0496478855568968">
                <text:p>0.04964788555689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4">
                <text:p>544</text:p>
              </table:table-cell>
              <table:table-cell office:value-type="float" office:value="0.0479835650006402">
                <text:p>0.04798356500064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5">
                <text:p>545</text:p>
              </table:table-cell>
              <table:table-cell office:value-type="float" office:value="0.0463615906582544">
                <text:p>0.04636159065825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6">
                <text:p>546</text:p>
              </table:table-cell>
              <table:table-cell office:value-type="float" office:value="0.044781482123958">
                <text:p>0.0447814821239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7">
                <text:p>547</text:p>
              </table:table-cell>
              <table:table-cell office:value-type="float" office:value="0.0432427104500533">
                <text:p>0.04324271045005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8">
                <text:p>548</text:p>
              </table:table-cell>
              <table:table-cell office:value-type="float" office:value="0.0417447036443472">
                <text:p>0.041744703644347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9">
                <text:p>549</text:p>
              </table:table-cell>
              <table:table-cell office:value-type="float" office:value="0.0403961808329314">
                <text:p>0.04039618083293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0">
                <text:p>550</text:p>
              </table:table-cell>
              <table:table-cell office:value-type="float" office:value="0.0392454255488865">
                <text:p>0.03924542554888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1">
                <text:p>551</text:p>
              </table:table-cell>
              <table:table-cell office:value-type="float" office:value="0.0381252549612759">
                <text:p>0.038125254961275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2">
                <text:p>552</text:p>
              </table:table-cell>
              <table:table-cell office:value-type="float" office:value="0.0370349274228561">
                <text:p>0.03703492742285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3">
                <text:p>553</text:p>
              </table:table-cell>
              <table:table-cell office:value-type="float" office:value="0.0359737105992354">
                <text:p>0.03597371059923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4">
                <text:p>554</text:p>
              </table:table-cell>
              <table:table-cell office:value-type="float" office:value="0.0349408822239743">
                <text:p>0.034940882223974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5">
                <text:p>555</text:p>
              </table:table-cell>
              <table:table-cell office:value-type="float" office:value="0.033935730754869">
                <text:p>0.0339357307548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6">
                <text:p>556</text:p>
              </table:table-cell>
              <table:table-cell office:value-type="float" office:value="0.0329575559391913">
                <text:p>0.032957555939191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7">
                <text:p>557</text:p>
              </table:table-cell>
              <table:table-cell office:value-type="float" office:value="0.0320056692952265">
                <text:p>0.03200566929522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8">
                <text:p>558</text:p>
              </table:table-cell>
              <table:table-cell office:value-type="float" office:value="0.0310793945170011">
                <text:p>0.031079394517001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9">
                <text:p>559</text:p>
              </table:table-cell>
              <table:table-cell office:value-type="float" office:value="0.0301780678086778">
                <text:p>0.0301780678086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0">
                <text:p>560</text:p>
              </table:table-cell>
              <table:table-cell office:value-type="float" office:value="0.0293010381546802">
                <text:p>0.02930103815468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1">
                <text:p>561</text:p>
              </table:table-cell>
              <table:table-cell office:value-type="float" office:value="0.0284476675312146">
                <text:p>0.02844766753121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2">
                <text:p>562</text:p>
              </table:table-cell>
              <table:table-cell office:value-type="float" office:value="0.0276173310644821">
                <text:p>0.027617331064482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3">
                <text:p>563</text:p>
              </table:table-cell>
              <table:table-cell office:value-type="float" office:value="0.0268094171405053">
                <text:p>0.0268094171405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4">
                <text:p>564</text:p>
              </table:table-cell>
              <table:table-cell office:value-type="float" office:value="0.0260233274711558">
                <text:p>0.02602332747115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5">
                <text:p>565</text:p>
              </table:table-cell>
              <table:table-cell office:value-type="float" office:value="0.025258477120636">
                <text:p>0.0252584771206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">
                <text:p>566</text:p>
              </table:table-cell>
              <table:table-cell office:value-type="float" office:value="0.0245142944963612">
                <text:p>0.02451429449636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7">
                <text:p>567</text:p>
              </table:table-cell>
              <table:table-cell office:value-type="float" office:value="0.023790221307893">
                <text:p>0.023790221307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8">
                <text:p>568</text:p>
              </table:table-cell>
              <table:table-cell office:value-type="float" office:value="0.0230857124972994">
                <text:p>0.02308571249729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9">
                <text:p>569</text:p>
              </table:table-cell>
              <table:table-cell office:value-type="float" office:value="0.0224002361440544">
                <text:p>0.02240023614405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0">
                <text:p>570</text:p>
              </table:table-cell>
              <table:table-cell office:value-type="float" office:value="0.0217332733473496">
                <text:p>0.02173327334734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1">
                <text:p>571</text:p>
              </table:table-cell>
              <table:table-cell office:value-type="float" office:value="0.0210843180884554">
                <text:p>0.0210843180884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2">
                <text:p>572</text:p>
              </table:table-cell>
              <table:table-cell office:value-type="float" office:value="0.0204528770755589">
                <text:p>0.02045287707555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3">
                <text:p>573</text:p>
              </table:table-cell>
              <table:table-cell office:value-type="float" office:value="0.0198384695733042">
                <text:p>0.019838469573304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4">
                <text:p>574</text:p>
              </table:table-cell>
              <table:table-cell office:value-type="float" office:value="0.0192406272190724">
                <text:p>0.01924062721907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5">
                <text:p>575</text:p>
              </table:table-cell>
              <table:table-cell office:value-type="float" office:value="0.018658893827865">
                <text:p>0.01865889382786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6">
                <text:p>576</text:p>
              </table:table-cell>
              <table:table-cell office:value-type="float" office:value="0.0180928251874945">
                <text:p>0.01809282518749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7">
                <text:p>577</text:p>
              </table:table-cell>
              <table:table-cell office:value-type="float" office:value="0.0175419888456308">
                <text:p>0.01754198884563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8">
                <text:p>578</text:p>
              </table:table-cell>
              <table:table-cell office:value-type="float" office:value="0.0170059638901166">
                <text:p>0.0170059638901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9">
                <text:p>579</text:p>
              </table:table-cell>
              <table:table-cell office:value-type="float" office:value="0.016484340723834">
                <text:p>0.0164843407238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0">
                <text:p>580</text:p>
              </table:table-cell>
              <table:table-cell office:value-type="float" office:value="0.0159767208352831">
                <text:p>0.01597672083528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1">
                <text:p>581</text:p>
              </table:table-cell>
              <table:table-cell office:value-type="float" office:value="0.0154827165659261">
                <text:p>0.01548271656592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">
                <text:p>582</text:p>
              </table:table-cell>
              <table:table-cell office:value-type="float" office:value="0.0150019508752448">
                <text:p>0.015001950875244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3">
                <text:p>583</text:p>
              </table:table-cell>
              <table:table-cell office:value-type="float" office:value="0.0146203727341614">
                <text:p>0.01462037273416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4">
                <text:p>584</text:p>
              </table:table-cell>
              <table:table-cell office:value-type="float" office:value="0.0142580242584306">
                <text:p>0.01425802425843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5">
                <text:p>585</text:p>
              </table:table-cell>
              <table:table-cell office:value-type="float" office:value="0.0139048889150074">
                <text:p>0.01390488891500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6">
                <text:p>586</text:p>
              </table:table-cell>
              <table:table-cell office:value-type="float" office:value="0.013560703379742">
                <text:p>0.0135607033797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7">
                <text:p>587</text:p>
              </table:table-cell>
              <table:table-cell office:value-type="float" office:value="0.0132252127162878">
                <text:p>0.013225212716287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8">
                <text:p>588</text:p>
              </table:table-cell>
              <table:table-cell office:value-type="float" office:value="0.0128981700876887">
                <text:p>0.012898170087688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9">
                <text:p>589</text:p>
              </table:table-cell>
              <table:table-cell office:value-type="float" office:value="0.0125793364781351">
                <text:p>0.01257933647813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0">
                <text:p>590</text:p>
              </table:table-cell>
              <table:table-cell office:value-type="float" office:value="0.0122684804245578">
                <text:p>0.012268480424557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1">
                <text:p>591</text:p>
              </table:table-cell>
              <table:table-cell office:value-type="float" office:value="0.0119653777577352">
                <text:p>0.01196537775773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2">
                <text:p>592</text:p>
              </table:table-cell>
              <table:table-cell office:value-type="float" office:value="0.0116698113525967">
                <text:p>0.01166981135259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3">
                <text:p>593</text:p>
              </table:table-cell>
              <table:table-cell office:value-type="float" office:value="0.0113815708874111">
                <text:p>0.0113815708874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4">
                <text:p>594</text:p>
              </table:table-cell>
              <table:table-cell office:value-type="float" office:value="0.0111004526115581">
                <text:p>0.01110045261155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5">
                <text:p>595</text:p>
              </table:table-cell>
              <table:table-cell office:value-type="float" office:value="0.0108262591215865">
                <text:p>0.01082625912158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6">
                <text:p>596</text:p>
              </table:table-cell>
              <table:table-cell office:value-type="float" office:value="0.0105587991452721">
                <text:p>0.01055879914527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7">
                <text:p>597</text:p>
              </table:table-cell>
              <table:table-cell office:value-type="float" office:value="0.0102978873333964">
                <text:p>0.01029788733339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8">
                <text:p>598</text:p>
              </table:table-cell>
              <table:table-cell office:value-type="float" office:value="0.010043344058973">
                <text:p>0.0100433440589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9">
                <text:p>599</text:p>
              </table:table-cell>
              <table:table-cell office:value-type="float" office:value="0.0097949952236589">
                <text:p>0.009794995223658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0">
                <text:p>600</text:p>
              </table:table-cell>
              <table:table-cell office:value-type="float" office:value="0.0095526720710952">
                <text:p>0.009552672071095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1">
                <text:p>601</text:p>
              </table:table-cell>
              <table:table-cell office:value-type="float" office:value="0.00931621100692787">
                <text:p>0.009316211006927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2">
                <text:p>602</text:p>
              </table:table-cell>
              <table:table-cell office:value-type="float" office:value="0.0090854534252701">
                <text:p>0.00908545342527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3">
                <text:p>603</text:p>
              </table:table-cell>
              <table:table-cell office:value-type="float" office:value="0.00886024554137232">
                <text:p>0.008860245541372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4">
                <text:p>604</text:p>
              </table:table-cell>
              <table:table-cell office:value-type="float" office:value="0.00864043823027597">
                <text:p>0.008640438230275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5">
                <text:p>605</text:p>
              </table:table-cell>
              <table:table-cell office:value-type="float" office:value="0.00842588687123274">
                <text:p>0.0084258868712327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6">
                <text:p>606</text:p>
              </table:table-cell>
              <table:table-cell office:value-type="float" office:value="0.00821645119767971">
                <text:p>0.008216451197679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7">
                <text:p>607</text:p>
              </table:table-cell>
              <table:table-cell office:value-type="float" office:value="0.00801199515256701">
                <text:p>0.0080119951525670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8">
                <text:p>608</text:p>
              </table:table-cell>
              <table:table-cell office:value-type="float" office:value="0.0078123867488418">
                <text:p>0.00781238674884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9">
                <text:p>609</text:p>
              </table:table-cell>
              <table:table-cell office:value-type="float" office:value="0.00761749793489962">
                <text:p>0.007617497934899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0">
                <text:p>610</text:p>
              </table:table-cell>
              <table:table-cell office:value-type="float" office:value="0.00742720446482025">
                <text:p>0.007427204464820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1">
                <text:p>611</text:p>
              </table:table-cell>
              <table:table-cell office:value-type="float" office:value="0.00724138577321193">
                <text:p>0.007241385773211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2">
                <text:p>612</text:p>
              </table:table-cell>
              <table:table-cell office:value-type="float" office:value="0.00705992485449404">
                <text:p>0.007059924854494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3">
                <text:p>613</text:p>
              </table:table-cell>
              <table:table-cell office:value-type="float" office:value="0.00688270814645449">
                <text:p>0.00688270814645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4">
                <text:p>614</text:p>
              </table:table-cell>
              <table:table-cell office:value-type="float" office:value="0.0067096254179239">
                <text:p>0.00670962541792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5">
                <text:p>615</text:p>
              </table:table-cell>
              <table:table-cell office:value-type="float" office:value="0.00654056966041447">
                <text:p>0.006540569660414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6">
                <text:p>616</text:p>
              </table:table-cell>
              <table:table-cell office:value-type="float" office:value="0.00637543698357683">
                <text:p>0.0063754369835768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7">
                <text:p>617</text:p>
              </table:table-cell>
              <table:table-cell office:value-type="float" office:value="0.00622055143103135">
                <text:p>0.006220551431031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8">
                <text:p>618</text:p>
              </table:table-cell>
              <table:table-cell office:value-type="float" office:value="0.00609437301926214">
                <text:p>0.006094373019262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9">
                <text:p>619</text:p>
              </table:table-cell>
              <table:table-cell office:value-type="float" office:value="0.00597065814241675">
                <text:p>0.005970658142416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0">
                <text:p>620</text:p>
              </table:table-cell>
              <table:table-cell office:value-type="float" office:value="0.00584935292965202">
                <text:p>0.005849352929652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1">
                <text:p>621</text:p>
              </table:table-cell>
              <table:table-cell office:value-type="float" office:value="0.00573040484721978">
                <text:p>0.005730404847219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2">
                <text:p>622</text:p>
              </table:table-cell>
              <table:table-cell office:value-type="float" office:value="0.00561376266121269">
                <text:p>0.005613762661212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3">
                <text:p>623</text:p>
              </table:table-cell>
              <table:table-cell office:value-type="float" office:value="0.00549937640145515">
                <text:p>0.005499376401455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4">
                <text:p>624</text:p>
              </table:table-cell>
              <table:table-cell office:value-type="float" office:value="0.00538719732650159">
                <text:p>0.005387197326501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5">
                <text:p>625</text:p>
              </table:table-cell>
              <table:table-cell office:value-type="float" office:value="0.00527717788970492">
                <text:p>0.0052771778897049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6">
                <text:p>626</text:p>
              </table:table-cell>
              <table:table-cell office:value-type="float" office:value="0.00516927170632008">
                <text:p>0.0051692717063200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7">
                <text:p>627</text:p>
              </table:table-cell>
              <table:table-cell office:value-type="float" office:value="0.00506343352160842">
                <text:p>0.0050634335216084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8">
                <text:p>628</text:p>
              </table:table-cell>
              <table:table-cell office:value-type="float" office:value="0.00495961917990952">
                <text:p>0.00495961917990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9">
                <text:p>629</text:p>
              </table:table-cell>
              <table:table-cell office:value-type="float" office:value="0.00485778559464926">
                <text:p>0.0048577855946492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0">
                <text:p>630</text:p>
              </table:table-cell>
              <table:table-cell office:value-type="float" office:value="0.0047578907192527">
                <text:p>0.00475789071925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1">
                <text:p>631</text:p>
              </table:table-cell>
              <table:table-cell office:value-type="float" office:value="0.00465989351893266">
                <text:p>0.0046598935189326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2">
                <text:p>632</text:p>
              </table:table-cell>
              <table:table-cell office:value-type="float" office:value="0.00456375394332501">
                <text:p>0.0045637539433250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3">
                <text:p>633</text:p>
              </table:table-cell>
              <table:table-cell office:value-type="float" office:value="0.00446943289994323">
                <text:p>0.004469432899943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4">
                <text:p>634</text:p>
              </table:table-cell>
              <table:table-cell office:value-type="float" office:value="0.00437689222842549">
                <text:p>0.004376892228425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5">
                <text:p>635</text:p>
              </table:table-cell>
              <table:table-cell office:value-type="float" office:value="0.00428609467554846">
                <text:p>0.0042860946755484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6">
                <text:p>636</text:p>
              </table:table-cell>
              <table:table-cell office:value-type="float" office:value="0.0041970038709831">
                <text:p>0.00419700387098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7">
                <text:p>637</text:p>
              </table:table-cell>
              <table:table-cell office:value-type="float" office:value="0.00410958430376837">
                <text:p>0.00410958430376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8">
                <text:p>638</text:p>
              </table:table-cell>
              <table:table-cell office:value-type="float" office:value="0.00402380129947969">
                <text:p>0.004023801299479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9">
                <text:p>639</text:p>
              </table:table-cell>
              <table:table-cell office:value-type="float" office:value="0.0039396209980698">
                <text:p>0.00393962099806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0">
                <text:p>640</text:p>
              </table:table-cell>
              <table:table-cell office:value-type="float" office:value="0.00385701033236044">
                <text:p>0.003857010332360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1">
                <text:p>641</text:p>
              </table:table-cell>
              <table:table-cell office:value-type="float" office:value="0.00377593700716399">
                <text:p>0.003775937007163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2">
                <text:p>642</text:p>
              </table:table-cell>
              <table:table-cell office:value-type="float" office:value="0.0036963694790149">
                <text:p>0.00369636947901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3">
                <text:p>643</text:p>
              </table:table-cell>
              <table:table-cell office:value-type="float" office:value="0.00361827693649153">
                <text:p>0.003618276936491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4">
                <text:p>644</text:p>
              </table:table-cell>
              <table:table-cell office:value-type="float" office:value="0.00354162928110952">
                <text:p>0.0035416292811095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5">
                <text:p>645</text:p>
              </table:table-cell>
              <table:table-cell office:value-type="float" office:value="0.00346639710876868">
                <text:p>0.003466397108768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6">
                <text:p>646</text:p>
              </table:table-cell>
              <table:table-cell office:value-type="float" office:value="0.00339255169173583">
                <text:p>0.0033925516917358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7">
                <text:p>647</text:p>
              </table:table-cell>
              <table:table-cell office:value-type="float" office:value="0.00332006496114651">
                <text:p>0.0033200649611465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8">
                <text:p>648</text:p>
              </table:table-cell>
              <table:table-cell office:value-type="float" office:value="0.00324890949000955">
                <text:p>0.003248909490009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9">
                <text:p>649</text:p>
              </table:table-cell>
              <table:table-cell office:value-type="float" office:value="0.00317905847669833">
                <text:p>0.0031790584766983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0">
                <text:p>650</text:p>
              </table:table-cell>
              <table:table-cell office:value-type="float" office:value="0.00311048572891375">
                <text:p>0.0031104857289137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1">
                <text:p>651</text:p>
              </table:table-cell>
              <table:table-cell office:value-type="float" office:value="0.00304316564810402">
                <text:p>0.003043165648104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">
                <text:p>652</text:p>
              </table:table-cell>
              <table:table-cell office:value-type="float" office:value="0.00297707321432705">
                <text:p>0.002977073214327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">
                <text:p>653</text:p>
              </table:table-cell>
              <table:table-cell office:value-type="float" office:value="0.00291218397154171">
                <text:p>0.0029121839715417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">
                <text:p>654</text:p>
              </table:table-cell>
              <table:table-cell office:value-type="float" office:value="0.00284847401331461">
                <text:p>0.002848474013314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">
                <text:p>655</text:p>
              </table:table-cell>
              <table:table-cell office:value-type="float" office:value="0.00278591996892949">
                <text:p>0.002785919968929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6">
                <text:p>656</text:p>
              </table:table-cell>
              <table:table-cell office:value-type="float" office:value="0.00272449898988696">
                <text:p>0.0027244989898869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7">
                <text:p>657</text:p>
              </table:table-cell>
              <table:table-cell office:value-type="float" office:value="0.00266418873678238">
                <text:p>0.002664188736782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8">
                <text:p>658</text:p>
              </table:table-cell>
              <table:table-cell office:value-type="float" office:value="0.00260496736655034">
                <text:p>0.0026049673665503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9">
                <text:p>659</text:p>
              </table:table-cell>
              <table:table-cell office:value-type="float" office:value="0.00254681352006454">
                <text:p>0.0025468135200645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0">
                <text:p>660</text:p>
              </table:table-cell>
              <table:table-cell office:value-type="float" office:value="0.00250339227926906">
                <text:p>0.0025033922792690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1">
                <text:p>661</text:p>
              </table:table-cell>
              <table:table-cell office:value-type="float" office:value="0.00247422616852771">
                <text:p>0.002474226168527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2">
                <text:p>662</text:p>
              </table:table-cell>
              <table:table-cell office:value-type="float" office:value="0.00244546770029393">
                <text:p>0.00244546770029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3">
                <text:p>663</text:p>
              </table:table-cell>
              <table:table-cell office:value-type="float" office:value="0.0024171100439185">
                <text:p>0.00241711004391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4">
                <text:p>664</text:p>
              </table:table-cell>
              <table:table-cell office:value-type="float" office:value="0.00238914650375615">
                <text:p>0.00238914650375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5">
                <text:p>665</text:p>
              </table:table-cell>
              <table:table-cell office:value-type="float" office:value="0.00236157051607309">
                <text:p>0.0023615705160730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6">
                <text:p>666</text:p>
              </table:table-cell>
              <table:table-cell office:value-type="float" office:value="0.00233437564603535">
                <text:p>0.0023343756460353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7">
                <text:p>667</text:p>
              </table:table-cell>
              <table:table-cell office:value-type="float" office:value="0.00230755558477544">
                <text:p>0.002307555584775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8">
                <text:p>668</text:p>
              </table:table-cell>
              <table:table-cell office:value-type="float" office:value="0.00228110414653528">
                <text:p>0.002281104146535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0.00225501526588289">
                <text:p>0.002255015265882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0">
                <text:p>670</text:p>
              </table:table-cell>
              <table:table-cell office:value-type="float" office:value="0.00222928299500094">
                <text:p>0.002229282995000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1">
                <text:p>671</text:p>
              </table:table-cell>
              <table:table-cell office:value-type="float" office:value="0.00220390150104494">
                <text:p>0.002203901501044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2">
                <text:p>672</text:p>
              </table:table-cell>
              <table:table-cell office:value-type="float" office:value="0.00217886506356904">
                <text:p>0.00217886506356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73">
                <text:p>673</text:p>
              </table:table-cell>
              <table:table-cell office:value-type="float" office:value="0.00215416807201765">
                <text:p>0.002154168072017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4">
                <text:p>674</text:p>
              </table:table-cell>
              <table:table-cell office:value-type="float" office:value="0.0021298050232808">
                <text:p>0.00212980502328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5">
                <text:p>675</text:p>
              </table:table-cell>
              <table:table-cell office:value-type="float" office:value="0.00210577051931148">
                <text:p>0.0021057705193114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6">
                <text:p>676</text:p>
              </table:table-cell>
              <table:table-cell office:value-type="float" office:value="0.00208205926480333">
                <text:p>0.0020820592648033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7">
                <text:p>677</text:p>
              </table:table-cell>
              <table:table-cell office:value-type="float" office:value="0.0020586660649267">
                <text:p>0.00205866606492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8">
                <text:p>678</text:p>
              </table:table-cell>
              <table:table-cell office:value-type="float" office:value="0.00203558582312167">
                <text:p>0.002035585823121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9">
                <text:p>679</text:p>
              </table:table-cell>
              <table:table-cell office:value-type="float" office:value="0.0020128135389463">
                <text:p>0.00201281353894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0">
                <text:p>680</text:p>
              </table:table-cell>
              <table:table-cell office:value-type="float" office:value="0.00199034430597859">
                <text:p>0.00199034430597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1">
                <text:p>681</text:p>
              </table:table-cell>
              <table:table-cell office:value-type="float" office:value="0.00196817330977057">
                <text:p>0.001968173309770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2">
                <text:p>682</text:p>
              </table:table-cell>
              <table:table-cell office:value-type="float" office:value="0.00194629582585321">
                <text:p>0.0019462958258532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3">
                <text:p>683</text:p>
              </table:table-cell>
              <table:table-cell office:value-type="float" office:value="0.00192470721779061">
                <text:p>0.001924707217790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4">
                <text:p>684</text:p>
              </table:table-cell>
              <table:table-cell office:value-type="float" office:value="0.00190340293528209">
                <text:p>0.001903402935282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5">
                <text:p>685</text:p>
              </table:table-cell>
              <table:table-cell office:value-type="float" office:value="0.001882378512311">
                <text:p>0.001882378512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86">
                <text:p>686</text:p>
              </table:table-cell>
              <table:table-cell office:value-type="float" office:value="0.00186162956533881">
                <text:p>0.001861629565338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7">
                <text:p>687</text:p>
              </table:table-cell>
              <table:table-cell office:value-type="float" office:value="0.0018411517915432">
                <text:p>0.00184115179154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8">
                <text:p>688</text:p>
              </table:table-cell>
              <table:table-cell office:value-type="float" office:value="0.00182094096709922">
                <text:p>0.0018209409670992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9">
                <text:p>689</text:p>
              </table:table-cell>
              <table:table-cell office:value-type="float" office:value="0.00180099294550194">
                <text:p>0.00180099294550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0">
                <text:p>690</text:p>
              </table:table-cell>
              <table:table-cell office:value-type="float" office:value="0.00178130365592984">
                <text:p>0.001781303655929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1">
                <text:p>691</text:p>
              </table:table-cell>
              <table:table-cell office:value-type="float" office:value="0.00176186910164752">
                <text:p>0.0017618691016475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2">
                <text:p>692</text:p>
              </table:table-cell>
              <table:table-cell office:value-type="float" office:value="0.00174268535844689">
                <text:p>0.001742685358446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3">
                <text:p>693</text:p>
              </table:table-cell>
              <table:table-cell office:value-type="float" office:value="0.00172374857312574">
                <text:p>0.001723748573125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4">
                <text:p>694</text:p>
              </table:table-cell>
              <table:table-cell office:value-type="float" office:value="0.0017050549620025">
                <text:p>0.00170505496200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5">
                <text:p>695</text:p>
              </table:table-cell>
              <table:table-cell office:value-type="float" office:value="0.0016866008094666">
                <text:p>0.00168660080946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6">
                <text:p>696</text:p>
              </table:table-cell>
              <table:table-cell office:value-type="float" office:value="0.00166838246656306">
                <text:p>0.001668382466563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7">
                <text:p>697</text:p>
              </table:table-cell>
              <table:table-cell office:value-type="float" office:value="0.0016503963496107">
                <text:p>0.001650396349610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8">
                <text:p>698</text:p>
              </table:table-cell>
              <table:table-cell office:value-type="float" office:value="0.00163263893885292">
                <text:p>0.001632638938852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9">
                <text:p>699</text:p>
              </table:table-cell>
              <table:table-cell office:value-type="float" office:value="0.00161510677714028">
                <text:p>0.0016151067771402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">
                <text:p>700</text:p>
              </table:table-cell>
              <table:table-cell office:value-type="float" office:value="0.00159779646864388">
                <text:p>0.001597796468643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1">
                <text:p>701</text:p>
              </table:table-cell>
              <table:table-cell office:value-type="float" office:value="0.00158070467759899">
                <text:p>0.0015807046775989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2">
                <text:p>702</text:p>
              </table:table-cell>
              <table:table-cell office:value-type="float" office:value="0.00156382812707786">
                <text:p>0.001563828127077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3">
                <text:p>703</text:p>
              </table:table-cell>
              <table:table-cell office:value-type="float" office:value="0.00154716359779114">
                <text:p>0.001547163597791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4">
                <text:p>704</text:p>
              </table:table-cell>
              <table:table-cell office:value-type="float" office:value="0.00153070792691703">
                <text:p>0.001530707926917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5">
                <text:p>705</text:p>
              </table:table-cell>
              <table:table-cell office:value-type="float" office:value="0.00151718813094188">
                <text:p>0.00151718813094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6">
                <text:p>706</text:p>
              </table:table-cell>
              <table:table-cell office:value-type="float" office:value="0.00150652744268184">
                <text:p>0.0015065274426818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7">
                <text:p>707</text:p>
              </table:table-cell>
              <table:table-cell office:value-type="float" office:value="0.0014959695876651">
                <text:p>0.00149596958766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8">
                <text:p>708</text:p>
              </table:table-cell>
              <table:table-cell office:value-type="float" office:value="0.00148551329462388">
                <text:p>0.0014855132946238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9">
                <text:p>709</text:p>
              </table:table-cell>
              <table:table-cell office:value-type="float" office:value="0.00147515731154554">
                <text:p>0.0014751573115455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0">
                <text:p>710</text:p>
              </table:table-cell>
              <table:table-cell office:value-type="float" office:value="0.00146490040532654">
                <text:p>0.0014649004053265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1">
                <text:p>711</text:p>
              </table:table-cell>
              <table:table-cell office:value-type="float" office:value="0.00145474136143362">
                <text:p>0.0014547413614336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12">
                <text:p>712</text:p>
              </table:table-cell>
              <table:table-cell office:value-type="float" office:value="0.00144467898357193">
                <text:p>0.00144467898357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3">
                <text:p>713</text:p>
              </table:table-cell>
              <table:table-cell office:value-type="float" office:value="0.0014347120933601">
                <text:p>0.001434712093360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4">
                <text:p>714</text:p>
              </table:table-cell>
              <table:table-cell office:value-type="float" office:value="0.001424839530012">
                <text:p>0.0014248395300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5">
                <text:p>715</text:p>
              </table:table-cell>
              <table:table-cell office:value-type="float" office:value="0.001415060150025">
                <text:p>0.00141506015002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6">
                <text:p>716</text:p>
              </table:table-cell>
              <table:table-cell office:value-type="float" office:value="0.00140537282687473">
                <text:p>0.0014053728268747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7">
                <text:p>717</text:p>
              </table:table-cell>
              <table:table-cell office:value-type="float" office:value="0.001395776450716">
                <text:p>0.00139577645071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8">
                <text:p>718</text:p>
              </table:table-cell>
              <table:table-cell office:value-type="float" office:value="0.00138626992808981">
                <text:p>0.0013862699280898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9">
                <text:p>719</text:p>
              </table:table-cell>
              <table:table-cell office:value-type="float" office:value="0.00137685218163643">
                <text:p>0.0013768521816364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0">
                <text:p>720</text:p>
              </table:table-cell>
              <table:table-cell office:value-type="float" office:value="0.00136752214981417">
                <text:p>0.001367522149814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1">
                <text:p>721</text:p>
              </table:table-cell>
              <table:table-cell office:value-type="float" office:value="0.00135827878662393">
                <text:p>0.0013582787866239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2">
                <text:p>722</text:p>
              </table:table-cell>
              <table:table-cell office:value-type="float" office:value="0.00134912106133923">
                <text:p>0.0013491210613392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3">
                <text:p>723</text:p>
              </table:table-cell>
              <table:table-cell office:value-type="float" office:value="0.0013400479582418">
                <text:p>0.00134004795824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4">
                <text:p>724</text:p>
              </table:table-cell>
              <table:table-cell office:value-type="float" office:value="0.00133105847636228">
                <text:p>0.0013310584763622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5">
                <text:p>725</text:p>
              </table:table-cell>
              <table:table-cell office:value-type="float" office:value="0.0013221516292263">
                <text:p>0.00132215162922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6">
                <text:p>726</text:p>
              </table:table-cell>
              <table:table-cell office:value-type="float" office:value="0.00131332644460549">
                <text:p>0.0013133264446054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7">
                <text:p>727</text:p>
              </table:table-cell>
              <table:table-cell office:value-type="float" office:value="0.00130458196427352">
                <text:p>0.0013045819642735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28">
                <text:p>728</text:p>
              </table:table-cell>
              <table:table-cell office:value-type="float" office:value="0.00129591724376694">
                <text:p>0.001295917243766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9">
                <text:p>729</text:p>
              </table:table-cell>
              <table:table-cell office:value-type="float" office:value="0.00128733135215074">
                <text:p>0.001287331352150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30">
                <text:p>730</text:p>
              </table:table-cell>
              <table:table-cell office:value-type="float" office:value="0.00127882337178861">
                <text:p>0.001278823371788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31">
                <text:p>731</text:p>
              </table:table-cell>
              <table:table-cell office:value-type="float" office:value="0.00127039239811759">
                <text:p>0.001270392398117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2">
                <text:p>732</text:p>
              </table:table-cell>
              <table:table-cell office:value-type="float" office:value="0.00126203753942728">
                <text:p>0.0012620375394272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3">
                <text:p>733</text:p>
              </table:table-cell>
              <table:table-cell office:value-type="float" office:value="0.00125375791664328">
                <text:p>0.0012537579166432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34">
                <text:p>734</text:p>
              </table:table-cell>
              <table:table-cell office:value-type="float" office:value="0.00124555266311488">
                <text:p>0.001245552663114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5">
                <text:p>735</text:p>
              </table:table-cell>
              <table:table-cell office:value-type="float" office:value="0.00123742092440686">
                <text:p>0.001237420924406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6">
                <text:p>736</text:p>
              </table:table-cell>
              <table:table-cell office:value-type="float" office:value="0.00122936185809539">
                <text:p>0.0012293618580953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7">
                <text:p>737</text:p>
              </table:table-cell>
              <table:table-cell office:value-type="float" office:value="0.00122137463356782">
                <text:p>0.0012213746335678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8">
                <text:p>738</text:p>
              </table:table-cell>
              <table:table-cell office:value-type="float" office:value="0.00121345843182636">
                <text:p>0.001213458431826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9">
                <text:p>739</text:p>
              </table:table-cell>
              <table:table-cell office:value-type="float" office:value="0.00120561244529551">
                <text:p>0.0012056124452955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40">
                <text:p>740</text:p>
              </table:table-cell>
              <table:table-cell office:value-type="float" office:value="0.00119783587763323">
                <text:p>0.001197835877633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1">
                <text:p>741</text:p>
              </table:table-cell>
              <table:table-cell office:value-type="float" office:value="0.00119012794354571">
                <text:p>0.0011901279435457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2">
                <text:p>742</text:p>
              </table:table-cell>
              <table:table-cell office:value-type="float" office:value="0.00118248786860566">
                <text:p>0.001182487868605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3">
                <text:p>743</text:p>
              </table:table-cell>
              <table:table-cell office:value-type="float" office:value="0.00117491488907404">
                <text:p>0.0011749148890740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4">
                <text:p>744</text:p>
              </table:table-cell>
              <table:table-cell office:value-type="float" office:value="0.00116740825172528">
                <text:p>0.001167408251725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5">
                <text:p>745</text:p>
              </table:table-cell>
              <table:table-cell office:value-type="float" office:value="0.00115996721367566">
                <text:p>0.001159967213675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46">
                <text:p>746</text:p>
              </table:table-cell>
              <table:table-cell office:value-type="float" office:value="0.00115259104221505">
                <text:p>0.0011525910422150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7">
                <text:p>747</text:p>
              </table:table-cell>
              <table:table-cell office:value-type="float" office:value="0.00114527901464178">
                <text:p>0.0011452790146417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8">
                <text:p>748</text:p>
              </table:table-cell>
              <table:table-cell office:value-type="float" office:value="0.00113803041810057">
                <text:p>0.0011380304181005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9">
                <text:p>749</text:p>
              </table:table-cell>
              <table:table-cell office:value-type="float" office:value="0.00113084454942359">
                <text:p>0.001130844549423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0">
                <text:p>750</text:p>
              </table:table-cell>
              <table:table-cell office:value-type="float" office:value="0.00112372071497442">
                <text:p>0.001123720714974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1">
                <text:p>751</text:p>
              </table:table-cell>
              <table:table-cell office:value-type="float" office:value="0.00111665823049494">
                <text:p>0.0011166582304949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  <table:table-cell office:value-type="float" office:value="0.00110965642095505">
                <text:p>0.0011096564209550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3">
                <text:p>753</text:p>
              </table:table-cell>
              <table:table-cell office:value-type="float" office:value="0.00110271462040522">
                <text:p>0.0011027146204052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4">
                <text:p>754</text:p>
              </table:table-cell>
              <table:table-cell office:value-type="float" office:value="0.00109583217183173">
                <text:p>0.001095832171831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5">
                <text:p>755</text:p>
              </table:table-cell>
              <table:table-cell office:value-type="float" office:value="0.00108900842701458">
                <text:p>0.001089008427014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6">
                <text:p>756</text:p>
              </table:table-cell>
              <table:table-cell office:value-type="float" office:value="0.00108224274638807">
                <text:p>0.0010822427463880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7">
                <text:p>757</text:p>
              </table:table-cell>
              <table:table-cell office:value-type="float" office:value="0.00107656691809965">
                <text:p>0.001076566918099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8">
                <text:p>758</text:p>
              </table:table-cell>
              <table:table-cell office:value-type="float" office:value="0.00107093229599205">
                <text:p>0.0010709322959920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9">
                <text:p>759</text:p>
              </table:table-cell>
              <table:table-cell office:value-type="float" office:value="0.00106533849192724">
                <text:p>0.001065338491927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0">
                <text:p>760</text:p>
              </table:table-cell>
              <table:table-cell office:value-type="float" office:value="0.00105978512231105">
                <text:p>0.001059785122311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1">
                <text:p>761</text:p>
              </table:table-cell>
              <table:table-cell office:value-type="float" office:value="0.00105427180802906">
                <text:p>0.001054271808029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2">
                <text:p>762</text:p>
              </table:table-cell>
              <table:table-cell office:value-type="float" office:value="0.00104879817438365">
                <text:p>0.0010487981743836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3">
                <text:p>763</text:p>
              </table:table-cell>
              <table:table-cell office:value-type="float" office:value="0.00104336385103202">
                <text:p>0.0010433638510320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4">
                <text:p>764</text:p>
              </table:table-cell>
              <table:table-cell office:value-type="float" office:value="0.00103796847192536">
                <text:p>0.0010379684719253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5">
                <text:p>765</text:p>
              </table:table-cell>
              <table:table-cell office:value-type="float" office:value="0.00103261167524882">
                <text:p>0.0010326116752488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6">
                <text:p>766</text:p>
              </table:table-cell>
              <table:table-cell office:value-type="float" office:value="0.00102729310336264">
                <text:p>0.001027293103362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7">
                <text:p>767</text:p>
              </table:table-cell>
              <table:table-cell office:value-type="float" office:value="0.00102201240274418">
                <text:p>0.001022012402744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8">
                <text:p>768</text:p>
              </table:table-cell>
              <table:table-cell office:value-type="float" office:value="0.00101676922393085">
                <text:p>0.0010167692239308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9">
                <text:p>769</text:p>
              </table:table-cell>
              <table:table-cell office:value-type="float" office:value="0.00101156322146401">
                <text:p>0.001011563221464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0">
                <text:p>770</text:p>
              </table:table-cell>
              <table:table-cell office:value-type="float" office:value="0.00100639405383381">
                <text:p>0.0010063940538338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71">
                <text:p>771</text:p>
              </table:table-cell>
              <table:table-cell office:value-type="float" office:value="0.00100126138342489">
                <text:p>0.0010012613834248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2">
                <text:p>772</text:p>
              </table:table-cell>
              <table:table-cell office:value-type="float" office:value="0.000996164876462901">
                <text:p>0.0009961648764629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3">
                <text:p>773</text:p>
              </table:table-cell>
              <table:table-cell office:value-type="float" office:value="0.000991104202962004">
                <text:p>0.0009911042029620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4">
                <text:p>774</text:p>
              </table:table-cell>
              <table:table-cell office:value-type="float" office:value="0.000986079036673117">
                <text:p>0.0009860790366731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5">
                <text:p>775</text:p>
              </table:table-cell>
              <table:table-cell office:value-type="float" office:value="0.000981089055033035">
                <text:p>0.00098108905503303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6">
                <text:p>776</text:p>
              </table:table-cell>
              <table:table-cell office:value-type="float" office:value="0.000976133939114352">
                <text:p>0.00097613393911435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7">
                <text:p>777</text:p>
              </table:table-cell>
              <table:table-cell office:value-type="float" office:value="0.000971213373576172">
                <text:p>0.0009712133735761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8">
                <text:p>778</text:p>
              </table:table-cell>
              <table:table-cell office:value-type="float" office:value="0.000966327046615625">
                <text:p>0.0009663270466156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9">
                <text:p>779</text:p>
              </table:table-cell>
              <table:table-cell office:value-type="float" office:value="0.000961474649920142">
                <text:p>0.0009614746499201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0">
                <text:p>780</text:p>
              </table:table-cell>
              <table:table-cell office:value-type="float" office:value="0.000956655878620469">
                <text:p>0.0009566558786204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1">
                <text:p>781</text:p>
              </table:table-cell>
              <table:table-cell office:value-type="float" office:value="0.000951870431244453">
                <text:p>0.00095187043124445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2">
                <text:p>782</text:p>
              </table:table-cell>
              <table:table-cell office:value-type="float" office:value="0.000947118009671527">
                <text:p>0.0009471180096715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3">
                <text:p>783</text:p>
              </table:table-cell>
              <table:table-cell office:value-type="float" office:value="0.000942398319087941">
                <text:p>0.0009423983190879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4">
                <text:p>784</text:p>
              </table:table-cell>
              <table:table-cell office:value-type="float" office:value="0.000937711067942663">
                <text:p>0.00093771106794266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5">
                <text:p>785</text:p>
              </table:table-cell>
              <table:table-cell office:value-type="float" office:value="0.000933055967903986">
                <text:p>0.00093305596790398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6">
                <text:p>786</text:p>
              </table:table-cell>
              <table:table-cell office:value-type="float" office:value="0.000928432733816814">
                <text:p>0.0009284327338168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7">
                <text:p>787</text:p>
              </table:table-cell>
              <table:table-cell office:value-type="float" office:value="0.000923841083660609">
                <text:p>0.0009238410836606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8">
                <text:p>788</text:p>
              </table:table-cell>
              <table:table-cell office:value-type="float" office:value="0.000919280738507987">
                <text:p>0.0009192807385079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9">
                <text:p>789</text:p>
              </table:table-cell>
              <table:table-cell office:value-type="float" office:value="0.000914751422483963">
                <text:p>0.00091475142248396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0">
                <text:p>790</text:p>
              </table:table-cell>
              <table:table-cell office:value-type="float" office:value="0.000910252862725809">
                <text:p>0.0009102528627258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1">
                <text:p>791</text:p>
              </table:table-cell>
              <table:table-cell office:value-type="float" office:value="0.000905784789343561">
                <text:p>0.0009057847893435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2">
                <text:p>792</text:p>
              </table:table-cell>
              <table:table-cell office:value-type="float" office:value="0.000901346935381113">
                <text:p>0.0009013469353811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3">
                <text:p>793</text:p>
              </table:table-cell>
              <table:table-cell office:value-type="float" office:value="0.00089693903677789">
                <text:p>0.0008969390367778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4">
                <text:p>794</text:p>
              </table:table-cell>
              <table:table-cell office:value-type="float" office:value="0.000892560832331163">
                <text:p>0.0008925608323311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5">
                <text:p>795</text:p>
              </table:table-cell>
              <table:table-cell office:value-type="float" office:value="0.000888212063658871">
                <text:p>0.00088821206365887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6">
                <text:p>796</text:p>
              </table:table-cell>
              <table:table-cell office:value-type="float" office:value="0.000883892475163065">
                <text:p>0.00088389247516306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">
                <text:p>797</text:p>
              </table:table-cell>
              <table:table-cell office:value-type="float" office:value="0.000879601813993879">
                <text:p>0.0008796018139938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">
                <text:p>798</text:p>
              </table:table-cell>
              <table:table-cell office:value-type="float" office:value="0.000875339830014057">
                <text:p>0.00087533983001405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0.000871106275764011">
                <text:p>0.0008711062757640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0">
                <text:p>800</text:p>
              </table:table-cell>
              <table:table-cell office:value-type="float" office:value="0.00086690090642741">
                <text:p>0.00086690090642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28cm" svg:y="4.201cm" style:legend-expansion="high" chart:style-name="ch2"/>
        <chart:plot-area chart:style-name="ch3" table:cell-range-address="'Esfera completa'.A2:'Esfera completa'.A403 'Esfera completa'.C2:'Esfera completa'.C403" chart:data-source-has-labels="row" svg:x="0.32cm" svg:y="0.18cm" svg:width="10.788cm" svg:height="8.64cm">
          <chartooo:coordinate-region svg:x="1.047cm" svg:y="0.379cm" svg:width="9.7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sfera completa'.C3:'Esfera completa'.C403" chart:label-cell-address="'Esfera completa'.C2:'Esfera completa'.C2" chart:class="chart:scatter">
            <chart:domain table:cell-range-address="'Esfera completa'.A3:'Esfera completa'.A403"/>
            <chart:data-point chart:repeated="4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imag(alpha)/Volumen</text:p>
                <draw:g>
                  <svg:desc>'Esfera completa'.C2:'Esfera completa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">
                <text:p>400</text:p>
                <draw:g>
                  <svg:desc>'Esfera completa'.A3:'Esfera completa'.A403</svg:desc>
                </draw:g>
              </table:table-cell>
              <table:table-cell office:value-type="float" office:value="1.60737366521886">
                <text:p>1.60737366521886</text:p>
                <draw:g>
                  <svg:desc>'Esfera completa'.C3:'Esfera completa'.C4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1">
                <text:p>401</text:p>
              </table:table-cell>
              <table:table-cell office:value-type="float" office:value="1.60775682252696">
                <text:p>1.60775682252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2">
                <text:p>402</text:p>
              </table:table-cell>
              <table:table-cell office:value-type="float" office:value="1.60813935152398">
                <text:p>1.608139351523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3">
                <text:p>403</text:p>
              </table:table-cell>
              <table:table-cell office:value-type="float" office:value="1.60852125091678">
                <text:p>1.60852125091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4">
                <text:p>404</text:p>
              </table:table-cell>
              <table:table-cell office:value-type="float" office:value="1.60890251941125">
                <text:p>1.60890251941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1.60928315571231">
                <text:p>1.609283155712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6">
                <text:p>406</text:p>
              </table:table-cell>
              <table:table-cell office:value-type="float" office:value="1.60966315852392">
                <text:p>1.60966315852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7">
                <text:p>407</text:p>
              </table:table-cell>
              <table:table-cell office:value-type="float" office:value="1.61004252654906">
                <text:p>1.61004252654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8">
                <text:p>408</text:p>
              </table:table-cell>
              <table:table-cell office:value-type="float" office:value="1.61042125848975">
                <text:p>1.610421258489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9">
                <text:p>409</text:p>
              </table:table-cell>
              <table:table-cell office:value-type="float" office:value="1.61079935304706">
                <text:p>1.610799353047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0">
                <text:p>410</text:p>
              </table:table-cell>
              <table:table-cell office:value-type="float" office:value="1.61117680892109">
                <text:p>1.611176808921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1">
                <text:p>411</text:p>
              </table:table-cell>
              <table:table-cell office:value-type="float" office:value="1.61155362481099">
                <text:p>1.61155362481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2">
                <text:p>412</text:p>
              </table:table-cell>
              <table:table-cell office:value-type="float" office:value="1.61192979941497">
                <text:p>1.611929799414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3">
                <text:p>413</text:p>
              </table:table-cell>
              <table:table-cell office:value-type="float" office:value="1.61230533143026">
                <text:p>1.612305331430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4">
                <text:p>414</text:p>
              </table:table-cell>
              <table:table-cell office:value-type="float" office:value="1.61320379857202">
                <text:p>1.613203798572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5">
                <text:p>415</text:p>
              </table:table-cell>
              <table:table-cell office:value-type="float" office:value="1.6143275387341">
                <text:p>1.61432753873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6">
                <text:p>416</text:p>
              </table:table-cell>
              <table:table-cell office:value-type="float" office:value="1.61545243161555">
                <text:p>1.615452431615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17">
                <text:p>417</text:p>
              </table:table-cell>
              <table:table-cell office:value-type="float" office:value="1.61657847869612">
                <text:p>1.61657847869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18">
                <text:p>418</text:p>
              </table:table-cell>
              <table:table-cell office:value-type="float" office:value="1.6177056814576">
                <text:p>1.61770568145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19">
                <text:p>419</text:p>
              </table:table-cell>
              <table:table-cell office:value-type="float" office:value="1.61883404138379">
                <text:p>1.61883404138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1.61996355996054">
                <text:p>1.61996355996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1">
                <text:p>421</text:p>
              </table:table-cell>
              <table:table-cell office:value-type="float" office:value="1.62109423867573">
                <text:p>1.621094238675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22">
                <text:p>422</text:p>
              </table:table-cell>
              <table:table-cell office:value-type="float" office:value="1.62222607901926">
                <text:p>1.622226079019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3">
                <text:p>423</text:p>
              </table:table-cell>
              <table:table-cell office:value-type="float" office:value="1.62335908248308">
                <text:p>1.623359082483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4">
                <text:p>424</text:p>
              </table:table-cell>
              <table:table-cell office:value-type="float" office:value="1.62449325056119">
                <text:p>1.624493250561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5">
                <text:p>425</text:p>
              </table:table-cell>
              <table:table-cell office:value-type="float" office:value="1.6256285847496">
                <text:p>1.62562858474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6">
                <text:p>426</text:p>
              </table:table-cell>
              <table:table-cell office:value-type="float" office:value="1.62676508654639">
                <text:p>1.626765086546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7">
                <text:p>427</text:p>
              </table:table-cell>
              <table:table-cell office:value-type="float" office:value="1.62790275745167">
                <text:p>1.62790275745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28">
                <text:p>428</text:p>
              </table:table-cell>
              <table:table-cell office:value-type="float" office:value="1.6290415989676">
                <text:p>1.62904159896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9">
                <text:p>429</text:p>
              </table:table-cell>
              <table:table-cell office:value-type="float" office:value="1.63018161259839">
                <text:p>1.63018161259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0">
                <text:p>430</text:p>
              </table:table-cell>
              <table:table-cell office:value-type="float" office:value="1.63132279985031">
                <text:p>1.63132279985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1">
                <text:p>431</text:p>
              </table:table-cell>
              <table:table-cell office:value-type="float" office:value="1.63452305459389">
                <text:p>1.634523054593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2">
                <text:p>432</text:p>
              </table:table-cell>
              <table:table-cell office:value-type="float" office:value="1.63980106189892">
                <text:p>1.63980106189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3">
                <text:p>433</text:p>
              </table:table-cell>
              <table:table-cell office:value-type="float" office:value="1.64510531103919">
                <text:p>1.645105311039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4">
                <text:p>434</text:p>
              </table:table-cell>
              <table:table-cell office:value-type="float" office:value="1.65043598778265">
                <text:p>1.650435987782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5">
                <text:p>435</text:p>
              </table:table-cell>
              <table:table-cell office:value-type="float" office:value="1.65579327966567">
                <text:p>1.655793279665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6">
                <text:p>436</text:p>
              </table:table-cell>
              <table:table-cell office:value-type="float" office:value="1.66117737601441">
                <text:p>1.661177376014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7">
                <text:p>437</text:p>
              </table:table-cell>
              <table:table-cell office:value-type="float" office:value="1.66658846796658">
                <text:p>1.66658846796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8">
                <text:p>438</text:p>
              </table:table-cell>
              <table:table-cell office:value-type="float" office:value="1.67202674849349">
                <text:p>1.672026748493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">
                <text:p>439</text:p>
              </table:table-cell>
              <table:table-cell office:value-type="float" office:value="1.67749241242242">
                <text:p>1.67749241242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0">
                <text:p>440</text:p>
              </table:table-cell>
              <table:table-cell office:value-type="float" office:value="1.68298565645932">
                <text:p>1.68298565645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1">
                <text:p>441</text:p>
              </table:table-cell>
              <table:table-cell office:value-type="float" office:value="1.68850667921189">
                <text:p>1.688506679211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2">
                <text:p>442</text:p>
              </table:table-cell>
              <table:table-cell office:value-type="float" office:value="1.69405568121291">
                <text:p>1.69405568121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3">
                <text:p>443</text:p>
              </table:table-cell>
              <table:table-cell office:value-type="float" office:value="1.69963286494403">
                <text:p>1.69963286494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1.70523843485982">
                <text:p>1.70523843485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5">
                <text:p>445</text:p>
              </table:table-cell>
              <table:table-cell office:value-type="float" office:value="1.71087259741226">
                <text:p>1.710872597412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6">
                <text:p>446</text:p>
              </table:table-cell>
              <table:table-cell office:value-type="float" office:value="1.71653556107554">
                <text:p>1.716535561075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7">
                <text:p>447</text:p>
              </table:table-cell>
              <table:table-cell office:value-type="float" office:value="1.72222753637126">
                <text:p>1.722227536371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8">
                <text:p>448</text:p>
              </table:table-cell>
              <table:table-cell office:value-type="float" office:value="1.72794873589399">
                <text:p>1.727948735893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9">
                <text:p>449</text:p>
              </table:table-cell>
              <table:table-cell office:value-type="float" office:value="1.73369937433725">
                <text:p>1.733699374337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0">
                <text:p>450</text:p>
              </table:table-cell>
              <table:table-cell office:value-type="float" office:value="1.73947966851987">
                <text:p>1.739479668519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1">
                <text:p>451</text:p>
              </table:table-cell>
              <table:table-cell office:value-type="float" office:value="1.74543090689124">
                <text:p>1.745430906891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2">
                <text:p>452</text:p>
              </table:table-cell>
              <table:table-cell office:value-type="float" office:value="1.75269010335043">
                <text:p>1.7526901033504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">
                <text:p>453</text:p>
              </table:table-cell>
              <table:table-cell office:value-type="float" office:value="1.75999469337762">
                <text:p>1.759994693377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4">
                <text:p>454</text:p>
              </table:table-cell>
              <table:table-cell office:value-type="float" office:value="1.76734504360299">
                <text:p>1.767345043602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5">
                <text:p>455</text:p>
              </table:table-cell>
              <table:table-cell office:value-type="float" office:value="1.77474152401832">
                <text:p>1.774741524018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6">
                <text:p>456</text:p>
              </table:table-cell>
              <table:table-cell office:value-type="float" office:value="1.78218450800527">
                <text:p>1.782184508005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7">
                <text:p>457</text:p>
              </table:table-cell>
              <table:table-cell office:value-type="float" office:value="1.78967437236372">
                <text:p>1.78967437236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8">
                <text:p>458</text:p>
              </table:table-cell>
              <table:table-cell office:value-type="float" office:value="1.79721149734014">
                <text:p>1.79721149734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">
                <text:p>459</text:p>
              </table:table-cell>
              <table:table-cell office:value-type="float" office:value="1.80479626665596">
                <text:p>1.804796266655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60">
                <text:p>460</text:p>
              </table:table-cell>
              <table:table-cell office:value-type="float" office:value="1.81242906753586">
                <text:p>1.812429067535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61">
                <text:p>461</text:p>
              </table:table-cell>
              <table:table-cell office:value-type="float" office:value="1.82011029073613">
                <text:p>1.820110290736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62">
                <text:p>462</text:p>
              </table:table-cell>
              <table:table-cell office:value-type="float" office:value="1.82784033057296">
                <text:p>1.827840330572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63">
                <text:p>463</text:p>
              </table:table-cell>
              <table:table-cell office:value-type="float" office:value="1.83561958495065">
                <text:p>1.835619584950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64">
                <text:p>464</text:p>
              </table:table-cell>
              <table:table-cell office:value-type="float" office:value="1.84344845538982">
                <text:p>1.843448455389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65">
                <text:p>465</text:p>
              </table:table-cell>
              <table:table-cell office:value-type="float" office:value="1.85132734705549">
                <text:p>1.851327347055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66">
                <text:p>466</text:p>
              </table:table-cell>
              <table:table-cell office:value-type="float" office:value="1.8592566687851">
                <text:p>1.8592566687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67">
                <text:p>467</text:p>
              </table:table-cell>
              <table:table-cell office:value-type="float" office:value="1.86723683311639">
                <text:p>1.86723683311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8">
                <text:p>468</text:p>
              </table:table-cell>
              <table:table-cell office:value-type="float" office:value="1.87526825631518">
                <text:p>1.87526825631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69">
                <text:p>469</text:p>
              </table:table-cell>
              <table:table-cell office:value-type="float" office:value="1.88335135840303">
                <text:p>1.883351358403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70">
                <text:p>470</text:p>
              </table:table-cell>
              <table:table-cell office:value-type="float" office:value="1.89148656318465">
                <text:p>1.8914865631846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71">
                <text:p>471</text:p>
              </table:table-cell>
              <table:table-cell office:value-type="float" office:value="1.89967429827524">
                <text:p>1.899674298275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72">
                <text:p>472</text:p>
              </table:table-cell>
              <table:table-cell office:value-type="float" office:value="1.91293068321815">
                <text:p>1.912930683218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73">
                <text:p>473</text:p>
              </table:table-cell>
              <table:table-cell office:value-type="float" office:value="1.92967206910916">
                <text:p>1.929672069109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74">
                <text:p>474</text:p>
              </table:table-cell>
              <table:table-cell office:value-type="float" office:value="1.94657754636876">
                <text:p>1.94657754636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75">
                <text:p>475</text:p>
              </table:table-cell>
              <table:table-cell office:value-type="float" office:value="1.96364807329036">
                <text:p>1.96364807329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6">
                <text:p>476</text:p>
              </table:table-cell>
              <table:table-cell office:value-type="float" office:value="1.98088455121419">
                <text:p>1.980884551214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77">
                <text:p>477</text:p>
              </table:table-cell>
              <table:table-cell office:value-type="float" office:value="1.99828781911893">
                <text:p>1.998287819118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78">
                <text:p>478</text:p>
              </table:table-cell>
              <table:table-cell office:value-type="float" office:value="2.01585864782843">
                <text:p>2.015858647828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79">
                <text:p>479</text:p>
              </table:table-cell>
              <table:table-cell office:value-type="float" office:value="2.03359773380747">
                <text:p>2.033597733807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80">
                <text:p>480</text:p>
              </table:table-cell>
              <table:table-cell office:value-type="float" office:value="2.05150569251807">
                <text:p>2.051505692518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81">
                <text:p>481</text:p>
              </table:table-cell>
              <table:table-cell office:value-type="float" office:value="2.06958305130657">
                <text:p>2.0695830513065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2">
                <text:p>482</text:p>
              </table:table-cell>
              <table:table-cell office:value-type="float" office:value="2.08783024178927">
                <text:p>2.087830241789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3">
                <text:p>483</text:p>
              </table:table-cell>
              <table:table-cell office:value-type="float" office:value="2.10624759170235">
                <text:p>2.10624759170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84">
                <text:p>484</text:p>
              </table:table-cell>
              <table:table-cell office:value-type="float" office:value="2.12483531617941">
                <text:p>2.124835316179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85">
                <text:p>485</text:p>
              </table:table-cell>
              <table:table-cell office:value-type="float" office:value="2.14359350841763">
                <text:p>2.143593508417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86">
                <text:p>486</text:p>
              </table:table-cell>
              <table:table-cell office:value-type="float" office:value="2.16252212969074">
                <text:p>2.1625221296907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7">
                <text:p>487</text:p>
              </table:table-cell>
              <table:table-cell office:value-type="float" office:value="2.18162099866422">
                <text:p>2.181620998664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88">
                <text:p>488</text:p>
              </table:table-cell>
              <table:table-cell office:value-type="float" office:value="2.20088977996526">
                <text:p>2.200889779965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89">
                <text:p>489</text:p>
              </table:table-cell>
              <table:table-cell office:value-type="float" office:value="2.22032797195657">
                <text:p>2.22032797195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0">
                <text:p>490</text:p>
              </table:table-cell>
              <table:table-cell office:value-type="float" office:value="2.2399348936601">
                <text:p>2.23993489366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1">
                <text:p>491</text:p>
              </table:table-cell>
              <table:table-cell office:value-type="float" office:value="2.25970967077271">
                <text:p>2.259709670772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2">
                <text:p>492</text:p>
              </table:table-cell>
              <table:table-cell office:value-type="float" office:value="2.27965122071239">
                <text:p>2.27965122071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3">
                <text:p>493</text:p>
              </table:table-cell>
              <table:table-cell office:value-type="float" office:value="2.29975823662928">
                <text:p>2.299758236629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94">
                <text:p>494</text:p>
              </table:table-cell>
              <table:table-cell office:value-type="float" office:value="2.32002917031157">
                <text:p>2.32002917031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5">
                <text:p>495</text:p>
              </table:table-cell>
              <table:table-cell office:value-type="float" office:value="2.34046221391185">
                <text:p>2.340462213911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6">
                <text:p>496</text:p>
              </table:table-cell>
              <table:table-cell office:value-type="float" office:value="2.36003067661449">
                <text:p>2.36003067661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7">
                <text:p>497</text:p>
              </table:table-cell>
              <table:table-cell office:value-type="float" office:value="2.36968327367969">
                <text:p>2.369683273679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8">
                <text:p>498</text:p>
              </table:table-cell>
              <table:table-cell office:value-type="float" office:value="2.37788711034114">
                <text:p>2.37788711034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">
                <text:p>499</text:p>
              </table:table-cell>
              <table:table-cell office:value-type="float" office:value="2.38456115054904">
                <text:p>2.384561150549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0">
                <text:p>500</text:p>
              </table:table-cell>
              <table:table-cell office:value-type="float" office:value="2.38962414807879">
                <text:p>2.389624148078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1">
                <text:p>501</text:p>
              </table:table-cell>
              <table:table-cell office:value-type="float" office:value="2.39299511120991">
                <text:p>2.392995111209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2">
                <text:p>502</text:p>
              </table:table-cell>
              <table:table-cell office:value-type="float" office:value="2.39459381444277">
                <text:p>2.3945938144427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3">
                <text:p>503</text:p>
              </table:table-cell>
              <table:table-cell office:value-type="float" office:value="2.39434135636427">
                <text:p>2.394341356364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4">
                <text:p>504</text:p>
              </table:table-cell>
              <table:table-cell office:value-type="float" office:value="2.3921607618289">
                <text:p>2.39216076182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5">
                <text:p>505</text:p>
              </table:table-cell>
              <table:table-cell office:value-type="float" office:value="2.38797762556907">
                <text:p>2.387977625569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6">
                <text:p>506</text:p>
              </table:table-cell>
              <table:table-cell office:value-type="float" office:value="2.38172079320261">
                <text:p>2.381720793202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7">
                <text:p>507</text:p>
              </table:table-cell>
              <table:table-cell office:value-type="float" office:value="2.3733230743818">
                <text:p>2.37332307438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8">
                <text:p>508</text:p>
              </table:table-cell>
              <table:table-cell office:value-type="float" office:value="2.36272198155331">
                <text:p>2.362721981553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9">
                <text:p>509</text:p>
              </table:table-cell>
              <table:table-cell office:value-type="float" office:value="2.34986048650113">
                <text:p>2.349860486501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10">
                <text:p>510</text:p>
              </table:table-cell>
              <table:table-cell office:value-type="float" office:value="2.33468778556274">
                <text:p>2.334687785562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11">
                <text:p>511</text:p>
              </table:table-cell>
              <table:table-cell office:value-type="float" office:value="2.31716006318424">
                <text:p>2.317160063184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12">
                <text:p>512</text:p>
              </table:table-cell>
              <table:table-cell office:value-type="float" office:value="2.29724124236095">
                <text:p>2.29724124236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13">
                <text:p>513</text:p>
              </table:table-cell>
              <table:table-cell office:value-type="float" office:value="2.27490370954545">
                <text:p>2.274903709545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14">
                <text:p>514</text:p>
              </table:table-cell>
              <table:table-cell office:value-type="float" office:value="2.25012900084952">
                <text:p>2.2501290008495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5">
                <text:p>515</text:p>
              </table:table-cell>
              <table:table-cell office:value-type="float" office:value="2.22290843586877">
                <text:p>2.222908435868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16">
                <text:p>516</text:p>
              </table:table-cell>
              <table:table-cell office:value-type="float" office:value="2.19324368527024">
                <text:p>2.193243685270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17">
                <text:p>517</text:p>
              </table:table-cell>
              <table:table-cell office:value-type="float" office:value="2.16114725844303">
                <text:p>2.16114725844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18">
                <text:p>518</text:p>
              </table:table-cell>
              <table:table-cell office:value-type="float" office:value="2.12664289805595">
                <text:p>2.126642898055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19">
                <text:p>519</text:p>
              </table:table-cell>
              <table:table-cell office:value-type="float" office:value="2.08976586931324">
                <text:p>2.089765869313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20">
                <text:p>520</text:p>
              </table:table-cell>
              <table:table-cell office:value-type="float" office:value="2.05056313305781">
                <text:p>2.0505631330578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1">
                <text:p>521</text:p>
              </table:table-cell>
              <table:table-cell office:value-type="float" office:value="2.00845179072332">
                <text:p>2.0084517907233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22">
                <text:p>522</text:p>
              </table:table-cell>
              <table:table-cell office:value-type="float" office:value="1.95973268888304">
                <text:p>1.9597326888830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3">
                <text:p>523</text:p>
              </table:table-cell>
              <table:table-cell office:value-type="float" office:value="1.91135812986567">
                <text:p>1.911358129865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24">
                <text:p>524</text:p>
              </table:table-cell>
              <table:table-cell office:value-type="float" office:value="1.86338177891295">
                <text:p>1.86338177891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25">
                <text:p>525</text:p>
              </table:table-cell>
              <table:table-cell office:value-type="float" office:value="1.81585340794284">
                <text:p>1.815853407942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26">
                <text:p>526</text:p>
              </table:table-cell>
              <table:table-cell office:value-type="float" office:value="1.76881893708816">
                <text:p>1.768818937088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27">
                <text:p>527</text:p>
              </table:table-cell>
              <table:table-cell office:value-type="float" office:value="1.72232049729909">
                <text:p>1.722320497299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28">
                <text:p>528</text:p>
              </table:table-cell>
              <table:table-cell office:value-type="float" office:value="1.67639651154427">
                <text:p>1.676396511544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29">
                <text:p>529</text:p>
              </table:table-cell>
              <table:table-cell office:value-type="float" office:value="1.63108179218908">
                <text:p>1.631081792189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30">
                <text:p>530</text:p>
              </table:table-cell>
              <table:table-cell office:value-type="float" office:value="1.58640765220421">
                <text:p>1.586407652204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31">
                <text:p>531</text:p>
              </table:table-cell>
              <table:table-cell office:value-type="float" office:value="1.5424020279559">
                <text:p>1.54240202795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32">
                <text:p>532</text:p>
              </table:table-cell>
              <table:table-cell office:value-type="float" office:value="1.49908961144809">
                <text:p>1.499089611448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33">
                <text:p>533</text:p>
              </table:table-cell>
              <table:table-cell office:value-type="float" office:value="1.4564919900201">
                <text:p>1.45649199002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34">
                <text:p>534</text:p>
              </table:table-cell>
              <table:table-cell office:value-type="float" office:value="1.41462779164754">
                <text:p>1.414627791647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35">
                <text:p>535</text:p>
              </table:table-cell>
              <table:table-cell office:value-type="float" office:value="1.37351283414525">
                <text:p>1.373512834145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36">
                <text:p>536</text:p>
              </table:table-cell>
              <table:table-cell office:value-type="float" office:value="1.33316027672532">
                <text:p>1.3331602767253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37">
                <text:p>537</text:p>
              </table:table-cell>
              <table:table-cell office:value-type="float" office:value="1.29358077251784">
                <text:p>1.293580772517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38">
                <text:p>538</text:p>
              </table:table-cell>
              <table:table-cell office:value-type="float" office:value="1.25478262081484">
                <text:p>1.25478262081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9">
                <text:p>539</text:p>
              </table:table-cell>
              <table:table-cell office:value-type="float" office:value="1.21677191794559">
                <text:p>1.216771917945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40">
                <text:p>540</text:p>
              </table:table-cell>
              <table:table-cell office:value-type="float" office:value="1.17955270583441">
                <text:p>1.1795527058344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1">
                <text:p>541</text:p>
              </table:table-cell>
              <table:table-cell office:value-type="float" office:value="1.1431271174266">
                <text:p>1.143127117426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42">
                <text:p>542</text:p>
              </table:table-cell>
              <table:table-cell office:value-type="float" office:value="1.10749551829529">
                <text:p>1.107495518295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43">
                <text:p>543</text:p>
              </table:table-cell>
              <table:table-cell office:value-type="float" office:value="1.07265664385984">
                <text:p>1.072656643859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44">
                <text:p>544</text:p>
              </table:table-cell>
              <table:table-cell office:value-type="float" office:value="1.03860773175515">
                <text:p>1.0386077317551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5">
                <text:p>545</text:p>
              </table:table-cell>
              <table:table-cell office:value-type="float" office:value="1.00534464899025">
                <text:p>1.005344648990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46">
                <text:p>546</text:p>
              </table:table-cell>
              <table:table-cell office:value-type="float" office:value="0.972862013624764">
                <text:p>0.97286201362476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7">
                <text:p>547</text:p>
              </table:table-cell>
              <table:table-cell office:value-type="float" office:value="0.941153310771799">
                <text:p>0.9411533107717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8">
                <text:p>548</text:p>
              </table:table-cell>
              <table:table-cell office:value-type="float" office:value="0.910211002807864">
                <text:p>0.9102110028078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49">
                <text:p>549</text:p>
              </table:table-cell>
              <table:table-cell office:value-type="float" office:value="0.88241481800393">
                <text:p>0.8824148180039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50">
                <text:p>550</text:p>
              </table:table-cell>
              <table:table-cell office:value-type="float" office:value="0.858839227104408">
                <text:p>0.8588392271044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1">
                <text:p>551</text:p>
              </table:table-cell>
              <table:table-cell office:value-type="float" office:value="0.835842588458237">
                <text:p>0.8358425884582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52">
                <text:p>552</text:p>
              </table:table-cell>
              <table:table-cell office:value-type="float" office:value="0.813412263762806">
                <text:p>0.8134122637628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53">
                <text:p>553</text:p>
              </table:table-cell>
              <table:table-cell office:value-type="float" office:value="0.791535701590942">
                <text:p>0.7915357015909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54">
                <text:p>554</text:p>
              </table:table-cell>
              <table:table-cell office:value-type="float" office:value="0.77020045588831">
                <text:p>0.770200455888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55">
                <text:p>555</text:p>
              </table:table-cell>
              <table:table-cell office:value-type="float" office:value="0.749394202468886">
                <text:p>0.74939420246888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56">
                <text:p>556</text:p>
              </table:table-cell>
              <table:table-cell office:value-type="float" office:value="0.729104753653042">
                <text:p>0.7291047536530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57">
                <text:p>557</text:p>
              </table:table-cell>
              <table:table-cell office:value-type="float" office:value="0.709320071185496">
                <text:p>0.7093200711854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58">
                <text:p>558</text:p>
              </table:table-cell>
              <table:table-cell office:value-type="float" office:value="0.6900282775629">
                <text:p>0.690028277562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59">
                <text:p>559</text:p>
              </table:table-cell>
              <table:table-cell office:value-type="float" office:value="0.671217665893709">
                <text:p>0.6712176658937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0">
                <text:p>560</text:p>
              </table:table-cell>
              <table:table-cell office:value-type="float" office:value="0.652876708405821">
                <text:p>0.65287670840582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1">
                <text:p>561</text:p>
              </table:table-cell>
              <table:table-cell office:value-type="float" office:value="0.634994063710624">
                <text:p>0.6349940637106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62">
                <text:p>562</text:p>
              </table:table-cell>
              <table:table-cell office:value-type="float" office:value="0.617558582925434">
                <text:p>0.6175585829254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63">
                <text:p>563</text:p>
              </table:table-cell>
              <table:table-cell office:value-type="float" office:value="0.600559314749855">
                <text:p>0.6005593147498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64">
                <text:p>564</text:p>
              </table:table-cell>
              <table:table-cell office:value-type="float" office:value="0.583985509585431">
                <text:p>0.5839855095854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65">
                <text:p>565</text:p>
              </table:table-cell>
              <table:table-cell office:value-type="float" office:value="0.56782662278209">
                <text:p>0.567826622782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66">
                <text:p>566</text:p>
              </table:table-cell>
              <table:table-cell office:value-type="float" office:value="0.552072317089145">
                <text:p>0.5520723170891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67">
                <text:p>567</text:p>
              </table:table-cell>
              <table:table-cell office:value-type="float" office:value="0.536712464383386">
                <text:p>0.53671246438338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68">
                <text:p>568</text:p>
              </table:table-cell>
              <table:table-cell office:value-type="float" office:value="0.521737146741582">
                <text:p>0.5217371467415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69">
                <text:p>569</text:p>
              </table:table-cell>
              <table:table-cell office:value-type="float" office:value="0.507136656919971">
                <text:p>0.50713665691997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70">
                <text:p>570</text:p>
              </table:table-cell>
              <table:table-cell office:value-type="float" office:value="0.492901498298719">
                <text:p>0.4929014982987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71">
                <text:p>571</text:p>
              </table:table-cell>
              <table:table-cell office:value-type="float" office:value="0.479022384345059">
                <text:p>0.4790223843450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72">
                <text:p>572</text:p>
              </table:table-cell>
              <table:table-cell office:value-type="float" office:value="0.465490237644733">
                <text:p>0.4654902376447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73">
                <text:p>573</text:p>
              </table:table-cell>
              <table:table-cell office:value-type="float" office:value="0.452296188547636">
                <text:p>0.4522961885476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74">
                <text:p>574</text:p>
              </table:table-cell>
              <table:table-cell office:value-type="float" office:value="0.4394315734699">
                <text:p>0.43943157346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75">
                <text:p>575</text:p>
              </table:table-cell>
              <table:table-cell office:value-type="float" office:value="0.426887932891412">
                <text:p>0.4268879328914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76">
                <text:p>576</text:p>
              </table:table-cell>
              <table:table-cell office:value-type="float" office:value="0.41465700908457">
                <text:p>0.414657009084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7">
                <text:p>577</text:p>
              </table:table-cell>
              <table:table-cell office:value-type="float" office:value="0.402730743607195">
                <text:p>0.4027307436071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78">
                <text:p>578</text:p>
              </table:table-cell>
              <table:table-cell office:value-type="float" office:value="0.391101274589802">
                <text:p>0.3911012745898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79">
                <text:p>579</text:p>
              </table:table-cell>
              <table:table-cell office:value-type="float" office:value="0.379760933844884">
                <text:p>0.3797609338448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80">
                <text:p>580</text:p>
              </table:table-cell>
              <table:table-cell office:value-type="float" office:value="0.368702243823514">
                <text:p>0.368702243823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81">
                <text:p>581</text:p>
              </table:table-cell>
              <table:table-cell office:value-type="float" office:value="0.357917914442387">
                <text:p>0.35791791444238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82">
                <text:p>582</text:p>
              </table:table-cell>
              <table:table-cell office:value-type="float" office:value="0.347400839802374">
                <text:p>0.3474008398023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83">
                <text:p>583</text:p>
              </table:table-cell>
              <table:table-cell office:value-type="float" office:value="0.339146344063591">
                <text:p>0.33914634406359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84">
                <text:p>584</text:p>
              </table:table-cell>
              <table:table-cell office:value-type="float" office:value="0.331308315760194">
                <text:p>0.33130831576019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5">
                <text:p>585</text:p>
              </table:table-cell>
              <table:table-cell office:value-type="float" office:value="0.323655901330194">
                <text:p>0.3236559013301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86">
                <text:p>586</text:p>
              </table:table-cell>
              <table:table-cell office:value-type="float" office:value="0.316184060791926">
                <text:p>0.31618406079192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87">
                <text:p>587</text:p>
              </table:table-cell>
              <table:table-cell office:value-type="float" office:value="0.308887908159822">
                <text:p>0.3088879081598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88">
                <text:p>588</text:p>
              </table:table-cell>
              <table:table-cell office:value-type="float" office:value="0.301762706365464">
                <text:p>0.3017627063654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89">
                <text:p>589</text:p>
              </table:table-cell>
              <table:table-cell office:value-type="float" office:value="0.294803862348103">
                <text:p>0.2948038623481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0">
                <text:p>590</text:p>
              </table:table-cell>
              <table:table-cell office:value-type="float" office:value="0.288006922309693">
                <text:p>0.2880069223096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1">
                <text:p>591</text:p>
              </table:table-cell>
              <table:table-cell office:value-type="float" office:value="0.28136756712957">
                <text:p>0.281367567129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2">
                <text:p>592</text:p>
              </table:table-cell>
              <table:table-cell office:value-type="float" office:value="0.274881607933921">
                <text:p>0.2748816079339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3">
                <text:p>593</text:p>
              </table:table-cell>
              <table:table-cell office:value-type="float" office:value="0.2685449818153">
                <text:p>0.26854498181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4">
                <text:p>594</text:p>
              </table:table-cell>
              <table:table-cell office:value-type="float" office:value="0.262353747697492">
                <text:p>0.2623537476974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5">
                <text:p>595</text:p>
              </table:table-cell>
              <table:table-cell office:value-type="float" office:value="0.256304082341138">
                <text:p>0.2563040823411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6">
                <text:p>596</text:p>
              </table:table-cell>
              <table:table-cell office:value-type="float" office:value="0.250392276485595">
                <text:p>0.25039227648559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97">
                <text:p>597</text:p>
              </table:table-cell>
              <table:table-cell office:value-type="float" office:value="0.244614731122633">
                <text:p>0.2446147311226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98">
                <text:p>598</text:p>
              </table:table-cell>
              <table:table-cell office:value-type="float" office:value="0.238967953897646">
                <text:p>0.23896795389764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99">
                <text:p>599</text:p>
              </table:table-cell>
              <table:table-cell office:value-type="float" office:value="0.233448555634171">
                <text:p>0.2334485556341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00">
                <text:p>600</text:p>
              </table:table-cell>
              <table:table-cell office:value-type="float" office:value="0.228053246977604">
                <text:p>0.2280532469776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01">
                <text:p>601</text:p>
              </table:table-cell>
              <table:table-cell office:value-type="float" office:value="0.222778835154114">
                <text:p>0.222778835154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02">
                <text:p>602</text:p>
              </table:table-cell>
              <table:table-cell office:value-type="float" office:value="0.217622220840871">
                <text:p>0.2176222208408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03">
                <text:p>603</text:p>
              </table:table-cell>
              <table:table-cell office:value-type="float" office:value="0.212580395143788">
                <text:p>0.2125803951437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04">
                <text:p>604</text:p>
              </table:table-cell>
              <table:table-cell office:value-type="float" office:value="0.20765043667912">
                <text:p>0.2076504366791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5">
                <text:p>605</text:p>
              </table:table-cell>
              <table:table-cell office:value-type="float" office:value="0.202829508755331">
                <text:p>0.2028295087553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06">
                <text:p>606</text:p>
              </table:table-cell>
              <table:table-cell office:value-type="float" office:value="0.198114856651784">
                <text:p>0.19811485665178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07">
                <text:p>607</text:p>
              </table:table-cell>
              <table:table-cell office:value-type="float" office:value="0.193503804990881">
                <text:p>0.1935038049908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08">
                <text:p>608</text:p>
              </table:table-cell>
              <table:table-cell office:value-type="float" office:value="0.188993755200417">
                <text:p>0.1889937552004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09">
                <text:p>609</text:p>
              </table:table-cell>
              <table:table-cell office:value-type="float" office:value="0.184582183062983">
                <text:p>0.1845821830629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0">
                <text:p>610</text:p>
              </table:table-cell>
              <table:table-cell office:value-type="float" office:value="0.180266636349377">
                <text:p>0.18026663634937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1">
                <text:p>611</text:p>
              </table:table-cell>
              <table:table-cell office:value-type="float" office:value="0.176044732533066">
                <text:p>0.1760447325330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12">
                <text:p>612</text:p>
              </table:table-cell>
              <table:table-cell office:value-type="float" office:value="0.171914156582859">
                <text:p>0.171914156582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3">
                <text:p>613</text:p>
              </table:table-cell>
              <table:table-cell office:value-type="float" office:value="0.167872658831006">
                <text:p>0.1678726588310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14">
                <text:p>614</text:p>
              </table:table-cell>
              <table:table-cell office:value-type="float" office:value="0.163918052914094">
                <text:p>0.16391805291409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5">
                <text:p>615</text:p>
              </table:table-cell>
              <table:table-cell office:value-type="float" office:value="0.160048213784121">
                <text:p>0.1600482137841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6">
                <text:p>616</text:p>
              </table:table-cell>
              <table:table-cell office:value-type="float" office:value="0.156261075787299">
                <text:p>0.1562610757872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7">
                <text:p>617</text:p>
              </table:table-cell>
              <table:table-cell office:value-type="float" office:value="0.152712360264176">
                <text:p>0.15271236026417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18">
                <text:p>618</text:p>
              </table:table-cell>
              <table:table-cell office:value-type="float" office:value="0.149857211818994">
                <text:p>0.1498572118189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9">
                <text:p>619</text:p>
              </table:table-cell>
              <table:table-cell office:value-type="float" office:value="0.147052697376793">
                <text:p>0.14705269737679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20">
                <text:p>620</text:p>
              </table:table-cell>
              <table:table-cell office:value-type="float" office:value="0.144297782059693">
                <text:p>0.14429778205969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1">
                <text:p>621</text:p>
              </table:table-cell>
              <table:table-cell office:value-type="float" office:value="0.14159145545402">
                <text:p>0.141591455454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22">
                <text:p>622</text:p>
              </table:table-cell>
              <table:table-cell office:value-type="float" office:value="0.138932730954329">
                <text:p>0.1389327309543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3">
                <text:p>623</text:p>
              </table:table-cell>
              <table:table-cell office:value-type="float" office:value="0.136320645126909">
                <text:p>0.1363206451269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24">
                <text:p>624</text:p>
              </table:table-cell>
              <table:table-cell office:value-type="float" office:value="0.133754257092171">
                <text:p>0.13375425709217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5">
                <text:p>625</text:p>
              </table:table-cell>
              <table:table-cell office:value-type="float" office:value="0.13123264792528">
                <text:p>0.131232647925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26">
                <text:p>626</text:p>
              </table:table-cell>
              <table:table-cell office:value-type="float" office:value="0.128754920074486">
                <text:p>0.1287549200744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7">
                <text:p>627</text:p>
              </table:table-cell>
              <table:table-cell office:value-type="float" office:value="0.12632019679655">
                <text:p>0.1263201967965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28">
                <text:p>628</text:p>
              </table:table-cell>
              <table:table-cell office:value-type="float" office:value="0.123927621608748">
                <text:p>0.123927621608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9">
                <text:p>629</text:p>
              </table:table-cell>
              <table:table-cell office:value-type="float" office:value="0.121576357756905">
                <text:p>0.12157635775690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30">
                <text:p>630</text:p>
              </table:table-cell>
              <table:table-cell office:value-type="float" office:value="0.119265587698969">
                <text:p>0.1192655876989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31">
                <text:p>631</text:p>
              </table:table-cell>
              <table:table-cell office:value-type="float" office:value="0.116994512603608">
                <text:p>0.1169945126036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32">
                <text:p>632</text:p>
              </table:table-cell>
              <table:table-cell office:value-type="float" office:value="0.114762351863378">
                <text:p>0.1147623518633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3">
                <text:p>633</text:p>
              </table:table-cell>
              <table:table-cell office:value-type="float" office:value="0.112568342621985">
                <text:p>0.1125683426219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34">
                <text:p>634</text:p>
              </table:table-cell>
              <table:table-cell office:value-type="float" office:value="0.110411739315205">
                <text:p>0.1104117393152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5">
                <text:p>635</text:p>
              </table:table-cell>
              <table:table-cell office:value-type="float" office:value="0.108291813225026">
                <text:p>0.10829181322502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36">
                <text:p>636</text:p>
              </table:table-cell>
              <table:table-cell office:value-type="float" office:value="0.106207852046602">
                <text:p>0.10620785204660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7">
                <text:p>637</text:p>
              </table:table-cell>
              <table:table-cell office:value-type="float" office:value="0.104159159467618">
                <text:p>0.10415915946761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38">
                <text:p>638</text:p>
              </table:table-cell>
              <table:table-cell office:value-type="float" office:value="0.10214505475967">
                <text:p>0.102145054759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9">
                <text:p>639</text:p>
              </table:table-cell>
              <table:table-cell office:value-type="float" office:value="0.100164872381292">
                <text:p>0.10016487238129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40">
                <text:p>640</text:p>
              </table:table-cell>
              <table:table-cell office:value-type="float" office:value="0.0982179615922685">
                <text:p>0.09821796159226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41">
                <text:p>641</text:p>
              </table:table-cell>
              <table:table-cell office:value-type="float" office:value="0.0963036860788762">
                <text:p>0.09630368607887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42">
                <text:p>642</text:p>
              </table:table-cell>
              <table:table-cell office:value-type="float" office:value="0.0944214235897174">
                <text:p>0.094421423589717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3">
                <text:p>643</text:p>
              </table:table-cell>
              <table:table-cell office:value-type="float" office:value="0.0925705655818228">
                <text:p>0.092570565581822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4">
                <text:p>644</text:p>
              </table:table-cell>
              <table:table-cell office:value-type="float" office:value="0.0907505168766997">
                <text:p>0.09075051687669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45">
                <text:p>645</text:p>
              </table:table-cell>
              <table:table-cell office:value-type="float" office:value="0.0889606953260234">
                <text:p>0.08896069532602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46">
                <text:p>646</text:p>
              </table:table-cell>
              <table:table-cell office:value-type="float" office:value="0.0872005314866765">
                <text:p>0.0872005314866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47">
                <text:p>647</text:p>
              </table:table-cell>
              <table:table-cell office:value-type="float" office:value="0.0854694683048442">
                <text:p>0.08546946830484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8">
                <text:p>648</text:p>
              </table:table-cell>
              <table:table-cell office:value-type="float" office:value="0.0837669608088966">
                <text:p>0.08376696080889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9">
                <text:p>649</text:p>
              </table:table-cell>
              <table:table-cell office:value-type="float" office:value="0.0820924758107824">
                <text:p>0.082092475810782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50">
                <text:p>650</text:p>
              </table:table-cell>
              <table:table-cell office:value-type="float" office:value="0.0804454916156808">
                <text:p>0.080445491615680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1">
                <text:p>651</text:p>
              </table:table-cell>
              <table:table-cell office:value-type="float" office:value="0.0788254977396568">
                <text:p>0.07882549773965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">
                <text:p>652</text:p>
              </table:table-cell>
              <table:table-cell office:value-type="float" office:value="0.0772319946350803">
                <text:p>0.07723199463508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3">
                <text:p>653</text:p>
              </table:table-cell>
              <table:table-cell office:value-type="float" office:value="0.0756644934235737">
                <text:p>0.07566449342357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4">
                <text:p>654</text:p>
              </table:table-cell>
              <table:table-cell office:value-type="float" office:value="0.07412251563626">
                <text:p>0.074122515636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55">
                <text:p>655</text:p>
              </table:table-cell>
              <table:table-cell office:value-type="float" office:value="0.0726055929610934">
                <text:p>0.072605592961093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56">
                <text:p>656</text:p>
              </table:table-cell>
              <table:table-cell office:value-type="float" office:value="0.0711132669970592">
                <text:p>0.071113266997059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57">
                <text:p>657</text:p>
              </table:table-cell>
              <table:table-cell office:value-type="float" office:value="0.0696450890150387">
                <text:p>0.06964508901503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58">
                <text:p>658</text:p>
              </table:table-cell>
              <table:table-cell office:value-type="float" office:value="0.0682006197251383">
                <text:p>0.068200619725138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59">
                <text:p>659</text:p>
              </table:table-cell>
              <table:table-cell office:value-type="float" office:value="0.0667794290502915">
                <text:p>0.06677942905029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60">
                <text:p>660</text:p>
              </table:table-cell>
              <table:table-cell office:value-type="float" office:value="0.06574049719772">
                <text:p>0.065740497197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61">
                <text:p>661</text:p>
              </table:table-cell>
              <table:table-cell office:value-type="float" office:value="0.0650730249642655">
                <text:p>0.06507302496426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62">
                <text:p>662</text:p>
              </table:table-cell>
              <table:table-cell office:value-type="float" office:value="0.0644139691274393">
                <text:p>0.0644139691274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63">
                <text:p>663</text:p>
              </table:table-cell>
              <table:table-cell office:value-type="float" office:value="0.0637631981539201">
                <text:p>0.063763198153920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64">
                <text:p>664</text:p>
              </table:table-cell>
              <table:table-cell office:value-type="float" office:value="0.0631205829900227">
                <text:p>0.063120582990022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65">
                <text:p>665</text:p>
              </table:table-cell>
              <table:table-cell office:value-type="float" office:value="0.0624859970067296">
                <text:p>0.06248599700672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66">
                <text:p>666</text:p>
              </table:table-cell>
              <table:table-cell office:value-type="float" office:value="0.061859315946127">
                <text:p>0.06185931594612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67">
                <text:p>667</text:p>
              </table:table-cell>
              <table:table-cell office:value-type="float" office:value="0.0612404178692015">
                <text:p>0.06124041786920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68">
                <text:p>668</text:p>
              </table:table-cell>
              <table:table-cell office:value-type="float" office:value="0.0606291831049611">
                <text:p>0.060629183104961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69">
                <text:p>669</text:p>
              </table:table-cell>
              <table:table-cell office:value-type="float" office:value="0.0600254942008404">
                <text:p>0.060025494200840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70">
                <text:p>670</text:p>
              </table:table-cell>
              <table:table-cell office:value-type="float" office:value="0.0594292358743551">
                <text:p>0.05942923587435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71">
                <text:p>671</text:p>
              </table:table-cell>
              <table:table-cell office:value-type="float" office:value="0.0588402949659688">
                <text:p>0.0588402949659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672">
                <text:p>672</text:p>
              </table:table-cell>
              <table:table-cell office:value-type="float" office:value="0.0582585603931378">
                <text:p>0.05825856039313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73">
                <text:p>673</text:p>
              </table:table-cell>
              <table:table-cell office:value-type="float" office:value="0.0576839231055024">
                <text:p>0.05768392310550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74">
                <text:p>674</text:p>
              </table:table-cell>
              <table:table-cell office:value-type="float" office:value="0.0571162760411893">
                <text:p>0.05711627604118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75">
                <text:p>675</text:p>
              </table:table-cell>
              <table:table-cell office:value-type="float" office:value="0.0565555140841967">
                <text:p>0.05655551408419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76">
                <text:p>676</text:p>
              </table:table-cell>
              <table:table-cell office:value-type="float" office:value="0.0560015340228299">
                <text:p>0.05600153402282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7">
                <text:p>677</text:p>
              </table:table-cell>
              <table:table-cell office:value-type="float" office:value="0.0554542345091597">
                <text:p>0.055454234509159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78">
                <text:p>678</text:p>
              </table:table-cell>
              <table:table-cell office:value-type="float" office:value="0.0549135160194728">
                <text:p>0.05491351601947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79">
                <text:p>679</text:p>
              </table:table-cell>
              <table:table-cell office:value-type="float" office:value="0.0543792808156897">
                <text:p>0.05437928081568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80">
                <text:p>680</text:p>
              </table:table-cell>
              <table:table-cell office:value-type="float" office:value="0.0538514329077211">
                <text:p>0.05385143290772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81">
                <text:p>681</text:p>
              </table:table-cell>
              <table:table-cell office:value-type="float" office:value="0.0533298780167367">
                <text:p>0.05332987801673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82">
                <text:p>682</text:p>
              </table:table-cell>
              <table:table-cell office:value-type="float" office:value="0.0528145235393243">
                <text:p>0.05281452353932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83">
                <text:p>683</text:p>
              </table:table-cell>
              <table:table-cell office:value-type="float" office:value="0.0523052785125112">
                <text:p>0.05230527851251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84">
                <text:p>684</text:p>
              </table:table-cell>
              <table:table-cell office:value-type="float" office:value="0.0518020535796262">
                <text:p>0.05180205357962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85">
                <text:p>685</text:p>
              </table:table-cell>
              <table:table-cell office:value-type="float" office:value="0.0513047609569802">
                <text:p>0.05130476095698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86">
                <text:p>686</text:p>
              </table:table-cell>
              <table:table-cell office:value-type="float" office:value="0.0508133144013414">
                <text:p>0.05081331440134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87">
                <text:p>687</text:p>
              </table:table-cell>
              <table:table-cell office:value-type="float" office:value="0.0503276291781834">
                <text:p>0.05032762917818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88">
                <text:p>688</text:p>
              </table:table-cell>
              <table:table-cell office:value-type="float" office:value="0.0498476220306888">
                <text:p>0.04984762203068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89">
                <text:p>689</text:p>
              </table:table-cell>
              <table:table-cell office:value-type="float" office:value="0.0493732111494835">
                <text:p>0.049373211149483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90">
                <text:p>690</text:p>
              </table:table-cell>
              <table:table-cell office:value-type="float" office:value="0.0489043161430851">
                <text:p>0.048904316143085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91">
                <text:p>691</text:p>
              </table:table-cell>
              <table:table-cell office:value-type="float" office:value="0.0484408580090457">
                <text:p>0.04844085800904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92">
                <text:p>692</text:p>
              </table:table-cell>
              <table:table-cell office:value-type="float" office:value="0.0479827591057702">
                <text:p>0.047982759105770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93">
                <text:p>693</text:p>
              </table:table-cell>
              <table:table-cell office:value-type="float" office:value="0.0475299431249926">
                <text:p>0.04752994312499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94">
                <text:p>694</text:p>
              </table:table-cell>
              <table:table-cell office:value-type="float" office:value="0.0470823350648918">
                <text:p>0.04708233506489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95">
                <text:p>695</text:p>
              </table:table-cell>
              <table:table-cell office:value-type="float" office:value="0.0466398612038335">
                <text:p>0.046639861203833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6">
                <text:p>696</text:p>
              </table:table-cell>
              <table:table-cell office:value-type="float" office:value="0.0462024490747166">
                <text:p>0.046202449074716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97">
                <text:p>697</text:p>
              </table:table-cell>
              <table:table-cell office:value-type="float" office:value="0.0457700274399124">
                <text:p>0.04577002743991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98">
                <text:p>698</text:p>
              </table:table-cell>
              <table:table-cell office:value-type="float" office:value="0.0453425262667798">
                <text:p>0.045342526266779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99">
                <text:p>699</text:p>
              </table:table-cell>
              <table:table-cell office:value-type="float" office:value="0.0449198767037409">
                <text:p>0.04491987670374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00">
                <text:p>700</text:p>
              </table:table-cell>
              <table:table-cell office:value-type="float" office:value="0.0445020110569033">
                <text:p>0.04450201105690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1">
                <text:p>701</text:p>
              </table:table-cell>
              <table:table-cell office:value-type="float" office:value="0.044088862767215">
                <text:p>0.0440888627672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02">
                <text:p>702</text:p>
              </table:table-cell>
              <table:table-cell office:value-type="float" office:value="0.0436803663881371">
                <text:p>0.04368036638813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03">
                <text:p>703</text:p>
              </table:table-cell>
              <table:table-cell office:value-type="float" office:value="0.0432764575638228">
                <text:p>0.043276457563822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04">
                <text:p>704</text:p>
              </table:table-cell>
              <table:table-cell office:value-type="float" office:value="0.0428770730077877">
                <text:p>0.042877073007787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05">
                <text:p>705</text:p>
              </table:table-cell>
              <table:table-cell office:value-type="float" office:value="0.0425587333502566">
                <text:p>0.042558733350256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06">
                <text:p>706</text:p>
              </table:table-cell>
              <table:table-cell office:value-type="float" office:value="0.0423196325802307">
                <text:p>0.042319632580230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07">
                <text:p>707</text:p>
              </table:table-cell>
              <table:table-cell office:value-type="float" office:value="0.042082576224144">
                <text:p>0.04208257622414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08">
                <text:p>708</text:p>
              </table:table-cell>
              <table:table-cell office:value-type="float" office:value="0.0418475407446568">
                <text:p>0.04184754074465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09">
                <text:p>709</text:p>
              </table:table-cell>
              <table:table-cell office:value-type="float" office:value="0.0416145029452929">
                <text:p>0.041614502945292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10">
                <text:p>710</text:p>
              </table:table-cell>
              <table:table-cell office:value-type="float" office:value="0.0413834399644946">
                <text:p>0.041383439964494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11">
                <text:p>711</text:p>
              </table:table-cell>
              <table:table-cell office:value-type="float" office:value="0.0411543292697982">
                <text:p>0.04115432926979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12">
                <text:p>712</text:p>
              </table:table-cell>
              <table:table-cell office:value-type="float" office:value="0.0409271486521278">
                <text:p>0.04092714865212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13">
                <text:p>713</text:p>
              </table:table-cell>
              <table:table-cell office:value-type="float" office:value="0.0407018762202057">
                <text:p>0.040701876220205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14">
                <text:p>714</text:p>
              </table:table-cell>
              <table:table-cell office:value-type="float" office:value="0.0404784903950744">
                <text:p>0.04047849039507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15">
                <text:p>715</text:p>
              </table:table-cell>
              <table:table-cell office:value-type="float" office:value="0.0402569699047297">
                <text:p>0.040256969904729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16">
                <text:p>716</text:p>
              </table:table-cell>
              <table:table-cell office:value-type="float" office:value="0.0400372937788617">
                <text:p>0.04003729377886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17">
                <text:p>717</text:p>
              </table:table-cell>
              <table:table-cell office:value-type="float" office:value="0.0398194413437011">
                <text:p>0.03981944134370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18">
                <text:p>718</text:p>
              </table:table-cell>
              <table:table-cell office:value-type="float" office:value="0.0396033922169675">
                <text:p>0.039603392216967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19">
                <text:p>719</text:p>
              </table:table-cell>
              <table:table-cell office:value-type="float" office:value="0.03938912630292">
                <text:p>0.0393891263029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20">
                <text:p>720</text:p>
              </table:table-cell>
              <table:table-cell office:value-type="float" office:value="0.0391766237875046">
                <text:p>0.03917662378750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21">
                <text:p>721</text:p>
              </table:table-cell>
              <table:table-cell office:value-type="float" office:value="0.0389658651335977">
                <text:p>0.038965865133597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22">
                <text:p>722</text:p>
              </table:table-cell>
              <table:table-cell office:value-type="float" office:value="0.038756831076345">
                <text:p>0.03875683107634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23">
                <text:p>723</text:p>
              </table:table-cell>
              <table:table-cell office:value-type="float" office:value="0.0385495026185899">
                <text:p>0.03854950261858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24">
                <text:p>724</text:p>
              </table:table-cell>
              <table:table-cell office:value-type="float" office:value="0.0383438610263937">
                <text:p>0.038343861026393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25">
                <text:p>725</text:p>
              </table:table-cell>
              <table:table-cell office:value-type="float" office:value="0.0381398878246417">
                <text:p>0.038139887824641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26">
                <text:p>726</text:p>
              </table:table-cell>
              <table:table-cell office:value-type="float" office:value="0.0379375647927366">
                <text:p>0.03793756479273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27">
                <text:p>727</text:p>
              </table:table-cell>
              <table:table-cell office:value-type="float" office:value="0.0377368739603745">
                <text:p>0.03773687396037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28">
                <text:p>728</text:p>
              </table:table-cell>
              <table:table-cell office:value-type="float" office:value="0.0375377976034031">
                <text:p>0.037537797603403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729">
                <text:p>729</text:p>
              </table:table-cell>
              <table:table-cell office:value-type="float" office:value="0.0373403182397604">
                <text:p>0.037340318239760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30">
                <text:p>730</text:p>
              </table:table-cell>
              <table:table-cell office:value-type="float" office:value="0.0371444186254923">
                <text:p>0.037144418625492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31">
                <text:p>731</text:p>
              </table:table-cell>
              <table:table-cell office:value-type="float" office:value="0.0369500817508443">
                <text:p>0.036950081750844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32">
                <text:p>732</text:p>
              </table:table-cell>
              <table:table-cell office:value-type="float" office:value="0.0367572908364314">
                <text:p>0.03675729083643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33">
                <text:p>733</text:p>
              </table:table-cell>
              <table:table-cell office:value-type="float" office:value="0.0365660293294792">
                <text:p>0.03656602932947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34">
                <text:p>734</text:p>
              </table:table-cell>
              <table:table-cell office:value-type="float" office:value="0.0363762809001373">
                <text:p>0.036376280900137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35">
                <text:p>735</text:p>
              </table:table-cell>
              <table:table-cell office:value-type="float" office:value="0.0361880294378625">
                <text:p>0.03618802943786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36">
                <text:p>736</text:p>
              </table:table-cell>
              <table:table-cell office:value-type="float" office:value="0.0360012590478714">
                <text:p>0.03600125904787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37">
                <text:p>737</text:p>
              </table:table-cell>
              <table:table-cell office:value-type="float" office:value="0.0358159540476592">
                <text:p>0.03581595404765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38">
                <text:p>738</text:p>
              </table:table-cell>
              <table:table-cell office:value-type="float" office:value="0.0356320989635846">
                <text:p>0.03563209896358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39">
                <text:p>739</text:p>
              </table:table-cell>
              <table:table-cell office:value-type="float" office:value="0.0354496785275187">
                <text:p>0.035449678527518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40">
                <text:p>740</text:p>
              </table:table-cell>
              <table:table-cell office:value-type="float" office:value="0.0352686776735572">
                <text:p>0.035268677673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41">
                <text:p>741</text:p>
              </table:table-cell>
              <table:table-cell office:value-type="float" office:value="0.0350890815347939">
                <text:p>0.03508908153479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42">
                <text:p>742</text:p>
              </table:table-cell>
              <table:table-cell office:value-type="float" office:value="0.0349108754401535">
                <text:p>0.03491087544015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43">
                <text:p>743</text:p>
              </table:table-cell>
              <table:table-cell office:value-type="float" office:value="0.0347340449112852">
                <text:p>0.034734044911285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44">
                <text:p>744</text:p>
              </table:table-cell>
              <table:table-cell office:value-type="float" office:value="0.0345585756595124">
                <text:p>0.03455857565951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45">
                <text:p>745</text:p>
              </table:table-cell>
              <table:table-cell office:value-type="float" office:value="0.0343844535828388">
                <text:p>0.03438445358283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46">
                <text:p>746</text:p>
              </table:table-cell>
              <table:table-cell office:value-type="float" office:value="0.0342116647630115">
                <text:p>0.03421166476301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7">
                <text:p>747</text:p>
              </table:table-cell>
              <table:table-cell office:value-type="float" office:value="0.0340401954626354">
                <text:p>0.03404019546263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48">
                <text:p>748</text:p>
              </table:table-cell>
              <table:table-cell office:value-type="float" office:value="0.033870032122343">
                <text:p>0.0338700321223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49">
                <text:p>749</text:p>
              </table:table-cell>
              <table:table-cell office:value-type="float" office:value="0.0337011613580149">
                <text:p>0.033701161358014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50">
                <text:p>750</text:p>
              </table:table-cell>
              <table:table-cell office:value-type="float" office:value="0.0335335699580509">
                <text:p>0.03353356995805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51">
                <text:p>751</text:p>
              </table:table-cell>
              <table:table-cell office:value-type="float" office:value="0.0333672448806917">
                <text:p>0.033367244880691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  <table:table-cell office:value-type="float" office:value="0.0332021732513877">
                <text:p>0.03320217325138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53">
                <text:p>753</text:p>
              </table:table-cell>
              <table:table-cell office:value-type="float" office:value="0.0330383423602167">
                <text:p>0.03303834236021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54">
                <text:p>754</text:p>
              </table:table-cell>
              <table:table-cell office:value-type="float" office:value="0.0328757396593486">
                <text:p>0.032875739659348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55">
                <text:p>755</text:p>
              </table:table-cell>
              <table:table-cell office:value-type="float" office:value="0.0327143527605539">
                <text:p>0.03271435276055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6">
                <text:p>756</text:p>
              </table:table-cell>
              <table:table-cell office:value-type="float" office:value="0.0325541694327589">
                <text:p>0.03255416943275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7">
                <text:p>757</text:p>
              </table:table-cell>
              <table:table-cell office:value-type="float" office:value="0.0324262741411672">
                <text:p>0.03242627414116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58">
                <text:p>758</text:p>
              </table:table-cell>
              <table:table-cell office:value-type="float" office:value="0.0322991699542266">
                <text:p>0.03229916995422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59">
                <text:p>759</text:p>
              </table:table-cell>
              <table:table-cell office:value-type="float" office:value="0.0321728500689303">
                <text:p>0.03217285006893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0">
                <text:p>760</text:p>
              </table:table-cell>
              <table:table-cell office:value-type="float" office:value="0.0320473077579001">
                <text:p>0.032047307757900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61">
                <text:p>761</text:p>
              </table:table-cell>
              <table:table-cell office:value-type="float" office:value="0.0319225363683511">
                <text:p>0.03192253636835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62">
                <text:p>762</text:p>
              </table:table-cell>
              <table:table-cell office:value-type="float" office:value="0.0317985293210729">
                <text:p>0.03179852932107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63">
                <text:p>763</text:p>
              </table:table-cell>
              <table:table-cell office:value-type="float" office:value="0.0316752801094283">
                <text:p>0.03167528010942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64">
                <text:p>764</text:p>
              </table:table-cell>
              <table:table-cell office:value-type="float" office:value="0.0315527822983681">
                <text:p>0.031552782298368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65">
                <text:p>765</text:p>
              </table:table-cell>
              <table:table-cell office:value-type="float" office:value="0.0314310295234607">
                <text:p>0.031431029523460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66">
                <text:p>766</text:p>
              </table:table-cell>
              <table:table-cell office:value-type="float" office:value="0.0313100154899384">
                <text:p>0.031310015489938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67">
                <text:p>767</text:p>
              </table:table-cell>
              <table:table-cell office:value-type="float" office:value="0.0311897339717591">
                <text:p>0.031189733971759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68">
                <text:p>768</text:p>
              </table:table-cell>
              <table:table-cell office:value-type="float" office:value="0.0310701788106825">
                <text:p>0.031070178810682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69">
                <text:p>769</text:p>
              </table:table-cell>
              <table:table-cell office:value-type="float" office:value="0.0309513439153605">
                <text:p>0.030951343915360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70">
                <text:p>770</text:p>
              </table:table-cell>
              <table:table-cell office:value-type="float" office:value="0.0308332232604439">
                <text:p>0.03083322326044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71">
                <text:p>771</text:p>
              </table:table-cell>
              <table:table-cell office:value-type="float" office:value="0.0307158108857017">
                <text:p>0.03071581088570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72">
                <text:p>772</text:p>
              </table:table-cell>
              <table:table-cell office:value-type="float" office:value="0.0305991008951544">
                <text:p>0.030599100895154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73">
                <text:p>773</text:p>
              </table:table-cell>
              <table:table-cell office:value-type="float" office:value="0.0304830874562225">
                <text:p>0.030483087456222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74">
                <text:p>774</text:p>
              </table:table-cell>
              <table:table-cell office:value-type="float" office:value="0.0303677647988863">
                <text:p>0.03036776479888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75">
                <text:p>775</text:p>
              </table:table-cell>
              <table:table-cell office:value-type="float" office:value="0.0302531272148612">
                <text:p>0.03025312721486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6">
                <text:p>776</text:p>
              </table:table-cell>
              <table:table-cell office:value-type="float" office:value="0.0301391690567836">
                <text:p>0.030139169056783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77">
                <text:p>777</text:p>
              </table:table-cell>
              <table:table-cell office:value-type="float" office:value="0.0300258847374115">
                <text:p>0.030025884737411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78">
                <text:p>778</text:p>
              </table:table-cell>
              <table:table-cell office:value-type="float" office:value="0.0299132687288364">
                <text:p>0.02991326872883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79">
                <text:p>779</text:p>
              </table:table-cell>
              <table:table-cell office:value-type="float" office:value="0.0298013155617082">
                <text:p>0.029801315561708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80">
                <text:p>780</text:p>
              </table:table-cell>
              <table:table-cell office:value-type="float" office:value="0.0296900198244717">
                <text:p>0.02969001982447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81">
                <text:p>781</text:p>
              </table:table-cell>
              <table:table-cell office:value-type="float" office:value="0.0295793761626148">
                <text:p>0.02957937616261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2">
                <text:p>782</text:p>
              </table:table-cell>
              <table:table-cell office:value-type="float" office:value="0.0294693792779286">
                <text:p>0.02946937927792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83">
                <text:p>783</text:p>
              </table:table-cell>
              <table:table-cell office:value-type="float" office:value="0.0293600239277794">
                <text:p>0.02936002392777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84">
                <text:p>784</text:p>
              </table:table-cell>
              <table:table-cell office:value-type="float" office:value="0.0292513049243908">
                <text:p>0.029251304924390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85">
                <text:p>785</text:p>
              </table:table-cell>
              <table:table-cell office:value-type="float" office:value="0.0291432171341375">
                <text:p>0.02914321713413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86">
                <text:p>786</text:p>
              </table:table-cell>
              <table:table-cell office:value-type="float" office:value="0.0290357554768501">
                <text:p>0.029035755476850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7">
                <text:p>787</text:p>
              </table:table-cell>
              <table:table-cell office:value-type="float" office:value="0.02892891492513">
                <text:p>0.028928914925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88">
                <text:p>788</text:p>
              </table:table-cell>
              <table:table-cell office:value-type="float" office:value="0.0288226905036747">
                <text:p>0.028822690503674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89">
                <text:p>789</text:p>
              </table:table-cell>
              <table:table-cell office:value-type="float" office:value="0.0287170772886142">
                <text:p>0.028717077288614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90">
                <text:p>790</text:p>
              </table:table-cell>
              <table:table-cell office:value-type="float" office:value="0.0286120704068563">
                <text:p>0.02861207040685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91">
                <text:p>791</text:p>
              </table:table-cell>
              <table:table-cell office:value-type="float" office:value="0.0285076650354425">
                <text:p>0.02850766503544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92">
                <text:p>792</text:p>
              </table:table-cell>
              <table:table-cell office:value-type="float" office:value="0.0284038564009138">
                <text:p>0.02840385640091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93">
                <text:p>793</text:p>
              </table:table-cell>
              <table:table-cell office:value-type="float" office:value="0.0283006397786851">
                <text:p>0.02830063977868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4">
                <text:p>794</text:p>
              </table:table-cell>
              <table:table-cell office:value-type="float" office:value="0.0281980104924306">
                <text:p>0.028198010492430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5">
                <text:p>795</text:p>
              </table:table-cell>
              <table:table-cell office:value-type="float" office:value="0.028095963913476">
                <text:p>0.02809596391347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6">
                <text:p>796</text:p>
              </table:table-cell>
              <table:table-cell office:value-type="float" office:value="0.0279944954602025">
                <text:p>0.02799449546020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7">
                <text:p>797</text:p>
              </table:table-cell>
              <table:table-cell office:value-type="float" office:value="0.0278936005974575">
                <text:p>0.027893600597457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8">
                <text:p>798</text:p>
              </table:table-cell>
              <table:table-cell office:value-type="float" office:value="0.0277932748359753">
                <text:p>0.027793274835975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0.0276935137318062">
                <text:p>0.02769351373180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0">
                <text:p>800</text:p>
              </table:table-cell>
              <table:table-cell office:value-type="float" office:value="0.0275943128857534">
                <text:p>0.02759431288575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